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6.05pt"/>
    </style:style>
    <style:style style:name="co2" style:family="table-column">
      <style:table-column-properties fo:break-before="auto" style:column-width="322.16pt"/>
    </style:style>
    <style:style style:name="co3" style:family="table-column">
      <style:table-column-properties fo:break-before="auto" style:column-width="327.54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riving_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/home/qchen/Downloads/CarND-Project3/IMG/center_2017_03_01_13_53_11_165.jpg</text:p>
          </table:table-cell>
          <table:table-cell office:value-type="string" calcext:value-type="string">
            <text:p>/home/qchen/Downloads/CarND-Project3/IMG/left_2017_03_01_13_53_11_165.jpg</text:p>
          </table:table-cell>
          <table:table-cell office:value-type="string" calcext:value-type="string">
            <text:p>/home/qchen/Downloads/CarND-Project3/IMG/right_2017_03_01_13_53_11_165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42407" calcext:value-type="float">
            <text:p>25.4240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241.jpg</text:p>
          </table:table-cell>
          <table:table-cell office:value-type="string" calcext:value-type="string">
            <text:p>/home/qchen/Downloads/CarND-Project3/IMG/left_2017_03_01_13_53_11_241.jpg</text:p>
          </table:table-cell>
          <table:table-cell office:value-type="string" calcext:value-type="string">
            <text:p>/home/qchen/Downloads/CarND-Project3/IMG/right_2017_03_01_13_53_11_241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21864" calcext:value-type="float">
            <text:p>25.2186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311.jpg</text:p>
          </table:table-cell>
          <table:table-cell office:value-type="string" calcext:value-type="string">
            <text:p>/home/qchen/Downloads/CarND-Project3/IMG/left_2017_03_01_13_53_11_311.jpg</text:p>
          </table:table-cell>
          <table:table-cell office:value-type="string" calcext:value-type="string">
            <text:p>/home/qchen/Downloads/CarND-Project3/IMG/right_2017_03_01_13_53_11_311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06537" calcext:value-type="float">
            <text:p>25.065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393.jpg</text:p>
          </table:table-cell>
          <table:table-cell office:value-type="string" calcext:value-type="string">
            <text:p>/home/qchen/Downloads/CarND-Project3/IMG/left_2017_03_01_13_53_11_393.jpg</text:p>
          </table:table-cell>
          <table:table-cell office:value-type="string" calcext:value-type="string">
            <text:p>/home/qchen/Downloads/CarND-Project3/IMG/right_2017_03_01_13_53_11_393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6247" calcext:value-type="float">
            <text:p>24.862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476.jpg</text:p>
          </table:table-cell>
          <table:table-cell office:value-type="string" calcext:value-type="string">
            <text:p>/home/qchen/Downloads/CarND-Project3/IMG/left_2017_03_01_13_53_11_476.jpg</text:p>
          </table:table-cell>
          <table:table-cell office:value-type="string" calcext:value-type="string">
            <text:p>/home/qchen/Downloads/CarND-Project3/IMG/right_2017_03_01_13_53_11_476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6122" calcext:value-type="float">
            <text:p>24.661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560.jpg</text:p>
          </table:table-cell>
          <table:table-cell office:value-type="string" calcext:value-type="string">
            <text:p>/home/qchen/Downloads/CarND-Project3/IMG/left_2017_03_01_13_53_11_560.jpg</text:p>
          </table:table-cell>
          <table:table-cell office:value-type="string" calcext:value-type="string">
            <text:p>/home/qchen/Downloads/CarND-Project3/IMG/right_2017_03_01_13_53_11_560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1173" calcext:value-type="float">
            <text:p>24.411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643.jpg</text:p>
          </table:table-cell>
          <table:table-cell office:value-type="string" calcext:value-type="string">
            <text:p>/home/qchen/Downloads/CarND-Project3/IMG/left_2017_03_01_13_53_11_643.jpg</text:p>
          </table:table-cell>
          <table:table-cell office:value-type="string" calcext:value-type="string">
            <text:p>/home/qchen/Downloads/CarND-Project3/IMG/right_2017_03_01_13_53_11_643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21385" calcext:value-type="float">
            <text:p>24.2138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727.jpg</text:p>
          </table:table-cell>
          <table:table-cell office:value-type="string" calcext:value-type="string">
            <text:p>/home/qchen/Downloads/CarND-Project3/IMG/left_2017_03_01_13_53_11_727.jpg</text:p>
          </table:table-cell>
          <table:table-cell office:value-type="string" calcext:value-type="string">
            <text:p>/home/qchen/Downloads/CarND-Project3/IMG/right_2017_03_01_13_53_11_727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01755" calcext:value-type="float">
            <text:p>24.0175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810.jpg</text:p>
          </table:table-cell>
          <table:table-cell office:value-type="string" calcext:value-type="string">
            <text:p>/home/qchen/Downloads/CarND-Project3/IMG/left_2017_03_01_13_53_11_810.jpg</text:p>
          </table:table-cell>
          <table:table-cell office:value-type="string" calcext:value-type="string">
            <text:p>/home/qchen/Downloads/CarND-Project3/IMG/right_2017_03_01_13_53_11_810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82244" calcext:value-type="float">
            <text:p>23.822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893.jpg</text:p>
          </table:table-cell>
          <table:table-cell office:value-type="string" calcext:value-type="string">
            <text:p>/home/qchen/Downloads/CarND-Project3/IMG/left_2017_03_01_13_53_11_893.jpg</text:p>
          </table:table-cell>
          <table:table-cell office:value-type="string" calcext:value-type="string">
            <text:p>/home/qchen/Downloads/CarND-Project3/IMG/right_2017_03_01_13_53_11_893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6279" calcext:value-type="float">
            <text:p>23.62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1_979.jpg</text:p>
          </table:table-cell>
          <table:table-cell office:value-type="string" calcext:value-type="string">
            <text:p>/home/qchen/Downloads/CarND-Project3/IMG/left_2017_03_01_13_53_11_979.jpg</text:p>
          </table:table-cell>
          <table:table-cell office:value-type="string" calcext:value-type="string">
            <text:p>/home/qchen/Downloads/CarND-Project3/IMG/right_2017_03_01_13_53_11_979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43501" calcext:value-type="float">
            <text:p>23.435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060.jpg</text:p>
          </table:table-cell>
          <table:table-cell office:value-type="string" calcext:value-type="string">
            <text:p>/home/qchen/Downloads/CarND-Project3/IMG/left_2017_03_01_13_53_12_060.jpg</text:p>
          </table:table-cell>
          <table:table-cell office:value-type="string" calcext:value-type="string">
            <text:p>/home/qchen/Downloads/CarND-Project3/IMG/right_2017_03_01_13_53_12_060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19592" calcext:value-type="float">
            <text:p>23.195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145.jpg</text:p>
          </table:table-cell>
          <table:table-cell office:value-type="string" calcext:value-type="string">
            <text:p>/home/qchen/Downloads/CarND-Project3/IMG/left_2017_03_01_13_53_12_145.jpg</text:p>
          </table:table-cell>
          <table:table-cell office:value-type="string" calcext:value-type="string">
            <text:p>/home/qchen/Downloads/CarND-Project3/IMG/right_2017_03_01_13_53_12_145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00524" calcext:value-type="float">
            <text:p>23.005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228.jpg</text:p>
          </table:table-cell>
          <table:table-cell office:value-type="string" calcext:value-type="string">
            <text:p>/home/qchen/Downloads/CarND-Project3/IMG/left_2017_03_01_13_53_12_228.jpg</text:p>
          </table:table-cell>
          <table:table-cell office:value-type="string" calcext:value-type="string">
            <text:p>/home/qchen/Downloads/CarND-Project3/IMG/right_2017_03_01_13_53_12_228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816" calcext:value-type="float">
            <text:p>22.8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310.jpg</text:p>
          </table:table-cell>
          <table:table-cell office:value-type="string" calcext:value-type="string">
            <text:p>/home/qchen/Downloads/CarND-Project3/IMG/left_2017_03_01_13_53_12_310.jpg</text:p>
          </table:table-cell>
          <table:table-cell office:value-type="string" calcext:value-type="string">
            <text:p>/home/qchen/Downloads/CarND-Project3/IMG/right_2017_03_01_13_53_12_310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6283" calcext:value-type="float">
            <text:p>22.628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393.jpg</text:p>
          </table:table-cell>
          <table:table-cell office:value-type="string" calcext:value-type="string">
            <text:p>/home/qchen/Downloads/CarND-Project3/IMG/left_2017_03_01_13_53_12_393.jpg</text:p>
          </table:table-cell>
          <table:table-cell office:value-type="string" calcext:value-type="string">
            <text:p>/home/qchen/Downloads/CarND-Project3/IMG/right_2017_03_01_13_53_12_393.jpg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3513" calcext:value-type="float">
            <text:p>22.4351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477.jpg</text:p>
          </table:table-cell>
          <table:table-cell office:value-type="string" calcext:value-type="string">
            <text:p>/home/qchen/Downloads/CarND-Project3/IMG/left_2017_03_01_13_53_12_477.jpg</text:p>
          </table:table-cell>
          <table:table-cell office:value-type="string" calcext:value-type="string">
            <text:p>/home/qchen/Downloads/CarND-Project3/IMG/right_2017_03_01_13_53_12_477.jpg</text:p>
          </table:table-cell>
          <table:table-cell office:value-type="float" office:value="-0.35" calcext:value-type="float">
            <text:p>-0.35</text:p>
          </table:table-cell>
          <table:table-cell office:value-type="float" office:value="0.2494066" calcext:value-type="float">
            <text:p>0.2494066</text:p>
          </table:table-cell>
          <table:table-cell office:value-type="float" office:value="0" calcext:value-type="float">
            <text:p>0</text:p>
          </table:table-cell>
          <table:table-cell office:value-type="float" office:value="22.30956" calcext:value-type="float">
            <text:p>22.3095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559.jpg</text:p>
          </table:table-cell>
          <table:table-cell office:value-type="string" calcext:value-type="string">
            <text:p>/home/qchen/Downloads/CarND-Project3/IMG/left_2017_03_01_13_53_12_559.jpg</text:p>
          </table:table-cell>
          <table:table-cell office:value-type="string" calcext:value-type="string">
            <text:p>/home/qchen/Downloads/CarND-Project3/IMG/right_2017_03_01_13_53_12_559.jpg</text:p>
          </table:table-cell>
          <table:table-cell office:value-type="float" office:value="-0.5500001" calcext:value-type="float">
            <text:p>-0.5500001</text:p>
          </table:table-cell>
          <table:table-cell office:value-type="float" office:value="0.4951454" calcext:value-type="float">
            <text:p>0.4951454</text:p>
          </table:table-cell>
          <table:table-cell office:value-type="float" office:value="0" calcext:value-type="float">
            <text:p>0</text:p>
          </table:table-cell>
          <table:table-cell office:value-type="float" office:value="22.35941" calcext:value-type="float">
            <text:p>22.359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641.jpg</text:p>
          </table:table-cell>
          <table:table-cell office:value-type="string" calcext:value-type="string">
            <text:p>/home/qchen/Downloads/CarND-Project3/IMG/left_2017_03_01_13_53_12_641.jpg</text:p>
          </table:table-cell>
          <table:table-cell office:value-type="string" calcext:value-type="string">
            <text:p>/home/qchen/Downloads/CarND-Project3/IMG/right_2017_03_01_13_53_12_641.jpg</text:p>
          </table:table-cell>
          <table:table-cell office:value-type="float" office:value="-0.8000001" calcext:value-type="float">
            <text:p>-0.8000001</text:p>
          </table:table-cell>
          <table:table-cell office:value-type="float" office:value="0.7420473" calcext:value-type="float">
            <text:p>0.7420473</text:p>
          </table:table-cell>
          <table:table-cell office:value-type="float" office:value="0" calcext:value-type="float">
            <text:p>0</text:p>
          </table:table-cell>
          <table:table-cell office:value-type="float" office:value="22.60695" calcext:value-type="float">
            <text:p>22.6069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723.jpg</text:p>
          </table:table-cell>
          <table:table-cell office:value-type="string" calcext:value-type="string">
            <text:p>/home/qchen/Downloads/CarND-Project3/IMG/left_2017_03_01_13_53_12_723.jpg</text:p>
          </table:table-cell>
          <table:table-cell office:value-type="string" calcext:value-type="string">
            <text:p>/home/qchen/Downloads/CarND-Project3/IMG/right_2017_03_01_13_53_12_723.jpg</text:p>
          </table:table-cell>
          <table:table-cell office:value-type="float" office:value="-0.6852117" calcext:value-type="float">
            <text:p>-0.6852117</text:p>
          </table:table-cell>
          <table:table-cell office:value-type="float" office:value="0.9854804" calcext:value-type="float">
            <text:p>0.9854804</text:p>
          </table:table-cell>
          <table:table-cell office:value-type="float" office:value="0" calcext:value-type="float">
            <text:p>0</text:p>
          </table:table-cell>
          <table:table-cell office:value-type="float" office:value="23.11156" calcext:value-type="float">
            <text:p>23.1115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803.jpg</text:p>
          </table:table-cell>
          <table:table-cell office:value-type="string" calcext:value-type="string">
            <text:p>/home/qchen/Downloads/CarND-Project3/IMG/left_2017_03_01_13_53_12_803.jpg</text:p>
          </table:table-cell>
          <table:table-cell office:value-type="string" calcext:value-type="string">
            <text:p>/home/qchen/Downloads/CarND-Project3/IMG/right_2017_03_01_13_53_12_803.jpg</text:p>
          </table:table-cell>
          <table:table-cell office:value-type="float" office:value="-0.444461" calcext:value-type="float">
            <text:p>-0.4444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92205" calcext:value-type="float">
            <text:p>23.922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884.jpg</text:p>
          </table:table-cell>
          <table:table-cell office:value-type="string" calcext:value-type="string">
            <text:p>/home/qchen/Downloads/CarND-Project3/IMG/left_2017_03_01_13_53_12_884.jpg</text:p>
          </table:table-cell>
          <table:table-cell office:value-type="string" calcext:value-type="string">
            <text:p>/home/qchen/Downloads/CarND-Project3/IMG/right_2017_03_01_13_53_12_884.jpg</text:p>
          </table:table-cell>
          <table:table-cell office:value-type="float" office:value="-0.1990501" calcext:value-type="float">
            <text:p>-0.1990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73532" calcext:value-type="float">
            <text:p>24.735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2_964.jpg</text:p>
          </table:table-cell>
          <table:table-cell office:value-type="string" calcext:value-type="string">
            <text:p>/home/qchen/Downloads/CarND-Project3/IMG/left_2017_03_01_13_53_12_964.jpg</text:p>
          </table:table-cell>
          <table:table-cell office:value-type="string" calcext:value-type="string">
            <text:p>/home/qchen/Downloads/CarND-Project3/IMG/right_2017_03_01_13_53_12_964.jpg</text:p>
          </table:table-cell>
          <table:table-cell office:value-type="float" office:value="0.0340372" calcext:value-type="float">
            <text:p>0.0340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48419" calcext:value-type="float">
            <text:p>25.484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044.jpg</text:p>
          </table:table-cell>
          <table:table-cell office:value-type="string" calcext:value-type="string">
            <text:p>/home/qchen/Downloads/CarND-Project3/IMG/left_2017_03_01_13_53_13_044.jpg</text:p>
          </table:table-cell>
          <table:table-cell office:value-type="string" calcext:value-type="string">
            <text:p>/home/qchen/Downloads/CarND-Project3/IMG/right_2017_03_01_13_53_13_044.jpg</text:p>
          </table:table-cell>
          <table:table-cell office:value-type="float" office:value="0.2340372" calcext:value-type="float">
            <text:p>0.2340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17621" calcext:value-type="float">
            <text:p>26.176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125.jpg</text:p>
          </table:table-cell>
          <table:table-cell office:value-type="string" calcext:value-type="string">
            <text:p>/home/qchen/Downloads/CarND-Project3/IMG/left_2017_03_01_13_53_13_125.jpg</text:p>
          </table:table-cell>
          <table:table-cell office:value-type="string" calcext:value-type="string">
            <text:p>/home/qchen/Downloads/CarND-Project3/IMG/right_2017_03_01_13_53_13_125.jpg</text:p>
          </table:table-cell>
          <table:table-cell office:value-type="float" office:value="0.4340372" calcext:value-type="float">
            <text:p>0.4340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78883" calcext:value-type="float">
            <text:p>26.7888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210.jpg</text:p>
          </table:table-cell>
          <table:table-cell office:value-type="string" calcext:value-type="string">
            <text:p>/home/qchen/Downloads/CarND-Project3/IMG/left_2017_03_01_13_53_13_210.jpg</text:p>
          </table:table-cell>
          <table:table-cell office:value-type="string" calcext:value-type="string">
            <text:p>/home/qchen/Downloads/CarND-Project3/IMG/right_2017_03_01_13_53_13_210.jpg</text:p>
          </table:table-cell>
          <table:table-cell office:value-type="float" office:value="0.2272228" calcext:value-type="float">
            <text:p>0.2272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48105" calcext:value-type="float">
            <text:p>27.481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287.jpg</text:p>
          </table:table-cell>
          <table:table-cell office:value-type="string" calcext:value-type="string">
            <text:p>/home/qchen/Downloads/CarND-Project3/IMG/left_2017_03_01_13_53_13_287.jpg</text:p>
          </table:table-cell>
          <table:table-cell office:value-type="string" calcext:value-type="string">
            <text:p>/home/qchen/Downloads/CarND-Project3/IMG/right_2017_03_01_13_53_13_2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22758" calcext:value-type="float">
            <text:p>28.227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370.jpg</text:p>
          </table:table-cell>
          <table:table-cell office:value-type="string" calcext:value-type="string">
            <text:p>/home/qchen/Downloads/CarND-Project3/IMG/left_2017_03_01_13_53_13_370.jpg</text:p>
          </table:table-cell>
          <table:table-cell office:value-type="string" calcext:value-type="string">
            <text:p>/home/qchen/Downloads/CarND-Project3/IMG/right_2017_03_01_13_53_13_3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96294" calcext:value-type="float">
            <text:p>28.962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454.jpg</text:p>
          </table:table-cell>
          <table:table-cell office:value-type="string" calcext:value-type="string">
            <text:p>/home/qchen/Downloads/CarND-Project3/IMG/left_2017_03_01_13_53_13_454.jpg</text:p>
          </table:table-cell>
          <table:table-cell office:value-type="string" calcext:value-type="string">
            <text:p>/home/qchen/Downloads/CarND-Project3/IMG/right_2017_03_01_13_53_13_45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9805" calcext:value-type="float">
            <text:p>29.698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534.jpg</text:p>
          </table:table-cell>
          <table:table-cell office:value-type="string" calcext:value-type="string">
            <text:p>/home/qchen/Downloads/CarND-Project3/IMG/left_2017_03_01_13_53_13_534.jpg</text:p>
          </table:table-cell>
          <table:table-cell office:value-type="string" calcext:value-type="string">
            <text:p>/home/qchen/Downloads/CarND-Project3/IMG/right_2017_03_01_13_53_13_5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24" calcext:value-type="float">
            <text:p>30.191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616.jpg</text:p>
          </table:table-cell>
          <table:table-cell office:value-type="string" calcext:value-type="string">
            <text:p>/home/qchen/Downloads/CarND-Project3/IMG/left_2017_03_01_13_53_13_616.jpg</text:p>
          </table:table-cell>
          <table:table-cell office:value-type="string" calcext:value-type="string">
            <text:p>/home/qchen/Downloads/CarND-Project3/IMG/right_2017_03_01_13_53_13_6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6" calcext:value-type="float">
            <text:p>30.1904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700.jpg</text:p>
          </table:table-cell>
          <table:table-cell office:value-type="string" calcext:value-type="string">
            <text:p>/home/qchen/Downloads/CarND-Project3/IMG/left_2017_03_01_13_53_13_700.jpg</text:p>
          </table:table-cell>
          <table:table-cell office:value-type="string" calcext:value-type="string">
            <text:p>/home/qchen/Downloads/CarND-Project3/IMG/right_2017_03_01_13_53_13_700.jpg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17" calcext:value-type="float">
            <text:p>30.1791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783.jpg</text:p>
          </table:table-cell>
          <table:table-cell office:value-type="string" calcext:value-type="string">
            <text:p>/home/qchen/Downloads/CarND-Project3/IMG/left_2017_03_01_13_53_13_783.jpg</text:p>
          </table:table-cell>
          <table:table-cell office:value-type="string" calcext:value-type="string">
            <text:p>/home/qchen/Downloads/CarND-Project3/IMG/right_2017_03_01_13_53_13_7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2" calcext:value-type="float">
            <text:p>30.1897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866.jpg</text:p>
          </table:table-cell>
          <table:table-cell office:value-type="string" calcext:value-type="string">
            <text:p>/home/qchen/Downloads/CarND-Project3/IMG/left_2017_03_01_13_53_13_866.jpg</text:p>
          </table:table-cell>
          <table:table-cell office:value-type="string" calcext:value-type="string">
            <text:p>/home/qchen/Downloads/CarND-Project3/IMG/right_2017_03_01_13_53_13_8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2" calcext:value-type="float">
            <text:p>30.19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3_947.jpg</text:p>
          </table:table-cell>
          <table:table-cell office:value-type="string" calcext:value-type="string">
            <text:p>/home/qchen/Downloads/CarND-Project3/IMG/left_2017_03_01_13_53_13_947.jpg</text:p>
          </table:table-cell>
          <table:table-cell office:value-type="string" calcext:value-type="string">
            <text:p>/home/qchen/Downloads/CarND-Project3/IMG/right_2017_03_01_13_53_13_9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032.jpg</text:p>
          </table:table-cell>
          <table:table-cell office:value-type="string" calcext:value-type="string">
            <text:p>/home/qchen/Downloads/CarND-Project3/IMG/left_2017_03_01_13_53_14_032.jpg</text:p>
          </table:table-cell>
          <table:table-cell office:value-type="string" calcext:value-type="string">
            <text:p>/home/qchen/Downloads/CarND-Project3/IMG/right_2017_03_01_13_53_14_0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5" calcext:value-type="float">
            <text:p>30.190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115.jpg</text:p>
          </table:table-cell>
          <table:table-cell office:value-type="string" calcext:value-type="string">
            <text:p>/home/qchen/Downloads/CarND-Project3/IMG/left_2017_03_01_13_53_14_115.jpg</text:p>
          </table:table-cell>
          <table:table-cell office:value-type="string" calcext:value-type="string">
            <text:p>/home/qchen/Downloads/CarND-Project3/IMG/right_2017_03_01_13_53_14_1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201.jpg</text:p>
          </table:table-cell>
          <table:table-cell office:value-type="string" calcext:value-type="string">
            <text:p>/home/qchen/Downloads/CarND-Project3/IMG/left_2017_03_01_13_53_14_201.jpg</text:p>
          </table:table-cell>
          <table:table-cell office:value-type="string" calcext:value-type="string">
            <text:p>/home/qchen/Downloads/CarND-Project3/IMG/right_2017_03_01_13_53_14_2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283.jpg</text:p>
          </table:table-cell>
          <table:table-cell office:value-type="string" calcext:value-type="string">
            <text:p>/home/qchen/Downloads/CarND-Project3/IMG/left_2017_03_01_13_53_14_283.jpg</text:p>
          </table:table-cell>
          <table:table-cell office:value-type="string" calcext:value-type="string">
            <text:p>/home/qchen/Downloads/CarND-Project3/IMG/right_2017_03_01_13_53_14_2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368.jpg</text:p>
          </table:table-cell>
          <table:table-cell office:value-type="string" calcext:value-type="string">
            <text:p>/home/qchen/Downloads/CarND-Project3/IMG/left_2017_03_01_13_53_14_368.jpg</text:p>
          </table:table-cell>
          <table:table-cell office:value-type="string" calcext:value-type="string">
            <text:p>/home/qchen/Downloads/CarND-Project3/IMG/right_2017_03_01_13_53_14_3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439.jpg</text:p>
          </table:table-cell>
          <table:table-cell office:value-type="string" calcext:value-type="string">
            <text:p>/home/qchen/Downloads/CarND-Project3/IMG/left_2017_03_01_13_53_14_439.jpg</text:p>
          </table:table-cell>
          <table:table-cell office:value-type="string" calcext:value-type="string">
            <text:p>/home/qchen/Downloads/CarND-Project3/IMG/right_2017_03_01_13_53_14_4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517.jpg</text:p>
          </table:table-cell>
          <table:table-cell office:value-type="string" calcext:value-type="string">
            <text:p>/home/qchen/Downloads/CarND-Project3/IMG/left_2017_03_01_13_53_14_517.jpg</text:p>
          </table:table-cell>
          <table:table-cell office:value-type="string" calcext:value-type="string">
            <text:p>/home/qchen/Downloads/CarND-Project3/IMG/right_2017_03_01_13_53_14_517.jpg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64" calcext:value-type="float">
            <text:p>30.1876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605.jpg</text:p>
          </table:table-cell>
          <table:table-cell office:value-type="string" calcext:value-type="string">
            <text:p>/home/qchen/Downloads/CarND-Project3/IMG/left_2017_03_01_13_53_14_605.jpg</text:p>
          </table:table-cell>
          <table:table-cell office:value-type="string" calcext:value-type="string">
            <text:p>/home/qchen/Downloads/CarND-Project3/IMG/right_2017_03_01_13_53_14_6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" calcext:value-type="float">
            <text:p>30.19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691.jpg</text:p>
          </table:table-cell>
          <table:table-cell office:value-type="string" calcext:value-type="string">
            <text:p>/home/qchen/Downloads/CarND-Project3/IMG/left_2017_03_01_13_53_14_691.jpg</text:p>
          </table:table-cell>
          <table:table-cell office:value-type="string" calcext:value-type="string">
            <text:p>/home/qchen/Downloads/CarND-Project3/IMG/right_2017_03_01_13_53_14_6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774.jpg</text:p>
          </table:table-cell>
          <table:table-cell office:value-type="string" calcext:value-type="string">
            <text:p>/home/qchen/Downloads/CarND-Project3/IMG/left_2017_03_01_13_53_14_774.jpg</text:p>
          </table:table-cell>
          <table:table-cell office:value-type="string" calcext:value-type="string">
            <text:p>/home/qchen/Downloads/CarND-Project3/IMG/right_2017_03_01_13_53_14_7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863.jpg</text:p>
          </table:table-cell>
          <table:table-cell office:value-type="string" calcext:value-type="string">
            <text:p>/home/qchen/Downloads/CarND-Project3/IMG/left_2017_03_01_13_53_14_863.jpg</text:p>
          </table:table-cell>
          <table:table-cell office:value-type="string" calcext:value-type="string">
            <text:p>/home/qchen/Downloads/CarND-Project3/IMG/right_2017_03_01_13_53_14_8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4_948.jpg</text:p>
          </table:table-cell>
          <table:table-cell office:value-type="string" calcext:value-type="string">
            <text:p>/home/qchen/Downloads/CarND-Project3/IMG/left_2017_03_01_13_53_14_948.jpg</text:p>
          </table:table-cell>
          <table:table-cell office:value-type="string" calcext:value-type="string">
            <text:p>/home/qchen/Downloads/CarND-Project3/IMG/right_2017_03_01_13_53_14_9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032.jpg</text:p>
          </table:table-cell>
          <table:table-cell office:value-type="string" calcext:value-type="string">
            <text:p>/home/qchen/Downloads/CarND-Project3/IMG/left_2017_03_01_13_53_15_032.jpg</text:p>
          </table:table-cell>
          <table:table-cell office:value-type="string" calcext:value-type="string">
            <text:p>/home/qchen/Downloads/CarND-Project3/IMG/right_2017_03_01_13_53_15_0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121.jpg</text:p>
          </table:table-cell>
          <table:table-cell office:value-type="string" calcext:value-type="string">
            <text:p>/home/qchen/Downloads/CarND-Project3/IMG/left_2017_03_01_13_53_15_121.jpg</text:p>
          </table:table-cell>
          <table:table-cell office:value-type="string" calcext:value-type="string">
            <text:p>/home/qchen/Downloads/CarND-Project3/IMG/right_2017_03_01_13_53_15_1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209.jpg</text:p>
          </table:table-cell>
          <table:table-cell office:value-type="string" calcext:value-type="string">
            <text:p>/home/qchen/Downloads/CarND-Project3/IMG/left_2017_03_01_13_53_15_209.jpg</text:p>
          </table:table-cell>
          <table:table-cell office:value-type="string" calcext:value-type="string">
            <text:p>/home/qchen/Downloads/CarND-Project3/IMG/right_2017_03_01_13_53_15_20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278.jpg</text:p>
          </table:table-cell>
          <table:table-cell office:value-type="string" calcext:value-type="string">
            <text:p>/home/qchen/Downloads/CarND-Project3/IMG/left_2017_03_01_13_53_15_278.jpg</text:p>
          </table:table-cell>
          <table:table-cell office:value-type="string" calcext:value-type="string">
            <text:p>/home/qchen/Downloads/CarND-Project3/IMG/right_2017_03_01_13_53_15_2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7" calcext:value-type="float">
            <text:p>30.189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364.jpg</text:p>
          </table:table-cell>
          <table:table-cell office:value-type="string" calcext:value-type="string">
            <text:p>/home/qchen/Downloads/CarND-Project3/IMG/left_2017_03_01_13_53_15_364.jpg</text:p>
          </table:table-cell>
          <table:table-cell office:value-type="string" calcext:value-type="string">
            <text:p>/home/qchen/Downloads/CarND-Project3/IMG/right_2017_03_01_13_53_15_3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8" calcext:value-type="float">
            <text:p>30.190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431.jpg</text:p>
          </table:table-cell>
          <table:table-cell office:value-type="string" calcext:value-type="string">
            <text:p>/home/qchen/Downloads/CarND-Project3/IMG/left_2017_03_01_13_53_15_431.jpg</text:p>
          </table:table-cell>
          <table:table-cell office:value-type="string" calcext:value-type="string">
            <text:p>/home/qchen/Downloads/CarND-Project3/IMG/right_2017_03_01_13_53_15_4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" calcext:value-type="float">
            <text:p>30.19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517.jpg</text:p>
          </table:table-cell>
          <table:table-cell office:value-type="string" calcext:value-type="string">
            <text:p>/home/qchen/Downloads/CarND-Project3/IMG/left_2017_03_01_13_53_15_517.jpg</text:p>
          </table:table-cell>
          <table:table-cell office:value-type="string" calcext:value-type="string">
            <text:p>/home/qchen/Downloads/CarND-Project3/IMG/right_2017_03_01_13_53_15_5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3" calcext:value-type="float">
            <text:p>30.1902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584.jpg</text:p>
          </table:table-cell>
          <table:table-cell office:value-type="string" calcext:value-type="string">
            <text:p>/home/qchen/Downloads/CarND-Project3/IMG/left_2017_03_01_13_53_15_584.jpg</text:p>
          </table:table-cell>
          <table:table-cell office:value-type="string" calcext:value-type="string">
            <text:p>/home/qchen/Downloads/CarND-Project3/IMG/right_2017_03_01_13_53_15_5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1" calcext:value-type="float">
            <text:p>30.1901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653.jpg</text:p>
          </table:table-cell>
          <table:table-cell office:value-type="string" calcext:value-type="string">
            <text:p>/home/qchen/Downloads/CarND-Project3/IMG/left_2017_03_01_13_53_15_653.jpg</text:p>
          </table:table-cell>
          <table:table-cell office:value-type="string" calcext:value-type="string">
            <text:p>/home/qchen/Downloads/CarND-Project3/IMG/right_2017_03_01_13_53_15_65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8" calcext:value-type="float">
            <text:p>30.190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737.jpg</text:p>
          </table:table-cell>
          <table:table-cell office:value-type="string" calcext:value-type="string">
            <text:p>/home/qchen/Downloads/CarND-Project3/IMG/left_2017_03_01_13_53_15_737.jpg</text:p>
          </table:table-cell>
          <table:table-cell office:value-type="string" calcext:value-type="string">
            <text:p>/home/qchen/Downloads/CarND-Project3/IMG/right_2017_03_01_13_53_15_7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7" calcext:value-type="float">
            <text:p>30.1901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826.jpg</text:p>
          </table:table-cell>
          <table:table-cell office:value-type="string" calcext:value-type="string">
            <text:p>/home/qchen/Downloads/CarND-Project3/IMG/left_2017_03_01_13_53_15_826.jpg</text:p>
          </table:table-cell>
          <table:table-cell office:value-type="string" calcext:value-type="string">
            <text:p>/home/qchen/Downloads/CarND-Project3/IMG/right_2017_03_01_13_53_15_8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913.jpg</text:p>
          </table:table-cell>
          <table:table-cell office:value-type="string" calcext:value-type="string">
            <text:p>/home/qchen/Downloads/CarND-Project3/IMG/left_2017_03_01_13_53_15_913.jpg</text:p>
          </table:table-cell>
          <table:table-cell office:value-type="string" calcext:value-type="string">
            <text:p>/home/qchen/Downloads/CarND-Project3/IMG/right_2017_03_01_13_53_15_9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2" calcext:value-type="float">
            <text:p>30.1906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5_999.jpg</text:p>
          </table:table-cell>
          <table:table-cell office:value-type="string" calcext:value-type="string">
            <text:p>/home/qchen/Downloads/CarND-Project3/IMG/left_2017_03_01_13_53_15_999.jpg</text:p>
          </table:table-cell>
          <table:table-cell office:value-type="string" calcext:value-type="string">
            <text:p>/home/qchen/Downloads/CarND-Project3/IMG/right_2017_03_01_13_53_15_99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084.jpg</text:p>
          </table:table-cell>
          <table:table-cell office:value-type="string" calcext:value-type="string">
            <text:p>/home/qchen/Downloads/CarND-Project3/IMG/left_2017_03_01_13_53_16_084.jpg</text:p>
          </table:table-cell>
          <table:table-cell office:value-type="string" calcext:value-type="string">
            <text:p>/home/qchen/Downloads/CarND-Project3/IMG/right_2017_03_01_13_53_16_0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4" calcext:value-type="float">
            <text:p>30.1897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170.jpg</text:p>
          </table:table-cell>
          <table:table-cell office:value-type="string" calcext:value-type="string">
            <text:p>/home/qchen/Downloads/CarND-Project3/IMG/left_2017_03_01_13_53_16_170.jpg</text:p>
          </table:table-cell>
          <table:table-cell office:value-type="string" calcext:value-type="string">
            <text:p>/home/qchen/Downloads/CarND-Project3/IMG/right_2017_03_01_13_53_16_1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4" calcext:value-type="float">
            <text:p>30.190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256.jpg</text:p>
          </table:table-cell>
          <table:table-cell office:value-type="string" calcext:value-type="string">
            <text:p>/home/qchen/Downloads/CarND-Project3/IMG/left_2017_03_01_13_53_16_256.jpg</text:p>
          </table:table-cell>
          <table:table-cell office:value-type="string" calcext:value-type="string">
            <text:p>/home/qchen/Downloads/CarND-Project3/IMG/right_2017_03_01_13_53_16_2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4" calcext:value-type="float">
            <text:p>30.190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342.jpg</text:p>
          </table:table-cell>
          <table:table-cell office:value-type="string" calcext:value-type="string">
            <text:p>/home/qchen/Downloads/CarND-Project3/IMG/left_2017_03_01_13_53_16_342.jpg</text:p>
          </table:table-cell>
          <table:table-cell office:value-type="string" calcext:value-type="string">
            <text:p>/home/qchen/Downloads/CarND-Project3/IMG/right_2017_03_01_13_53_16_3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427.jpg</text:p>
          </table:table-cell>
          <table:table-cell office:value-type="string" calcext:value-type="string">
            <text:p>/home/qchen/Downloads/CarND-Project3/IMG/left_2017_03_01_13_53_16_427.jpg</text:p>
          </table:table-cell>
          <table:table-cell office:value-type="string" calcext:value-type="string">
            <text:p>/home/qchen/Downloads/CarND-Project3/IMG/right_2017_03_01_13_53_16_4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513.jpg</text:p>
          </table:table-cell>
          <table:table-cell office:value-type="string" calcext:value-type="string">
            <text:p>/home/qchen/Downloads/CarND-Project3/IMG/left_2017_03_01_13_53_16_513.jpg</text:p>
          </table:table-cell>
          <table:table-cell office:value-type="string" calcext:value-type="string">
            <text:p>/home/qchen/Downloads/CarND-Project3/IMG/right_2017_03_01_13_53_16_5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597.jpg</text:p>
          </table:table-cell>
          <table:table-cell office:value-type="string" calcext:value-type="string">
            <text:p>/home/qchen/Downloads/CarND-Project3/IMG/left_2017_03_01_13_53_16_597.jpg</text:p>
          </table:table-cell>
          <table:table-cell office:value-type="string" calcext:value-type="string">
            <text:p>/home/qchen/Downloads/CarND-Project3/IMG/right_2017_03_01_13_53_16_5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6" calcext:value-type="float">
            <text:p>30.190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680.jpg</text:p>
          </table:table-cell>
          <table:table-cell office:value-type="string" calcext:value-type="string">
            <text:p>/home/qchen/Downloads/CarND-Project3/IMG/left_2017_03_01_13_53_16_680.jpg</text:p>
          </table:table-cell>
          <table:table-cell office:value-type="string" calcext:value-type="string">
            <text:p>/home/qchen/Downloads/CarND-Project3/IMG/right_2017_03_01_13_53_16_6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5" calcext:value-type="float">
            <text:p>30.190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764.jpg</text:p>
          </table:table-cell>
          <table:table-cell office:value-type="string" calcext:value-type="string">
            <text:p>/home/qchen/Downloads/CarND-Project3/IMG/left_2017_03_01_13_53_16_764.jpg</text:p>
          </table:table-cell>
          <table:table-cell office:value-type="string" calcext:value-type="string">
            <text:p>/home/qchen/Downloads/CarND-Project3/IMG/right_2017_03_01_13_53_16_7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4" calcext:value-type="float">
            <text:p>30.190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848.jpg</text:p>
          </table:table-cell>
          <table:table-cell office:value-type="string" calcext:value-type="string">
            <text:p>/home/qchen/Downloads/CarND-Project3/IMG/left_2017_03_01_13_53_16_848.jpg</text:p>
          </table:table-cell>
          <table:table-cell office:value-type="string" calcext:value-type="string">
            <text:p>/home/qchen/Downloads/CarND-Project3/IMG/right_2017_03_01_13_53_16_8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6" calcext:value-type="float">
            <text:p>30.190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6_932.jpg</text:p>
          </table:table-cell>
          <table:table-cell office:value-type="string" calcext:value-type="string">
            <text:p>/home/qchen/Downloads/CarND-Project3/IMG/left_2017_03_01_13_53_16_932.jpg</text:p>
          </table:table-cell>
          <table:table-cell office:value-type="string" calcext:value-type="string">
            <text:p>/home/qchen/Downloads/CarND-Project3/IMG/right_2017_03_01_13_53_16_9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4" calcext:value-type="float">
            <text:p>30.190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015.jpg</text:p>
          </table:table-cell>
          <table:table-cell office:value-type="string" calcext:value-type="string">
            <text:p>/home/qchen/Downloads/CarND-Project3/IMG/left_2017_03_01_13_53_17_015.jpg</text:p>
          </table:table-cell>
          <table:table-cell office:value-type="string" calcext:value-type="string">
            <text:p>/home/qchen/Downloads/CarND-Project3/IMG/right_2017_03_01_13_53_17_0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084.jpg</text:p>
          </table:table-cell>
          <table:table-cell office:value-type="string" calcext:value-type="string">
            <text:p>/home/qchen/Downloads/CarND-Project3/IMG/left_2017_03_01_13_53_17_084.jpg</text:p>
          </table:table-cell>
          <table:table-cell office:value-type="string" calcext:value-type="string">
            <text:p>/home/qchen/Downloads/CarND-Project3/IMG/right_2017_03_01_13_53_17_0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6" calcext:value-type="float">
            <text:p>30.190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164.jpg</text:p>
          </table:table-cell>
          <table:table-cell office:value-type="string" calcext:value-type="string">
            <text:p>/home/qchen/Downloads/CarND-Project3/IMG/left_2017_03_01_13_53_17_164.jpg</text:p>
          </table:table-cell>
          <table:table-cell office:value-type="string" calcext:value-type="string">
            <text:p>/home/qchen/Downloads/CarND-Project3/IMG/right_2017_03_01_13_53_17_1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7" calcext:value-type="float">
            <text:p>30.190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247.jpg</text:p>
          </table:table-cell>
          <table:table-cell office:value-type="string" calcext:value-type="string">
            <text:p>/home/qchen/Downloads/CarND-Project3/IMG/left_2017_03_01_13_53_17_247.jpg</text:p>
          </table:table-cell>
          <table:table-cell office:value-type="string" calcext:value-type="string">
            <text:p>/home/qchen/Downloads/CarND-Project3/IMG/right_2017_03_01_13_53_17_247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39" calcext:value-type="float">
            <text:p>30.1843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330.jpg</text:p>
          </table:table-cell>
          <table:table-cell office:value-type="string" calcext:value-type="string">
            <text:p>/home/qchen/Downloads/CarND-Project3/IMG/left_2017_03_01_13_53_17_330.jpg</text:p>
          </table:table-cell>
          <table:table-cell office:value-type="string" calcext:value-type="string">
            <text:p>/home/qchen/Downloads/CarND-Project3/IMG/right_2017_03_01_13_53_17_330.jpg</text:p>
          </table:table-cell>
          <table:table-cell office:value-type="float" office:value="-0.05973469" calcext:value-type="float">
            <text:p>-0.05973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9" calcext:value-type="float">
            <text:p>30.1905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415.jpg</text:p>
          </table:table-cell>
          <table:table-cell office:value-type="string" calcext:value-type="string">
            <text:p>/home/qchen/Downloads/CarND-Project3/IMG/left_2017_03_01_13_53_17_415.jpg</text:p>
          </table:table-cell>
          <table:table-cell office:value-type="string" calcext:value-type="string">
            <text:p>/home/qchen/Downloads/CarND-Project3/IMG/right_2017_03_01_13_53_17_4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" calcext:value-type="float">
            <text:p>30.19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497.jpg</text:p>
          </table:table-cell>
          <table:table-cell office:value-type="string" calcext:value-type="string">
            <text:p>/home/qchen/Downloads/CarND-Project3/IMG/left_2017_03_01_13_53_17_497.jpg</text:p>
          </table:table-cell>
          <table:table-cell office:value-type="string" calcext:value-type="string">
            <text:p>/home/qchen/Downloads/CarND-Project3/IMG/right_2017_03_01_13_53_17_4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5" calcext:value-type="float">
            <text:p>30.1905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582.jpg</text:p>
          </table:table-cell>
          <table:table-cell office:value-type="string" calcext:value-type="string">
            <text:p>/home/qchen/Downloads/CarND-Project3/IMG/left_2017_03_01_13_53_17_582.jpg</text:p>
          </table:table-cell>
          <table:table-cell office:value-type="string" calcext:value-type="string">
            <text:p>/home/qchen/Downloads/CarND-Project3/IMG/right_2017_03_01_13_53_17_5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664.jpg</text:p>
          </table:table-cell>
          <table:table-cell office:value-type="string" calcext:value-type="string">
            <text:p>/home/qchen/Downloads/CarND-Project3/IMG/left_2017_03_01_13_53_17_664.jpg</text:p>
          </table:table-cell>
          <table:table-cell office:value-type="string" calcext:value-type="string">
            <text:p>/home/qchen/Downloads/CarND-Project3/IMG/right_2017_03_01_13_53_17_6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747.jpg</text:p>
          </table:table-cell>
          <table:table-cell office:value-type="string" calcext:value-type="string">
            <text:p>/home/qchen/Downloads/CarND-Project3/IMG/left_2017_03_01_13_53_17_747.jpg</text:p>
          </table:table-cell>
          <table:table-cell office:value-type="string" calcext:value-type="string">
            <text:p>/home/qchen/Downloads/CarND-Project3/IMG/right_2017_03_01_13_53_17_747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831.jpg</text:p>
          </table:table-cell>
          <table:table-cell office:value-type="string" calcext:value-type="string">
            <text:p>/home/qchen/Downloads/CarND-Project3/IMG/left_2017_03_01_13_53_17_831.jpg</text:p>
          </table:table-cell>
          <table:table-cell office:value-type="string" calcext:value-type="string">
            <text:p>/home/qchen/Downloads/CarND-Project3/IMG/right_2017_03_01_13_53_17_831.jpg</text:p>
          </table:table-cell>
          <table:table-cell office:value-type="float" office:value="-0.183079" calcext:value-type="float">
            <text:p>-0.183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69" calcext:value-type="float">
            <text:p>30.1816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913.jpg</text:p>
          </table:table-cell>
          <table:table-cell office:value-type="string" calcext:value-type="string">
            <text:p>/home/qchen/Downloads/CarND-Project3/IMG/left_2017_03_01_13_53_17_913.jpg</text:p>
          </table:table-cell>
          <table:table-cell office:value-type="string" calcext:value-type="string">
            <text:p>/home/qchen/Downloads/CarND-Project3/IMG/right_2017_03_01_13_53_17_9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64" calcext:value-type="float">
            <text:p>30.1896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7_998.jpg</text:p>
          </table:table-cell>
          <table:table-cell office:value-type="string" calcext:value-type="string">
            <text:p>/home/qchen/Downloads/CarND-Project3/IMG/left_2017_03_01_13_53_17_998.jpg</text:p>
          </table:table-cell>
          <table:table-cell office:value-type="string" calcext:value-type="string">
            <text:p>/home/qchen/Downloads/CarND-Project3/IMG/right_2017_03_01_13_53_17_9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9" calcext:value-type="float">
            <text:p>30.190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080.jpg</text:p>
          </table:table-cell>
          <table:table-cell office:value-type="string" calcext:value-type="string">
            <text:p>/home/qchen/Downloads/CarND-Project3/IMG/left_2017_03_01_13_53_18_080.jpg</text:p>
          </table:table-cell>
          <table:table-cell office:value-type="string" calcext:value-type="string">
            <text:p>/home/qchen/Downloads/CarND-Project3/IMG/right_2017_03_01_13_53_18_0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165.jpg</text:p>
          </table:table-cell>
          <table:table-cell office:value-type="string" calcext:value-type="string">
            <text:p>/home/qchen/Downloads/CarND-Project3/IMG/left_2017_03_01_13_53_18_165.jpg</text:p>
          </table:table-cell>
          <table:table-cell office:value-type="string" calcext:value-type="string">
            <text:p>/home/qchen/Downloads/CarND-Project3/IMG/right_2017_03_01_13_53_18_1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7" calcext:value-type="float">
            <text:p>30.190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248.jpg</text:p>
          </table:table-cell>
          <table:table-cell office:value-type="string" calcext:value-type="string">
            <text:p>/home/qchen/Downloads/CarND-Project3/IMG/left_2017_03_01_13_53_18_248.jpg</text:p>
          </table:table-cell>
          <table:table-cell office:value-type="string" calcext:value-type="string">
            <text:p>/home/qchen/Downloads/CarND-Project3/IMG/right_2017_03_01_13_53_18_2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333.jpg</text:p>
          </table:table-cell>
          <table:table-cell office:value-type="string" calcext:value-type="string">
            <text:p>/home/qchen/Downloads/CarND-Project3/IMG/left_2017_03_01_13_53_18_333.jpg</text:p>
          </table:table-cell>
          <table:table-cell office:value-type="string" calcext:value-type="string">
            <text:p>/home/qchen/Downloads/CarND-Project3/IMG/right_2017_03_01_13_53_18_3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417.jpg</text:p>
          </table:table-cell>
          <table:table-cell office:value-type="string" calcext:value-type="string">
            <text:p>/home/qchen/Downloads/CarND-Project3/IMG/left_2017_03_01_13_53_18_417.jpg</text:p>
          </table:table-cell>
          <table:table-cell office:value-type="string" calcext:value-type="string">
            <text:p>/home/qchen/Downloads/CarND-Project3/IMG/right_2017_03_01_13_53_18_417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53" calcext:value-type="float">
            <text:p>30.1895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504.jpg</text:p>
          </table:table-cell>
          <table:table-cell office:value-type="string" calcext:value-type="string">
            <text:p>/home/qchen/Downloads/CarND-Project3/IMG/left_2017_03_01_13_53_18_504.jpg</text:p>
          </table:table-cell>
          <table:table-cell office:value-type="string" calcext:value-type="string">
            <text:p>/home/qchen/Downloads/CarND-Project3/IMG/right_2017_03_01_13_53_18_504.jpg</text:p>
          </table:table-cell>
          <table:table-cell office:value-type="float" office:value="-0.07087635" calcext:value-type="float">
            <text:p>-0.07087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587.jpg</text:p>
          </table:table-cell>
          <table:table-cell office:value-type="string" calcext:value-type="string">
            <text:p>/home/qchen/Downloads/CarND-Project3/IMG/left_2017_03_01_13_53_18_587.jpg</text:p>
          </table:table-cell>
          <table:table-cell office:value-type="string" calcext:value-type="string">
            <text:p>/home/qchen/Downloads/CarND-Project3/IMG/right_2017_03_01_13_53_18_5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2" calcext:value-type="float">
            <text:p>30.19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669.jpg</text:p>
          </table:table-cell>
          <table:table-cell office:value-type="string" calcext:value-type="string">
            <text:p>/home/qchen/Downloads/CarND-Project3/IMG/left_2017_03_01_13_53_18_669.jpg</text:p>
          </table:table-cell>
          <table:table-cell office:value-type="string" calcext:value-type="string">
            <text:p>/home/qchen/Downloads/CarND-Project3/IMG/right_2017_03_01_13_53_18_6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751.jpg</text:p>
          </table:table-cell>
          <table:table-cell office:value-type="string" calcext:value-type="string">
            <text:p>/home/qchen/Downloads/CarND-Project3/IMG/left_2017_03_01_13_53_18_751.jpg</text:p>
          </table:table-cell>
          <table:table-cell office:value-type="string" calcext:value-type="string">
            <text:p>/home/qchen/Downloads/CarND-Project3/IMG/right_2017_03_01_13_53_18_7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3" calcext:value-type="float">
            <text:p>30.189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837.jpg</text:p>
          </table:table-cell>
          <table:table-cell office:value-type="string" calcext:value-type="string">
            <text:p>/home/qchen/Downloads/CarND-Project3/IMG/left_2017_03_01_13_53_18_837.jpg</text:p>
          </table:table-cell>
          <table:table-cell office:value-type="string" calcext:value-type="string">
            <text:p>/home/qchen/Downloads/CarND-Project3/IMG/right_2017_03_01_13_53_18_8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2" calcext:value-type="float">
            <text:p>30.1904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8_920.jpg</text:p>
          </table:table-cell>
          <table:table-cell office:value-type="string" calcext:value-type="string">
            <text:p>/home/qchen/Downloads/CarND-Project3/IMG/left_2017_03_01_13_53_18_920.jpg</text:p>
          </table:table-cell>
          <table:table-cell office:value-type="string" calcext:value-type="string">
            <text:p>/home/qchen/Downloads/CarND-Project3/IMG/right_2017_03_01_13_53_18_9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002.jpg</text:p>
          </table:table-cell>
          <table:table-cell office:value-type="string" calcext:value-type="string">
            <text:p>/home/qchen/Downloads/CarND-Project3/IMG/left_2017_03_01_13_53_19_002.jpg</text:p>
          </table:table-cell>
          <table:table-cell office:value-type="string" calcext:value-type="string">
            <text:p>/home/qchen/Downloads/CarND-Project3/IMG/right_2017_03_01_13_53_19_0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086.jpg</text:p>
          </table:table-cell>
          <table:table-cell office:value-type="string" calcext:value-type="string">
            <text:p>/home/qchen/Downloads/CarND-Project3/IMG/left_2017_03_01_13_53_19_086.jpg</text:p>
          </table:table-cell>
          <table:table-cell office:value-type="string" calcext:value-type="string">
            <text:p>/home/qchen/Downloads/CarND-Project3/IMG/right_2017_03_01_13_53_19_0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169.jpg</text:p>
          </table:table-cell>
          <table:table-cell office:value-type="string" calcext:value-type="string">
            <text:p>/home/qchen/Downloads/CarND-Project3/IMG/left_2017_03_01_13_53_19_169.jpg</text:p>
          </table:table-cell>
          <table:table-cell office:value-type="string" calcext:value-type="string">
            <text:p>/home/qchen/Downloads/CarND-Project3/IMG/right_2017_03_01_13_53_19_1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254.jpg</text:p>
          </table:table-cell>
          <table:table-cell office:value-type="string" calcext:value-type="string">
            <text:p>/home/qchen/Downloads/CarND-Project3/IMG/left_2017_03_01_13_53_19_254.jpg</text:p>
          </table:table-cell>
          <table:table-cell office:value-type="string" calcext:value-type="string">
            <text:p>/home/qchen/Downloads/CarND-Project3/IMG/right_2017_03_01_13_53_19_25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337.jpg</text:p>
          </table:table-cell>
          <table:table-cell office:value-type="string" calcext:value-type="string">
            <text:p>/home/qchen/Downloads/CarND-Project3/IMG/left_2017_03_01_13_53_19_337.jpg</text:p>
          </table:table-cell>
          <table:table-cell office:value-type="string" calcext:value-type="string">
            <text:p>/home/qchen/Downloads/CarND-Project3/IMG/right_2017_03_01_13_53_19_3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421.jpg</text:p>
          </table:table-cell>
          <table:table-cell office:value-type="string" calcext:value-type="string">
            <text:p>/home/qchen/Downloads/CarND-Project3/IMG/left_2017_03_01_13_53_19_421.jpg</text:p>
          </table:table-cell>
          <table:table-cell office:value-type="string" calcext:value-type="string">
            <text:p>/home/qchen/Downloads/CarND-Project3/IMG/right_2017_03_01_13_53_19_4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506.jpg</text:p>
          </table:table-cell>
          <table:table-cell office:value-type="string" calcext:value-type="string">
            <text:p>/home/qchen/Downloads/CarND-Project3/IMG/left_2017_03_01_13_53_19_506.jpg</text:p>
          </table:table-cell>
          <table:table-cell office:value-type="string" calcext:value-type="string">
            <text:p>/home/qchen/Downloads/CarND-Project3/IMG/right_2017_03_01_13_53_19_5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590.jpg</text:p>
          </table:table-cell>
          <table:table-cell office:value-type="string" calcext:value-type="string">
            <text:p>/home/qchen/Downloads/CarND-Project3/IMG/left_2017_03_01_13_53_19_590.jpg</text:p>
          </table:table-cell>
          <table:table-cell office:value-type="string" calcext:value-type="string">
            <text:p>/home/qchen/Downloads/CarND-Project3/IMG/right_2017_03_01_13_53_19_5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676.jpg</text:p>
          </table:table-cell>
          <table:table-cell office:value-type="string" calcext:value-type="string">
            <text:p>/home/qchen/Downloads/CarND-Project3/IMG/left_2017_03_01_13_53_19_676.jpg</text:p>
          </table:table-cell>
          <table:table-cell office:value-type="string" calcext:value-type="string">
            <text:p>/home/qchen/Downloads/CarND-Project3/IMG/right_2017_03_01_13_53_19_6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757.jpg</text:p>
          </table:table-cell>
          <table:table-cell office:value-type="string" calcext:value-type="string">
            <text:p>/home/qchen/Downloads/CarND-Project3/IMG/left_2017_03_01_13_53_19_757.jpg</text:p>
          </table:table-cell>
          <table:table-cell office:value-type="string" calcext:value-type="string">
            <text:p>/home/qchen/Downloads/CarND-Project3/IMG/right_2017_03_01_13_53_19_7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843.jpg</text:p>
          </table:table-cell>
          <table:table-cell office:value-type="string" calcext:value-type="string">
            <text:p>/home/qchen/Downloads/CarND-Project3/IMG/left_2017_03_01_13_53_19_843.jpg</text:p>
          </table:table-cell>
          <table:table-cell office:value-type="string" calcext:value-type="string">
            <text:p>/home/qchen/Downloads/CarND-Project3/IMG/right_2017_03_01_13_53_19_8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7" calcext:value-type="float">
            <text:p>30.1905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19_925.jpg</text:p>
          </table:table-cell>
          <table:table-cell office:value-type="string" calcext:value-type="string">
            <text:p>/home/qchen/Downloads/CarND-Project3/IMG/left_2017_03_01_13_53_19_925.jpg</text:p>
          </table:table-cell>
          <table:table-cell office:value-type="string" calcext:value-type="string">
            <text:p>/home/qchen/Downloads/CarND-Project3/IMG/right_2017_03_01_13_53_19_9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5" calcext:value-type="float">
            <text:p>30.1904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009.jpg</text:p>
          </table:table-cell>
          <table:table-cell office:value-type="string" calcext:value-type="string">
            <text:p>/home/qchen/Downloads/CarND-Project3/IMG/left_2017_03_01_13_53_20_009.jpg</text:p>
          </table:table-cell>
          <table:table-cell office:value-type="string" calcext:value-type="string">
            <text:p>/home/qchen/Downloads/CarND-Project3/IMG/right_2017_03_01_13_53_20_00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6" calcext:value-type="float">
            <text:p>30.189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095.jpg</text:p>
          </table:table-cell>
          <table:table-cell office:value-type="string" calcext:value-type="string">
            <text:p>/home/qchen/Downloads/CarND-Project3/IMG/left_2017_03_01_13_53_20_095.jpg</text:p>
          </table:table-cell>
          <table:table-cell office:value-type="string" calcext:value-type="string">
            <text:p>/home/qchen/Downloads/CarND-Project3/IMG/right_2017_03_01_13_53_20_0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8" calcext:value-type="float">
            <text:p>30.1904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183.jpg</text:p>
          </table:table-cell>
          <table:table-cell office:value-type="string" calcext:value-type="string">
            <text:p>/home/qchen/Downloads/CarND-Project3/IMG/left_2017_03_01_13_53_20_183.jpg</text:p>
          </table:table-cell>
          <table:table-cell office:value-type="string" calcext:value-type="string">
            <text:p>/home/qchen/Downloads/CarND-Project3/IMG/right_2017_03_01_13_53_20_183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34" calcext:value-type="float">
            <text:p>30.179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264.jpg</text:p>
          </table:table-cell>
          <table:table-cell office:value-type="string" calcext:value-type="string">
            <text:p>/home/qchen/Downloads/CarND-Project3/IMG/left_2017_03_01_13_53_20_264.jpg</text:p>
          </table:table-cell>
          <table:table-cell office:value-type="string" calcext:value-type="string">
            <text:p>/home/qchen/Downloads/CarND-Project3/IMG/right_2017_03_01_13_53_20_264.jpg</text:p>
          </table:table-cell>
          <table:table-cell office:value-type="float" office:value="-0.06279843" calcext:value-type="float">
            <text:p>-0.062798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349.jpg</text:p>
          </table:table-cell>
          <table:table-cell office:value-type="string" calcext:value-type="string">
            <text:p>/home/qchen/Downloads/CarND-Project3/IMG/left_2017_03_01_13_53_20_349.jpg</text:p>
          </table:table-cell>
          <table:table-cell office:value-type="string" calcext:value-type="string">
            <text:p>/home/qchen/Downloads/CarND-Project3/IMG/right_2017_03_01_13_53_20_34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438.jpg</text:p>
          </table:table-cell>
          <table:table-cell office:value-type="string" calcext:value-type="string">
            <text:p>/home/qchen/Downloads/CarND-Project3/IMG/left_2017_03_01_13_53_20_438.jpg</text:p>
          </table:table-cell>
          <table:table-cell office:value-type="string" calcext:value-type="string">
            <text:p>/home/qchen/Downloads/CarND-Project3/IMG/right_2017_03_01_13_53_20_4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524.jpg</text:p>
          </table:table-cell>
          <table:table-cell office:value-type="string" calcext:value-type="string">
            <text:p>/home/qchen/Downloads/CarND-Project3/IMG/left_2017_03_01_13_53_20_524.jpg</text:p>
          </table:table-cell>
          <table:table-cell office:value-type="string" calcext:value-type="string">
            <text:p>/home/qchen/Downloads/CarND-Project3/IMG/right_2017_03_01_13_53_20_5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608.jpg</text:p>
          </table:table-cell>
          <table:table-cell office:value-type="string" calcext:value-type="string">
            <text:p>/home/qchen/Downloads/CarND-Project3/IMG/left_2017_03_01_13_53_20_608.jpg</text:p>
          </table:table-cell>
          <table:table-cell office:value-type="string" calcext:value-type="string">
            <text:p>/home/qchen/Downloads/CarND-Project3/IMG/right_2017_03_01_13_53_20_608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02" calcext:value-type="float">
            <text:p>30.188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694.jpg</text:p>
          </table:table-cell>
          <table:table-cell office:value-type="string" calcext:value-type="string">
            <text:p>/home/qchen/Downloads/CarND-Project3/IMG/left_2017_03_01_13_53_20_694.jpg</text:p>
          </table:table-cell>
          <table:table-cell office:value-type="string" calcext:value-type="string">
            <text:p>/home/qchen/Downloads/CarND-Project3/IMG/right_2017_03_01_13_53_20_694.jpg</text:p>
          </table:table-cell>
          <table:table-cell office:value-type="float" office:value="-0.01193984" calcext:value-type="float">
            <text:p>-0.01193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3" calcext:value-type="float">
            <text:p>30.1905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781.jpg</text:p>
          </table:table-cell>
          <table:table-cell office:value-type="string" calcext:value-type="string">
            <text:p>/home/qchen/Downloads/CarND-Project3/IMG/left_2017_03_01_13_53_20_781.jpg</text:p>
          </table:table-cell>
          <table:table-cell office:value-type="string" calcext:value-type="string">
            <text:p>/home/qchen/Downloads/CarND-Project3/IMG/right_2017_03_01_13_53_20_7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864.jpg</text:p>
          </table:table-cell>
          <table:table-cell office:value-type="string" calcext:value-type="string">
            <text:p>/home/qchen/Downloads/CarND-Project3/IMG/left_2017_03_01_13_53_20_864.jpg</text:p>
          </table:table-cell>
          <table:table-cell office:value-type="string" calcext:value-type="string">
            <text:p>/home/qchen/Downloads/CarND-Project3/IMG/right_2017_03_01_13_53_20_8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0_950.jpg</text:p>
          </table:table-cell>
          <table:table-cell office:value-type="string" calcext:value-type="string">
            <text:p>/home/qchen/Downloads/CarND-Project3/IMG/left_2017_03_01_13_53_20_950.jpg</text:p>
          </table:table-cell>
          <table:table-cell office:value-type="string" calcext:value-type="string">
            <text:p>/home/qchen/Downloads/CarND-Project3/IMG/right_2017_03_01_13_53_20_9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034.jpg</text:p>
          </table:table-cell>
          <table:table-cell office:value-type="string" calcext:value-type="string">
            <text:p>/home/qchen/Downloads/CarND-Project3/IMG/left_2017_03_01_13_53_21_034.jpg</text:p>
          </table:table-cell>
          <table:table-cell office:value-type="string" calcext:value-type="string">
            <text:p>/home/qchen/Downloads/CarND-Project3/IMG/right_2017_03_01_13_53_21_0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1" calcext:value-type="float">
            <text:p>30.190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102.jpg</text:p>
          </table:table-cell>
          <table:table-cell office:value-type="string" calcext:value-type="string">
            <text:p>/home/qchen/Downloads/CarND-Project3/IMG/left_2017_03_01_13_53_21_102.jpg</text:p>
          </table:table-cell>
          <table:table-cell office:value-type="string" calcext:value-type="string">
            <text:p>/home/qchen/Downloads/CarND-Project3/IMG/right_2017_03_01_13_53_21_1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4" calcext:value-type="float">
            <text:p>30.190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183.jpg</text:p>
          </table:table-cell>
          <table:table-cell office:value-type="string" calcext:value-type="string">
            <text:p>/home/qchen/Downloads/CarND-Project3/IMG/left_2017_03_01_13_53_21_183.jpg</text:p>
          </table:table-cell>
          <table:table-cell office:value-type="string" calcext:value-type="string">
            <text:p>/home/qchen/Downloads/CarND-Project3/IMG/right_2017_03_01_13_53_21_1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268.jpg</text:p>
          </table:table-cell>
          <table:table-cell office:value-type="string" calcext:value-type="string">
            <text:p>/home/qchen/Downloads/CarND-Project3/IMG/left_2017_03_01_13_53_21_268.jpg</text:p>
          </table:table-cell>
          <table:table-cell office:value-type="string" calcext:value-type="string">
            <text:p>/home/qchen/Downloads/CarND-Project3/IMG/right_2017_03_01_13_53_21_268.jpg</text:p>
          </table:table-cell>
          <table:table-cell office:value-type="float" office:value="-0.1417574" calcext:value-type="float">
            <text:p>-0.1417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64" calcext:value-type="float">
            <text:p>30.1846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353.jpg</text:p>
          </table:table-cell>
          <table:table-cell office:value-type="string" calcext:value-type="string">
            <text:p>/home/qchen/Downloads/CarND-Project3/IMG/left_2017_03_01_13_53_21_353.jpg</text:p>
          </table:table-cell>
          <table:table-cell office:value-type="string" calcext:value-type="string">
            <text:p>/home/qchen/Downloads/CarND-Project3/IMG/right_2017_03_01_13_53_21_35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1" calcext:value-type="float">
            <text:p>30.1901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441.jpg</text:p>
          </table:table-cell>
          <table:table-cell office:value-type="string" calcext:value-type="string">
            <text:p>/home/qchen/Downloads/CarND-Project3/IMG/left_2017_03_01_13_53_21_441.jpg</text:p>
          </table:table-cell>
          <table:table-cell office:value-type="string" calcext:value-type="string">
            <text:p>/home/qchen/Downloads/CarND-Project3/IMG/right_2017_03_01_13_53_21_4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524.jpg</text:p>
          </table:table-cell>
          <table:table-cell office:value-type="string" calcext:value-type="string">
            <text:p>/home/qchen/Downloads/CarND-Project3/IMG/left_2017_03_01_13_53_21_524.jpg</text:p>
          </table:table-cell>
          <table:table-cell office:value-type="string" calcext:value-type="string">
            <text:p>/home/qchen/Downloads/CarND-Project3/IMG/right_2017_03_01_13_53_21_5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611.jpg</text:p>
          </table:table-cell>
          <table:table-cell office:value-type="string" calcext:value-type="string">
            <text:p>/home/qchen/Downloads/CarND-Project3/IMG/left_2017_03_01_13_53_21_611.jpg</text:p>
          </table:table-cell>
          <table:table-cell office:value-type="string" calcext:value-type="string">
            <text:p>/home/qchen/Downloads/CarND-Project3/IMG/right_2017_03_01_13_53_21_611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9" calcext:value-type="float">
            <text:p>30.189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697.jpg</text:p>
          </table:table-cell>
          <table:table-cell office:value-type="string" calcext:value-type="string">
            <text:p>/home/qchen/Downloads/CarND-Project3/IMG/left_2017_03_01_13_53_21_697.jpg</text:p>
          </table:table-cell>
          <table:table-cell office:value-type="string" calcext:value-type="string">
            <text:p>/home/qchen/Downloads/CarND-Project3/IMG/right_2017_03_01_13_53_21_697.jpg</text:p>
          </table:table-cell>
          <table:table-cell office:value-type="float" office:value="-0.1876349" calcext:value-type="float">
            <text:p>-0.1876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54" calcext:value-type="float">
            <text:p>30.1815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782.jpg</text:p>
          </table:table-cell>
          <table:table-cell office:value-type="string" calcext:value-type="string">
            <text:p>/home/qchen/Downloads/CarND-Project3/IMG/left_2017_03_01_13_53_21_782.jpg</text:p>
          </table:table-cell>
          <table:table-cell office:value-type="string" calcext:value-type="string">
            <text:p>/home/qchen/Downloads/CarND-Project3/IMG/right_2017_03_01_13_53_21_7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6" calcext:value-type="float">
            <text:p>30.189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870.jpg</text:p>
          </table:table-cell>
          <table:table-cell office:value-type="string" calcext:value-type="string">
            <text:p>/home/qchen/Downloads/CarND-Project3/IMG/left_2017_03_01_13_53_21_870.jpg</text:p>
          </table:table-cell>
          <table:table-cell office:value-type="string" calcext:value-type="string">
            <text:p>/home/qchen/Downloads/CarND-Project3/IMG/right_2017_03_01_13_53_21_8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" calcext:value-type="float">
            <text:p>30.19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1_959.jpg</text:p>
          </table:table-cell>
          <table:table-cell office:value-type="string" calcext:value-type="string">
            <text:p>/home/qchen/Downloads/CarND-Project3/IMG/left_2017_03_01_13_53_21_959.jpg</text:p>
          </table:table-cell>
          <table:table-cell office:value-type="string" calcext:value-type="string">
            <text:p>/home/qchen/Downloads/CarND-Project3/IMG/right_2017_03_01_13_53_21_95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043.jpg</text:p>
          </table:table-cell>
          <table:table-cell office:value-type="string" calcext:value-type="string">
            <text:p>/home/qchen/Downloads/CarND-Project3/IMG/left_2017_03_01_13_53_22_043.jpg</text:p>
          </table:table-cell>
          <table:table-cell office:value-type="string" calcext:value-type="string">
            <text:p>/home/qchen/Downloads/CarND-Project3/IMG/right_2017_03_01_13_53_22_0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129.jpg</text:p>
          </table:table-cell>
          <table:table-cell office:value-type="string" calcext:value-type="string">
            <text:p>/home/qchen/Downloads/CarND-Project3/IMG/left_2017_03_01_13_53_22_129.jpg</text:p>
          </table:table-cell>
          <table:table-cell office:value-type="string" calcext:value-type="string">
            <text:p>/home/qchen/Downloads/CarND-Project3/IMG/right_2017_03_01_13_53_22_1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215.jpg</text:p>
          </table:table-cell>
          <table:table-cell office:value-type="string" calcext:value-type="string">
            <text:p>/home/qchen/Downloads/CarND-Project3/IMG/left_2017_03_01_13_53_22_215.jpg</text:p>
          </table:table-cell>
          <table:table-cell office:value-type="string" calcext:value-type="string">
            <text:p>/home/qchen/Downloads/CarND-Project3/IMG/right_2017_03_01_13_53_22_215.jpg</text:p>
          </table:table-cell>
          <table:table-cell office:value-type="float" office:value="-0.1394635" calcext:value-type="float">
            <text:p>-0.139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3" calcext:value-type="float">
            <text:p>30.185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302.jpg</text:p>
          </table:table-cell>
          <table:table-cell office:value-type="string" calcext:value-type="string">
            <text:p>/home/qchen/Downloads/CarND-Project3/IMG/left_2017_03_01_13_53_22_302.jpg</text:p>
          </table:table-cell>
          <table:table-cell office:value-type="string" calcext:value-type="string">
            <text:p>/home/qchen/Downloads/CarND-Project3/IMG/right_2017_03_01_13_53_22_3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1" calcext:value-type="float">
            <text:p>30.1901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386.jpg</text:p>
          </table:table-cell>
          <table:table-cell office:value-type="string" calcext:value-type="string">
            <text:p>/home/qchen/Downloads/CarND-Project3/IMG/left_2017_03_01_13_53_22_386.jpg</text:p>
          </table:table-cell>
          <table:table-cell office:value-type="string" calcext:value-type="string">
            <text:p>/home/qchen/Downloads/CarND-Project3/IMG/right_2017_03_01_13_53_22_3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" calcext:value-type="float">
            <text:p>30.19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472.jpg</text:p>
          </table:table-cell>
          <table:table-cell office:value-type="string" calcext:value-type="string">
            <text:p>/home/qchen/Downloads/CarND-Project3/IMG/left_2017_03_01_13_53_22_472.jpg</text:p>
          </table:table-cell>
          <table:table-cell office:value-type="string" calcext:value-type="string">
            <text:p>/home/qchen/Downloads/CarND-Project3/IMG/right_2017_03_01_13_53_22_47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2" calcext:value-type="float">
            <text:p>30.19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556.jpg</text:p>
          </table:table-cell>
          <table:table-cell office:value-type="string" calcext:value-type="string">
            <text:p>/home/qchen/Downloads/CarND-Project3/IMG/left_2017_03_01_13_53_22_556.jpg</text:p>
          </table:table-cell>
          <table:table-cell office:value-type="string" calcext:value-type="string">
            <text:p>/home/qchen/Downloads/CarND-Project3/IMG/right_2017_03_01_13_53_22_5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643.jpg</text:p>
          </table:table-cell>
          <table:table-cell office:value-type="string" calcext:value-type="string">
            <text:p>/home/qchen/Downloads/CarND-Project3/IMG/left_2017_03_01_13_53_22_643.jpg</text:p>
          </table:table-cell>
          <table:table-cell office:value-type="string" calcext:value-type="string">
            <text:p>/home/qchen/Downloads/CarND-Project3/IMG/right_2017_03_01_13_53_22_643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02" calcext:value-type="float">
            <text:p>30.180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728.jpg</text:p>
          </table:table-cell>
          <table:table-cell office:value-type="string" calcext:value-type="string">
            <text:p>/home/qchen/Downloads/CarND-Project3/IMG/left_2017_03_01_13_53_22_728.jpg</text:p>
          </table:table-cell>
          <table:table-cell office:value-type="string" calcext:value-type="string">
            <text:p>/home/qchen/Downloads/CarND-Project3/IMG/right_2017_03_01_13_53_22_728.jpg</text:p>
          </table:table-cell>
          <table:table-cell office:value-type="float" office:value="-0.1850615" calcext:value-type="float">
            <text:p>-0.18506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06" calcext:value-type="float">
            <text:p>30.1870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813.jpg</text:p>
          </table:table-cell>
          <table:table-cell office:value-type="string" calcext:value-type="string">
            <text:p>/home/qchen/Downloads/CarND-Project3/IMG/left_2017_03_01_13_53_22_813.jpg</text:p>
          </table:table-cell>
          <table:table-cell office:value-type="string" calcext:value-type="string">
            <text:p>/home/qchen/Downloads/CarND-Project3/IMG/right_2017_03_01_13_53_22_8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6" calcext:value-type="float">
            <text:p>30.188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897.jpg</text:p>
          </table:table-cell>
          <table:table-cell office:value-type="string" calcext:value-type="string">
            <text:p>/home/qchen/Downloads/CarND-Project3/IMG/left_2017_03_01_13_53_22_897.jpg</text:p>
          </table:table-cell>
          <table:table-cell office:value-type="string" calcext:value-type="string">
            <text:p>/home/qchen/Downloads/CarND-Project3/IMG/right_2017_03_01_13_53_22_8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3" calcext:value-type="float">
            <text:p>30.190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2_984.jpg</text:p>
          </table:table-cell>
          <table:table-cell office:value-type="string" calcext:value-type="string">
            <text:p>/home/qchen/Downloads/CarND-Project3/IMG/left_2017_03_01_13_53_22_984.jpg</text:p>
          </table:table-cell>
          <table:table-cell office:value-type="string" calcext:value-type="string">
            <text:p>/home/qchen/Downloads/CarND-Project3/IMG/right_2017_03_01_13_53_22_9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2" calcext:value-type="float">
            <text:p>30.19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065.jpg</text:p>
          </table:table-cell>
          <table:table-cell office:value-type="string" calcext:value-type="string">
            <text:p>/home/qchen/Downloads/CarND-Project3/IMG/left_2017_03_01_13_53_23_065.jpg</text:p>
          </table:table-cell>
          <table:table-cell office:value-type="string" calcext:value-type="string">
            <text:p>/home/qchen/Downloads/CarND-Project3/IMG/right_2017_03_01_13_53_23_0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154.jpg</text:p>
          </table:table-cell>
          <table:table-cell office:value-type="string" calcext:value-type="string">
            <text:p>/home/qchen/Downloads/CarND-Project3/IMG/left_2017_03_01_13_53_23_154.jpg</text:p>
          </table:table-cell>
          <table:table-cell office:value-type="string" calcext:value-type="string">
            <text:p>/home/qchen/Downloads/CarND-Project3/IMG/right_2017_03_01_13_53_23_154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6" calcext:value-type="float">
            <text:p>30.1897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233.jpg</text:p>
          </table:table-cell>
          <table:table-cell office:value-type="string" calcext:value-type="string">
            <text:p>/home/qchen/Downloads/CarND-Project3/IMG/left_2017_03_01_13_53_23_233.jpg</text:p>
          </table:table-cell>
          <table:table-cell office:value-type="string" calcext:value-type="string">
            <text:p>/home/qchen/Downloads/CarND-Project3/IMG/right_2017_03_01_13_53_23_233.jpg</text:p>
          </table:table-cell>
          <table:table-cell office:value-type="float" office:value="-0.1950331" calcext:value-type="float">
            <text:p>-0.19503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95" calcext:value-type="float">
            <text:p>30.1809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318.jpg</text:p>
          </table:table-cell>
          <table:table-cell office:value-type="string" calcext:value-type="string">
            <text:p>/home/qchen/Downloads/CarND-Project3/IMG/left_2017_03_01_13_53_23_318.jpg</text:p>
          </table:table-cell>
          <table:table-cell office:value-type="string" calcext:value-type="string">
            <text:p>/home/qchen/Downloads/CarND-Project3/IMG/right_2017_03_01_13_53_23_3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5" calcext:value-type="float">
            <text:p>30.190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401.jpg</text:p>
          </table:table-cell>
          <table:table-cell office:value-type="string" calcext:value-type="string">
            <text:p>/home/qchen/Downloads/CarND-Project3/IMG/left_2017_03_01_13_53_23_401.jpg</text:p>
          </table:table-cell>
          <table:table-cell office:value-type="string" calcext:value-type="string">
            <text:p>/home/qchen/Downloads/CarND-Project3/IMG/right_2017_03_01_13_53_23_4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1" calcext:value-type="float">
            <text:p>30.190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484.jpg</text:p>
          </table:table-cell>
          <table:table-cell office:value-type="string" calcext:value-type="string">
            <text:p>/home/qchen/Downloads/CarND-Project3/IMG/left_2017_03_01_13_53_23_484.jpg</text:p>
          </table:table-cell>
          <table:table-cell office:value-type="string" calcext:value-type="string">
            <text:p>/home/qchen/Downloads/CarND-Project3/IMG/right_2017_03_01_13_53_23_4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566.jpg</text:p>
          </table:table-cell>
          <table:table-cell office:value-type="string" calcext:value-type="string">
            <text:p>/home/qchen/Downloads/CarND-Project3/IMG/left_2017_03_01_13_53_23_566.jpg</text:p>
          </table:table-cell>
          <table:table-cell office:value-type="string" calcext:value-type="string">
            <text:p>/home/qchen/Downloads/CarND-Project3/IMG/right_2017_03_01_13_53_23_5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651.jpg</text:p>
          </table:table-cell>
          <table:table-cell office:value-type="string" calcext:value-type="string">
            <text:p>/home/qchen/Downloads/CarND-Project3/IMG/left_2017_03_01_13_53_23_651.jpg</text:p>
          </table:table-cell>
          <table:table-cell office:value-type="string" calcext:value-type="string">
            <text:p>/home/qchen/Downloads/CarND-Project3/IMG/right_2017_03_01_13_53_23_6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734.jpg</text:p>
          </table:table-cell>
          <table:table-cell office:value-type="string" calcext:value-type="string">
            <text:p>/home/qchen/Downloads/CarND-Project3/IMG/left_2017_03_01_13_53_23_734.jpg</text:p>
          </table:table-cell>
          <table:table-cell office:value-type="string" calcext:value-type="string">
            <text:p>/home/qchen/Downloads/CarND-Project3/IMG/right_2017_03_01_13_53_23_7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819.jpg</text:p>
          </table:table-cell>
          <table:table-cell office:value-type="string" calcext:value-type="string">
            <text:p>/home/qchen/Downloads/CarND-Project3/IMG/left_2017_03_01_13_53_23_819.jpg</text:p>
          </table:table-cell>
          <table:table-cell office:value-type="string" calcext:value-type="string">
            <text:p>/home/qchen/Downloads/CarND-Project3/IMG/right_2017_03_01_13_53_23_8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904.jpg</text:p>
          </table:table-cell>
          <table:table-cell office:value-type="string" calcext:value-type="string">
            <text:p>/home/qchen/Downloads/CarND-Project3/IMG/left_2017_03_01_13_53_23_904.jpg</text:p>
          </table:table-cell>
          <table:table-cell office:value-type="string" calcext:value-type="string">
            <text:p>/home/qchen/Downloads/CarND-Project3/IMG/right_2017_03_01_13_53_23_9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3_982.jpg</text:p>
          </table:table-cell>
          <table:table-cell office:value-type="string" calcext:value-type="string">
            <text:p>/home/qchen/Downloads/CarND-Project3/IMG/left_2017_03_01_13_53_23_982.jpg</text:p>
          </table:table-cell>
          <table:table-cell office:value-type="string" calcext:value-type="string">
            <text:p>/home/qchen/Downloads/CarND-Project3/IMG/right_2017_03_01_13_53_23_9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064.jpg</text:p>
          </table:table-cell>
          <table:table-cell office:value-type="string" calcext:value-type="string">
            <text:p>/home/qchen/Downloads/CarND-Project3/IMG/left_2017_03_01_13_53_24_064.jpg</text:p>
          </table:table-cell>
          <table:table-cell office:value-type="string" calcext:value-type="string">
            <text:p>/home/qchen/Downloads/CarND-Project3/IMG/right_2017_03_01_13_53_24_064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71" calcext:value-type="float">
            <text:p>30.1877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146.jpg</text:p>
          </table:table-cell>
          <table:table-cell office:value-type="string" calcext:value-type="string">
            <text:p>/home/qchen/Downloads/CarND-Project3/IMG/left_2017_03_01_13_53_24_146.jpg</text:p>
          </table:table-cell>
          <table:table-cell office:value-type="string" calcext:value-type="string">
            <text:p>/home/qchen/Downloads/CarND-Project3/IMG/right_2017_03_01_13_53_24_146.jpg</text:p>
          </table:table-cell>
          <table:table-cell office:value-type="float" office:value="-0.1180554" calcext:value-type="float">
            <text:p>-0.1180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12" calcext:value-type="float">
            <text:p>30.188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228.jpg</text:p>
          </table:table-cell>
          <table:table-cell office:value-type="string" calcext:value-type="string">
            <text:p>/home/qchen/Downloads/CarND-Project3/IMG/left_2017_03_01_13_53_24_228.jpg</text:p>
          </table:table-cell>
          <table:table-cell office:value-type="string" calcext:value-type="string">
            <text:p>/home/qchen/Downloads/CarND-Project3/IMG/right_2017_03_01_13_53_24_2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309.jpg</text:p>
          </table:table-cell>
          <table:table-cell office:value-type="string" calcext:value-type="string">
            <text:p>/home/qchen/Downloads/CarND-Project3/IMG/left_2017_03_01_13_53_24_309.jpg</text:p>
          </table:table-cell>
          <table:table-cell office:value-type="string" calcext:value-type="string">
            <text:p>/home/qchen/Downloads/CarND-Project3/IMG/right_2017_03_01_13_53_24_30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391.jpg</text:p>
          </table:table-cell>
          <table:table-cell office:value-type="string" calcext:value-type="string">
            <text:p>/home/qchen/Downloads/CarND-Project3/IMG/left_2017_03_01_13_53_24_391.jpg</text:p>
          </table:table-cell>
          <table:table-cell office:value-type="string" calcext:value-type="string">
            <text:p>/home/qchen/Downloads/CarND-Project3/IMG/right_2017_03_01_13_53_24_3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5" calcext:value-type="float">
            <text:p>30.190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475.jpg</text:p>
          </table:table-cell>
          <table:table-cell office:value-type="string" calcext:value-type="string">
            <text:p>/home/qchen/Downloads/CarND-Project3/IMG/left_2017_03_01_13_53_24_475.jpg</text:p>
          </table:table-cell>
          <table:table-cell office:value-type="string" calcext:value-type="string">
            <text:p>/home/qchen/Downloads/CarND-Project3/IMG/right_2017_03_01_13_53_24_4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561.jpg</text:p>
          </table:table-cell>
          <table:table-cell office:value-type="string" calcext:value-type="string">
            <text:p>/home/qchen/Downloads/CarND-Project3/IMG/left_2017_03_01_13_53_24_561.jpg</text:p>
          </table:table-cell>
          <table:table-cell office:value-type="string" calcext:value-type="string">
            <text:p>/home/qchen/Downloads/CarND-Project3/IMG/right_2017_03_01_13_53_24_561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65" calcext:value-type="float">
            <text:p>30.184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641.jpg</text:p>
          </table:table-cell>
          <table:table-cell office:value-type="string" calcext:value-type="string">
            <text:p>/home/qchen/Downloads/CarND-Project3/IMG/left_2017_03_01_13_53_24_641.jpg</text:p>
          </table:table-cell>
          <table:table-cell office:value-type="string" calcext:value-type="string">
            <text:p>/home/qchen/Downloads/CarND-Project3/IMG/right_2017_03_01_13_53_24_641.jpg</text:p>
          </table:table-cell>
          <table:table-cell office:value-type="float" office:value="-0.1049562" calcext:value-type="float">
            <text:p>-0.1049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7" calcext:value-type="float">
            <text:p>30.188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726.jpg</text:p>
          </table:table-cell>
          <table:table-cell office:value-type="string" calcext:value-type="string">
            <text:p>/home/qchen/Downloads/CarND-Project3/IMG/left_2017_03_01_13_53_24_726.jpg</text:p>
          </table:table-cell>
          <table:table-cell office:value-type="string" calcext:value-type="string">
            <text:p>/home/qchen/Downloads/CarND-Project3/IMG/right_2017_03_01_13_53_24_7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4" calcext:value-type="float">
            <text:p>30.189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810.jpg</text:p>
          </table:table-cell>
          <table:table-cell office:value-type="string" calcext:value-type="string">
            <text:p>/home/qchen/Downloads/CarND-Project3/IMG/left_2017_03_01_13_53_24_810.jpg</text:p>
          </table:table-cell>
          <table:table-cell office:value-type="string" calcext:value-type="string">
            <text:p>/home/qchen/Downloads/CarND-Project3/IMG/right_2017_03_01_13_53_24_8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894.jpg</text:p>
          </table:table-cell>
          <table:table-cell office:value-type="string" calcext:value-type="string">
            <text:p>/home/qchen/Downloads/CarND-Project3/IMG/left_2017_03_01_13_53_24_894.jpg</text:p>
          </table:table-cell>
          <table:table-cell office:value-type="string" calcext:value-type="string">
            <text:p>/home/qchen/Downloads/CarND-Project3/IMG/right_2017_03_01_13_53_24_8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4_977.jpg</text:p>
          </table:table-cell>
          <table:table-cell office:value-type="string" calcext:value-type="string">
            <text:p>/home/qchen/Downloads/CarND-Project3/IMG/left_2017_03_01_13_53_24_977.jpg</text:p>
          </table:table-cell>
          <table:table-cell office:value-type="string" calcext:value-type="string">
            <text:p>/home/qchen/Downloads/CarND-Project3/IMG/right_2017_03_01_13_53_24_977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3" calcext:value-type="float">
            <text:p>30.1898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063.jpg</text:p>
          </table:table-cell>
          <table:table-cell office:value-type="string" calcext:value-type="string">
            <text:p>/home/qchen/Downloads/CarND-Project3/IMG/left_2017_03_01_13_53_25_063.jpg</text:p>
          </table:table-cell>
          <table:table-cell office:value-type="string" calcext:value-type="string">
            <text:p>/home/qchen/Downloads/CarND-Project3/IMG/right_2017_03_01_13_53_25_063.jpg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969" calcext:value-type="float">
            <text:p>30.1696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143.jpg</text:p>
          </table:table-cell>
          <table:table-cell office:value-type="string" calcext:value-type="string">
            <text:p>/home/qchen/Downloads/CarND-Project3/IMG/left_2017_03_01_13_53_25_143.jpg</text:p>
          </table:table-cell>
          <table:table-cell office:value-type="string" calcext:value-type="string">
            <text:p>/home/qchen/Downloads/CarND-Project3/IMG/right_2017_03_01_13_53_25_143.jpg</text:p>
          </table:table-cell>
          <table:table-cell office:value-type="float" office:value="-0.07023685" calcext:value-type="float">
            <text:p>-0.070236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12" calcext:value-type="float">
            <text:p>30.191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227.jpg</text:p>
          </table:table-cell>
          <table:table-cell office:value-type="string" calcext:value-type="string">
            <text:p>/home/qchen/Downloads/CarND-Project3/IMG/left_2017_03_01_13_53_25_227.jpg</text:p>
          </table:table-cell>
          <table:table-cell office:value-type="string" calcext:value-type="string">
            <text:p>/home/qchen/Downloads/CarND-Project3/IMG/right_2017_03_01_13_53_25_2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62" calcext:value-type="float">
            <text:p>30.1896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311.jpg</text:p>
          </table:table-cell>
          <table:table-cell office:value-type="string" calcext:value-type="string">
            <text:p>/home/qchen/Downloads/CarND-Project3/IMG/left_2017_03_01_13_53_25_311.jpg</text:p>
          </table:table-cell>
          <table:table-cell office:value-type="string" calcext:value-type="string">
            <text:p>/home/qchen/Downloads/CarND-Project3/IMG/right_2017_03_01_13_53_25_3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2" calcext:value-type="float">
            <text:p>30.190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392.jpg</text:p>
          </table:table-cell>
          <table:table-cell office:value-type="string" calcext:value-type="string">
            <text:p>/home/qchen/Downloads/CarND-Project3/IMG/left_2017_03_01_13_53_25_392.jpg</text:p>
          </table:table-cell>
          <table:table-cell office:value-type="string" calcext:value-type="string">
            <text:p>/home/qchen/Downloads/CarND-Project3/IMG/right_2017_03_01_13_53_25_3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477.jpg</text:p>
          </table:table-cell>
          <table:table-cell office:value-type="string" calcext:value-type="string">
            <text:p>/home/qchen/Downloads/CarND-Project3/IMG/left_2017_03_01_13_53_25_477.jpg</text:p>
          </table:table-cell>
          <table:table-cell office:value-type="string" calcext:value-type="string">
            <text:p>/home/qchen/Downloads/CarND-Project3/IMG/right_2017_03_01_13_53_25_477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" calcext:value-type="float">
            <text:p>30.18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562.jpg</text:p>
          </table:table-cell>
          <table:table-cell office:value-type="string" calcext:value-type="string">
            <text:p>/home/qchen/Downloads/CarND-Project3/IMG/left_2017_03_01_13_53_25_562.jpg</text:p>
          </table:table-cell>
          <table:table-cell office:value-type="string" calcext:value-type="string">
            <text:p>/home/qchen/Downloads/CarND-Project3/IMG/right_2017_03_01_13_53_25_562.jpg</text:p>
          </table:table-cell>
          <table:table-cell office:value-type="float" office:value="-0.05109543" calcext:value-type="float">
            <text:p>-0.05109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4" calcext:value-type="float">
            <text:p>30.1907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640.jpg</text:p>
          </table:table-cell>
          <table:table-cell office:value-type="string" calcext:value-type="string">
            <text:p>/home/qchen/Downloads/CarND-Project3/IMG/left_2017_03_01_13_53_25_640.jpg</text:p>
          </table:table-cell>
          <table:table-cell office:value-type="string" calcext:value-type="string">
            <text:p>/home/qchen/Downloads/CarND-Project3/IMG/right_2017_03_01_13_53_25_64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5" calcext:value-type="float">
            <text:p>30.190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718.jpg</text:p>
          </table:table-cell>
          <table:table-cell office:value-type="string" calcext:value-type="string">
            <text:p>/home/qchen/Downloads/CarND-Project3/IMG/left_2017_03_01_13_53_25_718.jpg</text:p>
          </table:table-cell>
          <table:table-cell office:value-type="string" calcext:value-type="string">
            <text:p>/home/qchen/Downloads/CarND-Project3/IMG/right_2017_03_01_13_53_25_7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2" calcext:value-type="float">
            <text:p>30.19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798.jpg</text:p>
          </table:table-cell>
          <table:table-cell office:value-type="string" calcext:value-type="string">
            <text:p>/home/qchen/Downloads/CarND-Project3/IMG/left_2017_03_01_13_53_25_798.jpg</text:p>
          </table:table-cell>
          <table:table-cell office:value-type="string" calcext:value-type="string">
            <text:p>/home/qchen/Downloads/CarND-Project3/IMG/right_2017_03_01_13_53_25_7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879.jpg</text:p>
          </table:table-cell>
          <table:table-cell office:value-type="string" calcext:value-type="string">
            <text:p>/home/qchen/Downloads/CarND-Project3/IMG/left_2017_03_01_13_53_25_879.jpg</text:p>
          </table:table-cell>
          <table:table-cell office:value-type="string" calcext:value-type="string">
            <text:p>/home/qchen/Downloads/CarND-Project3/IMG/right_2017_03_01_13_53_25_879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41" calcext:value-type="float">
            <text:p>30.180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5_963.jpg</text:p>
          </table:table-cell>
          <table:table-cell office:value-type="string" calcext:value-type="string">
            <text:p>/home/qchen/Downloads/CarND-Project3/IMG/left_2017_03_01_13_53_25_963.jpg</text:p>
          </table:table-cell>
          <table:table-cell office:value-type="string" calcext:value-type="string">
            <text:p>/home/qchen/Downloads/CarND-Project3/IMG/right_2017_03_01_13_53_25_963.jpg</text:p>
          </table:table-cell>
          <table:table-cell office:value-type="float" office:value="-0.1784947" calcext:value-type="float">
            <text:p>-0.1784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07" calcext:value-type="float">
            <text:p>30.1880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043.jpg</text:p>
          </table:table-cell>
          <table:table-cell office:value-type="string" calcext:value-type="string">
            <text:p>/home/qchen/Downloads/CarND-Project3/IMG/left_2017_03_01_13_53_26_043.jpg</text:p>
          </table:table-cell>
          <table:table-cell office:value-type="string" calcext:value-type="string">
            <text:p>/home/qchen/Downloads/CarND-Project3/IMG/right_2017_03_01_13_53_26_0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44" calcext:value-type="float">
            <text:p>30.188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124.jpg</text:p>
          </table:table-cell>
          <table:table-cell office:value-type="string" calcext:value-type="string">
            <text:p>/home/qchen/Downloads/CarND-Project3/IMG/left_2017_03_01_13_53_26_124.jpg</text:p>
          </table:table-cell>
          <table:table-cell office:value-type="string" calcext:value-type="string">
            <text:p>/home/qchen/Downloads/CarND-Project3/IMG/right_2017_03_01_13_53_26_1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3" calcext:value-type="float">
            <text:p>30.1898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203.jpg</text:p>
          </table:table-cell>
          <table:table-cell office:value-type="string" calcext:value-type="string">
            <text:p>/home/qchen/Downloads/CarND-Project3/IMG/left_2017_03_01_13_53_26_203.jpg</text:p>
          </table:table-cell>
          <table:table-cell office:value-type="string" calcext:value-type="string">
            <text:p>/home/qchen/Downloads/CarND-Project3/IMG/right_2017_03_01_13_53_26_2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41" calcext:value-type="float">
            <text:p>30.188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283.jpg</text:p>
          </table:table-cell>
          <table:table-cell office:value-type="string" calcext:value-type="string">
            <text:p>/home/qchen/Downloads/CarND-Project3/IMG/left_2017_03_01_13_53_26_283.jpg</text:p>
          </table:table-cell>
          <table:table-cell office:value-type="string" calcext:value-type="string">
            <text:p>/home/qchen/Downloads/CarND-Project3/IMG/right_2017_03_01_13_53_26_283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" calcext:value-type="float">
            <text:p>30.18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363.jpg</text:p>
          </table:table-cell>
          <table:table-cell office:value-type="string" calcext:value-type="string">
            <text:p>/home/qchen/Downloads/CarND-Project3/IMG/left_2017_03_01_13_53_26_363.jpg</text:p>
          </table:table-cell>
          <table:table-cell office:value-type="string" calcext:value-type="string">
            <text:p>/home/qchen/Downloads/CarND-Project3/IMG/right_2017_03_01_13_53_26_363.jpg</text:p>
          </table:table-cell>
          <table:table-cell office:value-type="float" office:value="-0.1274218" calcext:value-type="float">
            <text:p>-0.1274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443.jpg</text:p>
          </table:table-cell>
          <table:table-cell office:value-type="string" calcext:value-type="string">
            <text:p>/home/qchen/Downloads/CarND-Project3/IMG/left_2017_03_01_13_53_26_443.jpg</text:p>
          </table:table-cell>
          <table:table-cell office:value-type="string" calcext:value-type="string">
            <text:p>/home/qchen/Downloads/CarND-Project3/IMG/right_2017_03_01_13_53_26_4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2" calcext:value-type="float">
            <text:p>30.1906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523.jpg</text:p>
          </table:table-cell>
          <table:table-cell office:value-type="string" calcext:value-type="string">
            <text:p>/home/qchen/Downloads/CarND-Project3/IMG/left_2017_03_01_13_53_26_523.jpg</text:p>
          </table:table-cell>
          <table:table-cell office:value-type="string" calcext:value-type="string">
            <text:p>/home/qchen/Downloads/CarND-Project3/IMG/right_2017_03_01_13_53_26_52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600.jpg</text:p>
          </table:table-cell>
          <table:table-cell office:value-type="string" calcext:value-type="string">
            <text:p>/home/qchen/Downloads/CarND-Project3/IMG/left_2017_03_01_13_53_26_600.jpg</text:p>
          </table:table-cell>
          <table:table-cell office:value-type="string" calcext:value-type="string">
            <text:p>/home/qchen/Downloads/CarND-Project3/IMG/right_2017_03_01_13_53_26_6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" calcext:value-type="float">
            <text:p>30.19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681.jpg</text:p>
          </table:table-cell>
          <table:table-cell office:value-type="string" calcext:value-type="string">
            <text:p>/home/qchen/Downloads/CarND-Project3/IMG/left_2017_03_01_13_53_26_681.jpg</text:p>
          </table:table-cell>
          <table:table-cell office:value-type="string" calcext:value-type="string">
            <text:p>/home/qchen/Downloads/CarND-Project3/IMG/right_2017_03_01_13_53_26_681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84" calcext:value-type="float">
            <text:p>30.187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762.jpg</text:p>
          </table:table-cell>
          <table:table-cell office:value-type="string" calcext:value-type="string">
            <text:p>/home/qchen/Downloads/CarND-Project3/IMG/left_2017_03_01_13_53_26_762.jpg</text:p>
          </table:table-cell>
          <table:table-cell office:value-type="string" calcext:value-type="string">
            <text:p>/home/qchen/Downloads/CarND-Project3/IMG/right_2017_03_01_13_53_26_762.jpg</text:p>
          </table:table-cell>
          <table:table-cell office:value-type="float" office:value="-0.1180731" calcext:value-type="float">
            <text:p>-0.11807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21" calcext:value-type="float">
            <text:p>30.188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843.jpg</text:p>
          </table:table-cell>
          <table:table-cell office:value-type="string" calcext:value-type="string">
            <text:p>/home/qchen/Downloads/CarND-Project3/IMG/left_2017_03_01_13_53_26_843.jpg</text:p>
          </table:table-cell>
          <table:table-cell office:value-type="string" calcext:value-type="string">
            <text:p>/home/qchen/Downloads/CarND-Project3/IMG/right_2017_03_01_13_53_26_8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7" calcext:value-type="float">
            <text:p>30.1898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6_923.jpg</text:p>
          </table:table-cell>
          <table:table-cell office:value-type="string" calcext:value-type="string">
            <text:p>/home/qchen/Downloads/CarND-Project3/IMG/left_2017_03_01_13_53_26_923.jpg</text:p>
          </table:table-cell>
          <table:table-cell office:value-type="string" calcext:value-type="string">
            <text:p>/home/qchen/Downloads/CarND-Project3/IMG/right_2017_03_01_13_53_26_92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2" calcext:value-type="float">
            <text:p>30.190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006.jpg</text:p>
          </table:table-cell>
          <table:table-cell office:value-type="string" calcext:value-type="string">
            <text:p>/home/qchen/Downloads/CarND-Project3/IMG/left_2017_03_01_13_53_27_006.jpg</text:p>
          </table:table-cell>
          <table:table-cell office:value-type="string" calcext:value-type="string">
            <text:p>/home/qchen/Downloads/CarND-Project3/IMG/right_2017_03_01_13_53_27_0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3" calcext:value-type="float">
            <text:p>30.190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085.jpg</text:p>
          </table:table-cell>
          <table:table-cell office:value-type="string" calcext:value-type="string">
            <text:p>/home/qchen/Downloads/CarND-Project3/IMG/left_2017_03_01_13_53_27_085.jpg</text:p>
          </table:table-cell>
          <table:table-cell office:value-type="string" calcext:value-type="string">
            <text:p>/home/qchen/Downloads/CarND-Project3/IMG/right_2017_03_01_13_53_27_0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8" calcext:value-type="float">
            <text:p>30.1904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164.jpg</text:p>
          </table:table-cell>
          <table:table-cell office:value-type="string" calcext:value-type="string">
            <text:p>/home/qchen/Downloads/CarND-Project3/IMG/left_2017_03_01_13_53_27_164.jpg</text:p>
          </table:table-cell>
          <table:table-cell office:value-type="string" calcext:value-type="string">
            <text:p>/home/qchen/Downloads/CarND-Project3/IMG/right_2017_03_01_13_53_27_164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77" calcext:value-type="float">
            <text:p>30.1877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243.jpg</text:p>
          </table:table-cell>
          <table:table-cell office:value-type="string" calcext:value-type="string">
            <text:p>/home/qchen/Downloads/CarND-Project3/IMG/left_2017_03_01_13_53_27_243.jpg</text:p>
          </table:table-cell>
          <table:table-cell office:value-type="string" calcext:value-type="string">
            <text:p>/home/qchen/Downloads/CarND-Project3/IMG/right_2017_03_01_13_53_27_243.jpg</text:p>
          </table:table-cell>
          <table:table-cell office:value-type="float" office:value="-0.1074478" calcext:value-type="float">
            <text:p>-0.1074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55" calcext:value-type="float">
            <text:p>30.1875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322.jpg</text:p>
          </table:table-cell>
          <table:table-cell office:value-type="string" calcext:value-type="string">
            <text:p>/home/qchen/Downloads/CarND-Project3/IMG/left_2017_03_01_13_53_27_322.jpg</text:p>
          </table:table-cell>
          <table:table-cell office:value-type="string" calcext:value-type="string">
            <text:p>/home/qchen/Downloads/CarND-Project3/IMG/right_2017_03_01_13_53_27_3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" calcext:value-type="float">
            <text:p>30.19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401.jpg</text:p>
          </table:table-cell>
          <table:table-cell office:value-type="string" calcext:value-type="string">
            <text:p>/home/qchen/Downloads/CarND-Project3/IMG/left_2017_03_01_13_53_27_401.jpg</text:p>
          </table:table-cell>
          <table:table-cell office:value-type="string" calcext:value-type="string">
            <text:p>/home/qchen/Downloads/CarND-Project3/IMG/right_2017_03_01_13_53_27_4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2" calcext:value-type="float">
            <text:p>30.1904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477.jpg</text:p>
          </table:table-cell>
          <table:table-cell office:value-type="string" calcext:value-type="string">
            <text:p>/home/qchen/Downloads/CarND-Project3/IMG/left_2017_03_01_13_53_27_477.jpg</text:p>
          </table:table-cell>
          <table:table-cell office:value-type="string" calcext:value-type="string">
            <text:p>/home/qchen/Downloads/CarND-Project3/IMG/right_2017_03_01_13_53_27_4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5" calcext:value-type="float">
            <text:p>30.190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560.jpg</text:p>
          </table:table-cell>
          <table:table-cell office:value-type="string" calcext:value-type="string">
            <text:p>/home/qchen/Downloads/CarND-Project3/IMG/left_2017_03_01_13_53_27_560.jpg</text:p>
          </table:table-cell>
          <table:table-cell office:value-type="string" calcext:value-type="string">
            <text:p>/home/qchen/Downloads/CarND-Project3/IMG/right_2017_03_01_13_53_27_560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57" calcext:value-type="float">
            <text:p>30.1845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639.jpg</text:p>
          </table:table-cell>
          <table:table-cell office:value-type="string" calcext:value-type="string">
            <text:p>/home/qchen/Downloads/CarND-Project3/IMG/left_2017_03_01_13_53_27_639.jpg</text:p>
          </table:table-cell>
          <table:table-cell office:value-type="string" calcext:value-type="string">
            <text:p>/home/qchen/Downloads/CarND-Project3/IMG/right_2017_03_01_13_53_27_639.jpg</text:p>
          </table:table-cell>
          <table:table-cell office:value-type="float" office:value="-0.2968544" calcext:value-type="float">
            <text:p>-0.2968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99" calcext:value-type="float">
            <text:p>30.16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718.jpg</text:p>
          </table:table-cell>
          <table:table-cell office:value-type="string" calcext:value-type="string">
            <text:p>/home/qchen/Downloads/CarND-Project3/IMG/left_2017_03_01_13_53_27_718.jpg</text:p>
          </table:table-cell>
          <table:table-cell office:value-type="string" calcext:value-type="string">
            <text:p>/home/qchen/Downloads/CarND-Project3/IMG/right_2017_03_01_13_53_27_718.jpg</text:p>
          </table:table-cell>
          <table:table-cell office:value-type="float" office:value="-0.06210322" calcext:value-type="float">
            <text:p>-0.06210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03" calcext:value-type="float">
            <text:p>30.191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796.jpg</text:p>
          </table:table-cell>
          <table:table-cell office:value-type="string" calcext:value-type="string">
            <text:p>/home/qchen/Downloads/CarND-Project3/IMG/left_2017_03_01_13_53_27_796.jpg</text:p>
          </table:table-cell>
          <table:table-cell office:value-type="string" calcext:value-type="string">
            <text:p>/home/qchen/Downloads/CarND-Project3/IMG/right_2017_03_01_13_53_27_7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58" calcext:value-type="float">
            <text:p>30.189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875.jpg</text:p>
          </table:table-cell>
          <table:table-cell office:value-type="string" calcext:value-type="string">
            <text:p>/home/qchen/Downloads/CarND-Project3/IMG/left_2017_03_01_13_53_27_875.jpg</text:p>
          </table:table-cell>
          <table:table-cell office:value-type="string" calcext:value-type="string">
            <text:p>/home/qchen/Downloads/CarND-Project3/IMG/right_2017_03_01_13_53_27_875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9" calcext:value-type="float">
            <text:p>30.1903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7_952.jpg</text:p>
          </table:table-cell>
          <table:table-cell office:value-type="string" calcext:value-type="string">
            <text:p>/home/qchen/Downloads/CarND-Project3/IMG/left_2017_03_01_13_53_27_952.jpg</text:p>
          </table:table-cell>
          <table:table-cell office:value-type="string" calcext:value-type="string">
            <text:p>/home/qchen/Downloads/CarND-Project3/IMG/right_2017_03_01_13_53_27_952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677" calcext:value-type="float">
            <text:p>30.1767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031.jpg</text:p>
          </table:table-cell>
          <table:table-cell office:value-type="string" calcext:value-type="string">
            <text:p>/home/qchen/Downloads/CarND-Project3/IMG/left_2017_03_01_13_53_28_031.jpg</text:p>
          </table:table-cell>
          <table:table-cell office:value-type="string" calcext:value-type="string">
            <text:p>/home/qchen/Downloads/CarND-Project3/IMG/right_2017_03_01_13_53_28_031.jpg</text:p>
          </table:table-cell>
          <table:table-cell office:value-type="float" office:value="-0.05445638" calcext:value-type="float">
            <text:p>-0.05445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17" calcext:value-type="float">
            <text:p>30.1891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108.jpg</text:p>
          </table:table-cell>
          <table:table-cell office:value-type="string" calcext:value-type="string">
            <text:p>/home/qchen/Downloads/CarND-Project3/IMG/left_2017_03_01_13_53_28_108.jpg</text:p>
          </table:table-cell>
          <table:table-cell office:value-type="string" calcext:value-type="string">
            <text:p>/home/qchen/Downloads/CarND-Project3/IMG/right_2017_03_01_13_53_28_1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5" calcext:value-type="float">
            <text:p>30.190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185.jpg</text:p>
          </table:table-cell>
          <table:table-cell office:value-type="string" calcext:value-type="string">
            <text:p>/home/qchen/Downloads/CarND-Project3/IMG/left_2017_03_01_13_53_28_185.jpg</text:p>
          </table:table-cell>
          <table:table-cell office:value-type="string" calcext:value-type="string">
            <text:p>/home/qchen/Downloads/CarND-Project3/IMG/right_2017_03_01_13_53_28_1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3" calcext:value-type="float">
            <text:p>30.1904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262.jpg</text:p>
          </table:table-cell>
          <table:table-cell office:value-type="string" calcext:value-type="string">
            <text:p>/home/qchen/Downloads/CarND-Project3/IMG/left_2017_03_01_13_53_28_262.jpg</text:p>
          </table:table-cell>
          <table:table-cell office:value-type="string" calcext:value-type="string">
            <text:p>/home/qchen/Downloads/CarND-Project3/IMG/right_2017_03_01_13_53_28_262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39" calcext:value-type="float">
            <text:p>30.1883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342.jpg</text:p>
          </table:table-cell>
          <table:table-cell office:value-type="string" calcext:value-type="string">
            <text:p>/home/qchen/Downloads/CarND-Project3/IMG/left_2017_03_01_13_53_28_342.jpg</text:p>
          </table:table-cell>
          <table:table-cell office:value-type="string" calcext:value-type="string">
            <text:p>/home/qchen/Downloads/CarND-Project3/IMG/right_2017_03_01_13_53_28_342.jpg</text:p>
          </table:table-cell>
          <table:table-cell office:value-type="float" office:value="-0.2441958" calcext:value-type="float">
            <text:p>-0.2441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697" calcext:value-type="float">
            <text:p>30.176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420.jpg</text:p>
          </table:table-cell>
          <table:table-cell office:value-type="string" calcext:value-type="string">
            <text:p>/home/qchen/Downloads/CarND-Project3/IMG/left_2017_03_01_13_53_28_420.jpg</text:p>
          </table:table-cell>
          <table:table-cell office:value-type="string" calcext:value-type="string">
            <text:p>/home/qchen/Downloads/CarND-Project3/IMG/right_2017_03_01_13_53_28_420.jpg</text:p>
          </table:table-cell>
          <table:table-cell office:value-type="float" office:value="-0.009899346" calcext:value-type="float">
            <text:p>-0.009899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" calcext:value-type="float">
            <text:p>30.19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497.jpg</text:p>
          </table:table-cell>
          <table:table-cell office:value-type="string" calcext:value-type="string">
            <text:p>/home/qchen/Downloads/CarND-Project3/IMG/left_2017_03_01_13_53_28_497.jpg</text:p>
          </table:table-cell>
          <table:table-cell office:value-type="string" calcext:value-type="string">
            <text:p>/home/qchen/Downloads/CarND-Project3/IMG/right_2017_03_01_13_53_28_4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6" calcext:value-type="float">
            <text:p>30.1897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576.jpg</text:p>
          </table:table-cell>
          <table:table-cell office:value-type="string" calcext:value-type="string">
            <text:p>/home/qchen/Downloads/CarND-Project3/IMG/left_2017_03_01_13_53_28_576.jpg</text:p>
          </table:table-cell>
          <table:table-cell office:value-type="string" calcext:value-type="string">
            <text:p>/home/qchen/Downloads/CarND-Project3/IMG/right_2017_03_01_13_53_28_576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28" calcext:value-type="float">
            <text:p>30.191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656.jpg</text:p>
          </table:table-cell>
          <table:table-cell office:value-type="string" calcext:value-type="string">
            <text:p>/home/qchen/Downloads/CarND-Project3/IMG/left_2017_03_01_13_53_28_656.jpg</text:p>
          </table:table-cell>
          <table:table-cell office:value-type="string" calcext:value-type="string">
            <text:p>/home/qchen/Downloads/CarND-Project3/IMG/right_2017_03_01_13_53_28_656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674" calcext:value-type="float">
            <text:p>30.1767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732.jpg</text:p>
          </table:table-cell>
          <table:table-cell office:value-type="string" calcext:value-type="string">
            <text:p>/home/qchen/Downloads/CarND-Project3/IMG/left_2017_03_01_13_53_28_732.jpg</text:p>
          </table:table-cell>
          <table:table-cell office:value-type="string" calcext:value-type="string">
            <text:p>/home/qchen/Downloads/CarND-Project3/IMG/right_2017_03_01_13_53_28_732.jpg</text:p>
          </table:table-cell>
          <table:table-cell office:value-type="float" office:value="-0.181607" calcext:value-type="float">
            <text:p>-0.1816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77" calcext:value-type="float">
            <text:p>30.1887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810.jpg</text:p>
          </table:table-cell>
          <table:table-cell office:value-type="string" calcext:value-type="string">
            <text:p>/home/qchen/Downloads/CarND-Project3/IMG/left_2017_03_01_13_53_28_810.jpg</text:p>
          </table:table-cell>
          <table:table-cell office:value-type="string" calcext:value-type="string">
            <text:p>/home/qchen/Downloads/CarND-Project3/IMG/right_2017_03_01_13_53_28_8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3" calcext:value-type="float">
            <text:p>30.189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886.jpg</text:p>
          </table:table-cell>
          <table:table-cell office:value-type="string" calcext:value-type="string">
            <text:p>/home/qchen/Downloads/CarND-Project3/IMG/left_2017_03_01_13_53_28_886.jpg</text:p>
          </table:table-cell>
          <table:table-cell office:value-type="string" calcext:value-type="string">
            <text:p>/home/qchen/Downloads/CarND-Project3/IMG/right_2017_03_01_13_53_28_8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8_962.jpg</text:p>
          </table:table-cell>
          <table:table-cell office:value-type="string" calcext:value-type="string">
            <text:p>/home/qchen/Downloads/CarND-Project3/IMG/left_2017_03_01_13_53_28_962.jpg</text:p>
          </table:table-cell>
          <table:table-cell office:value-type="string" calcext:value-type="string">
            <text:p>/home/qchen/Downloads/CarND-Project3/IMG/right_2017_03_01_13_53_28_9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041.jpg</text:p>
          </table:table-cell>
          <table:table-cell office:value-type="string" calcext:value-type="string">
            <text:p>/home/qchen/Downloads/CarND-Project3/IMG/left_2017_03_01_13_53_29_041.jpg</text:p>
          </table:table-cell>
          <table:table-cell office:value-type="string" calcext:value-type="string">
            <text:p>/home/qchen/Downloads/CarND-Project3/IMG/right_2017_03_01_13_53_29_041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3" calcext:value-type="float">
            <text:p>30.188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117.jpg</text:p>
          </table:table-cell>
          <table:table-cell office:value-type="string" calcext:value-type="string">
            <text:p>/home/qchen/Downloads/CarND-Project3/IMG/left_2017_03_01_13_53_29_117.jpg</text:p>
          </table:table-cell>
          <table:table-cell office:value-type="string" calcext:value-type="string">
            <text:p>/home/qchen/Downloads/CarND-Project3/IMG/right_2017_03_01_13_53_29_117.jpg</text:p>
          </table:table-cell>
          <table:table-cell office:value-type="float" office:value="-0.1290952" calcext:value-type="float">
            <text:p>-0.1290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84" calcext:value-type="float">
            <text:p>30.185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195.jpg</text:p>
          </table:table-cell>
          <table:table-cell office:value-type="string" calcext:value-type="string">
            <text:p>/home/qchen/Downloads/CarND-Project3/IMG/left_2017_03_01_13_53_29_195.jpg</text:p>
          </table:table-cell>
          <table:table-cell office:value-type="string" calcext:value-type="string">
            <text:p>/home/qchen/Downloads/CarND-Project3/IMG/right_2017_03_01_13_53_29_1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5" calcext:value-type="float">
            <text:p>30.190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273.jpg</text:p>
          </table:table-cell>
          <table:table-cell office:value-type="string" calcext:value-type="string">
            <text:p>/home/qchen/Downloads/CarND-Project3/IMG/left_2017_03_01_13_53_29_273.jpg</text:p>
          </table:table-cell>
          <table:table-cell office:value-type="string" calcext:value-type="string">
            <text:p>/home/qchen/Downloads/CarND-Project3/IMG/right_2017_03_01_13_53_29_273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21" calcext:value-type="float">
            <text:p>30.187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351.jpg</text:p>
          </table:table-cell>
          <table:table-cell office:value-type="string" calcext:value-type="string">
            <text:p>/home/qchen/Downloads/CarND-Project3/IMG/left_2017_03_01_13_53_29_351.jpg</text:p>
          </table:table-cell>
          <table:table-cell office:value-type="string" calcext:value-type="string">
            <text:p>/home/qchen/Downloads/CarND-Project3/IMG/right_2017_03_01_13_53_29_351.jpg</text:p>
          </table:table-cell>
          <table:table-cell office:value-type="float" office:value="-0.35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532" calcext:value-type="float">
            <text:p>30.165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428.jpg</text:p>
          </table:table-cell>
          <table:table-cell office:value-type="string" calcext:value-type="string">
            <text:p>/home/qchen/Downloads/CarND-Project3/IMG/left_2017_03_01_13_53_29_428.jpg</text:p>
          </table:table-cell>
          <table:table-cell office:value-type="string" calcext:value-type="string">
            <text:p>/home/qchen/Downloads/CarND-Project3/IMG/right_2017_03_01_13_53_29_428.jpg</text:p>
          </table:table-cell>
          <table:table-cell office:value-type="float" office:value="-0.415515" calcext:value-type="float">
            <text:p>-0.415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587" calcext:value-type="float">
            <text:p>30.1658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504.jpg</text:p>
          </table:table-cell>
          <table:table-cell office:value-type="string" calcext:value-type="string">
            <text:p>/home/qchen/Downloads/CarND-Project3/IMG/left_2017_03_01_13_53_29_504.jpg</text:p>
          </table:table-cell>
          <table:table-cell office:value-type="string" calcext:value-type="string">
            <text:p>/home/qchen/Downloads/CarND-Project3/IMG/right_2017_03_01_13_53_29_504.jpg</text:p>
          </table:table-cell>
          <table:table-cell office:value-type="float" office:value="-0.1854938" calcext:value-type="float">
            <text:p>-0.1854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345" calcext:value-type="float">
            <text:p>30.1934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581.jpg</text:p>
          </table:table-cell>
          <table:table-cell office:value-type="string" calcext:value-type="string">
            <text:p>/home/qchen/Downloads/CarND-Project3/IMG/left_2017_03_01_13_53_29_581.jpg</text:p>
          </table:table-cell>
          <table:table-cell office:value-type="string" calcext:value-type="string">
            <text:p>/home/qchen/Downloads/CarND-Project3/IMG/right_2017_03_01_13_53_29_5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58" calcext:value-type="float">
            <text:p>30.186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660.jpg</text:p>
          </table:table-cell>
          <table:table-cell office:value-type="string" calcext:value-type="string">
            <text:p>/home/qchen/Downloads/CarND-Project3/IMG/left_2017_03_01_13_53_29_660.jpg</text:p>
          </table:table-cell>
          <table:table-cell office:value-type="string" calcext:value-type="string">
            <text:p>/home/qchen/Downloads/CarND-Project3/IMG/right_2017_03_01_13_53_29_6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55" calcext:value-type="float">
            <text:p>30.1895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735.jpg</text:p>
          </table:table-cell>
          <table:table-cell office:value-type="string" calcext:value-type="string">
            <text:p>/home/qchen/Downloads/CarND-Project3/IMG/left_2017_03_01_13_53_29_735.jpg</text:p>
          </table:table-cell>
          <table:table-cell office:value-type="string" calcext:value-type="string">
            <text:p>/home/qchen/Downloads/CarND-Project3/IMG/right_2017_03_01_13_53_29_73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6" calcext:value-type="float">
            <text:p>30.1899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811.jpg</text:p>
          </table:table-cell>
          <table:table-cell office:value-type="string" calcext:value-type="string">
            <text:p>/home/qchen/Downloads/CarND-Project3/IMG/left_2017_03_01_13_53_29_811.jpg</text:p>
          </table:table-cell>
          <table:table-cell office:value-type="string" calcext:value-type="string">
            <text:p>/home/qchen/Downloads/CarND-Project3/IMG/right_2017_03_01_13_53_29_8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3" calcext:value-type="float">
            <text:p>30.1901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891.jpg</text:p>
          </table:table-cell>
          <table:table-cell office:value-type="string" calcext:value-type="string">
            <text:p>/home/qchen/Downloads/CarND-Project3/IMG/left_2017_03_01_13_53_29_891.jpg</text:p>
          </table:table-cell>
          <table:table-cell office:value-type="string" calcext:value-type="string">
            <text:p>/home/qchen/Downloads/CarND-Project3/IMG/right_2017_03_01_13_53_29_8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5" calcext:value-type="float">
            <text:p>30.190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29_964.jpg</text:p>
          </table:table-cell>
          <table:table-cell office:value-type="string" calcext:value-type="string">
            <text:p>/home/qchen/Downloads/CarND-Project3/IMG/left_2017_03_01_13_53_29_964.jpg</text:p>
          </table:table-cell>
          <table:table-cell office:value-type="string" calcext:value-type="string">
            <text:p>/home/qchen/Downloads/CarND-Project3/IMG/right_2017_03_01_13_53_29_9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2" calcext:value-type="float">
            <text:p>30.1907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042.jpg</text:p>
          </table:table-cell>
          <table:table-cell office:value-type="string" calcext:value-type="string">
            <text:p>/home/qchen/Downloads/CarND-Project3/IMG/left_2017_03_01_13_53_30_042.jpg</text:p>
          </table:table-cell>
          <table:table-cell office:value-type="string" calcext:value-type="string">
            <text:p>/home/qchen/Downloads/CarND-Project3/IMG/right_2017_03_01_13_53_30_042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88" calcext:value-type="float">
            <text:p>30.179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118.jpg</text:p>
          </table:table-cell>
          <table:table-cell office:value-type="string" calcext:value-type="string">
            <text:p>/home/qchen/Downloads/CarND-Project3/IMG/left_2017_03_01_13_53_30_118.jpg</text:p>
          </table:table-cell>
          <table:table-cell office:value-type="string" calcext:value-type="string">
            <text:p>/home/qchen/Downloads/CarND-Project3/IMG/right_2017_03_01_13_53_30_118.jpg</text:p>
          </table:table-cell>
          <table:table-cell office:value-type="float" office:value="-0.006788252" calcext:value-type="float">
            <text:p>-0.006788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194.jpg</text:p>
          </table:table-cell>
          <table:table-cell office:value-type="string" calcext:value-type="string">
            <text:p>/home/qchen/Downloads/CarND-Project3/IMG/left_2017_03_01_13_53_30_194.jpg</text:p>
          </table:table-cell>
          <table:table-cell office:value-type="string" calcext:value-type="string">
            <text:p>/home/qchen/Downloads/CarND-Project3/IMG/right_2017_03_01_13_53_30_1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84" calcext:value-type="float">
            <text:p>30.190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269.jpg</text:p>
          </table:table-cell>
          <table:table-cell office:value-type="string" calcext:value-type="string">
            <text:p>/home/qchen/Downloads/CarND-Project3/IMG/left_2017_03_01_13_53_30_269.jpg</text:p>
          </table:table-cell>
          <table:table-cell office:value-type="string" calcext:value-type="string">
            <text:p>/home/qchen/Downloads/CarND-Project3/IMG/right_2017_03_01_13_53_30_269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74" calcext:value-type="float">
            <text:p>30.1887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346.jpg</text:p>
          </table:table-cell>
          <table:table-cell office:value-type="string" calcext:value-type="string">
            <text:p>/home/qchen/Downloads/CarND-Project3/IMG/left_2017_03_01_13_53_30_346.jpg</text:p>
          </table:table-cell>
          <table:table-cell office:value-type="string" calcext:value-type="string">
            <text:p>/home/qchen/Downloads/CarND-Project3/IMG/right_2017_03_01_13_53_30_346.jpg</text:p>
          </table:table-cell>
          <table:table-cell office:value-type="float" office:value="-0.2227226" calcext:value-type="float">
            <text:p>-0.2227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31" calcext:value-type="float">
            <text:p>30.179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422.jpg</text:p>
          </table:table-cell>
          <table:table-cell office:value-type="string" calcext:value-type="string">
            <text:p>/home/qchen/Downloads/CarND-Project3/IMG/left_2017_03_01_13_53_30_422.jpg</text:p>
          </table:table-cell>
          <table:table-cell office:value-type="string" calcext:value-type="string">
            <text:p>/home/qchen/Downloads/CarND-Project3/IMG/right_2017_03_01_13_53_30_4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" calcext:value-type="float">
            <text:p>30.18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497.jpg</text:p>
          </table:table-cell>
          <table:table-cell office:value-type="string" calcext:value-type="string">
            <text:p>/home/qchen/Downloads/CarND-Project3/IMG/left_2017_03_01_13_53_30_497.jpg</text:p>
          </table:table-cell>
          <table:table-cell office:value-type="string" calcext:value-type="string">
            <text:p>/home/qchen/Downloads/CarND-Project3/IMG/right_2017_03_01_13_53_30_497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2" calcext:value-type="float">
            <text:p>30.190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573.jpg</text:p>
          </table:table-cell>
          <table:table-cell office:value-type="string" calcext:value-type="string">
            <text:p>/home/qchen/Downloads/CarND-Project3/IMG/left_2017_03_01_13_53_30_573.jpg</text:p>
          </table:table-cell>
          <table:table-cell office:value-type="string" calcext:value-type="string">
            <text:p>/home/qchen/Downloads/CarND-Project3/IMG/right_2017_03_01_13_53_30_573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729" calcext:value-type="float">
            <text:p>30.177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650.jpg</text:p>
          </table:table-cell>
          <table:table-cell office:value-type="string" calcext:value-type="string">
            <text:p>/home/qchen/Downloads/CarND-Project3/IMG/left_2017_03_01_13_53_30_650.jpg</text:p>
          </table:table-cell>
          <table:table-cell office:value-type="string" calcext:value-type="string">
            <text:p>/home/qchen/Downloads/CarND-Project3/IMG/right_2017_03_01_13_53_30_650.jpg</text:p>
          </table:table-cell>
          <table:table-cell office:value-type="float" office:value="-0.45" calcext:value-type="float">
            <text:p>-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373" calcext:value-type="float">
            <text:p>30.153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727.jpg</text:p>
          </table:table-cell>
          <table:table-cell office:value-type="string" calcext:value-type="string">
            <text:p>/home/qchen/Downloads/CarND-Project3/IMG/left_2017_03_01_13_53_30_727.jpg</text:p>
          </table:table-cell>
          <table:table-cell office:value-type="string" calcext:value-type="string">
            <text:p>/home/qchen/Downloads/CarND-Project3/IMG/right_2017_03_01_13_53_30_727.jpg</text:p>
          </table:table-cell>
          <table:table-cell office:value-type="float" office:value="-0.3992384" calcext:value-type="float">
            <text:p>-0.3992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85" calcext:value-type="float">
            <text:p>30.178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803.jpg</text:p>
          </table:table-cell>
          <table:table-cell office:value-type="string" calcext:value-type="string">
            <text:p>/home/qchen/Downloads/CarND-Project3/IMG/left_2017_03_01_13_53_30_803.jpg</text:p>
          </table:table-cell>
          <table:table-cell office:value-type="string" calcext:value-type="string">
            <text:p>/home/qchen/Downloads/CarND-Project3/IMG/right_2017_03_01_13_53_30_803.jpg</text:p>
          </table:table-cell>
          <table:table-cell office:value-type="float" office:value="-0.1726018" calcext:value-type="float">
            <text:p>-0.1726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571" calcext:value-type="float">
            <text:p>30.1957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881.jpg</text:p>
          </table:table-cell>
          <table:table-cell office:value-type="string" calcext:value-type="string">
            <text:p>/home/qchen/Downloads/CarND-Project3/IMG/left_2017_03_01_13_53_30_881.jpg</text:p>
          </table:table-cell>
          <table:table-cell office:value-type="string" calcext:value-type="string">
            <text:p>/home/qchen/Downloads/CarND-Project3/IMG/right_2017_03_01_13_53_30_8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84" calcext:value-type="float">
            <text:p>30.185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0_961.jpg</text:p>
          </table:table-cell>
          <table:table-cell office:value-type="string" calcext:value-type="string">
            <text:p>/home/qchen/Downloads/CarND-Project3/IMG/left_2017_03_01_13_53_30_961.jpg</text:p>
          </table:table-cell>
          <table:table-cell office:value-type="string" calcext:value-type="string">
            <text:p>/home/qchen/Downloads/CarND-Project3/IMG/right_2017_03_01_13_53_30_9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1" calcext:value-type="float">
            <text:p>30.189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041.jpg</text:p>
          </table:table-cell>
          <table:table-cell office:value-type="string" calcext:value-type="string">
            <text:p>/home/qchen/Downloads/CarND-Project3/IMG/left_2017_03_01_13_53_31_041.jpg</text:p>
          </table:table-cell>
          <table:table-cell office:value-type="string" calcext:value-type="string">
            <text:p>/home/qchen/Downloads/CarND-Project3/IMG/right_2017_03_01_13_53_31_0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119.jpg</text:p>
          </table:table-cell>
          <table:table-cell office:value-type="string" calcext:value-type="string">
            <text:p>/home/qchen/Downloads/CarND-Project3/IMG/left_2017_03_01_13_53_31_119.jpg</text:p>
          </table:table-cell>
          <table:table-cell office:value-type="string" calcext:value-type="string">
            <text:p>/home/qchen/Downloads/CarND-Project3/IMG/right_2017_03_01_13_53_31_1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5" calcext:value-type="float">
            <text:p>30.1899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198.jpg</text:p>
          </table:table-cell>
          <table:table-cell office:value-type="string" calcext:value-type="string">
            <text:p>/home/qchen/Downloads/CarND-Project3/IMG/left_2017_03_01_13_53_31_198.jpg</text:p>
          </table:table-cell>
          <table:table-cell office:value-type="string" calcext:value-type="string">
            <text:p>/home/qchen/Downloads/CarND-Project3/IMG/right_2017_03_01_13_53_31_1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2" calcext:value-type="float">
            <text:p>30.189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280.jpg</text:p>
          </table:table-cell>
          <table:table-cell office:value-type="string" calcext:value-type="string">
            <text:p>/home/qchen/Downloads/CarND-Project3/IMG/left_2017_03_01_13_53_31_280.jpg</text:p>
          </table:table-cell>
          <table:table-cell office:value-type="string" calcext:value-type="string">
            <text:p>/home/qchen/Downloads/CarND-Project3/IMG/right_2017_03_01_13_53_31_2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7" calcext:value-type="float">
            <text:p>30.1905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358.jpg</text:p>
          </table:table-cell>
          <table:table-cell office:value-type="string" calcext:value-type="string">
            <text:p>/home/qchen/Downloads/CarND-Project3/IMG/left_2017_03_01_13_53_31_358.jpg</text:p>
          </table:table-cell>
          <table:table-cell office:value-type="string" calcext:value-type="string">
            <text:p>/home/qchen/Downloads/CarND-Project3/IMG/right_2017_03_01_13_53_31_35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439.jpg</text:p>
          </table:table-cell>
          <table:table-cell office:value-type="string" calcext:value-type="string">
            <text:p>/home/qchen/Downloads/CarND-Project3/IMG/left_2017_03_01_13_53_31_439.jpg</text:p>
          </table:table-cell>
          <table:table-cell office:value-type="string" calcext:value-type="string">
            <text:p>/home/qchen/Downloads/CarND-Project3/IMG/right_2017_03_01_13_53_31_4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5" calcext:value-type="float">
            <text:p>30.189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518.jpg</text:p>
          </table:table-cell>
          <table:table-cell office:value-type="string" calcext:value-type="string">
            <text:p>/home/qchen/Downloads/CarND-Project3/IMG/left_2017_03_01_13_53_31_518.jpg</text:p>
          </table:table-cell>
          <table:table-cell office:value-type="string" calcext:value-type="string">
            <text:p>/home/qchen/Downloads/CarND-Project3/IMG/right_2017_03_01_13_53_31_5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2" calcext:value-type="float">
            <text:p>30.1907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597.jpg</text:p>
          </table:table-cell>
          <table:table-cell office:value-type="string" calcext:value-type="string">
            <text:p>/home/qchen/Downloads/CarND-Project3/IMG/left_2017_03_01_13_53_31_597.jpg</text:p>
          </table:table-cell>
          <table:table-cell office:value-type="string" calcext:value-type="string">
            <text:p>/home/qchen/Downloads/CarND-Project3/IMG/right_2017_03_01_13_53_31_5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4" calcext:value-type="float">
            <text:p>30.190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678.jpg</text:p>
          </table:table-cell>
          <table:table-cell office:value-type="string" calcext:value-type="string">
            <text:p>/home/qchen/Downloads/CarND-Project3/IMG/left_2017_03_01_13_53_31_678.jpg</text:p>
          </table:table-cell>
          <table:table-cell office:value-type="string" calcext:value-type="string">
            <text:p>/home/qchen/Downloads/CarND-Project3/IMG/right_2017_03_01_13_53_31_678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1" calcext:value-type="float">
            <text:p>30.1897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759.jpg</text:p>
          </table:table-cell>
          <table:table-cell office:value-type="string" calcext:value-type="string">
            <text:p>/home/qchen/Downloads/CarND-Project3/IMG/left_2017_03_01_13_53_31_759.jpg</text:p>
          </table:table-cell>
          <table:table-cell office:value-type="string" calcext:value-type="string">
            <text:p>/home/qchen/Downloads/CarND-Project3/IMG/right_2017_03_01_13_53_31_759.jpg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874" calcext:value-type="float">
            <text:p>30.1687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841.jpg</text:p>
          </table:table-cell>
          <table:table-cell office:value-type="string" calcext:value-type="string">
            <text:p>/home/qchen/Downloads/CarND-Project3/IMG/left_2017_03_01_13_53_31_841.jpg</text:p>
          </table:table-cell>
          <table:table-cell office:value-type="string" calcext:value-type="string">
            <text:p>/home/qchen/Downloads/CarND-Project3/IMG/right_2017_03_01_13_53_31_841.jpg</text:p>
          </table:table-cell>
          <table:table-cell office:value-type="float" office:value="-0.1797927" calcext:value-type="float">
            <text:p>-0.17979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2" calcext:value-type="float">
            <text:p>30.190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1_922.jpg</text:p>
          </table:table-cell>
          <table:table-cell office:value-type="string" calcext:value-type="string">
            <text:p>/home/qchen/Downloads/CarND-Project3/IMG/left_2017_03_01_13_53_31_922.jpg</text:p>
          </table:table-cell>
          <table:table-cell office:value-type="string" calcext:value-type="string">
            <text:p>/home/qchen/Downloads/CarND-Project3/IMG/right_2017_03_01_13_53_31_9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57" calcext:value-type="float">
            <text:p>30.1885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003.jpg</text:p>
          </table:table-cell>
          <table:table-cell office:value-type="string" calcext:value-type="string">
            <text:p>/home/qchen/Downloads/CarND-Project3/IMG/left_2017_03_01_13_53_32_003.jpg</text:p>
          </table:table-cell>
          <table:table-cell office:value-type="string" calcext:value-type="string">
            <text:p>/home/qchen/Downloads/CarND-Project3/IMG/right_2017_03_01_13_53_32_0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085.jpg</text:p>
          </table:table-cell>
          <table:table-cell office:value-type="string" calcext:value-type="string">
            <text:p>/home/qchen/Downloads/CarND-Project3/IMG/left_2017_03_01_13_53_32_085.jpg</text:p>
          </table:table-cell>
          <table:table-cell office:value-type="string" calcext:value-type="string">
            <text:p>/home/qchen/Downloads/CarND-Project3/IMG/right_2017_03_01_13_53_32_0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" calcext:value-type="float">
            <text:p>30.18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166.jpg</text:p>
          </table:table-cell>
          <table:table-cell office:value-type="string" calcext:value-type="string">
            <text:p>/home/qchen/Downloads/CarND-Project3/IMG/left_2017_03_01_13_53_32_166.jpg</text:p>
          </table:table-cell>
          <table:table-cell office:value-type="string" calcext:value-type="string">
            <text:p>/home/qchen/Downloads/CarND-Project3/IMG/right_2017_03_01_13_53_32_1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81" calcext:value-type="float">
            <text:p>30.1908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248.jpg</text:p>
          </table:table-cell>
          <table:table-cell office:value-type="string" calcext:value-type="string">
            <text:p>/home/qchen/Downloads/CarND-Project3/IMG/left_2017_03_01_13_53_32_248.jpg</text:p>
          </table:table-cell>
          <table:table-cell office:value-type="string" calcext:value-type="string">
            <text:p>/home/qchen/Downloads/CarND-Project3/IMG/right_2017_03_01_13_53_32_2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6" calcext:value-type="float">
            <text:p>30.1904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330.jpg</text:p>
          </table:table-cell>
          <table:table-cell office:value-type="string" calcext:value-type="string">
            <text:p>/home/qchen/Downloads/CarND-Project3/IMG/left_2017_03_01_13_53_32_330.jpg</text:p>
          </table:table-cell>
          <table:table-cell office:value-type="string" calcext:value-type="string">
            <text:p>/home/qchen/Downloads/CarND-Project3/IMG/right_2017_03_01_13_53_32_3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1" calcext:value-type="float">
            <text:p>30.190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413.jpg</text:p>
          </table:table-cell>
          <table:table-cell office:value-type="string" calcext:value-type="string">
            <text:p>/home/qchen/Downloads/CarND-Project3/IMG/left_2017_03_01_13_53_32_413.jpg</text:p>
          </table:table-cell>
          <table:table-cell office:value-type="string" calcext:value-type="string">
            <text:p>/home/qchen/Downloads/CarND-Project3/IMG/right_2017_03_01_13_53_32_413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77" calcext:value-type="float">
            <text:p>30.1797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498.jpg</text:p>
          </table:table-cell>
          <table:table-cell office:value-type="string" calcext:value-type="string">
            <text:p>/home/qchen/Downloads/CarND-Project3/IMG/left_2017_03_01_13_53_32_498.jpg</text:p>
          </table:table-cell>
          <table:table-cell office:value-type="string" calcext:value-type="string">
            <text:p>/home/qchen/Downloads/CarND-Project3/IMG/right_2017_03_01_13_53_32_4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583.jpg</text:p>
          </table:table-cell>
          <table:table-cell office:value-type="string" calcext:value-type="string">
            <text:p>/home/qchen/Downloads/CarND-Project3/IMG/left_2017_03_01_13_53_32_583.jpg</text:p>
          </table:table-cell>
          <table:table-cell office:value-type="string" calcext:value-type="string">
            <text:p>/home/qchen/Downloads/CarND-Project3/IMG/right_2017_03_01_13_53_32_583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6" calcext:value-type="float">
            <text:p>30.1905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652.jpg</text:p>
          </table:table-cell>
          <table:table-cell office:value-type="string" calcext:value-type="string">
            <text:p>/home/qchen/Downloads/CarND-Project3/IMG/left_2017_03_01_13_53_32_652.jpg</text:p>
          </table:table-cell>
          <table:table-cell office:value-type="string" calcext:value-type="string">
            <text:p>/home/qchen/Downloads/CarND-Project3/IMG/right_2017_03_01_13_53_32_652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673" calcext:value-type="float">
            <text:p>30.176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737.jpg</text:p>
          </table:table-cell>
          <table:table-cell office:value-type="string" calcext:value-type="string">
            <text:p>/home/qchen/Downloads/CarND-Project3/IMG/left_2017_03_01_13_53_32_737.jpg</text:p>
          </table:table-cell>
          <table:table-cell office:value-type="string" calcext:value-type="string">
            <text:p>/home/qchen/Downloads/CarND-Project3/IMG/right_2017_03_01_13_53_32_737.jpg</text:p>
          </table:table-cell>
          <table:table-cell office:value-type="float" office:value="-0.1885314" calcext:value-type="float">
            <text:p>-0.1885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51" calcext:value-type="float">
            <text:p>30.1885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824.jpg</text:p>
          </table:table-cell>
          <table:table-cell office:value-type="string" calcext:value-type="string">
            <text:p>/home/qchen/Downloads/CarND-Project3/IMG/left_2017_03_01_13_53_32_824.jpg</text:p>
          </table:table-cell>
          <table:table-cell office:value-type="string" calcext:value-type="string">
            <text:p>/home/qchen/Downloads/CarND-Project3/IMG/right_2017_03_01_13_53_32_8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27" calcext:value-type="float">
            <text:p>30.189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912.jpg</text:p>
          </table:table-cell>
          <table:table-cell office:value-type="string" calcext:value-type="string">
            <text:p>/home/qchen/Downloads/CarND-Project3/IMG/left_2017_03_01_13_53_32_912.jpg</text:p>
          </table:table-cell>
          <table:table-cell office:value-type="string" calcext:value-type="string">
            <text:p>/home/qchen/Downloads/CarND-Project3/IMG/right_2017_03_01_13_53_32_9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2_996.jpg</text:p>
          </table:table-cell>
          <table:table-cell office:value-type="string" calcext:value-type="string">
            <text:p>/home/qchen/Downloads/CarND-Project3/IMG/left_2017_03_01_13_53_32_996.jpg</text:p>
          </table:table-cell>
          <table:table-cell office:value-type="string" calcext:value-type="string">
            <text:p>/home/qchen/Downloads/CarND-Project3/IMG/right_2017_03_01_13_53_32_9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2" calcext:value-type="float">
            <text:p>30.19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064.jpg</text:p>
          </table:table-cell>
          <table:table-cell office:value-type="string" calcext:value-type="string">
            <text:p>/home/qchen/Downloads/CarND-Project3/IMG/left_2017_03_01_13_53_33_064.jpg</text:p>
          </table:table-cell>
          <table:table-cell office:value-type="string" calcext:value-type="string">
            <text:p>/home/qchen/Downloads/CarND-Project3/IMG/right_2017_03_01_13_53_33_064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29" calcext:value-type="float">
            <text:p>30.188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148.jpg</text:p>
          </table:table-cell>
          <table:table-cell office:value-type="string" calcext:value-type="string">
            <text:p>/home/qchen/Downloads/CarND-Project3/IMG/left_2017_03_01_13_53_33_148.jpg</text:p>
          </table:table-cell>
          <table:table-cell office:value-type="string" calcext:value-type="string">
            <text:p>/home/qchen/Downloads/CarND-Project3/IMG/right_2017_03_01_13_53_33_148.jpg</text:p>
          </table:table-cell>
          <table:table-cell office:value-type="float" office:value="-0.2627213" calcext:value-type="float">
            <text:p>-0.2627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498" calcext:value-type="float">
            <text:p>30.174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232.jpg</text:p>
          </table:table-cell>
          <table:table-cell office:value-type="string" calcext:value-type="string">
            <text:p>/home/qchen/Downloads/CarND-Project3/IMG/left_2017_03_01_13_53_33_232.jpg</text:p>
          </table:table-cell>
          <table:table-cell office:value-type="string" calcext:value-type="string">
            <text:p>/home/qchen/Downloads/CarND-Project3/IMG/right_2017_03_01_13_53_33_232.jpg</text:p>
          </table:table-cell>
          <table:table-cell office:value-type="float" office:value="-0.008913986" calcext:value-type="float">
            <text:p>-0.008913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319.jpg</text:p>
          </table:table-cell>
          <table:table-cell office:value-type="string" calcext:value-type="string">
            <text:p>/home/qchen/Downloads/CarND-Project3/IMG/left_2017_03_01_13_53_33_319.jpg</text:p>
          </table:table-cell>
          <table:table-cell office:value-type="string" calcext:value-type="string">
            <text:p>/home/qchen/Downloads/CarND-Project3/IMG/right_2017_03_01_13_53_33_3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9" calcext:value-type="float">
            <text:p>30.1900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407.jpg</text:p>
          </table:table-cell>
          <table:table-cell office:value-type="string" calcext:value-type="string">
            <text:p>/home/qchen/Downloads/CarND-Project3/IMG/left_2017_03_01_13_53_33_407.jpg</text:p>
          </table:table-cell>
          <table:table-cell office:value-type="string" calcext:value-type="string">
            <text:p>/home/qchen/Downloads/CarND-Project3/IMG/right_2017_03_01_13_53_33_407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1" calcext:value-type="float">
            <text:p>30.190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489.jpg</text:p>
          </table:table-cell>
          <table:table-cell office:value-type="string" calcext:value-type="string">
            <text:p>/home/qchen/Downloads/CarND-Project3/IMG/left_2017_03_01_13_53_33_489.jpg</text:p>
          </table:table-cell>
          <table:table-cell office:value-type="string" calcext:value-type="string">
            <text:p>/home/qchen/Downloads/CarND-Project3/IMG/right_2017_03_01_13_53_33_489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614" calcext:value-type="float">
            <text:p>30.1761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572.jpg</text:p>
          </table:table-cell>
          <table:table-cell office:value-type="string" calcext:value-type="string">
            <text:p>/home/qchen/Downloads/CarND-Project3/IMG/left_2017_03_01_13_53_33_572.jpg</text:p>
          </table:table-cell>
          <table:table-cell office:value-type="string" calcext:value-type="string">
            <text:p>/home/qchen/Downloads/CarND-Project3/IMG/right_2017_03_01_13_53_33_572.jpg</text:p>
          </table:table-cell>
          <table:table-cell office:value-type="float" office:value="-0.06876117" calcext:value-type="float">
            <text:p>-0.06876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98" calcext:value-type="float">
            <text:p>30.190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658.jpg</text:p>
          </table:table-cell>
          <table:table-cell office:value-type="string" calcext:value-type="string">
            <text:p>/home/qchen/Downloads/CarND-Project3/IMG/left_2017_03_01_13_53_33_658.jpg</text:p>
          </table:table-cell>
          <table:table-cell office:value-type="string" calcext:value-type="string">
            <text:p>/home/qchen/Downloads/CarND-Project3/IMG/right_2017_03_01_13_53_33_65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6" calcext:value-type="float">
            <text:p>30.1897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741.jpg</text:p>
          </table:table-cell>
          <table:table-cell office:value-type="string" calcext:value-type="string">
            <text:p>/home/qchen/Downloads/CarND-Project3/IMG/left_2017_03_01_13_53_33_741.jpg</text:p>
          </table:table-cell>
          <table:table-cell office:value-type="string" calcext:value-type="string">
            <text:p>/home/qchen/Downloads/CarND-Project3/IMG/right_2017_03_01_13_53_33_7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826.jpg</text:p>
          </table:table-cell>
          <table:table-cell office:value-type="string" calcext:value-type="string">
            <text:p>/home/qchen/Downloads/CarND-Project3/IMG/left_2017_03_01_13_53_33_826.jpg</text:p>
          </table:table-cell>
          <table:table-cell office:value-type="string" calcext:value-type="string">
            <text:p>/home/qchen/Downloads/CarND-Project3/IMG/right_2017_03_01_13_53_33_826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911.jpg</text:p>
          </table:table-cell>
          <table:table-cell office:value-type="string" calcext:value-type="string">
            <text:p>/home/qchen/Downloads/CarND-Project3/IMG/left_2017_03_01_13_53_33_911.jpg</text:p>
          </table:table-cell>
          <table:table-cell office:value-type="string" calcext:value-type="string">
            <text:p>/home/qchen/Downloads/CarND-Project3/IMG/right_2017_03_01_13_53_33_911.jpg</text:p>
          </table:table-cell>
          <table:table-cell office:value-type="float" office:value="-0.1911771" calcext:value-type="float">
            <text:p>-0.1911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73" calcext:value-type="float">
            <text:p>30.181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3_996.jpg</text:p>
          </table:table-cell>
          <table:table-cell office:value-type="string" calcext:value-type="string">
            <text:p>/home/qchen/Downloads/CarND-Project3/IMG/left_2017_03_01_13_53_33_996.jpg</text:p>
          </table:table-cell>
          <table:table-cell office:value-type="string" calcext:value-type="string">
            <text:p>/home/qchen/Downloads/CarND-Project3/IMG/right_2017_03_01_13_53_33_9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" calcext:value-type="float">
            <text:p>30.19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081.jpg</text:p>
          </table:table-cell>
          <table:table-cell office:value-type="string" calcext:value-type="string">
            <text:p>/home/qchen/Downloads/CarND-Project3/IMG/left_2017_03_01_13_53_34_081.jpg</text:p>
          </table:table-cell>
          <table:table-cell office:value-type="string" calcext:value-type="string">
            <text:p>/home/qchen/Downloads/CarND-Project3/IMG/right_2017_03_01_13_53_34_0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6" calcext:value-type="float">
            <text:p>30.190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163.jpg</text:p>
          </table:table-cell>
          <table:table-cell office:value-type="string" calcext:value-type="string">
            <text:p>/home/qchen/Downloads/CarND-Project3/IMG/left_2017_03_01_13_53_34_163.jpg</text:p>
          </table:table-cell>
          <table:table-cell office:value-type="string" calcext:value-type="string">
            <text:p>/home/qchen/Downloads/CarND-Project3/IMG/right_2017_03_01_13_53_34_1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" calcext:value-type="float">
            <text:p>30.190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251.jpg</text:p>
          </table:table-cell>
          <table:table-cell office:value-type="string" calcext:value-type="string">
            <text:p>/home/qchen/Downloads/CarND-Project3/IMG/left_2017_03_01_13_53_34_251.jpg</text:p>
          </table:table-cell>
          <table:table-cell office:value-type="string" calcext:value-type="string">
            <text:p>/home/qchen/Downloads/CarND-Project3/IMG/right_2017_03_01_13_53_34_2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7" calcext:value-type="float">
            <text:p>30.1898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335.jpg</text:p>
          </table:table-cell>
          <table:table-cell office:value-type="string" calcext:value-type="string">
            <text:p>/home/qchen/Downloads/CarND-Project3/IMG/left_2017_03_01_13_53_34_335.jpg</text:p>
          </table:table-cell>
          <table:table-cell office:value-type="string" calcext:value-type="string">
            <text:p>/home/qchen/Downloads/CarND-Project3/IMG/right_2017_03_01_13_53_34_33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4" calcext:value-type="float">
            <text:p>30.190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423.jpg</text:p>
          </table:table-cell>
          <table:table-cell office:value-type="string" calcext:value-type="string">
            <text:p>/home/qchen/Downloads/CarND-Project3/IMG/left_2017_03_01_13_53_34_423.jpg</text:p>
          </table:table-cell>
          <table:table-cell office:value-type="string" calcext:value-type="string">
            <text:p>/home/qchen/Downloads/CarND-Project3/IMG/right_2017_03_01_13_53_34_42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508.jpg</text:p>
          </table:table-cell>
          <table:table-cell office:value-type="string" calcext:value-type="string">
            <text:p>/home/qchen/Downloads/CarND-Project3/IMG/left_2017_03_01_13_53_34_508.jpg</text:p>
          </table:table-cell>
          <table:table-cell office:value-type="string" calcext:value-type="string">
            <text:p>/home/qchen/Downloads/CarND-Project3/IMG/right_2017_03_01_13_53_34_5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575.jpg</text:p>
          </table:table-cell>
          <table:table-cell office:value-type="string" calcext:value-type="string">
            <text:p>/home/qchen/Downloads/CarND-Project3/IMG/left_2017_03_01_13_53_34_575.jpg</text:p>
          </table:table-cell>
          <table:table-cell office:value-type="string" calcext:value-type="string">
            <text:p>/home/qchen/Downloads/CarND-Project3/IMG/right_2017_03_01_13_53_34_5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658.jpg</text:p>
          </table:table-cell>
          <table:table-cell office:value-type="string" calcext:value-type="string">
            <text:p>/home/qchen/Downloads/CarND-Project3/IMG/left_2017_03_01_13_53_34_658.jpg</text:p>
          </table:table-cell>
          <table:table-cell office:value-type="string" calcext:value-type="string">
            <text:p>/home/qchen/Downloads/CarND-Project3/IMG/right_2017_03_01_13_53_34_65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743.jpg</text:p>
          </table:table-cell>
          <table:table-cell office:value-type="string" calcext:value-type="string">
            <text:p>/home/qchen/Downloads/CarND-Project3/IMG/left_2017_03_01_13_53_34_743.jpg</text:p>
          </table:table-cell>
          <table:table-cell office:value-type="string" calcext:value-type="string">
            <text:p>/home/qchen/Downloads/CarND-Project3/IMG/right_2017_03_01_13_53_34_7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829.jpg</text:p>
          </table:table-cell>
          <table:table-cell office:value-type="string" calcext:value-type="string">
            <text:p>/home/qchen/Downloads/CarND-Project3/IMG/left_2017_03_01_13_53_34_829.jpg</text:p>
          </table:table-cell>
          <table:table-cell office:value-type="string" calcext:value-type="string">
            <text:p>/home/qchen/Downloads/CarND-Project3/IMG/right_2017_03_01_13_53_34_829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63" calcext:value-type="float">
            <text:p>30.1876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911.jpg</text:p>
          </table:table-cell>
          <table:table-cell office:value-type="string" calcext:value-type="string">
            <text:p>/home/qchen/Downloads/CarND-Project3/IMG/left_2017_03_01_13_53_34_911.jpg</text:p>
          </table:table-cell>
          <table:table-cell office:value-type="string" calcext:value-type="string">
            <text:p>/home/qchen/Downloads/CarND-Project3/IMG/right_2017_03_01_13_53_34_911.jpg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923" calcext:value-type="float">
            <text:p>30.1692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4_995.jpg</text:p>
          </table:table-cell>
          <table:table-cell office:value-type="string" calcext:value-type="string">
            <text:p>/home/qchen/Downloads/CarND-Project3/IMG/left_2017_03_01_13_53_34_995.jpg</text:p>
          </table:table-cell>
          <table:table-cell office:value-type="string" calcext:value-type="string">
            <text:p>/home/qchen/Downloads/CarND-Project3/IMG/right_2017_03_01_13_53_34_995.jpg</text:p>
          </table:table-cell>
          <table:table-cell office:value-type="float" office:value="-0.1312056" calcext:value-type="float">
            <text:p>-0.1312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4" calcext:value-type="float">
            <text:p>30.1907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078.jpg</text:p>
          </table:table-cell>
          <table:table-cell office:value-type="string" calcext:value-type="string">
            <text:p>/home/qchen/Downloads/CarND-Project3/IMG/left_2017_03_01_13_53_35_078.jpg</text:p>
          </table:table-cell>
          <table:table-cell office:value-type="string" calcext:value-type="string">
            <text:p>/home/qchen/Downloads/CarND-Project3/IMG/right_2017_03_01_13_53_35_0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16" calcext:value-type="float">
            <text:p>30.189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163.jpg</text:p>
          </table:table-cell>
          <table:table-cell office:value-type="string" calcext:value-type="string">
            <text:p>/home/qchen/Downloads/CarND-Project3/IMG/left_2017_03_01_13_53_35_163.jpg</text:p>
          </table:table-cell>
          <table:table-cell office:value-type="string" calcext:value-type="string">
            <text:p>/home/qchen/Downloads/CarND-Project3/IMG/right_2017_03_01_13_53_35_1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2" calcext:value-type="float">
            <text:p>30.190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247.jpg</text:p>
          </table:table-cell>
          <table:table-cell office:value-type="string" calcext:value-type="string">
            <text:p>/home/qchen/Downloads/CarND-Project3/IMG/left_2017_03_01_13_53_35_247.jpg</text:p>
          </table:table-cell>
          <table:table-cell office:value-type="string" calcext:value-type="string">
            <text:p>/home/qchen/Downloads/CarND-Project3/IMG/right_2017_03_01_13_53_35_2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331.jpg</text:p>
          </table:table-cell>
          <table:table-cell office:value-type="string" calcext:value-type="string">
            <text:p>/home/qchen/Downloads/CarND-Project3/IMG/left_2017_03_01_13_53_35_331.jpg</text:p>
          </table:table-cell>
          <table:table-cell office:value-type="string" calcext:value-type="string">
            <text:p>/home/qchen/Downloads/CarND-Project3/IMG/right_2017_03_01_13_53_35_3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3" calcext:value-type="float">
            <text:p>30.1904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415.jpg</text:p>
          </table:table-cell>
          <table:table-cell office:value-type="string" calcext:value-type="string">
            <text:p>/home/qchen/Downloads/CarND-Project3/IMG/left_2017_03_01_13_53_35_415.jpg</text:p>
          </table:table-cell>
          <table:table-cell office:value-type="string" calcext:value-type="string">
            <text:p>/home/qchen/Downloads/CarND-Project3/IMG/right_2017_03_01_13_53_35_4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496.jpg</text:p>
          </table:table-cell>
          <table:table-cell office:value-type="string" calcext:value-type="string">
            <text:p>/home/qchen/Downloads/CarND-Project3/IMG/left_2017_03_01_13_53_35_496.jpg</text:p>
          </table:table-cell>
          <table:table-cell office:value-type="string" calcext:value-type="string">
            <text:p>/home/qchen/Downloads/CarND-Project3/IMG/right_2017_03_01_13_53_35_4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3" calcext:value-type="float">
            <text:p>30.1902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579.jpg</text:p>
          </table:table-cell>
          <table:table-cell office:value-type="string" calcext:value-type="string">
            <text:p>/home/qchen/Downloads/CarND-Project3/IMG/left_2017_03_01_13_53_35_579.jpg</text:p>
          </table:table-cell>
          <table:table-cell office:value-type="string" calcext:value-type="string">
            <text:p>/home/qchen/Downloads/CarND-Project3/IMG/right_2017_03_01_13_53_35_57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7" calcext:value-type="float">
            <text:p>30.189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664.jpg</text:p>
          </table:table-cell>
          <table:table-cell office:value-type="string" calcext:value-type="string">
            <text:p>/home/qchen/Downloads/CarND-Project3/IMG/left_2017_03_01_13_53_35_664.jpg</text:p>
          </table:table-cell>
          <table:table-cell office:value-type="string" calcext:value-type="string">
            <text:p>/home/qchen/Downloads/CarND-Project3/IMG/right_2017_03_01_13_53_35_6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2" calcext:value-type="float">
            <text:p>30.1904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746.jpg</text:p>
          </table:table-cell>
          <table:table-cell office:value-type="string" calcext:value-type="string">
            <text:p>/home/qchen/Downloads/CarND-Project3/IMG/left_2017_03_01_13_53_35_746.jpg</text:p>
          </table:table-cell>
          <table:table-cell office:value-type="string" calcext:value-type="string">
            <text:p>/home/qchen/Downloads/CarND-Project3/IMG/right_2017_03_01_13_53_35_7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831.jpg</text:p>
          </table:table-cell>
          <table:table-cell office:value-type="string" calcext:value-type="string">
            <text:p>/home/qchen/Downloads/CarND-Project3/IMG/left_2017_03_01_13_53_35_831.jpg</text:p>
          </table:table-cell>
          <table:table-cell office:value-type="string" calcext:value-type="string">
            <text:p>/home/qchen/Downloads/CarND-Project3/IMG/right_2017_03_01_13_53_35_8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3" calcext:value-type="float">
            <text:p>30.190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915.jpg</text:p>
          </table:table-cell>
          <table:table-cell office:value-type="string" calcext:value-type="string">
            <text:p>/home/qchen/Downloads/CarND-Project3/IMG/left_2017_03_01_13_53_35_915.jpg</text:p>
          </table:table-cell>
          <table:table-cell office:value-type="string" calcext:value-type="string">
            <text:p>/home/qchen/Downloads/CarND-Project3/IMG/right_2017_03_01_13_53_35_9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4" calcext:value-type="float">
            <text:p>30.1905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5_999.jpg</text:p>
          </table:table-cell>
          <table:table-cell office:value-type="string" calcext:value-type="string">
            <text:p>/home/qchen/Downloads/CarND-Project3/IMG/left_2017_03_01_13_53_35_999.jpg</text:p>
          </table:table-cell>
          <table:table-cell office:value-type="string" calcext:value-type="string">
            <text:p>/home/qchen/Downloads/CarND-Project3/IMG/right_2017_03_01_13_53_35_99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081.jpg</text:p>
          </table:table-cell>
          <table:table-cell office:value-type="string" calcext:value-type="string">
            <text:p>/home/qchen/Downloads/CarND-Project3/IMG/left_2017_03_01_13_53_36_081.jpg</text:p>
          </table:table-cell>
          <table:table-cell office:value-type="string" calcext:value-type="string">
            <text:p>/home/qchen/Downloads/CarND-Project3/IMG/right_2017_03_01_13_53_36_0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164.jpg</text:p>
          </table:table-cell>
          <table:table-cell office:value-type="string" calcext:value-type="string">
            <text:p>/home/qchen/Downloads/CarND-Project3/IMG/left_2017_03_01_13_53_36_164.jpg</text:p>
          </table:table-cell>
          <table:table-cell office:value-type="string" calcext:value-type="string">
            <text:p>/home/qchen/Downloads/CarND-Project3/IMG/right_2017_03_01_13_53_36_1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246.jpg</text:p>
          </table:table-cell>
          <table:table-cell office:value-type="string" calcext:value-type="string">
            <text:p>/home/qchen/Downloads/CarND-Project3/IMG/left_2017_03_01_13_53_36_246.jpg</text:p>
          </table:table-cell>
          <table:table-cell office:value-type="string" calcext:value-type="string">
            <text:p>/home/qchen/Downloads/CarND-Project3/IMG/right_2017_03_01_13_53_36_2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331.jpg</text:p>
          </table:table-cell>
          <table:table-cell office:value-type="string" calcext:value-type="string">
            <text:p>/home/qchen/Downloads/CarND-Project3/IMG/left_2017_03_01_13_53_36_331.jpg</text:p>
          </table:table-cell>
          <table:table-cell office:value-type="string" calcext:value-type="string">
            <text:p>/home/qchen/Downloads/CarND-Project3/IMG/right_2017_03_01_13_53_36_3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415.jpg</text:p>
          </table:table-cell>
          <table:table-cell office:value-type="string" calcext:value-type="string">
            <text:p>/home/qchen/Downloads/CarND-Project3/IMG/left_2017_03_01_13_53_36_415.jpg</text:p>
          </table:table-cell>
          <table:table-cell office:value-type="string" calcext:value-type="string">
            <text:p>/home/qchen/Downloads/CarND-Project3/IMG/right_2017_03_01_13_53_36_415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76" calcext:value-type="float">
            <text:p>30.1797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498.jpg</text:p>
          </table:table-cell>
          <table:table-cell office:value-type="string" calcext:value-type="string">
            <text:p>/home/qchen/Downloads/CarND-Project3/IMG/left_2017_03_01_13_53_36_498.jpg</text:p>
          </table:table-cell>
          <table:table-cell office:value-type="string" calcext:value-type="string">
            <text:p>/home/qchen/Downloads/CarND-Project3/IMG/right_2017_03_01_13_53_36_498.jpg</text:p>
          </table:table-cell>
          <table:table-cell office:value-type="float" office:value="-0.05648623" calcext:value-type="float">
            <text:p>-0.05648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8" calcext:value-type="float">
            <text:p>30.1903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583.jpg</text:p>
          </table:table-cell>
          <table:table-cell office:value-type="string" calcext:value-type="string">
            <text:p>/home/qchen/Downloads/CarND-Project3/IMG/left_2017_03_01_13_53_36_583.jpg</text:p>
          </table:table-cell>
          <table:table-cell office:value-type="string" calcext:value-type="string">
            <text:p>/home/qchen/Downloads/CarND-Project3/IMG/right_2017_03_01_13_53_36_5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7" calcext:value-type="float">
            <text:p>30.1901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666.jpg</text:p>
          </table:table-cell>
          <table:table-cell office:value-type="string" calcext:value-type="string">
            <text:p>/home/qchen/Downloads/CarND-Project3/IMG/left_2017_03_01_13_53_36_666.jpg</text:p>
          </table:table-cell>
          <table:table-cell office:value-type="string" calcext:value-type="string">
            <text:p>/home/qchen/Downloads/CarND-Project3/IMG/right_2017_03_01_13_53_36_6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751.jpg</text:p>
          </table:table-cell>
          <table:table-cell office:value-type="string" calcext:value-type="string">
            <text:p>/home/qchen/Downloads/CarND-Project3/IMG/left_2017_03_01_13_53_36_751.jpg</text:p>
          </table:table-cell>
          <table:table-cell office:value-type="string" calcext:value-type="string">
            <text:p>/home/qchen/Downloads/CarND-Project3/IMG/right_2017_03_01_13_53_36_751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833.jpg</text:p>
          </table:table-cell>
          <table:table-cell office:value-type="string" calcext:value-type="string">
            <text:p>/home/qchen/Downloads/CarND-Project3/IMG/left_2017_03_01_13_53_36_833.jpg</text:p>
          </table:table-cell>
          <table:table-cell office:value-type="string" calcext:value-type="string">
            <text:p>/home/qchen/Downloads/CarND-Project3/IMG/right_2017_03_01_13_53_36_833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54" calcext:value-type="float">
            <text:p>30.175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6_915.jpg</text:p>
          </table:table-cell>
          <table:table-cell office:value-type="string" calcext:value-type="string">
            <text:p>/home/qchen/Downloads/CarND-Project3/IMG/left_2017_03_01_13_53_36_915.jpg</text:p>
          </table:table-cell>
          <table:table-cell office:value-type="string" calcext:value-type="string">
            <text:p>/home/qchen/Downloads/CarND-Project3/IMG/right_2017_03_01_13_53_36_915.jpg</text:p>
          </table:table-cell>
          <table:table-cell office:value-type="float" office:value="-0.06459731" calcext:value-type="float">
            <text:p>-0.064597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82" calcext:value-type="float">
            <text:p>30.1908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001.jpg</text:p>
          </table:table-cell>
          <table:table-cell office:value-type="string" calcext:value-type="string">
            <text:p>/home/qchen/Downloads/CarND-Project3/IMG/left_2017_03_01_13_53_37_001.jpg</text:p>
          </table:table-cell>
          <table:table-cell office:value-type="string" calcext:value-type="string">
            <text:p>/home/qchen/Downloads/CarND-Project3/IMG/right_2017_03_01_13_53_37_0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084.jpg</text:p>
          </table:table-cell>
          <table:table-cell office:value-type="string" calcext:value-type="string">
            <text:p>/home/qchen/Downloads/CarND-Project3/IMG/left_2017_03_01_13_53_37_084.jpg</text:p>
          </table:table-cell>
          <table:table-cell office:value-type="string" calcext:value-type="string">
            <text:p>/home/qchen/Downloads/CarND-Project3/IMG/right_2017_03_01_13_53_37_0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167.jpg</text:p>
          </table:table-cell>
          <table:table-cell office:value-type="string" calcext:value-type="string">
            <text:p>/home/qchen/Downloads/CarND-Project3/IMG/left_2017_03_01_13_53_37_167.jpg</text:p>
          </table:table-cell>
          <table:table-cell office:value-type="string" calcext:value-type="string">
            <text:p>/home/qchen/Downloads/CarND-Project3/IMG/right_2017_03_01_13_53_37_1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252.jpg</text:p>
          </table:table-cell>
          <table:table-cell office:value-type="string" calcext:value-type="string">
            <text:p>/home/qchen/Downloads/CarND-Project3/IMG/left_2017_03_01_13_53_37_252.jpg</text:p>
          </table:table-cell>
          <table:table-cell office:value-type="string" calcext:value-type="string">
            <text:p>/home/qchen/Downloads/CarND-Project3/IMG/right_2017_03_01_13_53_37_252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333.jpg</text:p>
          </table:table-cell>
          <table:table-cell office:value-type="string" calcext:value-type="string">
            <text:p>/home/qchen/Downloads/CarND-Project3/IMG/left_2017_03_01_13_53_37_333.jpg</text:p>
          </table:table-cell>
          <table:table-cell office:value-type="string" calcext:value-type="string">
            <text:p>/home/qchen/Downloads/CarND-Project3/IMG/right_2017_03_01_13_53_37_333.jpg</text:p>
          </table:table-cell>
          <table:table-cell office:value-type="float" office:value="-0.07973823" calcext:value-type="float">
            <text:p>-0.079738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19" calcext:value-type="float">
            <text:p>30.189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418.jpg</text:p>
          </table:table-cell>
          <table:table-cell office:value-type="string" calcext:value-type="string">
            <text:p>/home/qchen/Downloads/CarND-Project3/IMG/left_2017_03_01_13_53_37_418.jpg</text:p>
          </table:table-cell>
          <table:table-cell office:value-type="string" calcext:value-type="string">
            <text:p>/home/qchen/Downloads/CarND-Project3/IMG/right_2017_03_01_13_53_37_4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498.jpg</text:p>
          </table:table-cell>
          <table:table-cell office:value-type="string" calcext:value-type="string">
            <text:p>/home/qchen/Downloads/CarND-Project3/IMG/left_2017_03_01_13_53_37_498.jpg</text:p>
          </table:table-cell>
          <table:table-cell office:value-type="string" calcext:value-type="string">
            <text:p>/home/qchen/Downloads/CarND-Project3/IMG/right_2017_03_01_13_53_37_4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" calcext:value-type="float">
            <text:p>30.19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584.jpg</text:p>
          </table:table-cell>
          <table:table-cell office:value-type="string" calcext:value-type="string">
            <text:p>/home/qchen/Downloads/CarND-Project3/IMG/left_2017_03_01_13_53_37_584.jpg</text:p>
          </table:table-cell>
          <table:table-cell office:value-type="string" calcext:value-type="string">
            <text:p>/home/qchen/Downloads/CarND-Project3/IMG/right_2017_03_01_13_53_37_5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667.jpg</text:p>
          </table:table-cell>
          <table:table-cell office:value-type="string" calcext:value-type="string">
            <text:p>/home/qchen/Downloads/CarND-Project3/IMG/left_2017_03_01_13_53_37_667.jpg</text:p>
          </table:table-cell>
          <table:table-cell office:value-type="string" calcext:value-type="string">
            <text:p>/home/qchen/Downloads/CarND-Project3/IMG/right_2017_03_01_13_53_37_6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749.jpg</text:p>
          </table:table-cell>
          <table:table-cell office:value-type="string" calcext:value-type="string">
            <text:p>/home/qchen/Downloads/CarND-Project3/IMG/left_2017_03_01_13_53_37_749.jpg</text:p>
          </table:table-cell>
          <table:table-cell office:value-type="string" calcext:value-type="string">
            <text:p>/home/qchen/Downloads/CarND-Project3/IMG/right_2017_03_01_13_53_37_74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833.jpg</text:p>
          </table:table-cell>
          <table:table-cell office:value-type="string" calcext:value-type="string">
            <text:p>/home/qchen/Downloads/CarND-Project3/IMG/left_2017_03_01_13_53_37_833.jpg</text:p>
          </table:table-cell>
          <table:table-cell office:value-type="string" calcext:value-type="string">
            <text:p>/home/qchen/Downloads/CarND-Project3/IMG/right_2017_03_01_13_53_37_8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7_917.jpg</text:p>
          </table:table-cell>
          <table:table-cell office:value-type="string" calcext:value-type="string">
            <text:p>/home/qchen/Downloads/CarND-Project3/IMG/left_2017_03_01_13_53_37_917.jpg</text:p>
          </table:table-cell>
          <table:table-cell office:value-type="string" calcext:value-type="string">
            <text:p>/home/qchen/Downloads/CarND-Project3/IMG/right_2017_03_01_13_53_37_9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000.jpg</text:p>
          </table:table-cell>
          <table:table-cell office:value-type="string" calcext:value-type="string">
            <text:p>/home/qchen/Downloads/CarND-Project3/IMG/left_2017_03_01_13_53_38_000.jpg</text:p>
          </table:table-cell>
          <table:table-cell office:value-type="string" calcext:value-type="string">
            <text:p>/home/qchen/Downloads/CarND-Project3/IMG/right_2017_03_01_13_53_38_0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081.jpg</text:p>
          </table:table-cell>
          <table:table-cell office:value-type="string" calcext:value-type="string">
            <text:p>/home/qchen/Downloads/CarND-Project3/IMG/left_2017_03_01_13_53_38_081.jpg</text:p>
          </table:table-cell>
          <table:table-cell office:value-type="string" calcext:value-type="string">
            <text:p>/home/qchen/Downloads/CarND-Project3/IMG/right_2017_03_01_13_53_38_0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164.jpg</text:p>
          </table:table-cell>
          <table:table-cell office:value-type="string" calcext:value-type="string">
            <text:p>/home/qchen/Downloads/CarND-Project3/IMG/left_2017_03_01_13_53_38_164.jpg</text:p>
          </table:table-cell>
          <table:table-cell office:value-type="string" calcext:value-type="string">
            <text:p>/home/qchen/Downloads/CarND-Project3/IMG/right_2017_03_01_13_53_38_1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246.jpg</text:p>
          </table:table-cell>
          <table:table-cell office:value-type="string" calcext:value-type="string">
            <text:p>/home/qchen/Downloads/CarND-Project3/IMG/left_2017_03_01_13_53_38_246.jpg</text:p>
          </table:table-cell>
          <table:table-cell office:value-type="string" calcext:value-type="string">
            <text:p>/home/qchen/Downloads/CarND-Project3/IMG/right_2017_03_01_13_53_38_2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328.jpg</text:p>
          </table:table-cell>
          <table:table-cell office:value-type="string" calcext:value-type="string">
            <text:p>/home/qchen/Downloads/CarND-Project3/IMG/left_2017_03_01_13_53_38_328.jpg</text:p>
          </table:table-cell>
          <table:table-cell office:value-type="string" calcext:value-type="string">
            <text:p>/home/qchen/Downloads/CarND-Project3/IMG/right_2017_03_01_13_53_38_3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7" calcext:value-type="float">
            <text:p>30.190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413.jpg</text:p>
          </table:table-cell>
          <table:table-cell office:value-type="string" calcext:value-type="string">
            <text:p>/home/qchen/Downloads/CarND-Project3/IMG/left_2017_03_01_13_53_38_413.jpg</text:p>
          </table:table-cell>
          <table:table-cell office:value-type="string" calcext:value-type="string">
            <text:p>/home/qchen/Downloads/CarND-Project3/IMG/right_2017_03_01_13_53_38_4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4" calcext:value-type="float">
            <text:p>30.190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493.jpg</text:p>
          </table:table-cell>
          <table:table-cell office:value-type="string" calcext:value-type="string">
            <text:p>/home/qchen/Downloads/CarND-Project3/IMG/left_2017_03_01_13_53_38_493.jpg</text:p>
          </table:table-cell>
          <table:table-cell office:value-type="string" calcext:value-type="string">
            <text:p>/home/qchen/Downloads/CarND-Project3/IMG/right_2017_03_01_13_53_38_49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576.jpg</text:p>
          </table:table-cell>
          <table:table-cell office:value-type="string" calcext:value-type="string">
            <text:p>/home/qchen/Downloads/CarND-Project3/IMG/left_2017_03_01_13_53_38_576.jpg</text:p>
          </table:table-cell>
          <table:table-cell office:value-type="string" calcext:value-type="string">
            <text:p>/home/qchen/Downloads/CarND-Project3/IMG/right_2017_03_01_13_53_38_5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657.jpg</text:p>
          </table:table-cell>
          <table:table-cell office:value-type="string" calcext:value-type="string">
            <text:p>/home/qchen/Downloads/CarND-Project3/IMG/left_2017_03_01_13_53_38_657.jpg</text:p>
          </table:table-cell>
          <table:table-cell office:value-type="string" calcext:value-type="string">
            <text:p>/home/qchen/Downloads/CarND-Project3/IMG/right_2017_03_01_13_53_38_6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739.jpg</text:p>
          </table:table-cell>
          <table:table-cell office:value-type="string" calcext:value-type="string">
            <text:p>/home/qchen/Downloads/CarND-Project3/IMG/left_2017_03_01_13_53_38_739.jpg</text:p>
          </table:table-cell>
          <table:table-cell office:value-type="string" calcext:value-type="string">
            <text:p>/home/qchen/Downloads/CarND-Project3/IMG/right_2017_03_01_13_53_38_7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824.jpg</text:p>
          </table:table-cell>
          <table:table-cell office:value-type="string" calcext:value-type="string">
            <text:p>/home/qchen/Downloads/CarND-Project3/IMG/left_2017_03_01_13_53_38_824.jpg</text:p>
          </table:table-cell>
          <table:table-cell office:value-type="string" calcext:value-type="string">
            <text:p>/home/qchen/Downloads/CarND-Project3/IMG/right_2017_03_01_13_53_38_8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904.jpg</text:p>
          </table:table-cell>
          <table:table-cell office:value-type="string" calcext:value-type="string">
            <text:p>/home/qchen/Downloads/CarND-Project3/IMG/left_2017_03_01_13_53_38_904.jpg</text:p>
          </table:table-cell>
          <table:table-cell office:value-type="string" calcext:value-type="string">
            <text:p>/home/qchen/Downloads/CarND-Project3/IMG/right_2017_03_01_13_53_38_9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8_985.jpg</text:p>
          </table:table-cell>
          <table:table-cell office:value-type="string" calcext:value-type="string">
            <text:p>/home/qchen/Downloads/CarND-Project3/IMG/left_2017_03_01_13_53_38_985.jpg</text:p>
          </table:table-cell>
          <table:table-cell office:value-type="string" calcext:value-type="string">
            <text:p>/home/qchen/Downloads/CarND-Project3/IMG/right_2017_03_01_13_53_38_985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24" calcext:value-type="float">
            <text:p>30.184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069.jpg</text:p>
          </table:table-cell>
          <table:table-cell office:value-type="string" calcext:value-type="string">
            <text:p>/home/qchen/Downloads/CarND-Project3/IMG/left_2017_03_01_13_53_39_069.jpg</text:p>
          </table:table-cell>
          <table:table-cell office:value-type="string" calcext:value-type="string">
            <text:p>/home/qchen/Downloads/CarND-Project3/IMG/right_2017_03_01_13_53_39_069.jpg</text:p>
          </table:table-cell>
          <table:table-cell office:value-type="float" office:value="-0.08880384" calcext:value-type="float">
            <text:p>-0.08880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3" calcext:value-type="float">
            <text:p>30.189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153.jpg</text:p>
          </table:table-cell>
          <table:table-cell office:value-type="string" calcext:value-type="string">
            <text:p>/home/qchen/Downloads/CarND-Project3/IMG/left_2017_03_01_13_53_39_153.jpg</text:p>
          </table:table-cell>
          <table:table-cell office:value-type="string" calcext:value-type="string">
            <text:p>/home/qchen/Downloads/CarND-Project3/IMG/right_2017_03_01_13_53_39_15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2" calcext:value-type="float">
            <text:p>30.189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223.jpg</text:p>
          </table:table-cell>
          <table:table-cell office:value-type="string" calcext:value-type="string">
            <text:p>/home/qchen/Downloads/CarND-Project3/IMG/left_2017_03_01_13_53_39_223.jpg</text:p>
          </table:table-cell>
          <table:table-cell office:value-type="string" calcext:value-type="string">
            <text:p>/home/qchen/Downloads/CarND-Project3/IMG/right_2017_03_01_13_53_39_22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298.jpg</text:p>
          </table:table-cell>
          <table:table-cell office:value-type="string" calcext:value-type="string">
            <text:p>/home/qchen/Downloads/CarND-Project3/IMG/left_2017_03_01_13_53_39_298.jpg</text:p>
          </table:table-cell>
          <table:table-cell office:value-type="string" calcext:value-type="string">
            <text:p>/home/qchen/Downloads/CarND-Project3/IMG/right_2017_03_01_13_53_39_2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381.jpg</text:p>
          </table:table-cell>
          <table:table-cell office:value-type="string" calcext:value-type="string">
            <text:p>/home/qchen/Downloads/CarND-Project3/IMG/left_2017_03_01_13_53_39_381.jpg</text:p>
          </table:table-cell>
          <table:table-cell office:value-type="string" calcext:value-type="string">
            <text:p>/home/qchen/Downloads/CarND-Project3/IMG/right_2017_03_01_13_53_39_3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463.jpg</text:p>
          </table:table-cell>
          <table:table-cell office:value-type="string" calcext:value-type="string">
            <text:p>/home/qchen/Downloads/CarND-Project3/IMG/left_2017_03_01_13_53_39_463.jpg</text:p>
          </table:table-cell>
          <table:table-cell office:value-type="string" calcext:value-type="string">
            <text:p>/home/qchen/Downloads/CarND-Project3/IMG/right_2017_03_01_13_53_39_4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546.jpg</text:p>
          </table:table-cell>
          <table:table-cell office:value-type="string" calcext:value-type="string">
            <text:p>/home/qchen/Downloads/CarND-Project3/IMG/left_2017_03_01_13_53_39_546.jpg</text:p>
          </table:table-cell>
          <table:table-cell office:value-type="string" calcext:value-type="string">
            <text:p>/home/qchen/Downloads/CarND-Project3/IMG/right_2017_03_01_13_53_39_5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631.jpg</text:p>
          </table:table-cell>
          <table:table-cell office:value-type="string" calcext:value-type="string">
            <text:p>/home/qchen/Downloads/CarND-Project3/IMG/left_2017_03_01_13_53_39_631.jpg</text:p>
          </table:table-cell>
          <table:table-cell office:value-type="string" calcext:value-type="string">
            <text:p>/home/qchen/Downloads/CarND-Project3/IMG/right_2017_03_01_13_53_39_6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713.jpg</text:p>
          </table:table-cell>
          <table:table-cell office:value-type="string" calcext:value-type="string">
            <text:p>/home/qchen/Downloads/CarND-Project3/IMG/left_2017_03_01_13_53_39_713.jpg</text:p>
          </table:table-cell>
          <table:table-cell office:value-type="string" calcext:value-type="string">
            <text:p>/home/qchen/Downloads/CarND-Project3/IMG/right_2017_03_01_13_53_39_7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6136" calcext:value-type="float">
            <text:p>30.061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796.jpg</text:p>
          </table:table-cell>
          <table:table-cell office:value-type="string" calcext:value-type="string">
            <text:p>/home/qchen/Downloads/CarND-Project3/IMG/left_2017_03_01_13_53_39_796.jpg</text:p>
          </table:table-cell>
          <table:table-cell office:value-type="string" calcext:value-type="string">
            <text:p>/home/qchen/Downloads/CarND-Project3/IMG/right_2017_03_01_13_53_39_7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7025" calcext:value-type="float">
            <text:p>30.07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881.jpg</text:p>
          </table:table-cell>
          <table:table-cell office:value-type="string" calcext:value-type="string">
            <text:p>/home/qchen/Downloads/CarND-Project3/IMG/left_2017_03_01_13_53_39_881.jpg</text:p>
          </table:table-cell>
          <table:table-cell office:value-type="string" calcext:value-type="string">
            <text:p>/home/qchen/Downloads/CarND-Project3/IMG/right_2017_03_01_13_53_39_8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4491" calcext:value-type="float">
            <text:p>29.844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39_968.jpg</text:p>
          </table:table-cell>
          <table:table-cell office:value-type="string" calcext:value-type="string">
            <text:p>/home/qchen/Downloads/CarND-Project3/IMG/left_2017_03_01_13_53_39_968.jpg</text:p>
          </table:table-cell>
          <table:table-cell office:value-type="string" calcext:value-type="string">
            <text:p>/home/qchen/Downloads/CarND-Project3/IMG/right_2017_03_01_13_53_39_9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93988" calcext:value-type="float">
            <text:p>29.939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055.jpg</text:p>
          </table:table-cell>
          <table:table-cell office:value-type="string" calcext:value-type="string">
            <text:p>/home/qchen/Downloads/CarND-Project3/IMG/left_2017_03_01_13_53_40_055.jpg</text:p>
          </table:table-cell>
          <table:table-cell office:value-type="string" calcext:value-type="string">
            <text:p>/home/qchen/Downloads/CarND-Project3/IMG/right_2017_03_01_13_53_40_055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5942" calcext:value-type="float">
            <text:p>30.2594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144.jpg</text:p>
          </table:table-cell>
          <table:table-cell office:value-type="string" calcext:value-type="string">
            <text:p>/home/qchen/Downloads/CarND-Project3/IMG/left_2017_03_01_13_53_40_144.jpg</text:p>
          </table:table-cell>
          <table:table-cell office:value-type="string" calcext:value-type="string">
            <text:p>/home/qchen/Downloads/CarND-Project3/IMG/right_2017_03_01_13_53_40_144.jpg</text:p>
          </table:table-cell>
          <table:table-cell office:value-type="float" office:value="-0.1170144" calcext:value-type="float">
            <text:p>-0.1170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7" calcext:value-type="float">
            <text:p>30.189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231.jpg</text:p>
          </table:table-cell>
          <table:table-cell office:value-type="string" calcext:value-type="string">
            <text:p>/home/qchen/Downloads/CarND-Project3/IMG/left_2017_03_01_13_53_40_231.jpg</text:p>
          </table:table-cell>
          <table:table-cell office:value-type="string" calcext:value-type="string">
            <text:p>/home/qchen/Downloads/CarND-Project3/IMG/right_2017_03_01_13_53_40_2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86" calcext:value-type="float">
            <text:p>30.1868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312.jpg</text:p>
          </table:table-cell>
          <table:table-cell office:value-type="string" calcext:value-type="string">
            <text:p>/home/qchen/Downloads/CarND-Project3/IMG/left_2017_03_01_13_53_40_312.jpg</text:p>
          </table:table-cell>
          <table:table-cell office:value-type="string" calcext:value-type="string">
            <text:p>/home/qchen/Downloads/CarND-Project3/IMG/right_2017_03_01_13_53_40_3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2" calcext:value-type="float">
            <text:p>30.1906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395.jpg</text:p>
          </table:table-cell>
          <table:table-cell office:value-type="string" calcext:value-type="string">
            <text:p>/home/qchen/Downloads/CarND-Project3/IMG/left_2017_03_01_13_53_40_395.jpg</text:p>
          </table:table-cell>
          <table:table-cell office:value-type="string" calcext:value-type="string">
            <text:p>/home/qchen/Downloads/CarND-Project3/IMG/right_2017_03_01_13_53_40_3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7" calcext:value-type="float">
            <text:p>30.1907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479.jpg</text:p>
          </table:table-cell>
          <table:table-cell office:value-type="string" calcext:value-type="string">
            <text:p>/home/qchen/Downloads/CarND-Project3/IMG/left_2017_03_01_13_53_40_479.jpg</text:p>
          </table:table-cell>
          <table:table-cell office:value-type="string" calcext:value-type="string">
            <text:p>/home/qchen/Downloads/CarND-Project3/IMG/right_2017_03_01_13_53_40_47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561.jpg</text:p>
          </table:table-cell>
          <table:table-cell office:value-type="string" calcext:value-type="string">
            <text:p>/home/qchen/Downloads/CarND-Project3/IMG/left_2017_03_01_13_53_40_561.jpg</text:p>
          </table:table-cell>
          <table:table-cell office:value-type="string" calcext:value-type="string">
            <text:p>/home/qchen/Downloads/CarND-Project3/IMG/right_2017_03_01_13_53_40_5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646.jpg</text:p>
          </table:table-cell>
          <table:table-cell office:value-type="string" calcext:value-type="string">
            <text:p>/home/qchen/Downloads/CarND-Project3/IMG/left_2017_03_01_13_53_40_646.jpg</text:p>
          </table:table-cell>
          <table:table-cell office:value-type="string" calcext:value-type="string">
            <text:p>/home/qchen/Downloads/CarND-Project3/IMG/right_2017_03_01_13_53_40_6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3" calcext:value-type="float">
            <text:p>30.189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730.jpg</text:p>
          </table:table-cell>
          <table:table-cell office:value-type="string" calcext:value-type="string">
            <text:p>/home/qchen/Downloads/CarND-Project3/IMG/left_2017_03_01_13_53_40_730.jpg</text:p>
          </table:table-cell>
          <table:table-cell office:value-type="string" calcext:value-type="string">
            <text:p>/home/qchen/Downloads/CarND-Project3/IMG/right_2017_03_01_13_53_40_7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815.jpg</text:p>
          </table:table-cell>
          <table:table-cell office:value-type="string" calcext:value-type="string">
            <text:p>/home/qchen/Downloads/CarND-Project3/IMG/left_2017_03_01_13_53_40_815.jpg</text:p>
          </table:table-cell>
          <table:table-cell office:value-type="string" calcext:value-type="string">
            <text:p>/home/qchen/Downloads/CarND-Project3/IMG/right_2017_03_01_13_53_40_8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8" calcext:value-type="float">
            <text:p>30.189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901.jpg</text:p>
          </table:table-cell>
          <table:table-cell office:value-type="string" calcext:value-type="string">
            <text:p>/home/qchen/Downloads/CarND-Project3/IMG/left_2017_03_01_13_53_40_901.jpg</text:p>
          </table:table-cell>
          <table:table-cell office:value-type="string" calcext:value-type="string">
            <text:p>/home/qchen/Downloads/CarND-Project3/IMG/right_2017_03_01_13_53_40_9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2" calcext:value-type="float">
            <text:p>30.189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0_983.jpg</text:p>
          </table:table-cell>
          <table:table-cell office:value-type="string" calcext:value-type="string">
            <text:p>/home/qchen/Downloads/CarND-Project3/IMG/left_2017_03_01_13_53_40_983.jpg</text:p>
          </table:table-cell>
          <table:table-cell office:value-type="string" calcext:value-type="string">
            <text:p>/home/qchen/Downloads/CarND-Project3/IMG/right_2017_03_01_13_53_40_9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067.jpg</text:p>
          </table:table-cell>
          <table:table-cell office:value-type="string" calcext:value-type="string">
            <text:p>/home/qchen/Downloads/CarND-Project3/IMG/left_2017_03_01_13_53_41_067.jpg</text:p>
          </table:table-cell>
          <table:table-cell office:value-type="string" calcext:value-type="string">
            <text:p>/home/qchen/Downloads/CarND-Project3/IMG/right_2017_03_01_13_53_41_0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152.jpg</text:p>
          </table:table-cell>
          <table:table-cell office:value-type="string" calcext:value-type="string">
            <text:p>/home/qchen/Downloads/CarND-Project3/IMG/left_2017_03_01_13_53_41_152.jpg</text:p>
          </table:table-cell>
          <table:table-cell office:value-type="string" calcext:value-type="string">
            <text:p>/home/qchen/Downloads/CarND-Project3/IMG/right_2017_03_01_13_53_41_1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241.jpg</text:p>
          </table:table-cell>
          <table:table-cell office:value-type="string" calcext:value-type="string">
            <text:p>/home/qchen/Downloads/CarND-Project3/IMG/left_2017_03_01_13_53_41_241.jpg</text:p>
          </table:table-cell>
          <table:table-cell office:value-type="string" calcext:value-type="string">
            <text:p>/home/qchen/Downloads/CarND-Project3/IMG/right_2017_03_01_13_53_41_2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8" calcext:value-type="float">
            <text:p>30.189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324.jpg</text:p>
          </table:table-cell>
          <table:table-cell office:value-type="string" calcext:value-type="string">
            <text:p>/home/qchen/Downloads/CarND-Project3/IMG/left_2017_03_01_13_53_41_324.jpg</text:p>
          </table:table-cell>
          <table:table-cell office:value-type="string" calcext:value-type="string">
            <text:p>/home/qchen/Downloads/CarND-Project3/IMG/right_2017_03_01_13_53_41_3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410.jpg</text:p>
          </table:table-cell>
          <table:table-cell office:value-type="string" calcext:value-type="string">
            <text:p>/home/qchen/Downloads/CarND-Project3/IMG/left_2017_03_01_13_53_41_410.jpg</text:p>
          </table:table-cell>
          <table:table-cell office:value-type="string" calcext:value-type="string">
            <text:p>/home/qchen/Downloads/CarND-Project3/IMG/right_2017_03_01_13_53_41_4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497.jpg</text:p>
          </table:table-cell>
          <table:table-cell office:value-type="string" calcext:value-type="string">
            <text:p>/home/qchen/Downloads/CarND-Project3/IMG/left_2017_03_01_13_53_41_497.jpg</text:p>
          </table:table-cell>
          <table:table-cell office:value-type="string" calcext:value-type="string">
            <text:p>/home/qchen/Downloads/CarND-Project3/IMG/right_2017_03_01_13_53_41_4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579.jpg</text:p>
          </table:table-cell>
          <table:table-cell office:value-type="string" calcext:value-type="string">
            <text:p>/home/qchen/Downloads/CarND-Project3/IMG/left_2017_03_01_13_53_41_579.jpg</text:p>
          </table:table-cell>
          <table:table-cell office:value-type="string" calcext:value-type="string">
            <text:p>/home/qchen/Downloads/CarND-Project3/IMG/right_2017_03_01_13_53_41_57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664.jpg</text:p>
          </table:table-cell>
          <table:table-cell office:value-type="string" calcext:value-type="string">
            <text:p>/home/qchen/Downloads/CarND-Project3/IMG/left_2017_03_01_13_53_41_664.jpg</text:p>
          </table:table-cell>
          <table:table-cell office:value-type="string" calcext:value-type="string">
            <text:p>/home/qchen/Downloads/CarND-Project3/IMG/right_2017_03_01_13_53_41_664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7" calcext:value-type="float">
            <text:p>30.189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749.jpg</text:p>
          </table:table-cell>
          <table:table-cell office:value-type="string" calcext:value-type="string">
            <text:p>/home/qchen/Downloads/CarND-Project3/IMG/left_2017_03_01_13_53_41_749.jpg</text:p>
          </table:table-cell>
          <table:table-cell office:value-type="string" calcext:value-type="string">
            <text:p>/home/qchen/Downloads/CarND-Project3/IMG/right_2017_03_01_13_53_41_74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3" calcext:value-type="float">
            <text:p>30.189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834.jpg</text:p>
          </table:table-cell>
          <table:table-cell office:value-type="string" calcext:value-type="string">
            <text:p>/home/qchen/Downloads/CarND-Project3/IMG/left_2017_03_01_13_53_41_834.jpg</text:p>
          </table:table-cell>
          <table:table-cell office:value-type="string" calcext:value-type="string">
            <text:p>/home/qchen/Downloads/CarND-Project3/IMG/right_2017_03_01_13_53_41_8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8" calcext:value-type="float">
            <text:p>30.189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1_921.jpg</text:p>
          </table:table-cell>
          <table:table-cell office:value-type="string" calcext:value-type="string">
            <text:p>/home/qchen/Downloads/CarND-Project3/IMG/left_2017_03_01_13_53_41_921.jpg</text:p>
          </table:table-cell>
          <table:table-cell office:value-type="string" calcext:value-type="string">
            <text:p>/home/qchen/Downloads/CarND-Project3/IMG/right_2017_03_01_13_53_41_9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008.jpg</text:p>
          </table:table-cell>
          <table:table-cell office:value-type="string" calcext:value-type="string">
            <text:p>/home/qchen/Downloads/CarND-Project3/IMG/left_2017_03_01_13_53_42_008.jpg</text:p>
          </table:table-cell>
          <table:table-cell office:value-type="string" calcext:value-type="string">
            <text:p>/home/qchen/Downloads/CarND-Project3/IMG/right_2017_03_01_13_53_42_0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091.jpg</text:p>
          </table:table-cell>
          <table:table-cell office:value-type="string" calcext:value-type="string">
            <text:p>/home/qchen/Downloads/CarND-Project3/IMG/left_2017_03_01_13_53_42_091.jpg</text:p>
          </table:table-cell>
          <table:table-cell office:value-type="string" calcext:value-type="string">
            <text:p>/home/qchen/Downloads/CarND-Project3/IMG/right_2017_03_01_13_53_42_0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3" calcext:value-type="float">
            <text:p>30.189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159.jpg</text:p>
          </table:table-cell>
          <table:table-cell office:value-type="string" calcext:value-type="string">
            <text:p>/home/qchen/Downloads/CarND-Project3/IMG/left_2017_03_01_13_53_42_159.jpg</text:p>
          </table:table-cell>
          <table:table-cell office:value-type="string" calcext:value-type="string">
            <text:p>/home/qchen/Downloads/CarND-Project3/IMG/right_2017_03_01_13_53_42_15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244.jpg</text:p>
          </table:table-cell>
          <table:table-cell office:value-type="string" calcext:value-type="string">
            <text:p>/home/qchen/Downloads/CarND-Project3/IMG/left_2017_03_01_13_53_42_244.jpg</text:p>
          </table:table-cell>
          <table:table-cell office:value-type="string" calcext:value-type="string">
            <text:p>/home/qchen/Downloads/CarND-Project3/IMG/right_2017_03_01_13_53_42_2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326.jpg</text:p>
          </table:table-cell>
          <table:table-cell office:value-type="string" calcext:value-type="string">
            <text:p>/home/qchen/Downloads/CarND-Project3/IMG/left_2017_03_01_13_53_42_326.jpg</text:p>
          </table:table-cell>
          <table:table-cell office:value-type="string" calcext:value-type="string">
            <text:p>/home/qchen/Downloads/CarND-Project3/IMG/right_2017_03_01_13_53_42_3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2" calcext:value-type="float">
            <text:p>30.189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413.jpg</text:p>
          </table:table-cell>
          <table:table-cell office:value-type="string" calcext:value-type="string">
            <text:p>/home/qchen/Downloads/CarND-Project3/IMG/left_2017_03_01_13_53_42_413.jpg</text:p>
          </table:table-cell>
          <table:table-cell office:value-type="string" calcext:value-type="string">
            <text:p>/home/qchen/Downloads/CarND-Project3/IMG/right_2017_03_01_13_53_42_4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2" calcext:value-type="float">
            <text:p>30.189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495.jpg</text:p>
          </table:table-cell>
          <table:table-cell office:value-type="string" calcext:value-type="string">
            <text:p>/home/qchen/Downloads/CarND-Project3/IMG/left_2017_03_01_13_53_42_495.jpg</text:p>
          </table:table-cell>
          <table:table-cell office:value-type="string" calcext:value-type="string">
            <text:p>/home/qchen/Downloads/CarND-Project3/IMG/right_2017_03_01_13_53_42_4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581.jpg</text:p>
          </table:table-cell>
          <table:table-cell office:value-type="string" calcext:value-type="string">
            <text:p>/home/qchen/Downloads/CarND-Project3/IMG/left_2017_03_01_13_53_42_581.jpg</text:p>
          </table:table-cell>
          <table:table-cell office:value-type="string" calcext:value-type="string">
            <text:p>/home/qchen/Downloads/CarND-Project3/IMG/right_2017_03_01_13_53_42_5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665.jpg</text:p>
          </table:table-cell>
          <table:table-cell office:value-type="string" calcext:value-type="string">
            <text:p>/home/qchen/Downloads/CarND-Project3/IMG/left_2017_03_01_13_53_42_665.jpg</text:p>
          </table:table-cell>
          <table:table-cell office:value-type="string" calcext:value-type="string">
            <text:p>/home/qchen/Downloads/CarND-Project3/IMG/right_2017_03_01_13_53_42_6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752.jpg</text:p>
          </table:table-cell>
          <table:table-cell office:value-type="string" calcext:value-type="string">
            <text:p>/home/qchen/Downloads/CarND-Project3/IMG/left_2017_03_01_13_53_42_752.jpg</text:p>
          </table:table-cell>
          <table:table-cell office:value-type="string" calcext:value-type="string">
            <text:p>/home/qchen/Downloads/CarND-Project3/IMG/right_2017_03_01_13_53_42_7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835.jpg</text:p>
          </table:table-cell>
          <table:table-cell office:value-type="string" calcext:value-type="string">
            <text:p>/home/qchen/Downloads/CarND-Project3/IMG/left_2017_03_01_13_53_42_835.jpg</text:p>
          </table:table-cell>
          <table:table-cell office:value-type="string" calcext:value-type="string">
            <text:p>/home/qchen/Downloads/CarND-Project3/IMG/right_2017_03_01_13_53_42_83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2_923.jpg</text:p>
          </table:table-cell>
          <table:table-cell office:value-type="string" calcext:value-type="string">
            <text:p>/home/qchen/Downloads/CarND-Project3/IMG/left_2017_03_01_13_53_42_923.jpg</text:p>
          </table:table-cell>
          <table:table-cell office:value-type="string" calcext:value-type="string">
            <text:p>/home/qchen/Downloads/CarND-Project3/IMG/right_2017_03_01_13_53_42_92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004.jpg</text:p>
          </table:table-cell>
          <table:table-cell office:value-type="string" calcext:value-type="string">
            <text:p>/home/qchen/Downloads/CarND-Project3/IMG/left_2017_03_01_13_53_43_004.jpg</text:p>
          </table:table-cell>
          <table:table-cell office:value-type="string" calcext:value-type="string">
            <text:p>/home/qchen/Downloads/CarND-Project3/IMG/right_2017_03_01_13_53_43_0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090.jpg</text:p>
          </table:table-cell>
          <table:table-cell office:value-type="string" calcext:value-type="string">
            <text:p>/home/qchen/Downloads/CarND-Project3/IMG/left_2017_03_01_13_53_43_090.jpg</text:p>
          </table:table-cell>
          <table:table-cell office:value-type="string" calcext:value-type="string">
            <text:p>/home/qchen/Downloads/CarND-Project3/IMG/right_2017_03_01_13_53_43_0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174.jpg</text:p>
          </table:table-cell>
          <table:table-cell office:value-type="string" calcext:value-type="string">
            <text:p>/home/qchen/Downloads/CarND-Project3/IMG/left_2017_03_01_13_53_43_174.jpg</text:p>
          </table:table-cell>
          <table:table-cell office:value-type="string" calcext:value-type="string">
            <text:p>/home/qchen/Downloads/CarND-Project3/IMG/right_2017_03_01_13_53_43_1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3" calcext:value-type="float">
            <text:p>30.189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262.jpg</text:p>
          </table:table-cell>
          <table:table-cell office:value-type="string" calcext:value-type="string">
            <text:p>/home/qchen/Downloads/CarND-Project3/IMG/left_2017_03_01_13_53_43_262.jpg</text:p>
          </table:table-cell>
          <table:table-cell office:value-type="string" calcext:value-type="string">
            <text:p>/home/qchen/Downloads/CarND-Project3/IMG/right_2017_03_01_13_53_43_2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342.jpg</text:p>
          </table:table-cell>
          <table:table-cell office:value-type="string" calcext:value-type="string">
            <text:p>/home/qchen/Downloads/CarND-Project3/IMG/left_2017_03_01_13_53_43_342.jpg</text:p>
          </table:table-cell>
          <table:table-cell office:value-type="string" calcext:value-type="string">
            <text:p>/home/qchen/Downloads/CarND-Project3/IMG/right_2017_03_01_13_53_43_3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427.jpg</text:p>
          </table:table-cell>
          <table:table-cell office:value-type="string" calcext:value-type="string">
            <text:p>/home/qchen/Downloads/CarND-Project3/IMG/left_2017_03_01_13_53_43_427.jpg</text:p>
          </table:table-cell>
          <table:table-cell office:value-type="string" calcext:value-type="string">
            <text:p>/home/qchen/Downloads/CarND-Project3/IMG/right_2017_03_01_13_53_43_4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511.jpg</text:p>
          </table:table-cell>
          <table:table-cell office:value-type="string" calcext:value-type="string">
            <text:p>/home/qchen/Downloads/CarND-Project3/IMG/left_2017_03_01_13_53_43_511.jpg</text:p>
          </table:table-cell>
          <table:table-cell office:value-type="string" calcext:value-type="string">
            <text:p>/home/qchen/Downloads/CarND-Project3/IMG/right_2017_03_01_13_53_43_5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596.jpg</text:p>
          </table:table-cell>
          <table:table-cell office:value-type="string" calcext:value-type="string">
            <text:p>/home/qchen/Downloads/CarND-Project3/IMG/left_2017_03_01_13_53_43_596.jpg</text:p>
          </table:table-cell>
          <table:table-cell office:value-type="string" calcext:value-type="string">
            <text:p>/home/qchen/Downloads/CarND-Project3/IMG/right_2017_03_01_13_53_43_5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684.jpg</text:p>
          </table:table-cell>
          <table:table-cell office:value-type="string" calcext:value-type="string">
            <text:p>/home/qchen/Downloads/CarND-Project3/IMG/left_2017_03_01_13_53_43_684.jpg</text:p>
          </table:table-cell>
          <table:table-cell office:value-type="string" calcext:value-type="string">
            <text:p>/home/qchen/Downloads/CarND-Project3/IMG/right_2017_03_01_13_53_43_6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765.jpg</text:p>
          </table:table-cell>
          <table:table-cell office:value-type="string" calcext:value-type="string">
            <text:p>/home/qchen/Downloads/CarND-Project3/IMG/left_2017_03_01_13_53_43_765.jpg</text:p>
          </table:table-cell>
          <table:table-cell office:value-type="string" calcext:value-type="string">
            <text:p>/home/qchen/Downloads/CarND-Project3/IMG/right_2017_03_01_13_53_43_7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851.jpg</text:p>
          </table:table-cell>
          <table:table-cell office:value-type="string" calcext:value-type="string">
            <text:p>/home/qchen/Downloads/CarND-Project3/IMG/left_2017_03_01_13_53_43_851.jpg</text:p>
          </table:table-cell>
          <table:table-cell office:value-type="string" calcext:value-type="string">
            <text:p>/home/qchen/Downloads/CarND-Project3/IMG/right_2017_03_01_13_53_43_8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3_933.jpg</text:p>
          </table:table-cell>
          <table:table-cell office:value-type="string" calcext:value-type="string">
            <text:p>/home/qchen/Downloads/CarND-Project3/IMG/left_2017_03_01_13_53_43_933.jpg</text:p>
          </table:table-cell>
          <table:table-cell office:value-type="string" calcext:value-type="string">
            <text:p>/home/qchen/Downloads/CarND-Project3/IMG/right_2017_03_01_13_53_43_9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2" calcext:value-type="float">
            <text:p>30.189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017.jpg</text:p>
          </table:table-cell>
          <table:table-cell office:value-type="string" calcext:value-type="string">
            <text:p>/home/qchen/Downloads/CarND-Project3/IMG/left_2017_03_01_13_53_44_017.jpg</text:p>
          </table:table-cell>
          <table:table-cell office:value-type="string" calcext:value-type="string">
            <text:p>/home/qchen/Downloads/CarND-Project3/IMG/right_2017_03_01_13_53_44_0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2" calcext:value-type="float">
            <text:p>30.189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103.jpg</text:p>
          </table:table-cell>
          <table:table-cell office:value-type="string" calcext:value-type="string">
            <text:p>/home/qchen/Downloads/CarND-Project3/IMG/left_2017_03_01_13_53_44_103.jpg</text:p>
          </table:table-cell>
          <table:table-cell office:value-type="string" calcext:value-type="string">
            <text:p>/home/qchen/Downloads/CarND-Project3/IMG/right_2017_03_01_13_53_44_1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188.jpg</text:p>
          </table:table-cell>
          <table:table-cell office:value-type="string" calcext:value-type="string">
            <text:p>/home/qchen/Downloads/CarND-Project3/IMG/left_2017_03_01_13_53_44_188.jpg</text:p>
          </table:table-cell>
          <table:table-cell office:value-type="string" calcext:value-type="string">
            <text:p>/home/qchen/Downloads/CarND-Project3/IMG/right_2017_03_01_13_53_44_1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2" calcext:value-type="float">
            <text:p>30.189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271.jpg</text:p>
          </table:table-cell>
          <table:table-cell office:value-type="string" calcext:value-type="string">
            <text:p>/home/qchen/Downloads/CarND-Project3/IMG/left_2017_03_01_13_53_44_271.jpg</text:p>
          </table:table-cell>
          <table:table-cell office:value-type="string" calcext:value-type="string">
            <text:p>/home/qchen/Downloads/CarND-Project3/IMG/right_2017_03_01_13_53_44_27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355.jpg</text:p>
          </table:table-cell>
          <table:table-cell office:value-type="string" calcext:value-type="string">
            <text:p>/home/qchen/Downloads/CarND-Project3/IMG/left_2017_03_01_13_53_44_355.jpg</text:p>
          </table:table-cell>
          <table:table-cell office:value-type="string" calcext:value-type="string">
            <text:p>/home/qchen/Downloads/CarND-Project3/IMG/right_2017_03_01_13_53_44_35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440.jpg</text:p>
          </table:table-cell>
          <table:table-cell office:value-type="string" calcext:value-type="string">
            <text:p>/home/qchen/Downloads/CarND-Project3/IMG/left_2017_03_01_13_53_44_440.jpg</text:p>
          </table:table-cell>
          <table:table-cell office:value-type="string" calcext:value-type="string">
            <text:p>/home/qchen/Downloads/CarND-Project3/IMG/right_2017_03_01_13_53_44_44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527.jpg</text:p>
          </table:table-cell>
          <table:table-cell office:value-type="string" calcext:value-type="string">
            <text:p>/home/qchen/Downloads/CarND-Project3/IMG/left_2017_03_01_13_53_44_527.jpg</text:p>
          </table:table-cell>
          <table:table-cell office:value-type="string" calcext:value-type="string">
            <text:p>/home/qchen/Downloads/CarND-Project3/IMG/right_2017_03_01_13_53_44_5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610.jpg</text:p>
          </table:table-cell>
          <table:table-cell office:value-type="string" calcext:value-type="string">
            <text:p>/home/qchen/Downloads/CarND-Project3/IMG/left_2017_03_01_13_53_44_610.jpg</text:p>
          </table:table-cell>
          <table:table-cell office:value-type="string" calcext:value-type="string">
            <text:p>/home/qchen/Downloads/CarND-Project3/IMG/right_2017_03_01_13_53_44_6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3" calcext:value-type="float">
            <text:p>30.189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683.jpg</text:p>
          </table:table-cell>
          <table:table-cell office:value-type="string" calcext:value-type="string">
            <text:p>/home/qchen/Downloads/CarND-Project3/IMG/left_2017_03_01_13_53_44_683.jpg</text:p>
          </table:table-cell>
          <table:table-cell office:value-type="string" calcext:value-type="string">
            <text:p>/home/qchen/Downloads/CarND-Project3/IMG/right_2017_03_01_13_53_44_6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757.jpg</text:p>
          </table:table-cell>
          <table:table-cell office:value-type="string" calcext:value-type="string">
            <text:p>/home/qchen/Downloads/CarND-Project3/IMG/left_2017_03_01_13_53_44_757.jpg</text:p>
          </table:table-cell>
          <table:table-cell office:value-type="string" calcext:value-type="string">
            <text:p>/home/qchen/Downloads/CarND-Project3/IMG/right_2017_03_01_13_53_44_7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" calcext:value-type="float">
            <text:p>30.18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845.jpg</text:p>
          </table:table-cell>
          <table:table-cell office:value-type="string" calcext:value-type="string">
            <text:p>/home/qchen/Downloads/CarND-Project3/IMG/left_2017_03_01_13_53_44_845.jpg</text:p>
          </table:table-cell>
          <table:table-cell office:value-type="string" calcext:value-type="string">
            <text:p>/home/qchen/Downloads/CarND-Project3/IMG/right_2017_03_01_13_53_44_84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912.jpg</text:p>
          </table:table-cell>
          <table:table-cell office:value-type="string" calcext:value-type="string">
            <text:p>/home/qchen/Downloads/CarND-Project3/IMG/left_2017_03_01_13_53_44_912.jpg</text:p>
          </table:table-cell>
          <table:table-cell office:value-type="string" calcext:value-type="string">
            <text:p>/home/qchen/Downloads/CarND-Project3/IMG/right_2017_03_01_13_53_44_9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4_992.jpg</text:p>
          </table:table-cell>
          <table:table-cell office:value-type="string" calcext:value-type="string">
            <text:p>/home/qchen/Downloads/CarND-Project3/IMG/left_2017_03_01_13_53_44_992.jpg</text:p>
          </table:table-cell>
          <table:table-cell office:value-type="string" calcext:value-type="string">
            <text:p>/home/qchen/Downloads/CarND-Project3/IMG/right_2017_03_01_13_53_44_9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2" calcext:value-type="float">
            <text:p>30.189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076.jpg</text:p>
          </table:table-cell>
          <table:table-cell office:value-type="string" calcext:value-type="string">
            <text:p>/home/qchen/Downloads/CarND-Project3/IMG/left_2017_03_01_13_53_45_076.jpg</text:p>
          </table:table-cell>
          <table:table-cell office:value-type="string" calcext:value-type="string">
            <text:p>/home/qchen/Downloads/CarND-Project3/IMG/right_2017_03_01_13_53_45_0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161.jpg</text:p>
          </table:table-cell>
          <table:table-cell office:value-type="string" calcext:value-type="string">
            <text:p>/home/qchen/Downloads/CarND-Project3/IMG/left_2017_03_01_13_53_45_161.jpg</text:p>
          </table:table-cell>
          <table:table-cell office:value-type="string" calcext:value-type="string">
            <text:p>/home/qchen/Downloads/CarND-Project3/IMG/right_2017_03_01_13_53_45_161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458" calcext:value-type="float">
            <text:p>30.174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249.jpg</text:p>
          </table:table-cell>
          <table:table-cell office:value-type="string" calcext:value-type="string">
            <text:p>/home/qchen/Downloads/CarND-Project3/IMG/left_2017_03_01_13_53_45_249.jpg</text:p>
          </table:table-cell>
          <table:table-cell office:value-type="string" calcext:value-type="string">
            <text:p>/home/qchen/Downloads/CarND-Project3/IMG/right_2017_03_01_13_53_45_24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5" calcext:value-type="float">
            <text:p>30.1894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331.jpg</text:p>
          </table:table-cell>
          <table:table-cell office:value-type="string" calcext:value-type="string">
            <text:p>/home/qchen/Downloads/CarND-Project3/IMG/left_2017_03_01_13_53_45_331.jpg</text:p>
          </table:table-cell>
          <table:table-cell office:value-type="string" calcext:value-type="string">
            <text:p>/home/qchen/Downloads/CarND-Project3/IMG/right_2017_03_01_13_53_45_3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" calcext:value-type="float">
            <text:p>30.18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416.jpg</text:p>
          </table:table-cell>
          <table:table-cell office:value-type="string" calcext:value-type="string">
            <text:p>/home/qchen/Downloads/CarND-Project3/IMG/left_2017_03_01_13_53_45_416.jpg</text:p>
          </table:table-cell>
          <table:table-cell office:value-type="string" calcext:value-type="string">
            <text:p>/home/qchen/Downloads/CarND-Project3/IMG/right_2017_03_01_13_53_45_4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4" calcext:value-type="float">
            <text:p>30.189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501.jpg</text:p>
          </table:table-cell>
          <table:table-cell office:value-type="string" calcext:value-type="string">
            <text:p>/home/qchen/Downloads/CarND-Project3/IMG/left_2017_03_01_13_53_45_501.jpg</text:p>
          </table:table-cell>
          <table:table-cell office:value-type="string" calcext:value-type="string">
            <text:p>/home/qchen/Downloads/CarND-Project3/IMG/right_2017_03_01_13_53_45_5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6" calcext:value-type="float">
            <text:p>30.1899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588.jpg</text:p>
          </table:table-cell>
          <table:table-cell office:value-type="string" calcext:value-type="string">
            <text:p>/home/qchen/Downloads/CarND-Project3/IMG/left_2017_03_01_13_53_45_588.jpg</text:p>
          </table:table-cell>
          <table:table-cell office:value-type="string" calcext:value-type="string">
            <text:p>/home/qchen/Downloads/CarND-Project3/IMG/right_2017_03_01_13_53_45_5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8" calcext:value-type="float">
            <text:p>30.189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674.jpg</text:p>
          </table:table-cell>
          <table:table-cell office:value-type="string" calcext:value-type="string">
            <text:p>/home/qchen/Downloads/CarND-Project3/IMG/left_2017_03_01_13_53_45_674.jpg</text:p>
          </table:table-cell>
          <table:table-cell office:value-type="string" calcext:value-type="string">
            <text:p>/home/qchen/Downloads/CarND-Project3/IMG/right_2017_03_01_13_53_45_6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8" calcext:value-type="float">
            <text:p>30.189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761.jpg</text:p>
          </table:table-cell>
          <table:table-cell office:value-type="string" calcext:value-type="string">
            <text:p>/home/qchen/Downloads/CarND-Project3/IMG/left_2017_03_01_13_53_45_761.jpg</text:p>
          </table:table-cell>
          <table:table-cell office:value-type="string" calcext:value-type="string">
            <text:p>/home/qchen/Downloads/CarND-Project3/IMG/right_2017_03_01_13_53_45_7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848.jpg</text:p>
          </table:table-cell>
          <table:table-cell office:value-type="string" calcext:value-type="string">
            <text:p>/home/qchen/Downloads/CarND-Project3/IMG/left_2017_03_01_13_53_45_848.jpg</text:p>
          </table:table-cell>
          <table:table-cell office:value-type="string" calcext:value-type="string">
            <text:p>/home/qchen/Downloads/CarND-Project3/IMG/right_2017_03_01_13_53_45_8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5_932.jpg</text:p>
          </table:table-cell>
          <table:table-cell office:value-type="string" calcext:value-type="string">
            <text:p>/home/qchen/Downloads/CarND-Project3/IMG/left_2017_03_01_13_53_45_932.jpg</text:p>
          </table:table-cell>
          <table:table-cell office:value-type="string" calcext:value-type="string">
            <text:p>/home/qchen/Downloads/CarND-Project3/IMG/right_2017_03_01_13_53_45_9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018.jpg</text:p>
          </table:table-cell>
          <table:table-cell office:value-type="string" calcext:value-type="string">
            <text:p>/home/qchen/Downloads/CarND-Project3/IMG/left_2017_03_01_13_53_46_018.jpg</text:p>
          </table:table-cell>
          <table:table-cell office:value-type="string" calcext:value-type="string">
            <text:p>/home/qchen/Downloads/CarND-Project3/IMG/right_2017_03_01_13_53_46_0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106.jpg</text:p>
          </table:table-cell>
          <table:table-cell office:value-type="string" calcext:value-type="string">
            <text:p>/home/qchen/Downloads/CarND-Project3/IMG/left_2017_03_01_13_53_46_106.jpg</text:p>
          </table:table-cell>
          <table:table-cell office:value-type="string" calcext:value-type="string">
            <text:p>/home/qchen/Downloads/CarND-Project3/IMG/right_2017_03_01_13_53_46_1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193.jpg</text:p>
          </table:table-cell>
          <table:table-cell office:value-type="string" calcext:value-type="string">
            <text:p>/home/qchen/Downloads/CarND-Project3/IMG/left_2017_03_01_13_53_46_193.jpg</text:p>
          </table:table-cell>
          <table:table-cell office:value-type="string" calcext:value-type="string">
            <text:p>/home/qchen/Downloads/CarND-Project3/IMG/right_2017_03_01_13_53_46_19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282.jpg</text:p>
          </table:table-cell>
          <table:table-cell office:value-type="string" calcext:value-type="string">
            <text:p>/home/qchen/Downloads/CarND-Project3/IMG/left_2017_03_01_13_53_46_282.jpg</text:p>
          </table:table-cell>
          <table:table-cell office:value-type="string" calcext:value-type="string">
            <text:p>/home/qchen/Downloads/CarND-Project3/IMG/right_2017_03_01_13_53_46_2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8" calcext:value-type="float">
            <text:p>30.189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367.jpg</text:p>
          </table:table-cell>
          <table:table-cell office:value-type="string" calcext:value-type="string">
            <text:p>/home/qchen/Downloads/CarND-Project3/IMG/left_2017_03_01_13_53_46_367.jpg</text:p>
          </table:table-cell>
          <table:table-cell office:value-type="string" calcext:value-type="string">
            <text:p>/home/qchen/Downloads/CarND-Project3/IMG/right_2017_03_01_13_53_46_3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452.jpg</text:p>
          </table:table-cell>
          <table:table-cell office:value-type="string" calcext:value-type="string">
            <text:p>/home/qchen/Downloads/CarND-Project3/IMG/left_2017_03_01_13_53_46_452.jpg</text:p>
          </table:table-cell>
          <table:table-cell office:value-type="string" calcext:value-type="string">
            <text:p>/home/qchen/Downloads/CarND-Project3/IMG/right_2017_03_01_13_53_46_4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538.jpg</text:p>
          </table:table-cell>
          <table:table-cell office:value-type="string" calcext:value-type="string">
            <text:p>/home/qchen/Downloads/CarND-Project3/IMG/left_2017_03_01_13_53_46_538.jpg</text:p>
          </table:table-cell>
          <table:table-cell office:value-type="string" calcext:value-type="string">
            <text:p>/home/qchen/Downloads/CarND-Project3/IMG/right_2017_03_01_13_53_46_5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8" calcext:value-type="float">
            <text:p>30.189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624.jpg</text:p>
          </table:table-cell>
          <table:table-cell office:value-type="string" calcext:value-type="string">
            <text:p>/home/qchen/Downloads/CarND-Project3/IMG/left_2017_03_01_13_53_46_624.jpg</text:p>
          </table:table-cell>
          <table:table-cell office:value-type="string" calcext:value-type="string">
            <text:p>/home/qchen/Downloads/CarND-Project3/IMG/right_2017_03_01_13_53_46_6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706.jpg</text:p>
          </table:table-cell>
          <table:table-cell office:value-type="string" calcext:value-type="string">
            <text:p>/home/qchen/Downloads/CarND-Project3/IMG/left_2017_03_01_13_53_46_706.jpg</text:p>
          </table:table-cell>
          <table:table-cell office:value-type="string" calcext:value-type="string">
            <text:p>/home/qchen/Downloads/CarND-Project3/IMG/right_2017_03_01_13_53_46_7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8" calcext:value-type="float">
            <text:p>30.189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792.jpg</text:p>
          </table:table-cell>
          <table:table-cell office:value-type="string" calcext:value-type="string">
            <text:p>/home/qchen/Downloads/CarND-Project3/IMG/left_2017_03_01_13_53_46_792.jpg</text:p>
          </table:table-cell>
          <table:table-cell office:value-type="string" calcext:value-type="string">
            <text:p>/home/qchen/Downloads/CarND-Project3/IMG/right_2017_03_01_13_53_46_7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876.jpg</text:p>
          </table:table-cell>
          <table:table-cell office:value-type="string" calcext:value-type="string">
            <text:p>/home/qchen/Downloads/CarND-Project3/IMG/left_2017_03_01_13_53_46_876.jpg</text:p>
          </table:table-cell>
          <table:table-cell office:value-type="string" calcext:value-type="string">
            <text:p>/home/qchen/Downloads/CarND-Project3/IMG/right_2017_03_01_13_53_46_8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6_962.jpg</text:p>
          </table:table-cell>
          <table:table-cell office:value-type="string" calcext:value-type="string">
            <text:p>/home/qchen/Downloads/CarND-Project3/IMG/left_2017_03_01_13_53_46_962.jpg</text:p>
          </table:table-cell>
          <table:table-cell office:value-type="string" calcext:value-type="string">
            <text:p>/home/qchen/Downloads/CarND-Project3/IMG/right_2017_03_01_13_53_46_9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1" calcext:value-type="float">
            <text:p>30.190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051.jpg</text:p>
          </table:table-cell>
          <table:table-cell office:value-type="string" calcext:value-type="string">
            <text:p>/home/qchen/Downloads/CarND-Project3/IMG/left_2017_03_01_13_53_47_051.jpg</text:p>
          </table:table-cell>
          <table:table-cell office:value-type="string" calcext:value-type="string">
            <text:p>/home/qchen/Downloads/CarND-Project3/IMG/right_2017_03_01_13_53_47_0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7" calcext:value-type="float">
            <text:p>30.189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129.jpg</text:p>
          </table:table-cell>
          <table:table-cell office:value-type="string" calcext:value-type="string">
            <text:p>/home/qchen/Downloads/CarND-Project3/IMG/left_2017_03_01_13_53_47_129.jpg</text:p>
          </table:table-cell>
          <table:table-cell office:value-type="string" calcext:value-type="string">
            <text:p>/home/qchen/Downloads/CarND-Project3/IMG/right_2017_03_01_13_53_47_1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7" calcext:value-type="float">
            <text:p>30.189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216.jpg</text:p>
          </table:table-cell>
          <table:table-cell office:value-type="string" calcext:value-type="string">
            <text:p>/home/qchen/Downloads/CarND-Project3/IMG/left_2017_03_01_13_53_47_216.jpg</text:p>
          </table:table-cell>
          <table:table-cell office:value-type="string" calcext:value-type="string">
            <text:p>/home/qchen/Downloads/CarND-Project3/IMG/right_2017_03_01_13_53_47_2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7" calcext:value-type="float">
            <text:p>30.189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302.jpg</text:p>
          </table:table-cell>
          <table:table-cell office:value-type="string" calcext:value-type="string">
            <text:p>/home/qchen/Downloads/CarND-Project3/IMG/left_2017_03_01_13_53_47_302.jpg</text:p>
          </table:table-cell>
          <table:table-cell office:value-type="string" calcext:value-type="string">
            <text:p>/home/qchen/Downloads/CarND-Project3/IMG/right_2017_03_01_13_53_47_3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387.jpg</text:p>
          </table:table-cell>
          <table:table-cell office:value-type="string" calcext:value-type="string">
            <text:p>/home/qchen/Downloads/CarND-Project3/IMG/left_2017_03_01_13_53_47_387.jpg</text:p>
          </table:table-cell>
          <table:table-cell office:value-type="string" calcext:value-type="string">
            <text:p>/home/qchen/Downloads/CarND-Project3/IMG/right_2017_03_01_13_53_47_3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8" calcext:value-type="float">
            <text:p>30.189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469.jpg</text:p>
          </table:table-cell>
          <table:table-cell office:value-type="string" calcext:value-type="string">
            <text:p>/home/qchen/Downloads/CarND-Project3/IMG/left_2017_03_01_13_53_47_469.jpg</text:p>
          </table:table-cell>
          <table:table-cell office:value-type="string" calcext:value-type="string">
            <text:p>/home/qchen/Downloads/CarND-Project3/IMG/right_2017_03_01_13_53_47_4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555.jpg</text:p>
          </table:table-cell>
          <table:table-cell office:value-type="string" calcext:value-type="string">
            <text:p>/home/qchen/Downloads/CarND-Project3/IMG/left_2017_03_01_13_53_47_555.jpg</text:p>
          </table:table-cell>
          <table:table-cell office:value-type="string" calcext:value-type="string">
            <text:p>/home/qchen/Downloads/CarND-Project3/IMG/right_2017_03_01_13_53_47_55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8" calcext:value-type="float">
            <text:p>30.189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643.jpg</text:p>
          </table:table-cell>
          <table:table-cell office:value-type="string" calcext:value-type="string">
            <text:p>/home/qchen/Downloads/CarND-Project3/IMG/left_2017_03_01_13_53_47_643.jpg</text:p>
          </table:table-cell>
          <table:table-cell office:value-type="string" calcext:value-type="string">
            <text:p>/home/qchen/Downloads/CarND-Project3/IMG/right_2017_03_01_13_53_47_6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725.jpg</text:p>
          </table:table-cell>
          <table:table-cell office:value-type="string" calcext:value-type="string">
            <text:p>/home/qchen/Downloads/CarND-Project3/IMG/left_2017_03_01_13_53_47_725.jpg</text:p>
          </table:table-cell>
          <table:table-cell office:value-type="string" calcext:value-type="string">
            <text:p>/home/qchen/Downloads/CarND-Project3/IMG/right_2017_03_01_13_53_47_7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810.jpg</text:p>
          </table:table-cell>
          <table:table-cell office:value-type="string" calcext:value-type="string">
            <text:p>/home/qchen/Downloads/CarND-Project3/IMG/left_2017_03_01_13_53_47_810.jpg</text:p>
          </table:table-cell>
          <table:table-cell office:value-type="string" calcext:value-type="string">
            <text:p>/home/qchen/Downloads/CarND-Project3/IMG/right_2017_03_01_13_53_47_8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3904" calcext:value-type="float">
            <text:p>30.1390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899.jpg</text:p>
          </table:table-cell>
          <table:table-cell office:value-type="string" calcext:value-type="string">
            <text:p>/home/qchen/Downloads/CarND-Project3/IMG/left_2017_03_01_13_53_47_899.jpg</text:p>
          </table:table-cell>
          <table:table-cell office:value-type="string" calcext:value-type="string">
            <text:p>/home/qchen/Downloads/CarND-Project3/IMG/right_2017_03_01_13_53_47_89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907" calcext:value-type="float">
            <text:p>30.1990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7_974.jpg</text:p>
          </table:table-cell>
          <table:table-cell office:value-type="string" calcext:value-type="string">
            <text:p>/home/qchen/Downloads/CarND-Project3/IMG/left_2017_03_01_13_53_47_974.jpg</text:p>
          </table:table-cell>
          <table:table-cell office:value-type="string" calcext:value-type="string">
            <text:p>/home/qchen/Downloads/CarND-Project3/IMG/right_2017_03_01_13_53_47_974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7125" calcext:value-type="float">
            <text:p>30.271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057.jpg</text:p>
          </table:table-cell>
          <table:table-cell office:value-type="string" calcext:value-type="string">
            <text:p>/home/qchen/Downloads/CarND-Project3/IMG/left_2017_03_01_13_53_48_057.jpg</text:p>
          </table:table-cell>
          <table:table-cell office:value-type="string" calcext:value-type="string">
            <text:p>/home/qchen/Downloads/CarND-Project3/IMG/right_2017_03_01_13_53_48_057.jpg</text:p>
          </table:table-cell>
          <table:table-cell office:value-type="float" office:value="-0.1226504" calcext:value-type="float">
            <text:p>-0.1226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4" calcext:value-type="float">
            <text:p>30.1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145.jpg</text:p>
          </table:table-cell>
          <table:table-cell office:value-type="string" calcext:value-type="string">
            <text:p>/home/qchen/Downloads/CarND-Project3/IMG/left_2017_03_01_13_53_48_145.jpg</text:p>
          </table:table-cell>
          <table:table-cell office:value-type="string" calcext:value-type="string">
            <text:p>/home/qchen/Downloads/CarND-Project3/IMG/right_2017_03_01_13_53_48_14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312" calcext:value-type="float">
            <text:p>30.193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223.jpg</text:p>
          </table:table-cell>
          <table:table-cell office:value-type="string" calcext:value-type="string">
            <text:p>/home/qchen/Downloads/CarND-Project3/IMG/left_2017_03_01_13_53_48_223.jpg</text:p>
          </table:table-cell>
          <table:table-cell office:value-type="string" calcext:value-type="string">
            <text:p>/home/qchen/Downloads/CarND-Project3/IMG/right_2017_03_01_13_53_48_22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8" calcext:value-type="float">
            <text:p>30.1903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313.jpg</text:p>
          </table:table-cell>
          <table:table-cell office:value-type="string" calcext:value-type="string">
            <text:p>/home/qchen/Downloads/CarND-Project3/IMG/left_2017_03_01_13_53_48_313.jpg</text:p>
          </table:table-cell>
          <table:table-cell office:value-type="string" calcext:value-type="string">
            <text:p>/home/qchen/Downloads/CarND-Project3/IMG/right_2017_03_01_13_53_48_3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8" calcext:value-type="float">
            <text:p>30.1900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400.jpg</text:p>
          </table:table-cell>
          <table:table-cell office:value-type="string" calcext:value-type="string">
            <text:p>/home/qchen/Downloads/CarND-Project3/IMG/left_2017_03_01_13_53_48_400.jpg</text:p>
          </table:table-cell>
          <table:table-cell office:value-type="string" calcext:value-type="string">
            <text:p>/home/qchen/Downloads/CarND-Project3/IMG/right_2017_03_01_13_53_48_400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9" calcext:value-type="float">
            <text:p>30.18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483.jpg</text:p>
          </table:table-cell>
          <table:table-cell office:value-type="string" calcext:value-type="string">
            <text:p>/home/qchen/Downloads/CarND-Project3/IMG/left_2017_03_01_13_53_48_483.jpg</text:p>
          </table:table-cell>
          <table:table-cell office:value-type="string" calcext:value-type="string">
            <text:p>/home/qchen/Downloads/CarND-Project3/IMG/right_2017_03_01_13_53_48_483.jpg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961" calcext:value-type="float">
            <text:p>30.1696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571.jpg</text:p>
          </table:table-cell>
          <table:table-cell office:value-type="string" calcext:value-type="string">
            <text:p>/home/qchen/Downloads/CarND-Project3/IMG/left_2017_03_01_13_53_48_571.jpg</text:p>
          </table:table-cell>
          <table:table-cell office:value-type="string" calcext:value-type="string">
            <text:p>/home/qchen/Downloads/CarND-Project3/IMG/right_2017_03_01_13_53_48_571.jpg</text:p>
          </table:table-cell>
          <table:table-cell office:value-type="float" office:value="-0.1754559" calcext:value-type="float">
            <text:p>-0.17545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5" calcext:value-type="float">
            <text:p>30.189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656.jpg</text:p>
          </table:table-cell>
          <table:table-cell office:value-type="string" calcext:value-type="string">
            <text:p>/home/qchen/Downloads/CarND-Project3/IMG/left_2017_03_01_13_53_48_656.jpg</text:p>
          </table:table-cell>
          <table:table-cell office:value-type="string" calcext:value-type="string">
            <text:p>/home/qchen/Downloads/CarND-Project3/IMG/right_2017_03_01_13_53_48_6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14" calcext:value-type="float">
            <text:p>30.1881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742.jpg</text:p>
          </table:table-cell>
          <table:table-cell office:value-type="string" calcext:value-type="string">
            <text:p>/home/qchen/Downloads/CarND-Project3/IMG/left_2017_03_01_13_53_48_742.jpg</text:p>
          </table:table-cell>
          <table:table-cell office:value-type="string" calcext:value-type="string">
            <text:p>/home/qchen/Downloads/CarND-Project3/IMG/right_2017_03_01_13_53_48_7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7" calcext:value-type="float">
            <text:p>30.1900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825.jpg</text:p>
          </table:table-cell>
          <table:table-cell office:value-type="string" calcext:value-type="string">
            <text:p>/home/qchen/Downloads/CarND-Project3/IMG/left_2017_03_01_13_53_48_825.jpg</text:p>
          </table:table-cell>
          <table:table-cell office:value-type="string" calcext:value-type="string">
            <text:p>/home/qchen/Downloads/CarND-Project3/IMG/right_2017_03_01_13_53_48_8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894.jpg</text:p>
          </table:table-cell>
          <table:table-cell office:value-type="string" calcext:value-type="string">
            <text:p>/home/qchen/Downloads/CarND-Project3/IMG/left_2017_03_01_13_53_48_894.jpg</text:p>
          </table:table-cell>
          <table:table-cell office:value-type="string" calcext:value-type="string">
            <text:p>/home/qchen/Downloads/CarND-Project3/IMG/right_2017_03_01_13_53_48_8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8_978.jpg</text:p>
          </table:table-cell>
          <table:table-cell office:value-type="string" calcext:value-type="string">
            <text:p>/home/qchen/Downloads/CarND-Project3/IMG/left_2017_03_01_13_53_48_978.jpg</text:p>
          </table:table-cell>
          <table:table-cell office:value-type="string" calcext:value-type="string">
            <text:p>/home/qchen/Downloads/CarND-Project3/IMG/right_2017_03_01_13_53_48_9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062.jpg</text:p>
          </table:table-cell>
          <table:table-cell office:value-type="string" calcext:value-type="string">
            <text:p>/home/qchen/Downloads/CarND-Project3/IMG/left_2017_03_01_13_53_49_062.jpg</text:p>
          </table:table-cell>
          <table:table-cell office:value-type="string" calcext:value-type="string">
            <text:p>/home/qchen/Downloads/CarND-Project3/IMG/right_2017_03_01_13_53_49_062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2" calcext:value-type="float">
            <text:p>30.1897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149.jpg</text:p>
          </table:table-cell>
          <table:table-cell office:value-type="string" calcext:value-type="string">
            <text:p>/home/qchen/Downloads/CarND-Project3/IMG/left_2017_03_01_13_53_49_149.jpg</text:p>
          </table:table-cell>
          <table:table-cell office:value-type="string" calcext:value-type="string">
            <text:p>/home/qchen/Downloads/CarND-Project3/IMG/right_2017_03_01_13_53_49_149.jpg</text:p>
          </table:table-cell>
          <table:table-cell office:value-type="float" office:value="-0.1846174" calcext:value-type="float">
            <text:p>-0.1846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64" calcext:value-type="float">
            <text:p>30.1816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233.jpg</text:p>
          </table:table-cell>
          <table:table-cell office:value-type="string" calcext:value-type="string">
            <text:p>/home/qchen/Downloads/CarND-Project3/IMG/left_2017_03_01_13_53_49_233.jpg</text:p>
          </table:table-cell>
          <table:table-cell office:value-type="string" calcext:value-type="string">
            <text:p>/home/qchen/Downloads/CarND-Project3/IMG/right_2017_03_01_13_53_49_2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62" calcext:value-type="float">
            <text:p>30.1896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318.jpg</text:p>
          </table:table-cell>
          <table:table-cell office:value-type="string" calcext:value-type="string">
            <text:p>/home/qchen/Downloads/CarND-Project3/IMG/left_2017_03_01_13_53_49_318.jpg</text:p>
          </table:table-cell>
          <table:table-cell office:value-type="string" calcext:value-type="string">
            <text:p>/home/qchen/Downloads/CarND-Project3/IMG/right_2017_03_01_13_53_49_3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9" calcext:value-type="float">
            <text:p>30.190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402.jpg</text:p>
          </table:table-cell>
          <table:table-cell office:value-type="string" calcext:value-type="string">
            <text:p>/home/qchen/Downloads/CarND-Project3/IMG/left_2017_03_01_13_53_49_402.jpg</text:p>
          </table:table-cell>
          <table:table-cell office:value-type="string" calcext:value-type="string">
            <text:p>/home/qchen/Downloads/CarND-Project3/IMG/right_2017_03_01_13_53_49_4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487.jpg</text:p>
          </table:table-cell>
          <table:table-cell office:value-type="string" calcext:value-type="string">
            <text:p>/home/qchen/Downloads/CarND-Project3/IMG/left_2017_03_01_13_53_49_487.jpg</text:p>
          </table:table-cell>
          <table:table-cell office:value-type="string" calcext:value-type="string">
            <text:p>/home/qchen/Downloads/CarND-Project3/IMG/right_2017_03_01_13_53_49_4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573.jpg</text:p>
          </table:table-cell>
          <table:table-cell office:value-type="string" calcext:value-type="string">
            <text:p>/home/qchen/Downloads/CarND-Project3/IMG/left_2017_03_01_13_53_49_573.jpg</text:p>
          </table:table-cell>
          <table:table-cell office:value-type="string" calcext:value-type="string">
            <text:p>/home/qchen/Downloads/CarND-Project3/IMG/right_2017_03_01_13_53_49_573.jpg</text:p>
          </table:table-cell>
          <table:table-cell office:value-type="float" office:value="-0.1243818" calcext:value-type="float">
            <text:p>-0.1243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05" calcext:value-type="float">
            <text:p>30.186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655.jpg</text:p>
          </table:table-cell>
          <table:table-cell office:value-type="string" calcext:value-type="string">
            <text:p>/home/qchen/Downloads/CarND-Project3/IMG/left_2017_03_01_13_53_49_655.jpg</text:p>
          </table:table-cell>
          <table:table-cell office:value-type="string" calcext:value-type="string">
            <text:p>/home/qchen/Downloads/CarND-Project3/IMG/right_2017_03_01_13_53_49_65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9" calcext:value-type="float">
            <text:p>30.190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741.jpg</text:p>
          </table:table-cell>
          <table:table-cell office:value-type="string" calcext:value-type="string">
            <text:p>/home/qchen/Downloads/CarND-Project3/IMG/left_2017_03_01_13_53_49_741.jpg</text:p>
          </table:table-cell>
          <table:table-cell office:value-type="string" calcext:value-type="string">
            <text:p>/home/qchen/Downloads/CarND-Project3/IMG/right_2017_03_01_13_53_49_7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826.jpg</text:p>
          </table:table-cell>
          <table:table-cell office:value-type="string" calcext:value-type="string">
            <text:p>/home/qchen/Downloads/CarND-Project3/IMG/left_2017_03_01_13_53_49_826.jpg</text:p>
          </table:table-cell>
          <table:table-cell office:value-type="string" calcext:value-type="string">
            <text:p>/home/qchen/Downloads/CarND-Project3/IMG/right_2017_03_01_13_53_49_8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912.jpg</text:p>
          </table:table-cell>
          <table:table-cell office:value-type="string" calcext:value-type="string">
            <text:p>/home/qchen/Downloads/CarND-Project3/IMG/left_2017_03_01_13_53_49_912.jpg</text:p>
          </table:table-cell>
          <table:table-cell office:value-type="string" calcext:value-type="string">
            <text:p>/home/qchen/Downloads/CarND-Project3/IMG/right_2017_03_01_13_53_49_9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49_994.jpg</text:p>
          </table:table-cell>
          <table:table-cell office:value-type="string" calcext:value-type="string">
            <text:p>/home/qchen/Downloads/CarND-Project3/IMG/left_2017_03_01_13_53_49_994.jpg</text:p>
          </table:table-cell>
          <table:table-cell office:value-type="string" calcext:value-type="string">
            <text:p>/home/qchen/Downloads/CarND-Project3/IMG/right_2017_03_01_13_53_49_9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080.jpg</text:p>
          </table:table-cell>
          <table:table-cell office:value-type="string" calcext:value-type="string">
            <text:p>/home/qchen/Downloads/CarND-Project3/IMG/left_2017_03_01_13_53_50_080.jpg</text:p>
          </table:table-cell>
          <table:table-cell office:value-type="string" calcext:value-type="string">
            <text:p>/home/qchen/Downloads/CarND-Project3/IMG/right_2017_03_01_13_53_50_0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166.jpg</text:p>
          </table:table-cell>
          <table:table-cell office:value-type="string" calcext:value-type="string">
            <text:p>/home/qchen/Downloads/CarND-Project3/IMG/left_2017_03_01_13_53_50_166.jpg</text:p>
          </table:table-cell>
          <table:table-cell office:value-type="string" calcext:value-type="string">
            <text:p>/home/qchen/Downloads/CarND-Project3/IMG/right_2017_03_01_13_53_50_1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252.jpg</text:p>
          </table:table-cell>
          <table:table-cell office:value-type="string" calcext:value-type="string">
            <text:p>/home/qchen/Downloads/CarND-Project3/IMG/left_2017_03_01_13_53_50_252.jpg</text:p>
          </table:table-cell>
          <table:table-cell office:value-type="string" calcext:value-type="string">
            <text:p>/home/qchen/Downloads/CarND-Project3/IMG/right_2017_03_01_13_53_50_2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4" calcext:value-type="float">
            <text:p>30.190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333.jpg</text:p>
          </table:table-cell>
          <table:table-cell office:value-type="string" calcext:value-type="string">
            <text:p>/home/qchen/Downloads/CarND-Project3/IMG/left_2017_03_01_13_53_50_333.jpg</text:p>
          </table:table-cell>
          <table:table-cell office:value-type="string" calcext:value-type="string">
            <text:p>/home/qchen/Downloads/CarND-Project3/IMG/right_2017_03_01_13_53_50_333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1" calcext:value-type="float">
            <text:p>30.1897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417.jpg</text:p>
          </table:table-cell>
          <table:table-cell office:value-type="string" calcext:value-type="string">
            <text:p>/home/qchen/Downloads/CarND-Project3/IMG/left_2017_03_01_13_53_50_417.jpg</text:p>
          </table:table-cell>
          <table:table-cell office:value-type="string" calcext:value-type="string">
            <text:p>/home/qchen/Downloads/CarND-Project3/IMG/right_2017_03_01_13_53_50_417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477" calcext:value-type="float">
            <text:p>30.1747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504.jpg</text:p>
          </table:table-cell>
          <table:table-cell office:value-type="string" calcext:value-type="string">
            <text:p>/home/qchen/Downloads/CarND-Project3/IMG/left_2017_03_01_13_53_50_504.jpg</text:p>
          </table:table-cell>
          <table:table-cell office:value-type="string" calcext:value-type="string">
            <text:p>/home/qchen/Downloads/CarND-Project3/IMG/right_2017_03_01_13_53_50_504.jpg</text:p>
          </table:table-cell>
          <table:table-cell office:value-type="float" office:value="-0.05060516" calcext:value-type="float">
            <text:p>-0.05060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44" calcext:value-type="float">
            <text:p>30.191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587.jpg</text:p>
          </table:table-cell>
          <table:table-cell office:value-type="string" calcext:value-type="string">
            <text:p>/home/qchen/Downloads/CarND-Project3/IMG/left_2017_03_01_13_53_50_587.jpg</text:p>
          </table:table-cell>
          <table:table-cell office:value-type="string" calcext:value-type="string">
            <text:p>/home/qchen/Downloads/CarND-Project3/IMG/right_2017_03_01_13_53_50_5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5" calcext:value-type="float">
            <text:p>30.189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668.jpg</text:p>
          </table:table-cell>
          <table:table-cell office:value-type="string" calcext:value-type="string">
            <text:p>/home/qchen/Downloads/CarND-Project3/IMG/left_2017_03_01_13_53_50_668.jpg</text:p>
          </table:table-cell>
          <table:table-cell office:value-type="string" calcext:value-type="string">
            <text:p>/home/qchen/Downloads/CarND-Project3/IMG/right_2017_03_01_13_53_50_6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8" calcext:value-type="float">
            <text:p>30.190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752.jpg</text:p>
          </table:table-cell>
          <table:table-cell office:value-type="string" calcext:value-type="string">
            <text:p>/home/qchen/Downloads/CarND-Project3/IMG/left_2017_03_01_13_53_50_752.jpg</text:p>
          </table:table-cell>
          <table:table-cell office:value-type="string" calcext:value-type="string">
            <text:p>/home/qchen/Downloads/CarND-Project3/IMG/right_2017_03_01_13_53_50_7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5" calcext:value-type="float">
            <text:p>30.1899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837.jpg</text:p>
          </table:table-cell>
          <table:table-cell office:value-type="string" calcext:value-type="string">
            <text:p>/home/qchen/Downloads/CarND-Project3/IMG/left_2017_03_01_13_53_50_837.jpg</text:p>
          </table:table-cell>
          <table:table-cell office:value-type="string" calcext:value-type="string">
            <text:p>/home/qchen/Downloads/CarND-Project3/IMG/right_2017_03_01_13_53_50_837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41" calcext:value-type="float">
            <text:p>30.180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0_917.jpg</text:p>
          </table:table-cell>
          <table:table-cell office:value-type="string" calcext:value-type="string">
            <text:p>/home/qchen/Downloads/CarND-Project3/IMG/left_2017_03_01_13_53_50_917.jpg</text:p>
          </table:table-cell>
          <table:table-cell office:value-type="string" calcext:value-type="string">
            <text:p>/home/qchen/Downloads/CarND-Project3/IMG/right_2017_03_01_13_53_50_917.jpg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753" calcext:value-type="float">
            <text:p>30.1575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003.jpg</text:p>
          </table:table-cell>
          <table:table-cell office:value-type="string" calcext:value-type="string">
            <text:p>/home/qchen/Downloads/CarND-Project3/IMG/left_2017_03_01_13_53_51_003.jpg</text:p>
          </table:table-cell>
          <table:table-cell office:value-type="string" calcext:value-type="string">
            <text:p>/home/qchen/Downloads/CarND-Project3/IMG/right_2017_03_01_13_53_51_003.jpg</text:p>
          </table:table-cell>
          <table:table-cell office:value-type="float" office:value="-0.3775543" calcext:value-type="float">
            <text:p>-0.3775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47" calcext:value-type="float">
            <text:p>30.180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089.jpg</text:p>
          </table:table-cell>
          <table:table-cell office:value-type="string" calcext:value-type="string">
            <text:p>/home/qchen/Downloads/CarND-Project3/IMG/left_2017_03_01_13_53_51_089.jpg</text:p>
          </table:table-cell>
          <table:table-cell office:value-type="string" calcext:value-type="string">
            <text:p>/home/qchen/Downloads/CarND-Project3/IMG/right_2017_03_01_13_53_51_089.jpg</text:p>
          </table:table-cell>
          <table:table-cell office:value-type="float" office:value="-0.1167455" calcext:value-type="float">
            <text:p>-0.1167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228" calcext:value-type="float">
            <text:p>30.192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174.jpg</text:p>
          </table:table-cell>
          <table:table-cell office:value-type="string" calcext:value-type="string">
            <text:p>/home/qchen/Downloads/CarND-Project3/IMG/left_2017_03_01_13_53_51_174.jpg</text:p>
          </table:table-cell>
          <table:table-cell office:value-type="string" calcext:value-type="string">
            <text:p>/home/qchen/Downloads/CarND-Project3/IMG/right_2017_03_01_13_53_51_1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5" calcext:value-type="float">
            <text:p>30.187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260.jpg</text:p>
          </table:table-cell>
          <table:table-cell office:value-type="string" calcext:value-type="string">
            <text:p>/home/qchen/Downloads/CarND-Project3/IMG/left_2017_03_01_13_53_51_260.jpg</text:p>
          </table:table-cell>
          <table:table-cell office:value-type="string" calcext:value-type="string">
            <text:p>/home/qchen/Downloads/CarND-Project3/IMG/right_2017_03_01_13_53_51_2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5" calcext:value-type="float">
            <text:p>30.1897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346.jpg</text:p>
          </table:table-cell>
          <table:table-cell office:value-type="string" calcext:value-type="string">
            <text:p>/home/qchen/Downloads/CarND-Project3/IMG/left_2017_03_01_13_53_51_346.jpg</text:p>
          </table:table-cell>
          <table:table-cell office:value-type="string" calcext:value-type="string">
            <text:p>/home/qchen/Downloads/CarND-Project3/IMG/right_2017_03_01_13_53_51_3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4" calcext:value-type="float">
            <text:p>30.1897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430.jpg</text:p>
          </table:table-cell>
          <table:table-cell office:value-type="string" calcext:value-type="string">
            <text:p>/home/qchen/Downloads/CarND-Project3/IMG/left_2017_03_01_13_53_51_430.jpg</text:p>
          </table:table-cell>
          <table:table-cell office:value-type="string" calcext:value-type="string">
            <text:p>/home/qchen/Downloads/CarND-Project3/IMG/right_2017_03_01_13_53_51_4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5" calcext:value-type="float">
            <text:p>30.190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513.jpg</text:p>
          </table:table-cell>
          <table:table-cell office:value-type="string" calcext:value-type="string">
            <text:p>/home/qchen/Downloads/CarND-Project3/IMG/left_2017_03_01_13_53_51_513.jpg</text:p>
          </table:table-cell>
          <table:table-cell office:value-type="string" calcext:value-type="string">
            <text:p>/home/qchen/Downloads/CarND-Project3/IMG/right_2017_03_01_13_53_51_5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7" calcext:value-type="float">
            <text:p>30.189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600.jpg</text:p>
          </table:table-cell>
          <table:table-cell office:value-type="string" calcext:value-type="string">
            <text:p>/home/qchen/Downloads/CarND-Project3/IMG/left_2017_03_01_13_53_51_600.jpg</text:p>
          </table:table-cell>
          <table:table-cell office:value-type="string" calcext:value-type="string">
            <text:p>/home/qchen/Downloads/CarND-Project3/IMG/right_2017_03_01_13_53_51_6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26" calcext:value-type="float">
            <text:p>30.189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683.jpg</text:p>
          </table:table-cell>
          <table:table-cell office:value-type="string" calcext:value-type="string">
            <text:p>/home/qchen/Downloads/CarND-Project3/IMG/left_2017_03_01_13_53_51_683.jpg</text:p>
          </table:table-cell>
          <table:table-cell office:value-type="string" calcext:value-type="string">
            <text:p>/home/qchen/Downloads/CarND-Project3/IMG/right_2017_03_01_13_53_51_6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1" calcext:value-type="float">
            <text:p>30.190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770.jpg</text:p>
          </table:table-cell>
          <table:table-cell office:value-type="string" calcext:value-type="string">
            <text:p>/home/qchen/Downloads/CarND-Project3/IMG/left_2017_03_01_13_53_51_770.jpg</text:p>
          </table:table-cell>
          <table:table-cell office:value-type="string" calcext:value-type="string">
            <text:p>/home/qchen/Downloads/CarND-Project3/IMG/right_2017_03_01_13_53_51_7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" calcext:value-type="float">
            <text:p>30.19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858.jpg</text:p>
          </table:table-cell>
          <table:table-cell office:value-type="string" calcext:value-type="string">
            <text:p>/home/qchen/Downloads/CarND-Project3/IMG/left_2017_03_01_13_53_51_858.jpg</text:p>
          </table:table-cell>
          <table:table-cell office:value-type="string" calcext:value-type="string">
            <text:p>/home/qchen/Downloads/CarND-Project3/IMG/right_2017_03_01_13_53_51_858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79" calcext:value-type="float">
            <text:p>30.179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1_926.jpg</text:p>
          </table:table-cell>
          <table:table-cell office:value-type="string" calcext:value-type="string">
            <text:p>/home/qchen/Downloads/CarND-Project3/IMG/left_2017_03_01_13_53_51_926.jpg</text:p>
          </table:table-cell>
          <table:table-cell office:value-type="string" calcext:value-type="string">
            <text:p>/home/qchen/Downloads/CarND-Project3/IMG/right_2017_03_01_13_53_51_926.jpg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598" calcext:value-type="float">
            <text:p>30.155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013.jpg</text:p>
          </table:table-cell>
          <table:table-cell office:value-type="string" calcext:value-type="string">
            <text:p>/home/qchen/Downloads/CarND-Project3/IMG/left_2017_03_01_13_53_52_013.jpg</text:p>
          </table:table-cell>
          <table:table-cell office:value-type="string" calcext:value-type="string">
            <text:p>/home/qchen/Downloads/CarND-Project3/IMG/right_2017_03_01_13_53_52_013.jpg</text:p>
          </table:table-cell>
          <table:table-cell office:value-type="float" office:value="-0.4511166" calcext:value-type="float">
            <text:p>-0.4511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259" calcext:value-type="float">
            <text:p>30.1625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099.jpg</text:p>
          </table:table-cell>
          <table:table-cell office:value-type="string" calcext:value-type="string">
            <text:p>/home/qchen/Downloads/CarND-Project3/IMG/left_2017_03_01_13_53_52_099.jpg</text:p>
          </table:table-cell>
          <table:table-cell office:value-type="string" calcext:value-type="string">
            <text:p>/home/qchen/Downloads/CarND-Project3/IMG/right_2017_03_01_13_53_52_099.jpg</text:p>
          </table:table-cell>
          <table:table-cell office:value-type="float" office:value="-0.1946032" calcext:value-type="float">
            <text:p>-0.1946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341" calcext:value-type="float">
            <text:p>30.193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167.jpg</text:p>
          </table:table-cell>
          <table:table-cell office:value-type="string" calcext:value-type="string">
            <text:p>/home/qchen/Downloads/CarND-Project3/IMG/left_2017_03_01_13_53_52_167.jpg</text:p>
          </table:table-cell>
          <table:table-cell office:value-type="string" calcext:value-type="string">
            <text:p>/home/qchen/Downloads/CarND-Project3/IMG/right_2017_03_01_13_53_52_1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26" calcext:value-type="float">
            <text:p>30.189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234.jpg</text:p>
          </table:table-cell>
          <table:table-cell office:value-type="string" calcext:value-type="string">
            <text:p>/home/qchen/Downloads/CarND-Project3/IMG/left_2017_03_01_13_53_52_234.jpg</text:p>
          </table:table-cell>
          <table:table-cell office:value-type="string" calcext:value-type="string">
            <text:p>/home/qchen/Downloads/CarND-Project3/IMG/right_2017_03_01_13_53_52_2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58" calcext:value-type="float">
            <text:p>30.188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303.jpg</text:p>
          </table:table-cell>
          <table:table-cell office:value-type="string" calcext:value-type="string">
            <text:p>/home/qchen/Downloads/CarND-Project3/IMG/left_2017_03_01_13_53_52_303.jpg</text:p>
          </table:table-cell>
          <table:table-cell office:value-type="string" calcext:value-type="string">
            <text:p>/home/qchen/Downloads/CarND-Project3/IMG/right_2017_03_01_13_53_52_3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8" calcext:value-type="float">
            <text:p>30.19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387.jpg</text:p>
          </table:table-cell>
          <table:table-cell office:value-type="string" calcext:value-type="string">
            <text:p>/home/qchen/Downloads/CarND-Project3/IMG/left_2017_03_01_13_53_52_387.jpg</text:p>
          </table:table-cell>
          <table:table-cell office:value-type="string" calcext:value-type="string">
            <text:p>/home/qchen/Downloads/CarND-Project3/IMG/right_2017_03_01_13_53_52_3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03" calcext:value-type="float">
            <text:p>30.18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475.jpg</text:p>
          </table:table-cell>
          <table:table-cell office:value-type="string" calcext:value-type="string">
            <text:p>/home/qchen/Downloads/CarND-Project3/IMG/left_2017_03_01_13_53_52_475.jpg</text:p>
          </table:table-cell>
          <table:table-cell office:value-type="string" calcext:value-type="string">
            <text:p>/home/qchen/Downloads/CarND-Project3/IMG/right_2017_03_01_13_53_52_4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02" calcext:value-type="float">
            <text:p>30.186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544.jpg</text:p>
          </table:table-cell>
          <table:table-cell office:value-type="string" calcext:value-type="string">
            <text:p>/home/qchen/Downloads/CarND-Project3/IMG/left_2017_03_01_13_53_52_544.jpg</text:p>
          </table:table-cell>
          <table:table-cell office:value-type="string" calcext:value-type="string">
            <text:p>/home/qchen/Downloads/CarND-Project3/IMG/right_2017_03_01_13_53_52_544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24" calcext:value-type="float">
            <text:p>30.18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629.jpg</text:p>
          </table:table-cell>
          <table:table-cell office:value-type="string" calcext:value-type="string">
            <text:p>/home/qchen/Downloads/CarND-Project3/IMG/left_2017_03_01_13_53_52_629.jpg</text:p>
          </table:table-cell>
          <table:table-cell office:value-type="string" calcext:value-type="string">
            <text:p>/home/qchen/Downloads/CarND-Project3/IMG/right_2017_03_01_13_53_52_629.jpg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772" calcext:value-type="float">
            <text:p>30.1577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711.jpg</text:p>
          </table:table-cell>
          <table:table-cell office:value-type="string" calcext:value-type="string">
            <text:p>/home/qchen/Downloads/CarND-Project3/IMG/left_2017_03_01_13_53_52_711.jpg</text:p>
          </table:table-cell>
          <table:table-cell office:value-type="string" calcext:value-type="string">
            <text:p>/home/qchen/Downloads/CarND-Project3/IMG/right_2017_03_01_13_53_52_711.jpg</text:p>
          </table:table-cell>
          <table:table-cell office:value-type="float" office:value="-0.3761095" calcext:value-type="float">
            <text:p>-0.3761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488" calcext:value-type="float">
            <text:p>30.174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786.jpg</text:p>
          </table:table-cell>
          <table:table-cell office:value-type="string" calcext:value-type="string">
            <text:p>/home/qchen/Downloads/CarND-Project3/IMG/left_2017_03_01_13_53_52_786.jpg</text:p>
          </table:table-cell>
          <table:table-cell office:value-type="string" calcext:value-type="string">
            <text:p>/home/qchen/Downloads/CarND-Project3/IMG/right_2017_03_01_13_53_52_786.jpg</text:p>
          </table:table-cell>
          <table:table-cell office:value-type="float" office:value="-0.1571257" calcext:value-type="float">
            <text:p>-0.1571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304" calcext:value-type="float">
            <text:p>30.1930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861.jpg</text:p>
          </table:table-cell>
          <table:table-cell office:value-type="string" calcext:value-type="string">
            <text:p>/home/qchen/Downloads/CarND-Project3/IMG/left_2017_03_01_13_53_52_861.jpg</text:p>
          </table:table-cell>
          <table:table-cell office:value-type="string" calcext:value-type="string">
            <text:p>/home/qchen/Downloads/CarND-Project3/IMG/right_2017_03_01_13_53_52_8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3" calcext:value-type="float">
            <text:p>30.188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2_932.jpg</text:p>
          </table:table-cell>
          <table:table-cell office:value-type="string" calcext:value-type="string">
            <text:p>/home/qchen/Downloads/CarND-Project3/IMG/left_2017_03_01_13_53_52_932.jpg</text:p>
          </table:table-cell>
          <table:table-cell office:value-type="string" calcext:value-type="string">
            <text:p>/home/qchen/Downloads/CarND-Project3/IMG/right_2017_03_01_13_53_52_9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" calcext:value-type="float">
            <text:p>30.19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021.jpg</text:p>
          </table:table-cell>
          <table:table-cell office:value-type="string" calcext:value-type="string">
            <text:p>/home/qchen/Downloads/CarND-Project3/IMG/left_2017_03_01_13_53_53_021.jpg</text:p>
          </table:table-cell>
          <table:table-cell office:value-type="string" calcext:value-type="string">
            <text:p>/home/qchen/Downloads/CarND-Project3/IMG/right_2017_03_01_13_53_53_0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2" calcext:value-type="float">
            <text:p>30.1907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091.jpg</text:p>
          </table:table-cell>
          <table:table-cell office:value-type="string" calcext:value-type="string">
            <text:p>/home/qchen/Downloads/CarND-Project3/IMG/left_2017_03_01_13_53_53_091.jpg</text:p>
          </table:table-cell>
          <table:table-cell office:value-type="string" calcext:value-type="string">
            <text:p>/home/qchen/Downloads/CarND-Project3/IMG/right_2017_03_01_13_53_53_091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73" calcext:value-type="float">
            <text:p>30.186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162.jpg</text:p>
          </table:table-cell>
          <table:table-cell office:value-type="string" calcext:value-type="string">
            <text:p>/home/qchen/Downloads/CarND-Project3/IMG/left_2017_03_01_13_53_53_162.jpg</text:p>
          </table:table-cell>
          <table:table-cell office:value-type="string" calcext:value-type="string">
            <text:p>/home/qchen/Downloads/CarND-Project3/IMG/right_2017_03_01_13_53_53_162.jpg</text:p>
          </table:table-cell>
          <table:table-cell office:value-type="float" office:value="-0.35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556" calcext:value-type="float">
            <text:p>30.1655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231.jpg</text:p>
          </table:table-cell>
          <table:table-cell office:value-type="string" calcext:value-type="string">
            <text:p>/home/qchen/Downloads/CarND-Project3/IMG/left_2017_03_01_13_53_53_231.jpg</text:p>
          </table:table-cell>
          <table:table-cell office:value-type="string" calcext:value-type="string">
            <text:p>/home/qchen/Downloads/CarND-Project3/IMG/right_2017_03_01_13_53_53_231.jpg</text:p>
          </table:table-cell>
          <table:table-cell office:value-type="float" office:value="-0.5000001" calcext:value-type="float">
            <text:p>-0.5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4721" calcext:value-type="float">
            <text:p>30.147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315.jpg</text:p>
          </table:table-cell>
          <table:table-cell office:value-type="string" calcext:value-type="string">
            <text:p>/home/qchen/Downloads/CarND-Project3/IMG/left_2017_03_01_13_53_53_315.jpg</text:p>
          </table:table-cell>
          <table:table-cell office:value-type="string" calcext:value-type="string">
            <text:p>/home/qchen/Downloads/CarND-Project3/IMG/right_2017_03_01_13_53_53_315.jpg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1946" calcext:value-type="float">
            <text:p>30.1194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387.jpg</text:p>
          </table:table-cell>
          <table:table-cell office:value-type="string" calcext:value-type="string">
            <text:p>/home/qchen/Downloads/CarND-Project3/IMG/left_2017_03_01_13_53_53_387.jpg</text:p>
          </table:table-cell>
          <table:table-cell office:value-type="string" calcext:value-type="string">
            <text:p>/home/qchen/Downloads/CarND-Project3/IMG/right_2017_03_01_13_53_53_387.jpg</text:p>
          </table:table-cell>
          <table:table-cell office:value-type="float" office:value="-0.9000002" calcext:value-type="float">
            <text:p>-0.900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0109" calcext:value-type="float">
            <text:p>30.1010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460.jpg</text:p>
          </table:table-cell>
          <table:table-cell office:value-type="string" calcext:value-type="string">
            <text:p>/home/qchen/Downloads/CarND-Project3/IMG/left_2017_03_01_13_53_53_460.jpg</text:p>
          </table:table-cell>
          <table:table-cell office:value-type="string" calcext:value-type="string">
            <text:p>/home/qchen/Downloads/CarND-Project3/IMG/right_2017_03_01_13_53_53_460.jpg</text:p>
          </table:table-cell>
          <table:table-cell office:value-type="float" office:value="-0.9205258" calcext:value-type="float">
            <text:p>-0.9205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1984" calcext:value-type="float">
            <text:p>30.119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542.jpg</text:p>
          </table:table-cell>
          <table:table-cell office:value-type="string" calcext:value-type="string">
            <text:p>/home/qchen/Downloads/CarND-Project3/IMG/left_2017_03_01_13_53_53_542.jpg</text:p>
          </table:table-cell>
          <table:table-cell office:value-type="string" calcext:value-type="string">
            <text:p>/home/qchen/Downloads/CarND-Project3/IMG/right_2017_03_01_13_53_53_542.jpg</text:p>
          </table:table-cell>
          <table:table-cell office:value-type="float" office:value="-0.675025" calcext:value-type="float">
            <text:p>-0.675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23" calcext:value-type="float">
            <text:p>30.1892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619.jpg</text:p>
          </table:table-cell>
          <table:table-cell office:value-type="string" calcext:value-type="string">
            <text:p>/home/qchen/Downloads/CarND-Project3/IMG/left_2017_03_01_13_53_53_619.jpg</text:p>
          </table:table-cell>
          <table:table-cell office:value-type="string" calcext:value-type="string">
            <text:p>/home/qchen/Downloads/CarND-Project3/IMG/right_2017_03_01_13_53_53_619.jpg</text:p>
          </table:table-cell>
          <table:table-cell office:value-type="float" office:value="-0.444002" calcext:value-type="float">
            <text:p>-0.444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0747" calcext:value-type="float">
            <text:p>30.207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689.jpg</text:p>
          </table:table-cell>
          <table:table-cell office:value-type="string" calcext:value-type="string">
            <text:p>/home/qchen/Downloads/CarND-Project3/IMG/left_2017_03_01_13_53_53_689.jpg</text:p>
          </table:table-cell>
          <table:table-cell office:value-type="string" calcext:value-type="string">
            <text:p>/home/qchen/Downloads/CarND-Project3/IMG/right_2017_03_01_13_53_53_689.jpg</text:p>
          </table:table-cell>
          <table:table-cell office:value-type="float" office:value="-0.2309868" calcext:value-type="float">
            <text:p>-0.2309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0259" calcext:value-type="float">
            <text:p>30.2025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780.jpg</text:p>
          </table:table-cell>
          <table:table-cell office:value-type="string" calcext:value-type="string">
            <text:p>/home/qchen/Downloads/CarND-Project3/IMG/left_2017_03_01_13_53_53_780.jpg</text:p>
          </table:table-cell>
          <table:table-cell office:value-type="string" calcext:value-type="string">
            <text:p>/home/qchen/Downloads/CarND-Project3/IMG/right_2017_03_01_13_53_53_7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11" calcext:value-type="float">
            <text:p>30.1861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868.jpg</text:p>
          </table:table-cell>
          <table:table-cell office:value-type="string" calcext:value-type="string">
            <text:p>/home/qchen/Downloads/CarND-Project3/IMG/left_2017_03_01_13_53_53_868.jpg</text:p>
          </table:table-cell>
          <table:table-cell office:value-type="string" calcext:value-type="string">
            <text:p>/home/qchen/Downloads/CarND-Project3/IMG/right_2017_03_01_13_53_53_8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6" calcext:value-type="float">
            <text:p>30.1894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3_951.jpg</text:p>
          </table:table-cell>
          <table:table-cell office:value-type="string" calcext:value-type="string">
            <text:p>/home/qchen/Downloads/CarND-Project3/IMG/left_2017_03_01_13_53_53_951.jpg</text:p>
          </table:table-cell>
          <table:table-cell office:value-type="string" calcext:value-type="string">
            <text:p>/home/qchen/Downloads/CarND-Project3/IMG/right_2017_03_01_13_53_53_9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65" calcext:value-type="float">
            <text:p>30.189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034.jpg</text:p>
          </table:table-cell>
          <table:table-cell office:value-type="string" calcext:value-type="string">
            <text:p>/home/qchen/Downloads/CarND-Project3/IMG/left_2017_03_01_13_53_54_034.jpg</text:p>
          </table:table-cell>
          <table:table-cell office:value-type="string" calcext:value-type="string">
            <text:p>/home/qchen/Downloads/CarND-Project3/IMG/right_2017_03_01_13_53_54_0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5" calcext:value-type="float">
            <text:p>30.1904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113.jpg</text:p>
          </table:table-cell>
          <table:table-cell office:value-type="string" calcext:value-type="string">
            <text:p>/home/qchen/Downloads/CarND-Project3/IMG/left_2017_03_01_13_53_54_113.jpg</text:p>
          </table:table-cell>
          <table:table-cell office:value-type="string" calcext:value-type="string">
            <text:p>/home/qchen/Downloads/CarND-Project3/IMG/right_2017_03_01_13_53_54_1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84" calcext:value-type="float">
            <text:p>30.188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194.jpg</text:p>
          </table:table-cell>
          <table:table-cell office:value-type="string" calcext:value-type="string">
            <text:p>/home/qchen/Downloads/CarND-Project3/IMG/left_2017_03_01_13_53_54_194.jpg</text:p>
          </table:table-cell>
          <table:table-cell office:value-type="string" calcext:value-type="string">
            <text:p>/home/qchen/Downloads/CarND-Project3/IMG/right_2017_03_01_13_53_54_1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5" calcext:value-type="float">
            <text:p>30.190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277.jpg</text:p>
          </table:table-cell>
          <table:table-cell office:value-type="string" calcext:value-type="string">
            <text:p>/home/qchen/Downloads/CarND-Project3/IMG/left_2017_03_01_13_53_54_277.jpg</text:p>
          </table:table-cell>
          <table:table-cell office:value-type="string" calcext:value-type="string">
            <text:p>/home/qchen/Downloads/CarND-Project3/IMG/right_2017_03_01_13_53_54_2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3" calcext:value-type="float">
            <text:p>30.189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363.jpg</text:p>
          </table:table-cell>
          <table:table-cell office:value-type="string" calcext:value-type="string">
            <text:p>/home/qchen/Downloads/CarND-Project3/IMG/left_2017_03_01_13_53_54_363.jpg</text:p>
          </table:table-cell>
          <table:table-cell office:value-type="string" calcext:value-type="string">
            <text:p>/home/qchen/Downloads/CarND-Project3/IMG/right_2017_03_01_13_53_54_3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7" calcext:value-type="float">
            <text:p>30.190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444.jpg</text:p>
          </table:table-cell>
          <table:table-cell office:value-type="string" calcext:value-type="string">
            <text:p>/home/qchen/Downloads/CarND-Project3/IMG/left_2017_03_01_13_53_54_444.jpg</text:p>
          </table:table-cell>
          <table:table-cell office:value-type="string" calcext:value-type="string">
            <text:p>/home/qchen/Downloads/CarND-Project3/IMG/right_2017_03_01_13_53_54_4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01" calcext:value-type="float">
            <text:p>30.189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530.jpg</text:p>
          </table:table-cell>
          <table:table-cell office:value-type="string" calcext:value-type="string">
            <text:p>/home/qchen/Downloads/CarND-Project3/IMG/left_2017_03_01_13_53_54_530.jpg</text:p>
          </table:table-cell>
          <table:table-cell office:value-type="string" calcext:value-type="string">
            <text:p>/home/qchen/Downloads/CarND-Project3/IMG/right_2017_03_01_13_53_54_5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7" calcext:value-type="float">
            <text:p>30.190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613.jpg</text:p>
          </table:table-cell>
          <table:table-cell office:value-type="string" calcext:value-type="string">
            <text:p>/home/qchen/Downloads/CarND-Project3/IMG/left_2017_03_01_13_53_54_613.jpg</text:p>
          </table:table-cell>
          <table:table-cell office:value-type="string" calcext:value-type="string">
            <text:p>/home/qchen/Downloads/CarND-Project3/IMG/right_2017_03_01_13_53_54_6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702.jpg</text:p>
          </table:table-cell>
          <table:table-cell office:value-type="string" calcext:value-type="string">
            <text:p>/home/qchen/Downloads/CarND-Project3/IMG/left_2017_03_01_13_53_54_702.jpg</text:p>
          </table:table-cell>
          <table:table-cell office:value-type="string" calcext:value-type="string">
            <text:p>/home/qchen/Downloads/CarND-Project3/IMG/right_2017_03_01_13_53_54_7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2" calcext:value-type="float">
            <text:p>30.1907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777.jpg</text:p>
          </table:table-cell>
          <table:table-cell office:value-type="string" calcext:value-type="string">
            <text:p>/home/qchen/Downloads/CarND-Project3/IMG/left_2017_03_01_13_53_54_777.jpg</text:p>
          </table:table-cell>
          <table:table-cell office:value-type="string" calcext:value-type="string">
            <text:p>/home/qchen/Downloads/CarND-Project3/IMG/right_2017_03_01_13_53_54_7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8" calcext:value-type="float">
            <text:p>30.1904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863.jpg</text:p>
          </table:table-cell>
          <table:table-cell office:value-type="string" calcext:value-type="string">
            <text:p>/home/qchen/Downloads/CarND-Project3/IMG/left_2017_03_01_13_53_54_863.jpg</text:p>
          </table:table-cell>
          <table:table-cell office:value-type="string" calcext:value-type="string">
            <text:p>/home/qchen/Downloads/CarND-Project3/IMG/right_2017_03_01_13_53_54_8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2" calcext:value-type="float">
            <text:p>30.1907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4_948.jpg</text:p>
          </table:table-cell>
          <table:table-cell office:value-type="string" calcext:value-type="string">
            <text:p>/home/qchen/Downloads/CarND-Project3/IMG/left_2017_03_01_13_53_54_948.jpg</text:p>
          </table:table-cell>
          <table:table-cell office:value-type="string" calcext:value-type="string">
            <text:p>/home/qchen/Downloads/CarND-Project3/IMG/right_2017_03_01_13_53_54_948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21" calcext:value-type="float">
            <text:p>30.184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017.jpg</text:p>
          </table:table-cell>
          <table:table-cell office:value-type="string" calcext:value-type="string">
            <text:p>/home/qchen/Downloads/CarND-Project3/IMG/left_2017_03_01_13_53_55_017.jpg</text:p>
          </table:table-cell>
          <table:table-cell office:value-type="string" calcext:value-type="string">
            <text:p>/home/qchen/Downloads/CarND-Project3/IMG/right_2017_03_01_13_53_55_017.jpg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884" calcext:value-type="float">
            <text:p>30.168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099.jpg</text:p>
          </table:table-cell>
          <table:table-cell office:value-type="string" calcext:value-type="string">
            <text:p>/home/qchen/Downloads/CarND-Project3/IMG/left_2017_03_01_13_53_55_099.jpg</text:p>
          </table:table-cell>
          <table:table-cell office:value-type="string" calcext:value-type="string">
            <text:p>/home/qchen/Downloads/CarND-Project3/IMG/right_2017_03_01_13_53_55_099.jpg</text:p>
          </table:table-cell>
          <table:table-cell office:value-type="float" office:value="-0.3908608" calcext:value-type="float">
            <text:p>-0.3908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379" calcext:value-type="float">
            <text:p>30.163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183.jpg</text:p>
          </table:table-cell>
          <table:table-cell office:value-type="string" calcext:value-type="string">
            <text:p>/home/qchen/Downloads/CarND-Project3/IMG/left_2017_03_01_13_53_55_183.jpg</text:p>
          </table:table-cell>
          <table:table-cell office:value-type="string" calcext:value-type="string">
            <text:p>/home/qchen/Downloads/CarND-Project3/IMG/right_2017_03_01_13_53_55_183.jpg</text:p>
          </table:table-cell>
          <table:table-cell office:value-type="float" office:value="-0.1355317" calcext:value-type="float">
            <text:p>-0.1355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263" calcext:value-type="float">
            <text:p>30.1926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268.jpg</text:p>
          </table:table-cell>
          <table:table-cell office:value-type="string" calcext:value-type="string">
            <text:p>/home/qchen/Downloads/CarND-Project3/IMG/left_2017_03_01_13_53_55_268.jpg</text:p>
          </table:table-cell>
          <table:table-cell office:value-type="string" calcext:value-type="string">
            <text:p>/home/qchen/Downloads/CarND-Project3/IMG/right_2017_03_01_13_53_55_2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59" calcext:value-type="float">
            <text:p>30.1885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348.jpg</text:p>
          </table:table-cell>
          <table:table-cell office:value-type="string" calcext:value-type="string">
            <text:p>/home/qchen/Downloads/CarND-Project3/IMG/left_2017_03_01_13_53_55_348.jpg</text:p>
          </table:table-cell>
          <table:table-cell office:value-type="string" calcext:value-type="string">
            <text:p>/home/qchen/Downloads/CarND-Project3/IMG/right_2017_03_01_13_53_55_3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8" calcext:value-type="float">
            <text:p>30.189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425.jpg</text:p>
          </table:table-cell>
          <table:table-cell office:value-type="string" calcext:value-type="string">
            <text:p>/home/qchen/Downloads/CarND-Project3/IMG/left_2017_03_01_13_53_55_425.jpg</text:p>
          </table:table-cell>
          <table:table-cell office:value-type="string" calcext:value-type="string">
            <text:p>/home/qchen/Downloads/CarND-Project3/IMG/right_2017_03_01_13_53_55_4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4" calcext:value-type="float">
            <text:p>30.189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509.jpg</text:p>
          </table:table-cell>
          <table:table-cell office:value-type="string" calcext:value-type="string">
            <text:p>/home/qchen/Downloads/CarND-Project3/IMG/left_2017_03_01_13_53_55_509.jpg</text:p>
          </table:table-cell>
          <table:table-cell office:value-type="string" calcext:value-type="string">
            <text:p>/home/qchen/Downloads/CarND-Project3/IMG/right_2017_03_01_13_53_55_50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7" calcext:value-type="float">
            <text:p>30.190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591.jpg</text:p>
          </table:table-cell>
          <table:table-cell office:value-type="string" calcext:value-type="string">
            <text:p>/home/qchen/Downloads/CarND-Project3/IMG/left_2017_03_01_13_53_55_591.jpg</text:p>
          </table:table-cell>
          <table:table-cell office:value-type="string" calcext:value-type="string">
            <text:p>/home/qchen/Downloads/CarND-Project3/IMG/right_2017_03_01_13_53_55_5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670.jpg</text:p>
          </table:table-cell>
          <table:table-cell office:value-type="string" calcext:value-type="string">
            <text:p>/home/qchen/Downloads/CarND-Project3/IMG/left_2017_03_01_13_53_55_670.jpg</text:p>
          </table:table-cell>
          <table:table-cell office:value-type="string" calcext:value-type="string">
            <text:p>/home/qchen/Downloads/CarND-Project3/IMG/right_2017_03_01_13_53_55_6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5" calcext:value-type="float">
            <text:p>30.1904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746.jpg</text:p>
          </table:table-cell>
          <table:table-cell office:value-type="string" calcext:value-type="string">
            <text:p>/home/qchen/Downloads/CarND-Project3/IMG/left_2017_03_01_13_53_55_746.jpg</text:p>
          </table:table-cell>
          <table:table-cell office:value-type="string" calcext:value-type="string">
            <text:p>/home/qchen/Downloads/CarND-Project3/IMG/right_2017_03_01_13_53_55_7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8" calcext:value-type="float">
            <text:p>30.1903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828.jpg</text:p>
          </table:table-cell>
          <table:table-cell office:value-type="string" calcext:value-type="string">
            <text:p>/home/qchen/Downloads/CarND-Project3/IMG/left_2017_03_01_13_53_55_828.jpg</text:p>
          </table:table-cell>
          <table:table-cell office:value-type="string" calcext:value-type="string">
            <text:p>/home/qchen/Downloads/CarND-Project3/IMG/right_2017_03_01_13_53_55_8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908.jpg</text:p>
          </table:table-cell>
          <table:table-cell office:value-type="string" calcext:value-type="string">
            <text:p>/home/qchen/Downloads/CarND-Project3/IMG/left_2017_03_01_13_53_55_908.jpg</text:p>
          </table:table-cell>
          <table:table-cell office:value-type="string" calcext:value-type="string">
            <text:p>/home/qchen/Downloads/CarND-Project3/IMG/right_2017_03_01_13_53_55_9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5" calcext:value-type="float">
            <text:p>30.1905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5_992.jpg</text:p>
          </table:table-cell>
          <table:table-cell office:value-type="string" calcext:value-type="string">
            <text:p>/home/qchen/Downloads/CarND-Project3/IMG/left_2017_03_01_13_53_55_992.jpg</text:p>
          </table:table-cell>
          <table:table-cell office:value-type="string" calcext:value-type="string">
            <text:p>/home/qchen/Downloads/CarND-Project3/IMG/right_2017_03_01_13_53_55_9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3" calcext:value-type="float">
            <text:p>30.1904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073.jpg</text:p>
          </table:table-cell>
          <table:table-cell office:value-type="string" calcext:value-type="string">
            <text:p>/home/qchen/Downloads/CarND-Project3/IMG/left_2017_03_01_13_53_56_073.jpg</text:p>
          </table:table-cell>
          <table:table-cell office:value-type="string" calcext:value-type="string">
            <text:p>/home/qchen/Downloads/CarND-Project3/IMG/right_2017_03_01_13_53_56_073.jpg</text:p>
          </table:table-cell>
          <table:table-cell office:value-type="float" office:value="-0.04839174" calcext:value-type="float">
            <text:p>-0.04839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69" calcext:value-type="float">
            <text:p>30.1886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153.jpg</text:p>
          </table:table-cell>
          <table:table-cell office:value-type="string" calcext:value-type="string">
            <text:p>/home/qchen/Downloads/CarND-Project3/IMG/left_2017_03_01_13_53_56_153.jpg</text:p>
          </table:table-cell>
          <table:table-cell office:value-type="string" calcext:value-type="string">
            <text:p>/home/qchen/Downloads/CarND-Project3/IMG/right_2017_03_01_13_53_56_15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2" calcext:value-type="float">
            <text:p>30.1905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239.jpg</text:p>
          </table:table-cell>
          <table:table-cell office:value-type="string" calcext:value-type="string">
            <text:p>/home/qchen/Downloads/CarND-Project3/IMG/left_2017_03_01_13_53_56_239.jpg</text:p>
          </table:table-cell>
          <table:table-cell office:value-type="string" calcext:value-type="string">
            <text:p>/home/qchen/Downloads/CarND-Project3/IMG/right_2017_03_01_13_53_56_2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7" calcext:value-type="float">
            <text:p>30.190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315.jpg</text:p>
          </table:table-cell>
          <table:table-cell office:value-type="string" calcext:value-type="string">
            <text:p>/home/qchen/Downloads/CarND-Project3/IMG/left_2017_03_01_13_53_56_315.jpg</text:p>
          </table:table-cell>
          <table:table-cell office:value-type="string" calcext:value-type="string">
            <text:p>/home/qchen/Downloads/CarND-Project3/IMG/right_2017_03_01_13_53_56_3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8" calcext:value-type="float">
            <text:p>30.1906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395.jpg</text:p>
          </table:table-cell>
          <table:table-cell office:value-type="string" calcext:value-type="string">
            <text:p>/home/qchen/Downloads/CarND-Project3/IMG/left_2017_03_01_13_53_56_395.jpg</text:p>
          </table:table-cell>
          <table:table-cell office:value-type="string" calcext:value-type="string">
            <text:p>/home/qchen/Downloads/CarND-Project3/IMG/right_2017_03_01_13_53_56_3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8" calcext:value-type="float">
            <text:p>30.190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475.jpg</text:p>
          </table:table-cell>
          <table:table-cell office:value-type="string" calcext:value-type="string">
            <text:p>/home/qchen/Downloads/CarND-Project3/IMG/left_2017_03_01_13_53_56_475.jpg</text:p>
          </table:table-cell>
          <table:table-cell office:value-type="string" calcext:value-type="string">
            <text:p>/home/qchen/Downloads/CarND-Project3/IMG/right_2017_03_01_13_53_56_4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1" calcext:value-type="float">
            <text:p>30.1905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556.jpg</text:p>
          </table:table-cell>
          <table:table-cell office:value-type="string" calcext:value-type="string">
            <text:p>/home/qchen/Downloads/CarND-Project3/IMG/left_2017_03_01_13_53_56_556.jpg</text:p>
          </table:table-cell>
          <table:table-cell office:value-type="string" calcext:value-type="string">
            <text:p>/home/qchen/Downloads/CarND-Project3/IMG/right_2017_03_01_13_53_56_5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5" calcext:value-type="float">
            <text:p>30.190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638.jpg</text:p>
          </table:table-cell>
          <table:table-cell office:value-type="string" calcext:value-type="string">
            <text:p>/home/qchen/Downloads/CarND-Project3/IMG/left_2017_03_01_13_53_56_638.jpg</text:p>
          </table:table-cell>
          <table:table-cell office:value-type="string" calcext:value-type="string">
            <text:p>/home/qchen/Downloads/CarND-Project3/IMG/right_2017_03_01_13_53_56_6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4" calcext:value-type="float">
            <text:p>30.1906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718.jpg</text:p>
          </table:table-cell>
          <table:table-cell office:value-type="string" calcext:value-type="string">
            <text:p>/home/qchen/Downloads/CarND-Project3/IMG/left_2017_03_01_13_53_56_718.jpg</text:p>
          </table:table-cell>
          <table:table-cell office:value-type="string" calcext:value-type="string">
            <text:p>/home/qchen/Downloads/CarND-Project3/IMG/right_2017_03_01_13_53_56_718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81" calcext:value-type="float">
            <text:p>30.1878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801.jpg</text:p>
          </table:table-cell>
          <table:table-cell office:value-type="string" calcext:value-type="string">
            <text:p>/home/qchen/Downloads/CarND-Project3/IMG/left_2017_03_01_13_53_56_801.jpg</text:p>
          </table:table-cell>
          <table:table-cell office:value-type="string" calcext:value-type="string">
            <text:p>/home/qchen/Downloads/CarND-Project3/IMG/right_2017_03_01_13_53_56_801.jpg</text:p>
          </table:table-cell>
          <table:table-cell office:value-type="float" office:value="-0.04992656" calcext:value-type="float">
            <text:p>-0.04992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02" calcext:value-type="float">
            <text:p>30.191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882.jpg</text:p>
          </table:table-cell>
          <table:table-cell office:value-type="string" calcext:value-type="string">
            <text:p>/home/qchen/Downloads/CarND-Project3/IMG/left_2017_03_01_13_53_56_882.jpg</text:p>
          </table:table-cell>
          <table:table-cell office:value-type="string" calcext:value-type="string">
            <text:p>/home/qchen/Downloads/CarND-Project3/IMG/right_2017_03_01_13_53_56_8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8" calcext:value-type="float">
            <text:p>30.1903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6_962.jpg</text:p>
          </table:table-cell>
          <table:table-cell office:value-type="string" calcext:value-type="string">
            <text:p>/home/qchen/Downloads/CarND-Project3/IMG/left_2017_03_01_13_53_56_962.jpg</text:p>
          </table:table-cell>
          <table:table-cell office:value-type="string" calcext:value-type="string">
            <text:p>/home/qchen/Downloads/CarND-Project3/IMG/right_2017_03_01_13_53_56_9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8" calcext:value-type="float">
            <text:p>30.1904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042.jpg</text:p>
          </table:table-cell>
          <table:table-cell office:value-type="string" calcext:value-type="string">
            <text:p>/home/qchen/Downloads/CarND-Project3/IMG/left_2017_03_01_13_53_57_042.jpg</text:p>
          </table:table-cell>
          <table:table-cell office:value-type="string" calcext:value-type="string">
            <text:p>/home/qchen/Downloads/CarND-Project3/IMG/right_2017_03_01_13_53_57_0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2" calcext:value-type="float">
            <text:p>30.1906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124.jpg</text:p>
          </table:table-cell>
          <table:table-cell office:value-type="string" calcext:value-type="string">
            <text:p>/home/qchen/Downloads/CarND-Project3/IMG/left_2017_03_01_13_53_57_124.jpg</text:p>
          </table:table-cell>
          <table:table-cell office:value-type="string" calcext:value-type="string">
            <text:p>/home/qchen/Downloads/CarND-Project3/IMG/right_2017_03_01_13_53_57_1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5" calcext:value-type="float">
            <text:p>30.1907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203.jpg</text:p>
          </table:table-cell>
          <table:table-cell office:value-type="string" calcext:value-type="string">
            <text:p>/home/qchen/Downloads/CarND-Project3/IMG/left_2017_03_01_13_53_57_203.jpg</text:p>
          </table:table-cell>
          <table:table-cell office:value-type="string" calcext:value-type="string">
            <text:p>/home/qchen/Downloads/CarND-Project3/IMG/right_2017_03_01_13_53_57_2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285.jpg</text:p>
          </table:table-cell>
          <table:table-cell office:value-type="string" calcext:value-type="string">
            <text:p>/home/qchen/Downloads/CarND-Project3/IMG/left_2017_03_01_13_53_57_285.jpg</text:p>
          </table:table-cell>
          <table:table-cell office:value-type="string" calcext:value-type="string">
            <text:p>/home/qchen/Downloads/CarND-Project3/IMG/right_2017_03_01_13_53_57_2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2" calcext:value-type="float">
            <text:p>30.190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365.jpg</text:p>
          </table:table-cell>
          <table:table-cell office:value-type="string" calcext:value-type="string">
            <text:p>/home/qchen/Downloads/CarND-Project3/IMG/left_2017_03_01_13_53_57_365.jpg</text:p>
          </table:table-cell>
          <table:table-cell office:value-type="string" calcext:value-type="string">
            <text:p>/home/qchen/Downloads/CarND-Project3/IMG/right_2017_03_01_13_53_57_3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6" calcext:value-type="float">
            <text:p>30.1900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450.jpg</text:p>
          </table:table-cell>
          <table:table-cell office:value-type="string" calcext:value-type="string">
            <text:p>/home/qchen/Downloads/CarND-Project3/IMG/left_2017_03_01_13_53_57_450.jpg</text:p>
          </table:table-cell>
          <table:table-cell office:value-type="string" calcext:value-type="string">
            <text:p>/home/qchen/Downloads/CarND-Project3/IMG/right_2017_03_01_13_53_57_4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530.jpg</text:p>
          </table:table-cell>
          <table:table-cell office:value-type="string" calcext:value-type="string">
            <text:p>/home/qchen/Downloads/CarND-Project3/IMG/left_2017_03_01_13_53_57_530.jpg</text:p>
          </table:table-cell>
          <table:table-cell office:value-type="string" calcext:value-type="string">
            <text:p>/home/qchen/Downloads/CarND-Project3/IMG/right_2017_03_01_13_53_57_5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610.jpg</text:p>
          </table:table-cell>
          <table:table-cell office:value-type="string" calcext:value-type="string">
            <text:p>/home/qchen/Downloads/CarND-Project3/IMG/left_2017_03_01_13_53_57_610.jpg</text:p>
          </table:table-cell>
          <table:table-cell office:value-type="string" calcext:value-type="string">
            <text:p>/home/qchen/Downloads/CarND-Project3/IMG/right_2017_03_01_13_53_57_6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691.jpg</text:p>
          </table:table-cell>
          <table:table-cell office:value-type="string" calcext:value-type="string">
            <text:p>/home/qchen/Downloads/CarND-Project3/IMG/left_2017_03_01_13_53_57_691.jpg</text:p>
          </table:table-cell>
          <table:table-cell office:value-type="string" calcext:value-type="string">
            <text:p>/home/qchen/Downloads/CarND-Project3/IMG/right_2017_03_01_13_53_57_691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79" calcext:value-type="float">
            <text:p>30.179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772.jpg</text:p>
          </table:table-cell>
          <table:table-cell office:value-type="string" calcext:value-type="string">
            <text:p>/home/qchen/Downloads/CarND-Project3/IMG/left_2017_03_01_13_53_57_772.jpg</text:p>
          </table:table-cell>
          <table:table-cell office:value-type="string" calcext:value-type="string">
            <text:p>/home/qchen/Downloads/CarND-Project3/IMG/right_2017_03_01_13_53_57_772.jpg</text:p>
          </table:table-cell>
          <table:table-cell office:value-type="float" office:value="-0.2444516" calcext:value-type="float">
            <text:p>-0.2444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07" calcext:value-type="float">
            <text:p>30.1800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852.jpg</text:p>
          </table:table-cell>
          <table:table-cell office:value-type="string" calcext:value-type="string">
            <text:p>/home/qchen/Downloads/CarND-Project3/IMG/left_2017_03_01_13_53_57_852.jpg</text:p>
          </table:table-cell>
          <table:table-cell office:value-type="string" calcext:value-type="string">
            <text:p>/home/qchen/Downloads/CarND-Project3/IMG/right_2017_03_01_13_53_57_852.jpg</text:p>
          </table:table-cell>
          <table:table-cell office:value-type="float" office:value="-0.005330407" calcext:value-type="float">
            <text:p>-0.005330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12" calcext:value-type="float">
            <text:p>30.189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7_930.jpg</text:p>
          </table:table-cell>
          <table:table-cell office:value-type="string" calcext:value-type="string">
            <text:p>/home/qchen/Downloads/CarND-Project3/IMG/left_2017_03_01_13_53_57_930.jpg</text:p>
          </table:table-cell>
          <table:table-cell office:value-type="string" calcext:value-type="string">
            <text:p>/home/qchen/Downloads/CarND-Project3/IMG/right_2017_03_01_13_53_57_9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" calcext:value-type="float">
            <text:p>30.18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011.jpg</text:p>
          </table:table-cell>
          <table:table-cell office:value-type="string" calcext:value-type="string">
            <text:p>/home/qchen/Downloads/CarND-Project3/IMG/left_2017_03_01_13_53_58_011.jpg</text:p>
          </table:table-cell>
          <table:table-cell office:value-type="string" calcext:value-type="string">
            <text:p>/home/qchen/Downloads/CarND-Project3/IMG/right_2017_03_01_13_53_58_0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2" calcext:value-type="float">
            <text:p>30.19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091.jpg</text:p>
          </table:table-cell>
          <table:table-cell office:value-type="string" calcext:value-type="string">
            <text:p>/home/qchen/Downloads/CarND-Project3/IMG/left_2017_03_01_13_53_58_091.jpg</text:p>
          </table:table-cell>
          <table:table-cell office:value-type="string" calcext:value-type="string">
            <text:p>/home/qchen/Downloads/CarND-Project3/IMG/right_2017_03_01_13_53_58_0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170.jpg</text:p>
          </table:table-cell>
          <table:table-cell office:value-type="string" calcext:value-type="string">
            <text:p>/home/qchen/Downloads/CarND-Project3/IMG/left_2017_03_01_13_53_58_170.jpg</text:p>
          </table:table-cell>
          <table:table-cell office:value-type="string" calcext:value-type="string">
            <text:p>/home/qchen/Downloads/CarND-Project3/IMG/right_2017_03_01_13_53_58_1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251.jpg</text:p>
          </table:table-cell>
          <table:table-cell office:value-type="string" calcext:value-type="string">
            <text:p>/home/qchen/Downloads/CarND-Project3/IMG/left_2017_03_01_13_53_58_251.jpg</text:p>
          </table:table-cell>
          <table:table-cell office:value-type="string" calcext:value-type="string">
            <text:p>/home/qchen/Downloads/CarND-Project3/IMG/right_2017_03_01_13_53_58_2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329.jpg</text:p>
          </table:table-cell>
          <table:table-cell office:value-type="string" calcext:value-type="string">
            <text:p>/home/qchen/Downloads/CarND-Project3/IMG/left_2017_03_01_13_53_58_329.jpg</text:p>
          </table:table-cell>
          <table:table-cell office:value-type="string" calcext:value-type="string">
            <text:p>/home/qchen/Downloads/CarND-Project3/IMG/right_2017_03_01_13_53_58_3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411.jpg</text:p>
          </table:table-cell>
          <table:table-cell office:value-type="string" calcext:value-type="string">
            <text:p>/home/qchen/Downloads/CarND-Project3/IMG/left_2017_03_01_13_53_58_411.jpg</text:p>
          </table:table-cell>
          <table:table-cell office:value-type="string" calcext:value-type="string">
            <text:p>/home/qchen/Downloads/CarND-Project3/IMG/right_2017_03_01_13_53_58_4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491.jpg</text:p>
          </table:table-cell>
          <table:table-cell office:value-type="string" calcext:value-type="string">
            <text:p>/home/qchen/Downloads/CarND-Project3/IMG/left_2017_03_01_13_53_58_491.jpg</text:p>
          </table:table-cell>
          <table:table-cell office:value-type="string" calcext:value-type="string">
            <text:p>/home/qchen/Downloads/CarND-Project3/IMG/right_2017_03_01_13_53_58_4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569.jpg</text:p>
          </table:table-cell>
          <table:table-cell office:value-type="string" calcext:value-type="string">
            <text:p>/home/qchen/Downloads/CarND-Project3/IMG/left_2017_03_01_13_53_58_569.jpg</text:p>
          </table:table-cell>
          <table:table-cell office:value-type="string" calcext:value-type="string">
            <text:p>/home/qchen/Downloads/CarND-Project3/IMG/right_2017_03_01_13_53_58_5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649.jpg</text:p>
          </table:table-cell>
          <table:table-cell office:value-type="string" calcext:value-type="string">
            <text:p>/home/qchen/Downloads/CarND-Project3/IMG/left_2017_03_01_13_53_58_649.jpg</text:p>
          </table:table-cell>
          <table:table-cell office:value-type="string" calcext:value-type="string">
            <text:p>/home/qchen/Downloads/CarND-Project3/IMG/right_2017_03_01_13_53_58_64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731.jpg</text:p>
          </table:table-cell>
          <table:table-cell office:value-type="string" calcext:value-type="string">
            <text:p>/home/qchen/Downloads/CarND-Project3/IMG/left_2017_03_01_13_53_58_731.jpg</text:p>
          </table:table-cell>
          <table:table-cell office:value-type="string" calcext:value-type="string">
            <text:p>/home/qchen/Downloads/CarND-Project3/IMG/right_2017_03_01_13_53_58_7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811.jpg</text:p>
          </table:table-cell>
          <table:table-cell office:value-type="string" calcext:value-type="string">
            <text:p>/home/qchen/Downloads/CarND-Project3/IMG/left_2017_03_01_13_53_58_811.jpg</text:p>
          </table:table-cell>
          <table:table-cell office:value-type="string" calcext:value-type="string">
            <text:p>/home/qchen/Downloads/CarND-Project3/IMG/right_2017_03_01_13_53_58_8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888.jpg</text:p>
          </table:table-cell>
          <table:table-cell office:value-type="string" calcext:value-type="string">
            <text:p>/home/qchen/Downloads/CarND-Project3/IMG/left_2017_03_01_13_53_58_888.jpg</text:p>
          </table:table-cell>
          <table:table-cell office:value-type="string" calcext:value-type="string">
            <text:p>/home/qchen/Downloads/CarND-Project3/IMG/right_2017_03_01_13_53_58_8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8_967.jpg</text:p>
          </table:table-cell>
          <table:table-cell office:value-type="string" calcext:value-type="string">
            <text:p>/home/qchen/Downloads/CarND-Project3/IMG/left_2017_03_01_13_53_58_967.jpg</text:p>
          </table:table-cell>
          <table:table-cell office:value-type="string" calcext:value-type="string">
            <text:p>/home/qchen/Downloads/CarND-Project3/IMG/right_2017_03_01_13_53_58_9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047.jpg</text:p>
          </table:table-cell>
          <table:table-cell office:value-type="string" calcext:value-type="string">
            <text:p>/home/qchen/Downloads/CarND-Project3/IMG/left_2017_03_01_13_53_59_047.jpg</text:p>
          </table:table-cell>
          <table:table-cell office:value-type="string" calcext:value-type="string">
            <text:p>/home/qchen/Downloads/CarND-Project3/IMG/right_2017_03_01_13_53_59_0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126.jpg</text:p>
          </table:table-cell>
          <table:table-cell office:value-type="string" calcext:value-type="string">
            <text:p>/home/qchen/Downloads/CarND-Project3/IMG/left_2017_03_01_13_53_59_126.jpg</text:p>
          </table:table-cell>
          <table:table-cell office:value-type="string" calcext:value-type="string">
            <text:p>/home/qchen/Downloads/CarND-Project3/IMG/right_2017_03_01_13_53_59_1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204.jpg</text:p>
          </table:table-cell>
          <table:table-cell office:value-type="string" calcext:value-type="string">
            <text:p>/home/qchen/Downloads/CarND-Project3/IMG/left_2017_03_01_13_53_59_204.jpg</text:p>
          </table:table-cell>
          <table:table-cell office:value-type="string" calcext:value-type="string">
            <text:p>/home/qchen/Downloads/CarND-Project3/IMG/right_2017_03_01_13_53_59_2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282.jpg</text:p>
          </table:table-cell>
          <table:table-cell office:value-type="string" calcext:value-type="string">
            <text:p>/home/qchen/Downloads/CarND-Project3/IMG/left_2017_03_01_13_53_59_282.jpg</text:p>
          </table:table-cell>
          <table:table-cell office:value-type="string" calcext:value-type="string">
            <text:p>/home/qchen/Downloads/CarND-Project3/IMG/right_2017_03_01_13_53_59_2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363.jpg</text:p>
          </table:table-cell>
          <table:table-cell office:value-type="string" calcext:value-type="string">
            <text:p>/home/qchen/Downloads/CarND-Project3/IMG/left_2017_03_01_13_53_59_363.jpg</text:p>
          </table:table-cell>
          <table:table-cell office:value-type="string" calcext:value-type="string">
            <text:p>/home/qchen/Downloads/CarND-Project3/IMG/right_2017_03_01_13_53_59_3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441.jpg</text:p>
          </table:table-cell>
          <table:table-cell office:value-type="string" calcext:value-type="string">
            <text:p>/home/qchen/Downloads/CarND-Project3/IMG/left_2017_03_01_13_53_59_441.jpg</text:p>
          </table:table-cell>
          <table:table-cell office:value-type="string" calcext:value-type="string">
            <text:p>/home/qchen/Downloads/CarND-Project3/IMG/right_2017_03_01_13_53_59_4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517.jpg</text:p>
          </table:table-cell>
          <table:table-cell office:value-type="string" calcext:value-type="string">
            <text:p>/home/qchen/Downloads/CarND-Project3/IMG/left_2017_03_01_13_53_59_517.jpg</text:p>
          </table:table-cell>
          <table:table-cell office:value-type="string" calcext:value-type="string">
            <text:p>/home/qchen/Downloads/CarND-Project3/IMG/right_2017_03_01_13_53_59_5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597.jpg</text:p>
          </table:table-cell>
          <table:table-cell office:value-type="string" calcext:value-type="string">
            <text:p>/home/qchen/Downloads/CarND-Project3/IMG/left_2017_03_01_13_53_59_597.jpg</text:p>
          </table:table-cell>
          <table:table-cell office:value-type="string" calcext:value-type="string">
            <text:p>/home/qchen/Downloads/CarND-Project3/IMG/right_2017_03_01_13_53_59_5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677.jpg</text:p>
          </table:table-cell>
          <table:table-cell office:value-type="string" calcext:value-type="string">
            <text:p>/home/qchen/Downloads/CarND-Project3/IMG/left_2017_03_01_13_53_59_677.jpg</text:p>
          </table:table-cell>
          <table:table-cell office:value-type="string" calcext:value-type="string">
            <text:p>/home/qchen/Downloads/CarND-Project3/IMG/right_2017_03_01_13_53_59_6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756.jpg</text:p>
          </table:table-cell>
          <table:table-cell office:value-type="string" calcext:value-type="string">
            <text:p>/home/qchen/Downloads/CarND-Project3/IMG/left_2017_03_01_13_53_59_756.jpg</text:p>
          </table:table-cell>
          <table:table-cell office:value-type="string" calcext:value-type="string">
            <text:p>/home/qchen/Downloads/CarND-Project3/IMG/right_2017_03_01_13_53_59_7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833.jpg</text:p>
          </table:table-cell>
          <table:table-cell office:value-type="string" calcext:value-type="string">
            <text:p>/home/qchen/Downloads/CarND-Project3/IMG/left_2017_03_01_13_53_59_833.jpg</text:p>
          </table:table-cell>
          <table:table-cell office:value-type="string" calcext:value-type="string">
            <text:p>/home/qchen/Downloads/CarND-Project3/IMG/right_2017_03_01_13_53_59_8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912.jpg</text:p>
          </table:table-cell>
          <table:table-cell office:value-type="string" calcext:value-type="string">
            <text:p>/home/qchen/Downloads/CarND-Project3/IMG/left_2017_03_01_13_53_59_912.jpg</text:p>
          </table:table-cell>
          <table:table-cell office:value-type="string" calcext:value-type="string">
            <text:p>/home/qchen/Downloads/CarND-Project3/IMG/right_2017_03_01_13_53_59_9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3_59_991.jpg</text:p>
          </table:table-cell>
          <table:table-cell office:value-type="string" calcext:value-type="string">
            <text:p>/home/qchen/Downloads/CarND-Project3/IMG/left_2017_03_01_13_53_59_991.jpg</text:p>
          </table:table-cell>
          <table:table-cell office:value-type="string" calcext:value-type="string">
            <text:p>/home/qchen/Downloads/CarND-Project3/IMG/right_2017_03_01_13_53_59_991.jpg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25" calcext:value-type="float">
            <text:p>30.184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069.jpg</text:p>
          </table:table-cell>
          <table:table-cell office:value-type="string" calcext:value-type="string">
            <text:p>/home/qchen/Downloads/CarND-Project3/IMG/left_2017_03_01_13_54_00_069.jpg</text:p>
          </table:table-cell>
          <table:table-cell office:value-type="string" calcext:value-type="string">
            <text:p>/home/qchen/Downloads/CarND-Project3/IMG/right_2017_03_01_13_54_00_069.jpg</text:p>
          </table:table-cell>
          <table:table-cell office:value-type="float" office:value="0.1746565" calcext:value-type="float">
            <text:p>0.1746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94" calcext:value-type="float">
            <text:p>30.185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147.jpg</text:p>
          </table:table-cell>
          <table:table-cell office:value-type="string" calcext:value-type="string">
            <text:p>/home/qchen/Downloads/CarND-Project3/IMG/left_2017_03_01_13_54_00_147.jpg</text:p>
          </table:table-cell>
          <table:table-cell office:value-type="string" calcext:value-type="string">
            <text:p>/home/qchen/Downloads/CarND-Project3/IMG/right_2017_03_01_13_54_00_1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11" calcext:value-type="float">
            <text:p>30.1891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229.jpg</text:p>
          </table:table-cell>
          <table:table-cell office:value-type="string" calcext:value-type="string">
            <text:p>/home/qchen/Downloads/CarND-Project3/IMG/left_2017_03_01_13_54_00_229.jpg</text:p>
          </table:table-cell>
          <table:table-cell office:value-type="string" calcext:value-type="string">
            <text:p>/home/qchen/Downloads/CarND-Project3/IMG/right_2017_03_01_13_54_00_2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7" calcext:value-type="float">
            <text:p>30.1900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305.jpg</text:p>
          </table:table-cell>
          <table:table-cell office:value-type="string" calcext:value-type="string">
            <text:p>/home/qchen/Downloads/CarND-Project3/IMG/left_2017_03_01_13_54_00_305.jpg</text:p>
          </table:table-cell>
          <table:table-cell office:value-type="string" calcext:value-type="string">
            <text:p>/home/qchen/Downloads/CarND-Project3/IMG/right_2017_03_01_13_54_00_3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382.jpg</text:p>
          </table:table-cell>
          <table:table-cell office:value-type="string" calcext:value-type="string">
            <text:p>/home/qchen/Downloads/CarND-Project3/IMG/left_2017_03_01_13_54_00_382.jpg</text:p>
          </table:table-cell>
          <table:table-cell office:value-type="string" calcext:value-type="string">
            <text:p>/home/qchen/Downloads/CarND-Project3/IMG/right_2017_03_01_13_54_00_382.jpg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1" calcext:value-type="float">
            <text:p>30.185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462.jpg</text:p>
          </table:table-cell>
          <table:table-cell office:value-type="string" calcext:value-type="string">
            <text:p>/home/qchen/Downloads/CarND-Project3/IMG/left_2017_03_01_13_54_00_462.jpg</text:p>
          </table:table-cell>
          <table:table-cell office:value-type="string" calcext:value-type="string">
            <text:p>/home/qchen/Downloads/CarND-Project3/IMG/right_2017_03_01_13_54_00_462.jpg</text:p>
          </table:table-cell>
          <table:table-cell office:value-type="float" office:value="0.04663665" calcext:value-type="float">
            <text:p>0.046636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7" calcext:value-type="float">
            <text:p>30.1905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541.jpg</text:p>
          </table:table-cell>
          <table:table-cell office:value-type="string" calcext:value-type="string">
            <text:p>/home/qchen/Downloads/CarND-Project3/IMG/left_2017_03_01_13_54_00_541.jpg</text:p>
          </table:table-cell>
          <table:table-cell office:value-type="string" calcext:value-type="string">
            <text:p>/home/qchen/Downloads/CarND-Project3/IMG/right_2017_03_01_13_54_00_5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3" calcext:value-type="float">
            <text:p>30.190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617.jpg</text:p>
          </table:table-cell>
          <table:table-cell office:value-type="string" calcext:value-type="string">
            <text:p>/home/qchen/Downloads/CarND-Project3/IMG/left_2017_03_01_13_54_00_617.jpg</text:p>
          </table:table-cell>
          <table:table-cell office:value-type="string" calcext:value-type="string">
            <text:p>/home/qchen/Downloads/CarND-Project3/IMG/right_2017_03_01_13_54_00_6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9" calcext:value-type="float">
            <text:p>30.190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695.jpg</text:p>
          </table:table-cell>
          <table:table-cell office:value-type="string" calcext:value-type="string">
            <text:p>/home/qchen/Downloads/CarND-Project3/IMG/left_2017_03_01_13_54_00_695.jpg</text:p>
          </table:table-cell>
          <table:table-cell office:value-type="string" calcext:value-type="string">
            <text:p>/home/qchen/Downloads/CarND-Project3/IMG/right_2017_03_01_13_54_00_695.jpg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02" calcext:value-type="float">
            <text:p>30.181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773.jpg</text:p>
          </table:table-cell>
          <table:table-cell office:value-type="string" calcext:value-type="string">
            <text:p>/home/qchen/Downloads/CarND-Project3/IMG/left_2017_03_01_13_54_00_773.jpg</text:p>
          </table:table-cell>
          <table:table-cell office:value-type="string" calcext:value-type="string">
            <text:p>/home/qchen/Downloads/CarND-Project3/IMG/right_2017_03_01_13_54_00_773.jpg</text:p>
          </table:table-cell>
          <table:table-cell office:value-type="float" office:value="0.1227522" calcext:value-type="float">
            <text:p>0.1227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58" calcext:value-type="float">
            <text:p>30.189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852.jpg</text:p>
          </table:table-cell>
          <table:table-cell office:value-type="string" calcext:value-type="string">
            <text:p>/home/qchen/Downloads/CarND-Project3/IMG/left_2017_03_01_13_54_00_852.jpg</text:p>
          </table:table-cell>
          <table:table-cell office:value-type="string" calcext:value-type="string">
            <text:p>/home/qchen/Downloads/CarND-Project3/IMG/right_2017_03_01_13_54_00_8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5" calcext:value-type="float">
            <text:p>30.189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0_927.jpg</text:p>
          </table:table-cell>
          <table:table-cell office:value-type="string" calcext:value-type="string">
            <text:p>/home/qchen/Downloads/CarND-Project3/IMG/left_2017_03_01_13_54_00_927.jpg</text:p>
          </table:table-cell>
          <table:table-cell office:value-type="string" calcext:value-type="string">
            <text:p>/home/qchen/Downloads/CarND-Project3/IMG/right_2017_03_01_13_54_00_9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6" calcext:value-type="float">
            <text:p>30.189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002.jpg</text:p>
          </table:table-cell>
          <table:table-cell office:value-type="string" calcext:value-type="string">
            <text:p>/home/qchen/Downloads/CarND-Project3/IMG/left_2017_03_01_13_54_01_002.jpg</text:p>
          </table:table-cell>
          <table:table-cell office:value-type="string" calcext:value-type="string">
            <text:p>/home/qchen/Downloads/CarND-Project3/IMG/right_2017_03_01_13_54_01_002.jpg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078.jpg</text:p>
          </table:table-cell>
          <table:table-cell office:value-type="string" calcext:value-type="string">
            <text:p>/home/qchen/Downloads/CarND-Project3/IMG/left_2017_03_01_13_54_01_078.jpg</text:p>
          </table:table-cell>
          <table:table-cell office:value-type="string" calcext:value-type="string">
            <text:p>/home/qchen/Downloads/CarND-Project3/IMG/right_2017_03_01_13_54_01_078.jpg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73" calcext:value-type="float">
            <text:p>30.180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157.jpg</text:p>
          </table:table-cell>
          <table:table-cell office:value-type="string" calcext:value-type="string">
            <text:p>/home/qchen/Downloads/CarND-Project3/IMG/left_2017_03_01_13_54_01_157.jpg</text:p>
          </table:table-cell>
          <table:table-cell office:value-type="string" calcext:value-type="string">
            <text:p>/home/qchen/Downloads/CarND-Project3/IMG/right_2017_03_01_13_54_01_157.jpg</text:p>
          </table:table-cell>
          <table:table-cell office:value-type="float" office:value="0.1613773" calcext:value-type="float">
            <text:p>0.16137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57" calcext:value-type="float">
            <text:p>30.1875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230.jpg</text:p>
          </table:table-cell>
          <table:table-cell office:value-type="string" calcext:value-type="string">
            <text:p>/home/qchen/Downloads/CarND-Project3/IMG/left_2017_03_01_13_54_01_230.jpg</text:p>
          </table:table-cell>
          <table:table-cell office:value-type="string" calcext:value-type="string">
            <text:p>/home/qchen/Downloads/CarND-Project3/IMG/right_2017_03_01_13_54_01_2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12" calcext:value-type="float">
            <text:p>30.189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308.jpg</text:p>
          </table:table-cell>
          <table:table-cell office:value-type="string" calcext:value-type="string">
            <text:p>/home/qchen/Downloads/CarND-Project3/IMG/left_2017_03_01_13_54_01_308.jpg</text:p>
          </table:table-cell>
          <table:table-cell office:value-type="string" calcext:value-type="string">
            <text:p>/home/qchen/Downloads/CarND-Project3/IMG/right_2017_03_01_13_54_01_3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3" calcext:value-type="float">
            <text:p>30.189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383.jpg</text:p>
          </table:table-cell>
          <table:table-cell office:value-type="string" calcext:value-type="string">
            <text:p>/home/qchen/Downloads/CarND-Project3/IMG/left_2017_03_01_13_54_01_383.jpg</text:p>
          </table:table-cell>
          <table:table-cell office:value-type="string" calcext:value-type="string">
            <text:p>/home/qchen/Downloads/CarND-Project3/IMG/right_2017_03_01_13_54_01_383.jpg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" calcext:value-type="float">
            <text:p>30.18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458.jpg</text:p>
          </table:table-cell>
          <table:table-cell office:value-type="string" calcext:value-type="string">
            <text:p>/home/qchen/Downloads/CarND-Project3/IMG/left_2017_03_01_13_54_01_458.jpg</text:p>
          </table:table-cell>
          <table:table-cell office:value-type="string" calcext:value-type="string">
            <text:p>/home/qchen/Downloads/CarND-Project3/IMG/right_2017_03_01_13_54_01_458.jpg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66" calcext:value-type="float">
            <text:p>30.1816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533.jpg</text:p>
          </table:table-cell>
          <table:table-cell office:value-type="string" calcext:value-type="string">
            <text:p>/home/qchen/Downloads/CarND-Project3/IMG/left_2017_03_01_13_54_01_533.jpg</text:p>
          </table:table-cell>
          <table:table-cell office:value-type="string" calcext:value-type="string">
            <text:p>/home/qchen/Downloads/CarND-Project3/IMG/right_2017_03_01_13_54_01_533.jpg</text:p>
          </table:table-cell>
          <table:table-cell office:value-type="float" office:value="0.2854795" calcext:value-type="float">
            <text:p>0.285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528" calcext:value-type="float">
            <text:p>30.175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611.jpg</text:p>
          </table:table-cell>
          <table:table-cell office:value-type="string" calcext:value-type="string">
            <text:p>/home/qchen/Downloads/CarND-Project3/IMG/left_2017_03_01_13_54_01_611.jpg</text:p>
          </table:table-cell>
          <table:table-cell office:value-type="string" calcext:value-type="string">
            <text:p>/home/qchen/Downloads/CarND-Project3/IMG/right_2017_03_01_13_54_01_611.jpg</text:p>
          </table:table-cell>
          <table:table-cell office:value-type="float" office:value="0.0509119" calcext:value-type="float">
            <text:p>0.0509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8" calcext:value-type="float">
            <text:p>30.1906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684.jpg</text:p>
          </table:table-cell>
          <table:table-cell office:value-type="string" calcext:value-type="string">
            <text:p>/home/qchen/Downloads/CarND-Project3/IMG/left_2017_03_01_13_54_01_684.jpg</text:p>
          </table:table-cell>
          <table:table-cell office:value-type="string" calcext:value-type="string">
            <text:p>/home/qchen/Downloads/CarND-Project3/IMG/right_2017_03_01_13_54_01_6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5" calcext:value-type="float">
            <text:p>30.190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760.jpg</text:p>
          </table:table-cell>
          <table:table-cell office:value-type="string" calcext:value-type="string">
            <text:p>/home/qchen/Downloads/CarND-Project3/IMG/left_2017_03_01_13_54_01_760.jpg</text:p>
          </table:table-cell>
          <table:table-cell office:value-type="string" calcext:value-type="string">
            <text:p>/home/qchen/Downloads/CarND-Project3/IMG/right_2017_03_01_13_54_01_760.jpg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344" calcext:value-type="float">
            <text:p>30.183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834.jpg</text:p>
          </table:table-cell>
          <table:table-cell office:value-type="string" calcext:value-type="string">
            <text:p>/home/qchen/Downloads/CarND-Project3/IMG/left_2017_03_01_13_54_01_834.jpg</text:p>
          </table:table-cell>
          <table:table-cell office:value-type="string" calcext:value-type="string">
            <text:p>/home/qchen/Downloads/CarND-Project3/IMG/right_2017_03_01_13_54_01_834.jpg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661" calcext:value-type="float">
            <text:p>30.1666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910.jpg</text:p>
          </table:table-cell>
          <table:table-cell office:value-type="string" calcext:value-type="string">
            <text:p>/home/qchen/Downloads/CarND-Project3/IMG/left_2017_03_01_13_54_01_910.jpg</text:p>
          </table:table-cell>
          <table:table-cell office:value-type="string" calcext:value-type="string">
            <text:p>/home/qchen/Downloads/CarND-Project3/IMG/right_2017_03_01_13_54_01_910.jpg</text:p>
          </table:table-cell>
          <table:table-cell office:value-type="float" office:value="0.333728" calcext:value-type="float">
            <text:p>0.333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86" calcext:value-type="float">
            <text:p>30.1818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1_984.jpg</text:p>
          </table:table-cell>
          <table:table-cell office:value-type="string" calcext:value-type="string">
            <text:p>/home/qchen/Downloads/CarND-Project3/IMG/left_2017_03_01_13_54_01_984.jpg</text:p>
          </table:table-cell>
          <table:table-cell office:value-type="string" calcext:value-type="string">
            <text:p>/home/qchen/Downloads/CarND-Project3/IMG/right_2017_03_01_13_54_01_984.jpg</text:p>
          </table:table-cell>
          <table:table-cell office:value-type="float" office:value="0.1106738" calcext:value-type="float">
            <text:p>0.1106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254" calcext:value-type="float">
            <text:p>30.1925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062.jpg</text:p>
          </table:table-cell>
          <table:table-cell office:value-type="string" calcext:value-type="string">
            <text:p>/home/qchen/Downloads/CarND-Project3/IMG/left_2017_03_01_13_54_02_062.jpg</text:p>
          </table:table-cell>
          <table:table-cell office:value-type="string" calcext:value-type="string">
            <text:p>/home/qchen/Downloads/CarND-Project3/IMG/right_2017_03_01_13_54_02_062.jpg</text:p>
          </table:table-cell>
          <table:table-cell office:value-type="float" office:value="0.3106738" calcext:value-type="float">
            <text:p>0.3106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99" calcext:value-type="float">
            <text:p>30.180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136.jpg</text:p>
          </table:table-cell>
          <table:table-cell office:value-type="string" calcext:value-type="string">
            <text:p>/home/qchen/Downloads/CarND-Project3/IMG/left_2017_03_01_13_54_02_136.jpg</text:p>
          </table:table-cell>
          <table:table-cell office:value-type="string" calcext:value-type="string">
            <text:p>/home/qchen/Downloads/CarND-Project3/IMG/right_2017_03_01_13_54_02_136.jpg</text:p>
          </table:table-cell>
          <table:table-cell office:value-type="float" office:value="0.4606739" calcext:value-type="float">
            <text:p>0.4606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204" calcext:value-type="float">
            <text:p>30.1620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213.jpg</text:p>
          </table:table-cell>
          <table:table-cell office:value-type="string" calcext:value-type="string">
            <text:p>/home/qchen/Downloads/CarND-Project3/IMG/left_2017_03_01_13_54_02_213.jpg</text:p>
          </table:table-cell>
          <table:table-cell office:value-type="string" calcext:value-type="string">
            <text:p>/home/qchen/Downloads/CarND-Project3/IMG/right_2017_03_01_13_54_02_213.jpg</text:p>
          </table:table-cell>
          <table:table-cell office:value-type="float" office:value="0.6899275" calcext:value-type="float">
            <text:p>0.6899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2647" calcext:value-type="float">
            <text:p>30.126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287.jpg</text:p>
          </table:table-cell>
          <table:table-cell office:value-type="string" calcext:value-type="string">
            <text:p>/home/qchen/Downloads/CarND-Project3/IMG/left_2017_03_01_13_54_02_287.jpg</text:p>
          </table:table-cell>
          <table:table-cell office:value-type="string" calcext:value-type="string">
            <text:p>/home/qchen/Downloads/CarND-Project3/IMG/right_2017_03_01_13_54_02_287.jpg</text:p>
          </table:table-cell>
          <table:table-cell office:value-type="float" office:value="0.4656737" calcext:value-type="float">
            <text:p>0.4656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21" calcext:value-type="float">
            <text:p>30.186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364.jpg</text:p>
          </table:table-cell>
          <table:table-cell office:value-type="string" calcext:value-type="string">
            <text:p>/home/qchen/Downloads/CarND-Project3/IMG/left_2017_03_01_13_54_02_364.jpg</text:p>
          </table:table-cell>
          <table:table-cell office:value-type="string" calcext:value-type="string">
            <text:p>/home/qchen/Downloads/CarND-Project3/IMG/right_2017_03_01_13_54_02_364.jpg</text:p>
          </table:table-cell>
          <table:table-cell office:value-type="float" office:value="0.2363701" calcext:value-type="float">
            <text:p>0.2363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839" calcext:value-type="float">
            <text:p>30.1983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441.jpg</text:p>
          </table:table-cell>
          <table:table-cell office:value-type="string" calcext:value-type="string">
            <text:p>/home/qchen/Downloads/CarND-Project3/IMG/left_2017_03_01_13_54_02_441.jpg</text:p>
          </table:table-cell>
          <table:table-cell office:value-type="string" calcext:value-type="string">
            <text:p>/home/qchen/Downloads/CarND-Project3/IMG/right_2017_03_01_13_54_02_441.jpg</text:p>
          </table:table-cell>
          <table:table-cell office:value-type="float" office:value="0.003868992" calcext:value-type="float">
            <text:p>0.003868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" calcext:value-type="float">
            <text:p>30.18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517.jpg</text:p>
          </table:table-cell>
          <table:table-cell office:value-type="string" calcext:value-type="string">
            <text:p>/home/qchen/Downloads/CarND-Project3/IMG/left_2017_03_01_13_54_02_517.jpg</text:p>
          </table:table-cell>
          <table:table-cell office:value-type="string" calcext:value-type="string">
            <text:p>/home/qchen/Downloads/CarND-Project3/IMG/right_2017_03_01_13_54_02_5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22" calcext:value-type="float">
            <text:p>30.188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595.jpg</text:p>
          </table:table-cell>
          <table:table-cell office:value-type="string" calcext:value-type="string">
            <text:p>/home/qchen/Downloads/CarND-Project3/IMG/left_2017_03_01_13_54_02_595.jpg</text:p>
          </table:table-cell>
          <table:table-cell office:value-type="string" calcext:value-type="string">
            <text:p>/home/qchen/Downloads/CarND-Project3/IMG/right_2017_03_01_13_54_02_5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5" calcext:value-type="float">
            <text:p>30.190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672.jpg</text:p>
          </table:table-cell>
          <table:table-cell office:value-type="string" calcext:value-type="string">
            <text:p>/home/qchen/Downloads/CarND-Project3/IMG/left_2017_03_01_13_54_02_672.jpg</text:p>
          </table:table-cell>
          <table:table-cell office:value-type="string" calcext:value-type="string">
            <text:p>/home/qchen/Downloads/CarND-Project3/IMG/right_2017_03_01_13_54_02_67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765" calcext:value-type="float">
            <text:p>30.197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748.jpg</text:p>
          </table:table-cell>
          <table:table-cell office:value-type="string" calcext:value-type="string">
            <text:p>/home/qchen/Downloads/CarND-Project3/IMG/left_2017_03_01_13_54_02_748.jpg</text:p>
          </table:table-cell>
          <table:table-cell office:value-type="string" calcext:value-type="string">
            <text:p>/home/qchen/Downloads/CarND-Project3/IMG/right_2017_03_01_13_54_02_7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" calcext:value-type="float">
            <text:p>30.190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827.jpg</text:p>
          </table:table-cell>
          <table:table-cell office:value-type="string" calcext:value-type="string">
            <text:p>/home/qchen/Downloads/CarND-Project3/IMG/left_2017_03_01_13_54_02_827.jpg</text:p>
          </table:table-cell>
          <table:table-cell office:value-type="string" calcext:value-type="string">
            <text:p>/home/qchen/Downloads/CarND-Project3/IMG/right_2017_03_01_13_54_02_827.jpg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63" calcext:value-type="float">
            <text:p>30.1816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904.jpg</text:p>
          </table:table-cell>
          <table:table-cell office:value-type="string" calcext:value-type="string">
            <text:p>/home/qchen/Downloads/CarND-Project3/IMG/left_2017_03_01_13_54_02_904.jpg</text:p>
          </table:table-cell>
          <table:table-cell office:value-type="string" calcext:value-type="string">
            <text:p>/home/qchen/Downloads/CarND-Project3/IMG/right_2017_03_01_13_54_02_904.jpg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873" calcext:value-type="float">
            <text:p>30.158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2_982.jpg</text:p>
          </table:table-cell>
          <table:table-cell office:value-type="string" calcext:value-type="string">
            <text:p>/home/qchen/Downloads/CarND-Project3/IMG/left_2017_03_01_13_54_02_982.jpg</text:p>
          </table:table-cell>
          <table:table-cell office:value-type="string" calcext:value-type="string">
            <text:p>/home/qchen/Downloads/CarND-Project3/IMG/right_2017_03_01_13_54_02_982.jpg</text:p>
          </table:table-cell>
          <table:table-cell office:value-type="float" office:value="0.58583" calcext:value-type="float">
            <text:p>0.58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3558" calcext:value-type="float">
            <text:p>30.135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060.jpg</text:p>
          </table:table-cell>
          <table:table-cell office:value-type="string" calcext:value-type="string">
            <text:p>/home/qchen/Downloads/CarND-Project3/IMG/left_2017_03_01_13_54_03_060.jpg</text:p>
          </table:table-cell>
          <table:table-cell office:value-type="string" calcext:value-type="string">
            <text:p>/home/qchen/Downloads/CarND-Project3/IMG/right_2017_03_01_13_54_03_060.jpg</text:p>
          </table:table-cell>
          <table:table-cell office:value-type="float" office:value="0.350907" calcext:value-type="float">
            <text:p>0.350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5" calcext:value-type="float">
            <text:p>30.190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135.jpg</text:p>
          </table:table-cell>
          <table:table-cell office:value-type="string" calcext:value-type="string">
            <text:p>/home/qchen/Downloads/CarND-Project3/IMG/left_2017_03_01_13_54_03_135.jpg</text:p>
          </table:table-cell>
          <table:table-cell office:value-type="string" calcext:value-type="string">
            <text:p>/home/qchen/Downloads/CarND-Project3/IMG/right_2017_03_01_13_54_03_135.jpg</text:p>
          </table:table-cell>
          <table:table-cell office:value-type="float" office:value="0.1282117" calcext:value-type="float">
            <text:p>0.1282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376" calcext:value-type="float">
            <text:p>30.1937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216.jpg</text:p>
          </table:table-cell>
          <table:table-cell office:value-type="string" calcext:value-type="string">
            <text:p>/home/qchen/Downloads/CarND-Project3/IMG/left_2017_03_01_13_54_03_216.jpg</text:p>
          </table:table-cell>
          <table:table-cell office:value-type="string" calcext:value-type="string">
            <text:p>/home/qchen/Downloads/CarND-Project3/IMG/right_2017_03_01_13_54_03_216.jpg</text:p>
          </table:table-cell>
          <table:table-cell office:value-type="float" office:value="0.3282117" calcext:value-type="float">
            <text:p>0.3282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51" calcext:value-type="float">
            <text:p>30.1845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296.jpg</text:p>
          </table:table-cell>
          <table:table-cell office:value-type="string" calcext:value-type="string">
            <text:p>/home/qchen/Downloads/CarND-Project3/IMG/left_2017_03_01_13_54_03_296.jpg</text:p>
          </table:table-cell>
          <table:table-cell office:value-type="string" calcext:value-type="string">
            <text:p>/home/qchen/Downloads/CarND-Project3/IMG/right_2017_03_01_13_54_03_296.jpg</text:p>
          </table:table-cell>
          <table:table-cell office:value-type="float" office:value="0.4949062" calcext:value-type="float">
            <text:p>0.4949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331" calcext:value-type="float">
            <text:p>30.163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374.jpg</text:p>
          </table:table-cell>
          <table:table-cell office:value-type="string" calcext:value-type="string">
            <text:p>/home/qchen/Downloads/CarND-Project3/IMG/left_2017_03_01_13_54_03_374.jpg</text:p>
          </table:table-cell>
          <table:table-cell office:value-type="string" calcext:value-type="string">
            <text:p>/home/qchen/Downloads/CarND-Project3/IMG/right_2017_03_01_13_54_03_374.jpg</text:p>
          </table:table-cell>
          <table:table-cell office:value-type="float" office:value="0.2600307" calcext:value-type="float">
            <text:p>0.2600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477" calcext:value-type="float">
            <text:p>30.1947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450.jpg</text:p>
          </table:table-cell>
          <table:table-cell office:value-type="string" calcext:value-type="string">
            <text:p>/home/qchen/Downloads/CarND-Project3/IMG/left_2017_03_01_13_54_03_450.jpg</text:p>
          </table:table-cell>
          <table:table-cell office:value-type="string" calcext:value-type="string">
            <text:p>/home/qchen/Downloads/CarND-Project3/IMG/right_2017_03_01_13_54_03_450.jpg</text:p>
          </table:table-cell>
          <table:table-cell office:value-type="float" office:value="0.032526" calcext:value-type="float">
            <text:p>0.032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" calcext:value-type="float">
            <text:p>30.190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531.jpg</text:p>
          </table:table-cell>
          <table:table-cell office:value-type="string" calcext:value-type="string">
            <text:p>/home/qchen/Downloads/CarND-Project3/IMG/left_2017_03_01_13_54_03_531.jpg</text:p>
          </table:table-cell>
          <table:table-cell office:value-type="string" calcext:value-type="string">
            <text:p>/home/qchen/Downloads/CarND-Project3/IMG/right_2017_03_01_13_54_03_5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7" calcext:value-type="float">
            <text:p>30.189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611.jpg</text:p>
          </table:table-cell>
          <table:table-cell office:value-type="string" calcext:value-type="string">
            <text:p>/home/qchen/Downloads/CarND-Project3/IMG/left_2017_03_01_13_54_03_611.jpg</text:p>
          </table:table-cell>
          <table:table-cell office:value-type="string" calcext:value-type="string">
            <text:p>/home/qchen/Downloads/CarND-Project3/IMG/right_2017_03_01_13_54_03_6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6" calcext:value-type="float">
            <text:p>30.189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694.jpg</text:p>
          </table:table-cell>
          <table:table-cell office:value-type="string" calcext:value-type="string">
            <text:p>/home/qchen/Downloads/CarND-Project3/IMG/left_2017_03_01_13_54_03_694.jpg</text:p>
          </table:table-cell>
          <table:table-cell office:value-type="string" calcext:value-type="string">
            <text:p>/home/qchen/Downloads/CarND-Project3/IMG/right_2017_03_01_13_54_03_6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15" calcext:value-type="float">
            <text:p>30.1911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769.jpg</text:p>
          </table:table-cell>
          <table:table-cell office:value-type="string" calcext:value-type="string">
            <text:p>/home/qchen/Downloads/CarND-Project3/IMG/left_2017_03_01_13_54_03_769.jpg</text:p>
          </table:table-cell>
          <table:table-cell office:value-type="string" calcext:value-type="string">
            <text:p>/home/qchen/Downloads/CarND-Project3/IMG/right_2017_03_01_13_54_03_7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1" calcext:value-type="float">
            <text:p>30.1906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848.jpg</text:p>
          </table:table-cell>
          <table:table-cell office:value-type="string" calcext:value-type="string">
            <text:p>/home/qchen/Downloads/CarND-Project3/IMG/left_2017_03_01_13_54_03_848.jpg</text:p>
          </table:table-cell>
          <table:table-cell office:value-type="string" calcext:value-type="string">
            <text:p>/home/qchen/Downloads/CarND-Project3/IMG/right_2017_03_01_13_54_03_8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5" calcext:value-type="float">
            <text:p>30.1894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3_926.jpg</text:p>
          </table:table-cell>
          <table:table-cell office:value-type="string" calcext:value-type="string">
            <text:p>/home/qchen/Downloads/CarND-Project3/IMG/left_2017_03_01_13_54_03_926.jpg</text:p>
          </table:table-cell>
          <table:table-cell office:value-type="string" calcext:value-type="string">
            <text:p>/home/qchen/Downloads/CarND-Project3/IMG/right_2017_03_01_13_54_03_926.jpg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8" calcext:value-type="float">
            <text:p>30.184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006.jpg</text:p>
          </table:table-cell>
          <table:table-cell office:value-type="string" calcext:value-type="string">
            <text:p>/home/qchen/Downloads/CarND-Project3/IMG/left_2017_03_01_13_54_04_006.jpg</text:p>
          </table:table-cell>
          <table:table-cell office:value-type="string" calcext:value-type="string">
            <text:p>/home/qchen/Downloads/CarND-Project3/IMG/right_2017_03_01_13_54_04_006.jpg</text:p>
          </table:table-cell>
          <table:table-cell office:value-type="float" office:value="0.2857673" calcext:value-type="float">
            <text:p>0.2857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258" calcext:value-type="float">
            <text:p>30.172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089.jpg</text:p>
          </table:table-cell>
          <table:table-cell office:value-type="string" calcext:value-type="string">
            <text:p>/home/qchen/Downloads/CarND-Project3/IMG/left_2017_03_01_13_54_04_089.jpg</text:p>
          </table:table-cell>
          <table:table-cell office:value-type="string" calcext:value-type="string">
            <text:p>/home/qchen/Downloads/CarND-Project3/IMG/right_2017_03_01_13_54_04_089.jpg</text:p>
          </table:table-cell>
          <table:table-cell office:value-type="float" office:value="0.04064188" calcext:value-type="float">
            <text:p>0.04064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5" calcext:value-type="float">
            <text:p>30.191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172.jpg</text:p>
          </table:table-cell>
          <table:table-cell office:value-type="string" calcext:value-type="string">
            <text:p>/home/qchen/Downloads/CarND-Project3/IMG/left_2017_03_01_13_54_04_172.jpg</text:p>
          </table:table-cell>
          <table:table-cell office:value-type="string" calcext:value-type="string">
            <text:p>/home/qchen/Downloads/CarND-Project3/IMG/right_2017_03_01_13_54_04_17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249.jpg</text:p>
          </table:table-cell>
          <table:table-cell office:value-type="string" calcext:value-type="string">
            <text:p>/home/qchen/Downloads/CarND-Project3/IMG/left_2017_03_01_13_54_04_249.jpg</text:p>
          </table:table-cell>
          <table:table-cell office:value-type="string" calcext:value-type="string">
            <text:p>/home/qchen/Downloads/CarND-Project3/IMG/right_2017_03_01_13_54_04_249.jpg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91" calcext:value-type="float">
            <text:p>30.186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330.jpg</text:p>
          </table:table-cell>
          <table:table-cell office:value-type="string" calcext:value-type="string">
            <text:p>/home/qchen/Downloads/CarND-Project3/IMG/left_2017_03_01_13_54_04_330.jpg</text:p>
          </table:table-cell>
          <table:table-cell office:value-type="string" calcext:value-type="string">
            <text:p>/home/qchen/Downloads/CarND-Project3/IMG/right_2017_03_01_13_54_04_330.jpg</text:p>
          </table:table-cell>
          <table:table-cell office:value-type="float" office:value="0.06244078" calcext:value-type="float">
            <text:p>0.06244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85" calcext:value-type="float">
            <text:p>30.1908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415.jpg</text:p>
          </table:table-cell>
          <table:table-cell office:value-type="string" calcext:value-type="string">
            <text:p>/home/qchen/Downloads/CarND-Project3/IMG/left_2017_03_01_13_54_04_415.jpg</text:p>
          </table:table-cell>
          <table:table-cell office:value-type="string" calcext:value-type="string">
            <text:p>/home/qchen/Downloads/CarND-Project3/IMG/right_2017_03_01_13_54_04_4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27" calcext:value-type="float">
            <text:p>30.191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498.jpg</text:p>
          </table:table-cell>
          <table:table-cell office:value-type="string" calcext:value-type="string">
            <text:p>/home/qchen/Downloads/CarND-Project3/IMG/left_2017_03_01_13_54_04_498.jpg</text:p>
          </table:table-cell>
          <table:table-cell office:value-type="string" calcext:value-type="string">
            <text:p>/home/qchen/Downloads/CarND-Project3/IMG/right_2017_03_01_13_54_04_498.jpg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7" calcext:value-type="float">
            <text:p>30.189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584.jpg</text:p>
          </table:table-cell>
          <table:table-cell office:value-type="string" calcext:value-type="string">
            <text:p>/home/qchen/Downloads/CarND-Project3/IMG/left_2017_03_01_13_54_04_584.jpg</text:p>
          </table:table-cell>
          <table:table-cell office:value-type="string" calcext:value-type="string">
            <text:p>/home/qchen/Downloads/CarND-Project3/IMG/right_2017_03_01_13_54_04_584.jpg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203" calcext:value-type="float">
            <text:p>30.172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665.jpg</text:p>
          </table:table-cell>
          <table:table-cell office:value-type="string" calcext:value-type="string">
            <text:p>/home/qchen/Downloads/CarND-Project3/IMG/left_2017_03_01_13_54_04_665.jpg</text:p>
          </table:table-cell>
          <table:table-cell office:value-type="string" calcext:value-type="string">
            <text:p>/home/qchen/Downloads/CarND-Project3/IMG/right_2017_03_01_13_54_04_665.jpg</text:p>
          </table:table-cell>
          <table:table-cell office:value-type="float" office:value="0.2107709" calcext:value-type="float">
            <text:p>0.21077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97" calcext:value-type="float">
            <text:p>30.187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746.jpg</text:p>
          </table:table-cell>
          <table:table-cell office:value-type="string" calcext:value-type="string">
            <text:p>/home/qchen/Downloads/CarND-Project3/IMG/left_2017_03_01_13_54_04_746.jpg</text:p>
          </table:table-cell>
          <table:table-cell office:value-type="string" calcext:value-type="string">
            <text:p>/home/qchen/Downloads/CarND-Project3/IMG/right_2017_03_01_13_54_04_746.jpg</text:p>
          </table:table-cell>
          <table:table-cell office:value-type="float" office:value="0.07987329" calcext:value-type="float">
            <text:p>0.07987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2" calcext:value-type="float">
            <text:p>30.1898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817.jpg</text:p>
          </table:table-cell>
          <table:table-cell office:value-type="string" calcext:value-type="string">
            <text:p>/home/qchen/Downloads/CarND-Project3/IMG/left_2017_03_01_13_54_04_817.jpg</text:p>
          </table:table-cell>
          <table:table-cell office:value-type="string" calcext:value-type="string">
            <text:p>/home/qchen/Downloads/CarND-Project3/IMG/right_2017_03_01_13_54_04_817.jpg</text:p>
          </table:table-cell>
          <table:table-cell office:value-type="float" office:value="0.2298733" calcext:value-type="float">
            <text:p>0.22987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93" calcext:value-type="float">
            <text:p>30.184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904.jpg</text:p>
          </table:table-cell>
          <table:table-cell office:value-type="string" calcext:value-type="string">
            <text:p>/home/qchen/Downloads/CarND-Project3/IMG/left_2017_03_01_13_54_04_904.jpg</text:p>
          </table:table-cell>
          <table:table-cell office:value-type="string" calcext:value-type="string">
            <text:p>/home/qchen/Downloads/CarND-Project3/IMG/right_2017_03_01_13_54_04_904.jpg</text:p>
          </table:table-cell>
          <table:table-cell office:value-type="float" office:value="0.1774242" calcext:value-type="float">
            <text:p>0.1774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23" calcext:value-type="float">
            <text:p>30.1912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4_986.jpg</text:p>
          </table:table-cell>
          <table:table-cell office:value-type="string" calcext:value-type="string">
            <text:p>/home/qchen/Downloads/CarND-Project3/IMG/left_2017_03_01_13_54_04_986.jpg</text:p>
          </table:table-cell>
          <table:table-cell office:value-type="string" calcext:value-type="string">
            <text:p>/home/qchen/Downloads/CarND-Project3/IMG/right_2017_03_01_13_54_04_9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97" calcext:value-type="float">
            <text:p>30.187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070.jpg</text:p>
          </table:table-cell>
          <table:table-cell office:value-type="string" calcext:value-type="string">
            <text:p>/home/qchen/Downloads/CarND-Project3/IMG/left_2017_03_01_13_54_05_070.jpg</text:p>
          </table:table-cell>
          <table:table-cell office:value-type="string" calcext:value-type="string">
            <text:p>/home/qchen/Downloads/CarND-Project3/IMG/right_2017_03_01_13_54_05_0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1" calcext:value-type="float">
            <text:p>30.190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152.jpg</text:p>
          </table:table-cell>
          <table:table-cell office:value-type="string" calcext:value-type="string">
            <text:p>/home/qchen/Downloads/CarND-Project3/IMG/left_2017_03_01_13_54_05_152.jpg</text:p>
          </table:table-cell>
          <table:table-cell office:value-type="string" calcext:value-type="string">
            <text:p>/home/qchen/Downloads/CarND-Project3/IMG/right_2017_03_01_13_54_05_1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233.jpg</text:p>
          </table:table-cell>
          <table:table-cell office:value-type="string" calcext:value-type="string">
            <text:p>/home/qchen/Downloads/CarND-Project3/IMG/left_2017_03_01_13_54_05_233.jpg</text:p>
          </table:table-cell>
          <table:table-cell office:value-type="string" calcext:value-type="string">
            <text:p>/home/qchen/Downloads/CarND-Project3/IMG/right_2017_03_01_13_54_05_2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312.jpg</text:p>
          </table:table-cell>
          <table:table-cell office:value-type="string" calcext:value-type="string">
            <text:p>/home/qchen/Downloads/CarND-Project3/IMG/left_2017_03_01_13_54_05_312.jpg</text:p>
          </table:table-cell>
          <table:table-cell office:value-type="string" calcext:value-type="string">
            <text:p>/home/qchen/Downloads/CarND-Project3/IMG/right_2017_03_01_13_54_05_3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395.jpg</text:p>
          </table:table-cell>
          <table:table-cell office:value-type="string" calcext:value-type="string">
            <text:p>/home/qchen/Downloads/CarND-Project3/IMG/left_2017_03_01_13_54_05_395.jpg</text:p>
          </table:table-cell>
          <table:table-cell office:value-type="string" calcext:value-type="string">
            <text:p>/home/qchen/Downloads/CarND-Project3/IMG/right_2017_03_01_13_54_05_395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54" calcext:value-type="float">
            <text:p>30.1795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474.jpg</text:p>
          </table:table-cell>
          <table:table-cell office:value-type="string" calcext:value-type="string">
            <text:p>/home/qchen/Downloads/CarND-Project3/IMG/left_2017_03_01_13_54_05_474.jpg</text:p>
          </table:table-cell>
          <table:table-cell office:value-type="string" calcext:value-type="string">
            <text:p>/home/qchen/Downloads/CarND-Project3/IMG/right_2017_03_01_13_54_05_474.jpg</text:p>
          </table:table-cell>
          <table:table-cell office:value-type="float" office:value="-0.1406359" calcext:value-type="float">
            <text:p>-0.1406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84" calcext:value-type="float">
            <text:p>30.188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558.jpg</text:p>
          </table:table-cell>
          <table:table-cell office:value-type="string" calcext:value-type="string">
            <text:p>/home/qchen/Downloads/CarND-Project3/IMG/left_2017_03_01_13_54_05_558.jpg</text:p>
          </table:table-cell>
          <table:table-cell office:value-type="string" calcext:value-type="string">
            <text:p>/home/qchen/Downloads/CarND-Project3/IMG/right_2017_03_01_13_54_05_55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2" calcext:value-type="float">
            <text:p>30.1894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639.jpg</text:p>
          </table:table-cell>
          <table:table-cell office:value-type="string" calcext:value-type="string">
            <text:p>/home/qchen/Downloads/CarND-Project3/IMG/left_2017_03_01_13_54_05_639.jpg</text:p>
          </table:table-cell>
          <table:table-cell office:value-type="string" calcext:value-type="string">
            <text:p>/home/qchen/Downloads/CarND-Project3/IMG/right_2017_03_01_13_54_05_6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7" calcext:value-type="float">
            <text:p>30.1900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725.jpg</text:p>
          </table:table-cell>
          <table:table-cell office:value-type="string" calcext:value-type="string">
            <text:p>/home/qchen/Downloads/CarND-Project3/IMG/left_2017_03_01_13_54_05_725.jpg</text:p>
          </table:table-cell>
          <table:table-cell office:value-type="string" calcext:value-type="string">
            <text:p>/home/qchen/Downloads/CarND-Project3/IMG/right_2017_03_01_13_54_05_7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806.jpg</text:p>
          </table:table-cell>
          <table:table-cell office:value-type="string" calcext:value-type="string">
            <text:p>/home/qchen/Downloads/CarND-Project3/IMG/left_2017_03_01_13_54_05_806.jpg</text:p>
          </table:table-cell>
          <table:table-cell office:value-type="string" calcext:value-type="string">
            <text:p>/home/qchen/Downloads/CarND-Project3/IMG/right_2017_03_01_13_54_05_8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889.jpg</text:p>
          </table:table-cell>
          <table:table-cell office:value-type="string" calcext:value-type="string">
            <text:p>/home/qchen/Downloads/CarND-Project3/IMG/left_2017_03_01_13_54_05_889.jpg</text:p>
          </table:table-cell>
          <table:table-cell office:value-type="string" calcext:value-type="string">
            <text:p>/home/qchen/Downloads/CarND-Project3/IMG/right_2017_03_01_13_54_05_88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5_966.jpg</text:p>
          </table:table-cell>
          <table:table-cell office:value-type="string" calcext:value-type="string">
            <text:p>/home/qchen/Downloads/CarND-Project3/IMG/left_2017_03_01_13_54_05_966.jpg</text:p>
          </table:table-cell>
          <table:table-cell office:value-type="string" calcext:value-type="string">
            <text:p>/home/qchen/Downloads/CarND-Project3/IMG/right_2017_03_01_13_54_05_9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046.jpg</text:p>
          </table:table-cell>
          <table:table-cell office:value-type="string" calcext:value-type="string">
            <text:p>/home/qchen/Downloads/CarND-Project3/IMG/left_2017_03_01_13_54_06_046.jpg</text:p>
          </table:table-cell>
          <table:table-cell office:value-type="string" calcext:value-type="string">
            <text:p>/home/qchen/Downloads/CarND-Project3/IMG/right_2017_03_01_13_54_06_0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124.jpg</text:p>
          </table:table-cell>
          <table:table-cell office:value-type="string" calcext:value-type="string">
            <text:p>/home/qchen/Downloads/CarND-Project3/IMG/left_2017_03_01_13_54_06_124.jpg</text:p>
          </table:table-cell>
          <table:table-cell office:value-type="string" calcext:value-type="string">
            <text:p>/home/qchen/Downloads/CarND-Project3/IMG/right_2017_03_01_13_54_06_124.jpg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65" calcext:value-type="float">
            <text:p>30.187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200.jpg</text:p>
          </table:table-cell>
          <table:table-cell office:value-type="string" calcext:value-type="string">
            <text:p>/home/qchen/Downloads/CarND-Project3/IMG/left_2017_03_01_13_54_06_200.jpg</text:p>
          </table:table-cell>
          <table:table-cell office:value-type="string" calcext:value-type="string">
            <text:p>/home/qchen/Downloads/CarND-Project3/IMG/right_2017_03_01_13_54_06_200.jpg</text:p>
          </table:table-cell>
          <table:table-cell office:value-type="float" office:value="0.1159403" calcext:value-type="float">
            <text:p>0.11594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31" calcext:value-type="float">
            <text:p>30.188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281.jpg</text:p>
          </table:table-cell>
          <table:table-cell office:value-type="string" calcext:value-type="string">
            <text:p>/home/qchen/Downloads/CarND-Project3/IMG/left_2017_03_01_13_54_06_281.jpg</text:p>
          </table:table-cell>
          <table:table-cell office:value-type="string" calcext:value-type="string">
            <text:p>/home/qchen/Downloads/CarND-Project3/IMG/right_2017_03_01_13_54_06_2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355.jpg</text:p>
          </table:table-cell>
          <table:table-cell office:value-type="string" calcext:value-type="string">
            <text:p>/home/qchen/Downloads/CarND-Project3/IMG/left_2017_03_01_13_54_06_355.jpg</text:p>
          </table:table-cell>
          <table:table-cell office:value-type="string" calcext:value-type="string">
            <text:p>/home/qchen/Downloads/CarND-Project3/IMG/right_2017_03_01_13_54_06_35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" calcext:value-type="float">
            <text:p>30.19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427.jpg</text:p>
          </table:table-cell>
          <table:table-cell office:value-type="string" calcext:value-type="string">
            <text:p>/home/qchen/Downloads/CarND-Project3/IMG/left_2017_03_01_13_54_06_427.jpg</text:p>
          </table:table-cell>
          <table:table-cell office:value-type="string" calcext:value-type="string">
            <text:p>/home/qchen/Downloads/CarND-Project3/IMG/right_2017_03_01_13_54_06_4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504.jpg</text:p>
          </table:table-cell>
          <table:table-cell office:value-type="string" calcext:value-type="string">
            <text:p>/home/qchen/Downloads/CarND-Project3/IMG/left_2017_03_01_13_54_06_504.jpg</text:p>
          </table:table-cell>
          <table:table-cell office:value-type="string" calcext:value-type="string">
            <text:p>/home/qchen/Downloads/CarND-Project3/IMG/right_2017_03_01_13_54_06_5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589.jpg</text:p>
          </table:table-cell>
          <table:table-cell office:value-type="string" calcext:value-type="string">
            <text:p>/home/qchen/Downloads/CarND-Project3/IMG/left_2017_03_01_13_54_06_589.jpg</text:p>
          </table:table-cell>
          <table:table-cell office:value-type="string" calcext:value-type="string">
            <text:p>/home/qchen/Downloads/CarND-Project3/IMG/right_2017_03_01_13_54_06_58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664.jpg</text:p>
          </table:table-cell>
          <table:table-cell office:value-type="string" calcext:value-type="string">
            <text:p>/home/qchen/Downloads/CarND-Project3/IMG/left_2017_03_01_13_54_06_664.jpg</text:p>
          </table:table-cell>
          <table:table-cell office:value-type="string" calcext:value-type="string">
            <text:p>/home/qchen/Downloads/CarND-Project3/IMG/right_2017_03_01_13_54_06_6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744.jpg</text:p>
          </table:table-cell>
          <table:table-cell office:value-type="string" calcext:value-type="string">
            <text:p>/home/qchen/Downloads/CarND-Project3/IMG/left_2017_03_01_13_54_06_744.jpg</text:p>
          </table:table-cell>
          <table:table-cell office:value-type="string" calcext:value-type="string">
            <text:p>/home/qchen/Downloads/CarND-Project3/IMG/right_2017_03_01_13_54_06_7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825.jpg</text:p>
          </table:table-cell>
          <table:table-cell office:value-type="string" calcext:value-type="string">
            <text:p>/home/qchen/Downloads/CarND-Project3/IMG/left_2017_03_01_13_54_06_825.jpg</text:p>
          </table:table-cell>
          <table:table-cell office:value-type="string" calcext:value-type="string">
            <text:p>/home/qchen/Downloads/CarND-Project3/IMG/right_2017_03_01_13_54_06_8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905.jpg</text:p>
          </table:table-cell>
          <table:table-cell office:value-type="string" calcext:value-type="string">
            <text:p>/home/qchen/Downloads/CarND-Project3/IMG/left_2017_03_01_13_54_06_905.jpg</text:p>
          </table:table-cell>
          <table:table-cell office:value-type="string" calcext:value-type="string">
            <text:p>/home/qchen/Downloads/CarND-Project3/IMG/right_2017_03_01_13_54_06_9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6_985.jpg</text:p>
          </table:table-cell>
          <table:table-cell office:value-type="string" calcext:value-type="string">
            <text:p>/home/qchen/Downloads/CarND-Project3/IMG/left_2017_03_01_13_54_06_985.jpg</text:p>
          </table:table-cell>
          <table:table-cell office:value-type="string" calcext:value-type="string">
            <text:p>/home/qchen/Downloads/CarND-Project3/IMG/right_2017_03_01_13_54_06_9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064.jpg</text:p>
          </table:table-cell>
          <table:table-cell office:value-type="string" calcext:value-type="string">
            <text:p>/home/qchen/Downloads/CarND-Project3/IMG/left_2017_03_01_13_54_07_064.jpg</text:p>
          </table:table-cell>
          <table:table-cell office:value-type="string" calcext:value-type="string">
            <text:p>/home/qchen/Downloads/CarND-Project3/IMG/right_2017_03_01_13_54_07_0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144.jpg</text:p>
          </table:table-cell>
          <table:table-cell office:value-type="string" calcext:value-type="string">
            <text:p>/home/qchen/Downloads/CarND-Project3/IMG/left_2017_03_01_13_54_07_144.jpg</text:p>
          </table:table-cell>
          <table:table-cell office:value-type="string" calcext:value-type="string">
            <text:p>/home/qchen/Downloads/CarND-Project3/IMG/right_2017_03_01_13_54_07_1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221.jpg</text:p>
          </table:table-cell>
          <table:table-cell office:value-type="string" calcext:value-type="string">
            <text:p>/home/qchen/Downloads/CarND-Project3/IMG/left_2017_03_01_13_54_07_221.jpg</text:p>
          </table:table-cell>
          <table:table-cell office:value-type="string" calcext:value-type="string">
            <text:p>/home/qchen/Downloads/CarND-Project3/IMG/right_2017_03_01_13_54_07_2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303.jpg</text:p>
          </table:table-cell>
          <table:table-cell office:value-type="string" calcext:value-type="string">
            <text:p>/home/qchen/Downloads/CarND-Project3/IMG/left_2017_03_01_13_54_07_303.jpg</text:p>
          </table:table-cell>
          <table:table-cell office:value-type="string" calcext:value-type="string">
            <text:p>/home/qchen/Downloads/CarND-Project3/IMG/right_2017_03_01_13_54_07_3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5" calcext:value-type="float">
            <text:p>30.190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381.jpg</text:p>
          </table:table-cell>
          <table:table-cell office:value-type="string" calcext:value-type="string">
            <text:p>/home/qchen/Downloads/CarND-Project3/IMG/left_2017_03_01_13_54_07_381.jpg</text:p>
          </table:table-cell>
          <table:table-cell office:value-type="string" calcext:value-type="string">
            <text:p>/home/qchen/Downloads/CarND-Project3/IMG/right_2017_03_01_13_54_07_3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" calcext:value-type="float">
            <text:p>30.19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462.jpg</text:p>
          </table:table-cell>
          <table:table-cell office:value-type="string" calcext:value-type="string">
            <text:p>/home/qchen/Downloads/CarND-Project3/IMG/left_2017_03_01_13_54_07_462.jpg</text:p>
          </table:table-cell>
          <table:table-cell office:value-type="string" calcext:value-type="string">
            <text:p>/home/qchen/Downloads/CarND-Project3/IMG/right_2017_03_01_13_54_07_4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8" calcext:value-type="float">
            <text:p>30.190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540.jpg</text:p>
          </table:table-cell>
          <table:table-cell office:value-type="string" calcext:value-type="string">
            <text:p>/home/qchen/Downloads/CarND-Project3/IMG/left_2017_03_01_13_54_07_540.jpg</text:p>
          </table:table-cell>
          <table:table-cell office:value-type="string" calcext:value-type="string">
            <text:p>/home/qchen/Downloads/CarND-Project3/IMG/right_2017_03_01_13_54_07_54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618.jpg</text:p>
          </table:table-cell>
          <table:table-cell office:value-type="string" calcext:value-type="string">
            <text:p>/home/qchen/Downloads/CarND-Project3/IMG/left_2017_03_01_13_54_07_618.jpg</text:p>
          </table:table-cell>
          <table:table-cell office:value-type="string" calcext:value-type="string">
            <text:p>/home/qchen/Downloads/CarND-Project3/IMG/right_2017_03_01_13_54_07_6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699.jpg</text:p>
          </table:table-cell>
          <table:table-cell office:value-type="string" calcext:value-type="string">
            <text:p>/home/qchen/Downloads/CarND-Project3/IMG/left_2017_03_01_13_54_07_699.jpg</text:p>
          </table:table-cell>
          <table:table-cell office:value-type="string" calcext:value-type="string">
            <text:p>/home/qchen/Downloads/CarND-Project3/IMG/right_2017_03_01_13_54_07_69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9" calcext:value-type="float">
            <text:p>30.1900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776.jpg</text:p>
          </table:table-cell>
          <table:table-cell office:value-type="string" calcext:value-type="string">
            <text:p>/home/qchen/Downloads/CarND-Project3/IMG/left_2017_03_01_13_54_07_776.jpg</text:p>
          </table:table-cell>
          <table:table-cell office:value-type="string" calcext:value-type="string">
            <text:p>/home/qchen/Downloads/CarND-Project3/IMG/right_2017_03_01_13_54_07_7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2" calcext:value-type="float">
            <text:p>30.190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856.jpg</text:p>
          </table:table-cell>
          <table:table-cell office:value-type="string" calcext:value-type="string">
            <text:p>/home/qchen/Downloads/CarND-Project3/IMG/left_2017_03_01_13_54_07_856.jpg</text:p>
          </table:table-cell>
          <table:table-cell office:value-type="string" calcext:value-type="string">
            <text:p>/home/qchen/Downloads/CarND-Project3/IMG/right_2017_03_01_13_54_07_8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3" calcext:value-type="float">
            <text:p>30.1901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7_933.jpg</text:p>
          </table:table-cell>
          <table:table-cell office:value-type="string" calcext:value-type="string">
            <text:p>/home/qchen/Downloads/CarND-Project3/IMG/left_2017_03_01_13_54_07_933.jpg</text:p>
          </table:table-cell>
          <table:table-cell office:value-type="string" calcext:value-type="string">
            <text:p>/home/qchen/Downloads/CarND-Project3/IMG/right_2017_03_01_13_54_07_9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1" calcext:value-type="float">
            <text:p>30.1901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011.jpg</text:p>
          </table:table-cell>
          <table:table-cell office:value-type="string" calcext:value-type="string">
            <text:p>/home/qchen/Downloads/CarND-Project3/IMG/left_2017_03_01_13_54_08_011.jpg</text:p>
          </table:table-cell>
          <table:table-cell office:value-type="string" calcext:value-type="string">
            <text:p>/home/qchen/Downloads/CarND-Project3/IMG/right_2017_03_01_13_54_08_0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5" calcext:value-type="float">
            <text:p>30.190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087.jpg</text:p>
          </table:table-cell>
          <table:table-cell office:value-type="string" calcext:value-type="string">
            <text:p>/home/qchen/Downloads/CarND-Project3/IMG/left_2017_03_01_13_54_08_087.jpg</text:p>
          </table:table-cell>
          <table:table-cell office:value-type="string" calcext:value-type="string">
            <text:p>/home/qchen/Downloads/CarND-Project3/IMG/right_2017_03_01_13_54_08_0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8" calcext:value-type="float">
            <text:p>30.190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169.jpg</text:p>
          </table:table-cell>
          <table:table-cell office:value-type="string" calcext:value-type="string">
            <text:p>/home/qchen/Downloads/CarND-Project3/IMG/left_2017_03_01_13_54_08_169.jpg</text:p>
          </table:table-cell>
          <table:table-cell office:value-type="string" calcext:value-type="string">
            <text:p>/home/qchen/Downloads/CarND-Project3/IMG/right_2017_03_01_13_54_08_1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4" calcext:value-type="float">
            <text:p>30.1901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244.jpg</text:p>
          </table:table-cell>
          <table:table-cell office:value-type="string" calcext:value-type="string">
            <text:p>/home/qchen/Downloads/CarND-Project3/IMG/left_2017_03_01_13_54_08_244.jpg</text:p>
          </table:table-cell>
          <table:table-cell office:value-type="string" calcext:value-type="string">
            <text:p>/home/qchen/Downloads/CarND-Project3/IMG/right_2017_03_01_13_54_08_2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323.jpg</text:p>
          </table:table-cell>
          <table:table-cell office:value-type="string" calcext:value-type="string">
            <text:p>/home/qchen/Downloads/CarND-Project3/IMG/left_2017_03_01_13_54_08_323.jpg</text:p>
          </table:table-cell>
          <table:table-cell office:value-type="string" calcext:value-type="string">
            <text:p>/home/qchen/Downloads/CarND-Project3/IMG/right_2017_03_01_13_54_08_32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9" calcext:value-type="float">
            <text:p>30.190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397.jpg</text:p>
          </table:table-cell>
          <table:table-cell office:value-type="string" calcext:value-type="string">
            <text:p>/home/qchen/Downloads/CarND-Project3/IMG/left_2017_03_01_13_54_08_397.jpg</text:p>
          </table:table-cell>
          <table:table-cell office:value-type="string" calcext:value-type="string">
            <text:p>/home/qchen/Downloads/CarND-Project3/IMG/right_2017_03_01_13_54_08_3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8" calcext:value-type="float">
            <text:p>30.190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481.jpg</text:p>
          </table:table-cell>
          <table:table-cell office:value-type="string" calcext:value-type="string">
            <text:p>/home/qchen/Downloads/CarND-Project3/IMG/left_2017_03_01_13_54_08_481.jpg</text:p>
          </table:table-cell>
          <table:table-cell office:value-type="string" calcext:value-type="string">
            <text:p>/home/qchen/Downloads/CarND-Project3/IMG/right_2017_03_01_13_54_08_4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9" calcext:value-type="float">
            <text:p>30.190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553.jpg</text:p>
          </table:table-cell>
          <table:table-cell office:value-type="string" calcext:value-type="string">
            <text:p>/home/qchen/Downloads/CarND-Project3/IMG/left_2017_03_01_13_54_08_553.jpg</text:p>
          </table:table-cell>
          <table:table-cell office:value-type="string" calcext:value-type="string">
            <text:p>/home/qchen/Downloads/CarND-Project3/IMG/right_2017_03_01_13_54_08_55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631.jpg</text:p>
          </table:table-cell>
          <table:table-cell office:value-type="string" calcext:value-type="string">
            <text:p>/home/qchen/Downloads/CarND-Project3/IMG/left_2017_03_01_13_54_08_631.jpg</text:p>
          </table:table-cell>
          <table:table-cell office:value-type="string" calcext:value-type="string">
            <text:p>/home/qchen/Downloads/CarND-Project3/IMG/right_2017_03_01_13_54_08_6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4" calcext:value-type="float">
            <text:p>30.189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712.jpg</text:p>
          </table:table-cell>
          <table:table-cell office:value-type="string" calcext:value-type="string">
            <text:p>/home/qchen/Downloads/CarND-Project3/IMG/left_2017_03_01_13_54_08_712.jpg</text:p>
          </table:table-cell>
          <table:table-cell office:value-type="string" calcext:value-type="string">
            <text:p>/home/qchen/Downloads/CarND-Project3/IMG/right_2017_03_01_13_54_08_7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790.jpg</text:p>
          </table:table-cell>
          <table:table-cell office:value-type="string" calcext:value-type="string">
            <text:p>/home/qchen/Downloads/CarND-Project3/IMG/left_2017_03_01_13_54_08_790.jpg</text:p>
          </table:table-cell>
          <table:table-cell office:value-type="string" calcext:value-type="string">
            <text:p>/home/qchen/Downloads/CarND-Project3/IMG/right_2017_03_01_13_54_08_7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865.jpg</text:p>
          </table:table-cell>
          <table:table-cell office:value-type="string" calcext:value-type="string">
            <text:p>/home/qchen/Downloads/CarND-Project3/IMG/left_2017_03_01_13_54_08_865.jpg</text:p>
          </table:table-cell>
          <table:table-cell office:value-type="string" calcext:value-type="string">
            <text:p>/home/qchen/Downloads/CarND-Project3/IMG/right_2017_03_01_13_54_08_8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" calcext:value-type="float">
            <text:p>30.19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8_945.jpg</text:p>
          </table:table-cell>
          <table:table-cell office:value-type="string" calcext:value-type="string">
            <text:p>/home/qchen/Downloads/CarND-Project3/IMG/left_2017_03_01_13_54_08_945.jpg</text:p>
          </table:table-cell>
          <table:table-cell office:value-type="string" calcext:value-type="string">
            <text:p>/home/qchen/Downloads/CarND-Project3/IMG/right_2017_03_01_13_54_08_94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6" calcext:value-type="float">
            <text:p>30.190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026.jpg</text:p>
          </table:table-cell>
          <table:table-cell office:value-type="string" calcext:value-type="string">
            <text:p>/home/qchen/Downloads/CarND-Project3/IMG/left_2017_03_01_13_54_09_026.jpg</text:p>
          </table:table-cell>
          <table:table-cell office:value-type="string" calcext:value-type="string">
            <text:p>/home/qchen/Downloads/CarND-Project3/IMG/right_2017_03_01_13_54_09_0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4" calcext:value-type="float">
            <text:p>30.190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098.jpg</text:p>
          </table:table-cell>
          <table:table-cell office:value-type="string" calcext:value-type="string">
            <text:p>/home/qchen/Downloads/CarND-Project3/IMG/left_2017_03_01_13_54_09_098.jpg</text:p>
          </table:table-cell>
          <table:table-cell office:value-type="string" calcext:value-type="string">
            <text:p>/home/qchen/Downloads/CarND-Project3/IMG/right_2017_03_01_13_54_09_098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5" calcext:value-type="float">
            <text:p>30.187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178.jpg</text:p>
          </table:table-cell>
          <table:table-cell office:value-type="string" calcext:value-type="string">
            <text:p>/home/qchen/Downloads/CarND-Project3/IMG/left_2017_03_01_13_54_09_178.jpg</text:p>
          </table:table-cell>
          <table:table-cell office:value-type="string" calcext:value-type="string">
            <text:p>/home/qchen/Downloads/CarND-Project3/IMG/right_2017_03_01_13_54_09_178.jpg</text:p>
          </table:table-cell>
          <table:table-cell office:value-type="float" office:value="-0.2910326" calcext:value-type="float">
            <text:p>-0.2910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998" calcext:value-type="float">
            <text:p>30.169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257.jpg</text:p>
          </table:table-cell>
          <table:table-cell office:value-type="string" calcext:value-type="string">
            <text:p>/home/qchen/Downloads/CarND-Project3/IMG/left_2017_03_01_13_54_09_257.jpg</text:p>
          </table:table-cell>
          <table:table-cell office:value-type="string" calcext:value-type="string">
            <text:p>/home/qchen/Downloads/CarND-Project3/IMG/right_2017_03_01_13_54_09_257.jpg</text:p>
          </table:table-cell>
          <table:table-cell office:value-type="float" office:value="-0.05651938" calcext:value-type="float">
            <text:p>-0.05651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6" calcext:value-type="float">
            <text:p>30.190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331.jpg</text:p>
          </table:table-cell>
          <table:table-cell office:value-type="string" calcext:value-type="string">
            <text:p>/home/qchen/Downloads/CarND-Project3/IMG/left_2017_03_01_13_54_09_331.jpg</text:p>
          </table:table-cell>
          <table:table-cell office:value-type="string" calcext:value-type="string">
            <text:p>/home/qchen/Downloads/CarND-Project3/IMG/right_2017_03_01_13_54_09_3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9" calcext:value-type="float">
            <text:p>30.189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410.jpg</text:p>
          </table:table-cell>
          <table:table-cell office:value-type="string" calcext:value-type="string">
            <text:p>/home/qchen/Downloads/CarND-Project3/IMG/left_2017_03_01_13_54_09_410.jpg</text:p>
          </table:table-cell>
          <table:table-cell office:value-type="string" calcext:value-type="string">
            <text:p>/home/qchen/Downloads/CarND-Project3/IMG/right_2017_03_01_13_54_09_4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1" calcext:value-type="float">
            <text:p>30.1901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486.jpg</text:p>
          </table:table-cell>
          <table:table-cell office:value-type="string" calcext:value-type="string">
            <text:p>/home/qchen/Downloads/CarND-Project3/IMG/left_2017_03_01_13_54_09_486.jpg</text:p>
          </table:table-cell>
          <table:table-cell office:value-type="string" calcext:value-type="string">
            <text:p>/home/qchen/Downloads/CarND-Project3/IMG/right_2017_03_01_13_54_09_4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1" calcext:value-type="float">
            <text:p>30.1905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563.jpg</text:p>
          </table:table-cell>
          <table:table-cell office:value-type="string" calcext:value-type="string">
            <text:p>/home/qchen/Downloads/CarND-Project3/IMG/left_2017_03_01_13_54_09_563.jpg</text:p>
          </table:table-cell>
          <table:table-cell office:value-type="string" calcext:value-type="string">
            <text:p>/home/qchen/Downloads/CarND-Project3/IMG/right_2017_03_01_13_54_09_5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5" calcext:value-type="float">
            <text:p>30.190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641.jpg</text:p>
          </table:table-cell>
          <table:table-cell office:value-type="string" calcext:value-type="string">
            <text:p>/home/qchen/Downloads/CarND-Project3/IMG/left_2017_03_01_13_54_09_641.jpg</text:p>
          </table:table-cell>
          <table:table-cell office:value-type="string" calcext:value-type="string">
            <text:p>/home/qchen/Downloads/CarND-Project3/IMG/right_2017_03_01_13_54_09_6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720.jpg</text:p>
          </table:table-cell>
          <table:table-cell office:value-type="string" calcext:value-type="string">
            <text:p>/home/qchen/Downloads/CarND-Project3/IMG/left_2017_03_01_13_54_09_720.jpg</text:p>
          </table:table-cell>
          <table:table-cell office:value-type="string" calcext:value-type="string">
            <text:p>/home/qchen/Downloads/CarND-Project3/IMG/right_2017_03_01_13_54_09_720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04" calcext:value-type="float">
            <text:p>30.1840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797.jpg</text:p>
          </table:table-cell>
          <table:table-cell office:value-type="string" calcext:value-type="string">
            <text:p>/home/qchen/Downloads/CarND-Project3/IMG/left_2017_03_01_13_54_09_797.jpg</text:p>
          </table:table-cell>
          <table:table-cell office:value-type="string" calcext:value-type="string">
            <text:p>/home/qchen/Downloads/CarND-Project3/IMG/right_2017_03_01_13_54_09_797.jpg</text:p>
          </table:table-cell>
          <table:table-cell office:value-type="float" office:value="-0.2877296" calcext:value-type="float">
            <text:p>-0.2877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054" calcext:value-type="float">
            <text:p>30.1705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876.jpg</text:p>
          </table:table-cell>
          <table:table-cell office:value-type="string" calcext:value-type="string">
            <text:p>/home/qchen/Downloads/CarND-Project3/IMG/left_2017_03_01_13_54_09_876.jpg</text:p>
          </table:table-cell>
          <table:table-cell office:value-type="string" calcext:value-type="string">
            <text:p>/home/qchen/Downloads/CarND-Project3/IMG/right_2017_03_01_13_54_09_876.jpg</text:p>
          </table:table-cell>
          <table:table-cell office:value-type="float" office:value="-0.05200849" calcext:value-type="float">
            <text:p>-0.05200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35" calcext:value-type="float">
            <text:p>30.191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09_950.jpg</text:p>
          </table:table-cell>
          <table:table-cell office:value-type="string" calcext:value-type="string">
            <text:p>/home/qchen/Downloads/CarND-Project3/IMG/left_2017_03_01_13_54_09_950.jpg</text:p>
          </table:table-cell>
          <table:table-cell office:value-type="string" calcext:value-type="string">
            <text:p>/home/qchen/Downloads/CarND-Project3/IMG/right_2017_03_01_13_54_09_9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8" calcext:value-type="float">
            <text:p>30.1897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029.jpg</text:p>
          </table:table-cell>
          <table:table-cell office:value-type="string" calcext:value-type="string">
            <text:p>/home/qchen/Downloads/CarND-Project3/IMG/left_2017_03_01_13_54_10_029.jpg</text:p>
          </table:table-cell>
          <table:table-cell office:value-type="string" calcext:value-type="string">
            <text:p>/home/qchen/Downloads/CarND-Project3/IMG/right_2017_03_01_13_54_10_0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6" calcext:value-type="float">
            <text:p>30.1900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106.jpg</text:p>
          </table:table-cell>
          <table:table-cell office:value-type="string" calcext:value-type="string">
            <text:p>/home/qchen/Downloads/CarND-Project3/IMG/left_2017_03_01_13_54_10_106.jpg</text:p>
          </table:table-cell>
          <table:table-cell office:value-type="string" calcext:value-type="string">
            <text:p>/home/qchen/Downloads/CarND-Project3/IMG/right_2017_03_01_13_54_10_1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7" calcext:value-type="float">
            <text:p>30.1905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182.jpg</text:p>
          </table:table-cell>
          <table:table-cell office:value-type="string" calcext:value-type="string">
            <text:p>/home/qchen/Downloads/CarND-Project3/IMG/left_2017_03_01_13_54_10_182.jpg</text:p>
          </table:table-cell>
          <table:table-cell office:value-type="string" calcext:value-type="string">
            <text:p>/home/qchen/Downloads/CarND-Project3/IMG/right_2017_03_01_13_54_10_1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260.jpg</text:p>
          </table:table-cell>
          <table:table-cell office:value-type="string" calcext:value-type="string">
            <text:p>/home/qchen/Downloads/CarND-Project3/IMG/left_2017_03_01_13_54_10_260.jpg</text:p>
          </table:table-cell>
          <table:table-cell office:value-type="string" calcext:value-type="string">
            <text:p>/home/qchen/Downloads/CarND-Project3/IMG/right_2017_03_01_13_54_10_2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336.jpg</text:p>
          </table:table-cell>
          <table:table-cell office:value-type="string" calcext:value-type="string">
            <text:p>/home/qchen/Downloads/CarND-Project3/IMG/left_2017_03_01_13_54_10_336.jpg</text:p>
          </table:table-cell>
          <table:table-cell office:value-type="string" calcext:value-type="string">
            <text:p>/home/qchen/Downloads/CarND-Project3/IMG/right_2017_03_01_13_54_10_3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413.jpg</text:p>
          </table:table-cell>
          <table:table-cell office:value-type="string" calcext:value-type="string">
            <text:p>/home/qchen/Downloads/CarND-Project3/IMG/left_2017_03_01_13_54_10_413.jpg</text:p>
          </table:table-cell>
          <table:table-cell office:value-type="string" calcext:value-type="string">
            <text:p>/home/qchen/Downloads/CarND-Project3/IMG/right_2017_03_01_13_54_10_413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298" calcext:value-type="float">
            <text:p>30.182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491.jpg</text:p>
          </table:table-cell>
          <table:table-cell office:value-type="string" calcext:value-type="string">
            <text:p>/home/qchen/Downloads/CarND-Project3/IMG/left_2017_03_01_13_54_10_491.jpg</text:p>
          </table:table-cell>
          <table:table-cell office:value-type="string" calcext:value-type="string">
            <text:p>/home/qchen/Downloads/CarND-Project3/IMG/right_2017_03_01_13_54_10_491.jpg</text:p>
          </table:table-cell>
          <table:table-cell office:value-type="float" office:value="-0.35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328" calcext:value-type="float">
            <text:p>30.163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567.jpg</text:p>
          </table:table-cell>
          <table:table-cell office:value-type="string" calcext:value-type="string">
            <text:p>/home/qchen/Downloads/CarND-Project3/IMG/left_2017_03_01_13_54_10_567.jpg</text:p>
          </table:table-cell>
          <table:table-cell office:value-type="string" calcext:value-type="string">
            <text:p>/home/qchen/Downloads/CarND-Project3/IMG/right_2017_03_01_13_54_10_567.jpg</text:p>
          </table:table-cell>
          <table:table-cell office:value-type="float" office:value="-0.179242" calcext:value-type="float">
            <text:p>-0.179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6" calcext:value-type="float">
            <text:p>30.1898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642.jpg</text:p>
          </table:table-cell>
          <table:table-cell office:value-type="string" calcext:value-type="string">
            <text:p>/home/qchen/Downloads/CarND-Project3/IMG/left_2017_03_01_13_54_10_642.jpg</text:p>
          </table:table-cell>
          <table:table-cell office:value-type="string" calcext:value-type="string">
            <text:p>/home/qchen/Downloads/CarND-Project3/IMG/right_2017_03_01_13_54_10_6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16" calcext:value-type="float">
            <text:p>30.188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720.jpg</text:p>
          </table:table-cell>
          <table:table-cell office:value-type="string" calcext:value-type="string">
            <text:p>/home/qchen/Downloads/CarND-Project3/IMG/left_2017_03_01_13_54_10_720.jpg</text:p>
          </table:table-cell>
          <table:table-cell office:value-type="string" calcext:value-type="string">
            <text:p>/home/qchen/Downloads/CarND-Project3/IMG/right_2017_03_01_13_54_10_7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8" calcext:value-type="float">
            <text:p>30.189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795.jpg</text:p>
          </table:table-cell>
          <table:table-cell office:value-type="string" calcext:value-type="string">
            <text:p>/home/qchen/Downloads/CarND-Project3/IMG/left_2017_03_01_13_54_10_795.jpg</text:p>
          </table:table-cell>
          <table:table-cell office:value-type="string" calcext:value-type="string">
            <text:p>/home/qchen/Downloads/CarND-Project3/IMG/right_2017_03_01_13_54_10_7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" calcext:value-type="float">
            <text:p>30.19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873.jpg</text:p>
          </table:table-cell>
          <table:table-cell office:value-type="string" calcext:value-type="string">
            <text:p>/home/qchen/Downloads/CarND-Project3/IMG/left_2017_03_01_13_54_10_873.jpg</text:p>
          </table:table-cell>
          <table:table-cell office:value-type="string" calcext:value-type="string">
            <text:p>/home/qchen/Downloads/CarND-Project3/IMG/right_2017_03_01_13_54_10_87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0_948.jpg</text:p>
          </table:table-cell>
          <table:table-cell office:value-type="string" calcext:value-type="string">
            <text:p>/home/qchen/Downloads/CarND-Project3/IMG/left_2017_03_01_13_54_10_948.jpg</text:p>
          </table:table-cell>
          <table:table-cell office:value-type="string" calcext:value-type="string">
            <text:p>/home/qchen/Downloads/CarND-Project3/IMG/right_2017_03_01_13_54_10_948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342" calcext:value-type="float">
            <text:p>30.1834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028.jpg</text:p>
          </table:table-cell>
          <table:table-cell office:value-type="string" calcext:value-type="string">
            <text:p>/home/qchen/Downloads/CarND-Project3/IMG/left_2017_03_01_13_54_11_028.jpg</text:p>
          </table:table-cell>
          <table:table-cell office:value-type="string" calcext:value-type="string">
            <text:p>/home/qchen/Downloads/CarND-Project3/IMG/right_2017_03_01_13_54_11_028.jpg</text:p>
          </table:table-cell>
          <table:table-cell office:value-type="float" office:value="-0.35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402" calcext:value-type="float">
            <text:p>30.164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104.jpg</text:p>
          </table:table-cell>
          <table:table-cell office:value-type="string" calcext:value-type="string">
            <text:p>/home/qchen/Downloads/CarND-Project3/IMG/left_2017_03_01_13_54_11_104.jpg</text:p>
          </table:table-cell>
          <table:table-cell office:value-type="string" calcext:value-type="string">
            <text:p>/home/qchen/Downloads/CarND-Project3/IMG/right_2017_03_01_13_54_11_104.jpg</text:p>
          </table:table-cell>
          <table:table-cell office:value-type="float" office:value="-0.5236201" calcext:value-type="float">
            <text:p>-0.5236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4389" calcext:value-type="float">
            <text:p>30.143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178.jpg</text:p>
          </table:table-cell>
          <table:table-cell office:value-type="string" calcext:value-type="string">
            <text:p>/home/qchen/Downloads/CarND-Project3/IMG/left_2017_03_01_13_54_11_178.jpg</text:p>
          </table:table-cell>
          <table:table-cell office:value-type="string" calcext:value-type="string">
            <text:p>/home/qchen/Downloads/CarND-Project3/IMG/right_2017_03_01_13_54_11_178.jpg</text:p>
          </table:table-cell>
          <table:table-cell office:value-type="float" office:value="-0.3529191" calcext:value-type="float">
            <text:p>-0.3529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337" calcext:value-type="float">
            <text:p>30.183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260.jpg</text:p>
          </table:table-cell>
          <table:table-cell office:value-type="string" calcext:value-type="string">
            <text:p>/home/qchen/Downloads/CarND-Project3/IMG/left_2017_03_01_13_54_11_260.jpg</text:p>
          </table:table-cell>
          <table:table-cell office:value-type="string" calcext:value-type="string">
            <text:p>/home/qchen/Downloads/CarND-Project3/IMG/right_2017_03_01_13_54_11_260.jpg</text:p>
          </table:table-cell>
          <table:table-cell office:value-type="float" office:value="-0.05808621" calcext:value-type="float">
            <text:p>-0.05808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9" calcext:value-type="float">
            <text:p>30.18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333.jpg</text:p>
          </table:table-cell>
          <table:table-cell office:value-type="string" calcext:value-type="string">
            <text:p>/home/qchen/Downloads/CarND-Project3/IMG/left_2017_03_01_13_54_11_333.jpg</text:p>
          </table:table-cell>
          <table:table-cell office:value-type="string" calcext:value-type="string">
            <text:p>/home/qchen/Downloads/CarND-Project3/IMG/right_2017_03_01_13_54_11_3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47" calcext:value-type="float">
            <text:p>30.188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411.jpg</text:p>
          </table:table-cell>
          <table:table-cell office:value-type="string" calcext:value-type="string">
            <text:p>/home/qchen/Downloads/CarND-Project3/IMG/left_2017_03_01_13_54_11_411.jpg</text:p>
          </table:table-cell>
          <table:table-cell office:value-type="string" calcext:value-type="string">
            <text:p>/home/qchen/Downloads/CarND-Project3/IMG/right_2017_03_01_13_54_11_4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58" calcext:value-type="float">
            <text:p>30.189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489.jpg</text:p>
          </table:table-cell>
          <table:table-cell office:value-type="string" calcext:value-type="string">
            <text:p>/home/qchen/Downloads/CarND-Project3/IMG/left_2017_03_01_13_54_11_489.jpg</text:p>
          </table:table-cell>
          <table:table-cell office:value-type="string" calcext:value-type="string">
            <text:p>/home/qchen/Downloads/CarND-Project3/IMG/right_2017_03_01_13_54_11_48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" calcext:value-type="float">
            <text:p>30.190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564.jpg</text:p>
          </table:table-cell>
          <table:table-cell office:value-type="string" calcext:value-type="string">
            <text:p>/home/qchen/Downloads/CarND-Project3/IMG/left_2017_03_01_13_54_11_564.jpg</text:p>
          </table:table-cell>
          <table:table-cell office:value-type="string" calcext:value-type="string">
            <text:p>/home/qchen/Downloads/CarND-Project3/IMG/right_2017_03_01_13_54_11_5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643.jpg</text:p>
          </table:table-cell>
          <table:table-cell office:value-type="string" calcext:value-type="string">
            <text:p>/home/qchen/Downloads/CarND-Project3/IMG/left_2017_03_01_13_54_11_643.jpg</text:p>
          </table:table-cell>
          <table:table-cell office:value-type="string" calcext:value-type="string">
            <text:p>/home/qchen/Downloads/CarND-Project3/IMG/right_2017_03_01_13_54_11_6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5" calcext:value-type="float">
            <text:p>30.1898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720.jpg</text:p>
          </table:table-cell>
          <table:table-cell office:value-type="string" calcext:value-type="string">
            <text:p>/home/qchen/Downloads/CarND-Project3/IMG/left_2017_03_01_13_54_11_720.jpg</text:p>
          </table:table-cell>
          <table:table-cell office:value-type="string" calcext:value-type="string">
            <text:p>/home/qchen/Downloads/CarND-Project3/IMG/right_2017_03_01_13_54_11_720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8" calcext:value-type="float">
            <text:p>30.184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797.jpg</text:p>
          </table:table-cell>
          <table:table-cell office:value-type="string" calcext:value-type="string">
            <text:p>/home/qchen/Downloads/CarND-Project3/IMG/left_2017_03_01_13_54_11_797.jpg</text:p>
          </table:table-cell>
          <table:table-cell office:value-type="string" calcext:value-type="string">
            <text:p>/home/qchen/Downloads/CarND-Project3/IMG/right_2017_03_01_13_54_11_797.jpg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914" calcext:value-type="float">
            <text:p>30.1691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875.jpg</text:p>
          </table:table-cell>
          <table:table-cell office:value-type="string" calcext:value-type="string">
            <text:p>/home/qchen/Downloads/CarND-Project3/IMG/left_2017_03_01_13_54_11_875.jpg</text:p>
          </table:table-cell>
          <table:table-cell office:value-type="string" calcext:value-type="string">
            <text:p>/home/qchen/Downloads/CarND-Project3/IMG/right_2017_03_01_13_54_11_875.jpg</text:p>
          </table:table-cell>
          <table:table-cell office:value-type="float" office:value="-0.5000001" calcext:value-type="float">
            <text:p>-0.50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448" calcext:value-type="float">
            <text:p>30.144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1_950.jpg</text:p>
          </table:table-cell>
          <table:table-cell office:value-type="string" calcext:value-type="string">
            <text:p>/home/qchen/Downloads/CarND-Project3/IMG/left_2017_03_01_13_54_11_950.jpg</text:p>
          </table:table-cell>
          <table:table-cell office:value-type="string" calcext:value-type="string">
            <text:p>/home/qchen/Downloads/CarND-Project3/IMG/right_2017_03_01_13_54_11_950.jpg</text:p>
          </table:table-cell>
          <table:table-cell office:value-type="float" office:value="-0.477649" calcext:value-type="float">
            <text:p>-0.477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102" calcext:value-type="float">
            <text:p>30.171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028.jpg</text:p>
          </table:table-cell>
          <table:table-cell office:value-type="string" calcext:value-type="string">
            <text:p>/home/qchen/Downloads/CarND-Project3/IMG/left_2017_03_01_13_54_12_028.jpg</text:p>
          </table:table-cell>
          <table:table-cell office:value-type="string" calcext:value-type="string">
            <text:p>/home/qchen/Downloads/CarND-Project3/IMG/right_2017_03_01_13_54_12_028.jpg</text:p>
          </table:table-cell>
          <table:table-cell office:value-type="float" office:value="-0.242983" calcext:value-type="float">
            <text:p>-0.242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494" calcext:value-type="float">
            <text:p>30.194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106.jpg</text:p>
          </table:table-cell>
          <table:table-cell office:value-type="string" calcext:value-type="string">
            <text:p>/home/qchen/Downloads/CarND-Project3/IMG/left_2017_03_01_13_54_12_106.jpg</text:p>
          </table:table-cell>
          <table:table-cell office:value-type="string" calcext:value-type="string">
            <text:p>/home/qchen/Downloads/CarND-Project3/IMG/right_2017_03_01_13_54_12_106.jpg</text:p>
          </table:table-cell>
          <table:table-cell office:value-type="float" office:value="-0.007600624" calcext:value-type="float">
            <text:p>-0.007600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17" calcext:value-type="float">
            <text:p>30.1891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182.jpg</text:p>
          </table:table-cell>
          <table:table-cell office:value-type="string" calcext:value-type="string">
            <text:p>/home/qchen/Downloads/CarND-Project3/IMG/left_2017_03_01_13_54_12_182.jpg</text:p>
          </table:table-cell>
          <table:table-cell office:value-type="string" calcext:value-type="string">
            <text:p>/home/qchen/Downloads/CarND-Project3/IMG/right_2017_03_01_13_54_12_1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81" calcext:value-type="float">
            <text:p>30.1908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260.jpg</text:p>
          </table:table-cell>
          <table:table-cell office:value-type="string" calcext:value-type="string">
            <text:p>/home/qchen/Downloads/CarND-Project3/IMG/left_2017_03_01_13_54_12_260.jpg</text:p>
          </table:table-cell>
          <table:table-cell office:value-type="string" calcext:value-type="string">
            <text:p>/home/qchen/Downloads/CarND-Project3/IMG/right_2017_03_01_13_54_12_2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9" calcext:value-type="float">
            <text:p>30.1900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337.jpg</text:p>
          </table:table-cell>
          <table:table-cell office:value-type="string" calcext:value-type="string">
            <text:p>/home/qchen/Downloads/CarND-Project3/IMG/left_2017_03_01_13_54_12_337.jpg</text:p>
          </table:table-cell>
          <table:table-cell office:value-type="string" calcext:value-type="string">
            <text:p>/home/qchen/Downloads/CarND-Project3/IMG/right_2017_03_01_13_54_12_3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8" calcext:value-type="float">
            <text:p>30.189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414.jpg</text:p>
          </table:table-cell>
          <table:table-cell office:value-type="string" calcext:value-type="string">
            <text:p>/home/qchen/Downloads/CarND-Project3/IMG/left_2017_03_01_13_54_12_414.jpg</text:p>
          </table:table-cell>
          <table:table-cell office:value-type="string" calcext:value-type="string">
            <text:p>/home/qchen/Downloads/CarND-Project3/IMG/right_2017_03_01_13_54_12_414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86" calcext:value-type="float">
            <text:p>30.1888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493.jpg</text:p>
          </table:table-cell>
          <table:table-cell office:value-type="string" calcext:value-type="string">
            <text:p>/home/qchen/Downloads/CarND-Project3/IMG/left_2017_03_01_13_54_12_493.jpg</text:p>
          </table:table-cell>
          <table:table-cell office:value-type="string" calcext:value-type="string">
            <text:p>/home/qchen/Downloads/CarND-Project3/IMG/right_2017_03_01_13_54_12_493.jpg</text:p>
          </table:table-cell>
          <table:table-cell office:value-type="float" office:value="-0.35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228" calcext:value-type="float">
            <text:p>30.162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567.jpg</text:p>
          </table:table-cell>
          <table:table-cell office:value-type="string" calcext:value-type="string">
            <text:p>/home/qchen/Downloads/CarND-Project3/IMG/left_2017_03_01_13_54_12_567.jpg</text:p>
          </table:table-cell>
          <table:table-cell office:value-type="string" calcext:value-type="string">
            <text:p>/home/qchen/Downloads/CarND-Project3/IMG/right_2017_03_01_13_54_12_567.jpg</text:p>
          </table:table-cell>
          <table:table-cell office:value-type="float" office:value="-0.1827463" calcext:value-type="float">
            <text:p>-0.1827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7" calcext:value-type="float">
            <text:p>30.1897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646.jpg</text:p>
          </table:table-cell>
          <table:table-cell office:value-type="string" calcext:value-type="string">
            <text:p>/home/qchen/Downloads/CarND-Project3/IMG/left_2017_03_01_13_54_12_646.jpg</text:p>
          </table:table-cell>
          <table:table-cell office:value-type="string" calcext:value-type="string">
            <text:p>/home/qchen/Downloads/CarND-Project3/IMG/right_2017_03_01_13_54_12_6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44" calcext:value-type="float">
            <text:p>30.191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722.jpg</text:p>
          </table:table-cell>
          <table:table-cell office:value-type="string" calcext:value-type="string">
            <text:p>/home/qchen/Downloads/CarND-Project3/IMG/left_2017_03_01_13_54_12_722.jpg</text:p>
          </table:table-cell>
          <table:table-cell office:value-type="string" calcext:value-type="string">
            <text:p>/home/qchen/Downloads/CarND-Project3/IMG/right_2017_03_01_13_54_12_722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" calcext:value-type="float">
            <text:p>30.18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797.jpg</text:p>
          </table:table-cell>
          <table:table-cell office:value-type="string" calcext:value-type="string">
            <text:p>/home/qchen/Downloads/CarND-Project3/IMG/left_2017_03_01_13_54_12_797.jpg</text:p>
          </table:table-cell>
          <table:table-cell office:value-type="string" calcext:value-type="string">
            <text:p>/home/qchen/Downloads/CarND-Project3/IMG/right_2017_03_01_13_54_12_797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312" calcext:value-type="float">
            <text:p>30.183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875.jpg</text:p>
          </table:table-cell>
          <table:table-cell office:value-type="string" calcext:value-type="string">
            <text:p>/home/qchen/Downloads/CarND-Project3/IMG/left_2017_03_01_13_54_12_875.jpg</text:p>
          </table:table-cell>
          <table:table-cell office:value-type="string" calcext:value-type="string">
            <text:p>/home/qchen/Downloads/CarND-Project3/IMG/right_2017_03_01_13_54_12_875.jpg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5828" calcext:value-type="float">
            <text:p>30.158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2_948.jpg</text:p>
          </table:table-cell>
          <table:table-cell office:value-type="string" calcext:value-type="string">
            <text:p>/home/qchen/Downloads/CarND-Project3/IMG/left_2017_03_01_13_54_12_948.jpg</text:p>
          </table:table-cell>
          <table:table-cell office:value-type="string" calcext:value-type="string">
            <text:p>/home/qchen/Downloads/CarND-Project3/IMG/right_2017_03_01_13_54_12_948.jpg</text:p>
          </table:table-cell>
          <table:table-cell office:value-type="float" office:value="-0.5242655" calcext:value-type="float">
            <text:p>-0.5242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4794" calcext:value-type="float">
            <text:p>30.147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029.jpg</text:p>
          </table:table-cell>
          <table:table-cell office:value-type="string" calcext:value-type="string">
            <text:p>/home/qchen/Downloads/CarND-Project3/IMG/left_2017_03_01_13_54_13_029.jpg</text:p>
          </table:table-cell>
          <table:table-cell office:value-type="string" calcext:value-type="string">
            <text:p>/home/qchen/Downloads/CarND-Project3/IMG/right_2017_03_01_13_54_13_029.jpg</text:p>
          </table:table-cell>
          <table:table-cell office:value-type="float" office:value="-0.2824501" calcext:value-type="float">
            <text:p>-0.2824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329" calcext:value-type="float">
            <text:p>30.193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101.jpg</text:p>
          </table:table-cell>
          <table:table-cell office:value-type="string" calcext:value-type="string">
            <text:p>/home/qchen/Downloads/CarND-Project3/IMG/left_2017_03_01_13_54_13_101.jpg</text:p>
          </table:table-cell>
          <table:table-cell office:value-type="string" calcext:value-type="string">
            <text:p>/home/qchen/Downloads/CarND-Project3/IMG/right_2017_03_01_13_54_13_101.jpg</text:p>
          </table:table-cell>
          <table:table-cell office:value-type="float" office:value="-0.06639031" calcext:value-type="float">
            <text:p>-0.06639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292" calcext:value-type="float">
            <text:p>30.192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180.jpg</text:p>
          </table:table-cell>
          <table:table-cell office:value-type="string" calcext:value-type="string">
            <text:p>/home/qchen/Downloads/CarND-Project3/IMG/left_2017_03_01_13_54_13_180.jpg</text:p>
          </table:table-cell>
          <table:table-cell office:value-type="string" calcext:value-type="string">
            <text:p>/home/qchen/Downloads/CarND-Project3/IMG/right_2017_03_01_13_54_13_180.jpg</text:p>
          </table:table-cell>
          <table:table-cell office:value-type="float" office:value="-0.2663903" calcext:value-type="float">
            <text:p>-0.2663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21" calcext:value-type="float">
            <text:p>30.186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256.jpg</text:p>
          </table:table-cell>
          <table:table-cell office:value-type="string" calcext:value-type="string">
            <text:p>/home/qchen/Downloads/CarND-Project3/IMG/left_2017_03_01_13_54_13_256.jpg</text:p>
          </table:table-cell>
          <table:table-cell office:value-type="string" calcext:value-type="string">
            <text:p>/home/qchen/Downloads/CarND-Project3/IMG/right_2017_03_01_13_54_13_256.jpg</text:p>
          </table:table-cell>
          <table:table-cell office:value-type="float" office:value="-0.3984212" calcext:value-type="float">
            <text:p>-0.3984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964" calcext:value-type="float">
            <text:p>30.1696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332.jpg</text:p>
          </table:table-cell>
          <table:table-cell office:value-type="string" calcext:value-type="string">
            <text:p>/home/qchen/Downloads/CarND-Project3/IMG/left_2017_03_01_13_54_13_332.jpg</text:p>
          </table:table-cell>
          <table:table-cell office:value-type="string" calcext:value-type="string">
            <text:p>/home/qchen/Downloads/CarND-Project3/IMG/right_2017_03_01_13_54_13_332.jpg</text:p>
          </table:table-cell>
          <table:table-cell office:value-type="float" office:value="-0.1699916" calcext:value-type="float">
            <text:p>-0.1699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346" calcext:value-type="float">
            <text:p>30.1934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408.jpg</text:p>
          </table:table-cell>
          <table:table-cell office:value-type="string" calcext:value-type="string">
            <text:p>/home/qchen/Downloads/CarND-Project3/IMG/left_2017_03_01_13_54_13_408.jpg</text:p>
          </table:table-cell>
          <table:table-cell office:value-type="string" calcext:value-type="string">
            <text:p>/home/qchen/Downloads/CarND-Project3/IMG/right_2017_03_01_13_54_13_4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79" calcext:value-type="float">
            <text:p>30.184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482.jpg</text:p>
          </table:table-cell>
          <table:table-cell office:value-type="string" calcext:value-type="string">
            <text:p>/home/qchen/Downloads/CarND-Project3/IMG/left_2017_03_01_13_54_13_482.jpg</text:p>
          </table:table-cell>
          <table:table-cell office:value-type="string" calcext:value-type="string">
            <text:p>/home/qchen/Downloads/CarND-Project3/IMG/right_2017_03_01_13_54_13_4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560.jpg</text:p>
          </table:table-cell>
          <table:table-cell office:value-type="string" calcext:value-type="string">
            <text:p>/home/qchen/Downloads/CarND-Project3/IMG/left_2017_03_01_13_54_13_560.jpg</text:p>
          </table:table-cell>
          <table:table-cell office:value-type="string" calcext:value-type="string">
            <text:p>/home/qchen/Downloads/CarND-Project3/IMG/right_2017_03_01_13_54_13_560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75" calcext:value-type="float">
            <text:p>30.1867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634.jpg</text:p>
          </table:table-cell>
          <table:table-cell office:value-type="string" calcext:value-type="string">
            <text:p>/home/qchen/Downloads/CarND-Project3/IMG/left_2017_03_01_13_54_13_634.jpg</text:p>
          </table:table-cell>
          <table:table-cell office:value-type="string" calcext:value-type="string">
            <text:p>/home/qchen/Downloads/CarND-Project3/IMG/right_2017_03_01_13_54_13_634.jpg</text:p>
          </table:table-cell>
          <table:table-cell office:value-type="float" office:value="-0.06972639" calcext:value-type="float">
            <text:p>-0.06972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35" calcext:value-type="float">
            <text:p>30.188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713.jpg</text:p>
          </table:table-cell>
          <table:table-cell office:value-type="string" calcext:value-type="string">
            <text:p>/home/qchen/Downloads/CarND-Project3/IMG/left_2017_03_01_13_54_13_713.jpg</text:p>
          </table:table-cell>
          <table:table-cell office:value-type="string" calcext:value-type="string">
            <text:p>/home/qchen/Downloads/CarND-Project3/IMG/right_2017_03_01_13_54_13_7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4" calcext:value-type="float">
            <text:p>30.1907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787.jpg</text:p>
          </table:table-cell>
          <table:table-cell office:value-type="string" calcext:value-type="string">
            <text:p>/home/qchen/Downloads/CarND-Project3/IMG/left_2017_03_01_13_54_13_787.jpg</text:p>
          </table:table-cell>
          <table:table-cell office:value-type="string" calcext:value-type="string">
            <text:p>/home/qchen/Downloads/CarND-Project3/IMG/right_2017_03_01_13_54_13_7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1" calcext:value-type="float">
            <text:p>30.1905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862.jpg</text:p>
          </table:table-cell>
          <table:table-cell office:value-type="string" calcext:value-type="string">
            <text:p>/home/qchen/Downloads/CarND-Project3/IMG/left_2017_03_01_13_54_13_862.jpg</text:p>
          </table:table-cell>
          <table:table-cell office:value-type="string" calcext:value-type="string">
            <text:p>/home/qchen/Downloads/CarND-Project3/IMG/right_2017_03_01_13_54_13_862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97" calcext:value-type="float">
            <text:p>30.184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3_940.jpg</text:p>
          </table:table-cell>
          <table:table-cell office:value-type="string" calcext:value-type="string">
            <text:p>/home/qchen/Downloads/CarND-Project3/IMG/left_2017_03_01_13_54_13_940.jpg</text:p>
          </table:table-cell>
          <table:table-cell office:value-type="string" calcext:value-type="string">
            <text:p>/home/qchen/Downloads/CarND-Project3/IMG/right_2017_03_01_13_54_13_940.jpg</text:p>
          </table:table-cell>
          <table:table-cell office:value-type="float" office:value="-0.35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392" calcext:value-type="float">
            <text:p>30.163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014.jpg</text:p>
          </table:table-cell>
          <table:table-cell office:value-type="string" calcext:value-type="string">
            <text:p>/home/qchen/Downloads/CarND-Project3/IMG/left_2017_03_01_13_54_14_014.jpg</text:p>
          </table:table-cell>
          <table:table-cell office:value-type="string" calcext:value-type="string">
            <text:p>/home/qchen/Downloads/CarND-Project3/IMG/right_2017_03_01_13_54_14_014.jpg</text:p>
          </table:table-cell>
          <table:table-cell office:value-type="float" office:value="-0.4035254" calcext:value-type="float">
            <text:p>-0.4035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039" calcext:value-type="float">
            <text:p>30.1603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092.jpg</text:p>
          </table:table-cell>
          <table:table-cell office:value-type="string" calcext:value-type="string">
            <text:p>/home/qchen/Downloads/CarND-Project3/IMG/left_2017_03_01_13_54_14_092.jpg</text:p>
          </table:table-cell>
          <table:table-cell office:value-type="string" calcext:value-type="string">
            <text:p>/home/qchen/Downloads/CarND-Project3/IMG/right_2017_03_01_13_54_14_092.jpg</text:p>
          </table:table-cell>
          <table:table-cell office:value-type="float" office:value="-0.1707543" calcext:value-type="float">
            <text:p>-0.1707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296" calcext:value-type="float">
            <text:p>30.1929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166.jpg</text:p>
          </table:table-cell>
          <table:table-cell office:value-type="string" calcext:value-type="string">
            <text:p>/home/qchen/Downloads/CarND-Project3/IMG/left_2017_03_01_13_54_14_166.jpg</text:p>
          </table:table-cell>
          <table:table-cell office:value-type="string" calcext:value-type="string">
            <text:p>/home/qchen/Downloads/CarND-Project3/IMG/right_2017_03_01_13_54_14_1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03" calcext:value-type="float">
            <text:p>30.187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245.jpg</text:p>
          </table:table-cell>
          <table:table-cell office:value-type="string" calcext:value-type="string">
            <text:p>/home/qchen/Downloads/CarND-Project3/IMG/left_2017_03_01_13_54_14_245.jpg</text:p>
          </table:table-cell>
          <table:table-cell office:value-type="string" calcext:value-type="string">
            <text:p>/home/qchen/Downloads/CarND-Project3/IMG/right_2017_03_01_13_54_14_24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321.jpg</text:p>
          </table:table-cell>
          <table:table-cell office:value-type="string" calcext:value-type="string">
            <text:p>/home/qchen/Downloads/CarND-Project3/IMG/left_2017_03_01_13_54_14_321.jpg</text:p>
          </table:table-cell>
          <table:table-cell office:value-type="string" calcext:value-type="string">
            <text:p>/home/qchen/Downloads/CarND-Project3/IMG/right_2017_03_01_13_54_14_3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5" calcext:value-type="float">
            <text:p>30.190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396.jpg</text:p>
          </table:table-cell>
          <table:table-cell office:value-type="string" calcext:value-type="string">
            <text:p>/home/qchen/Downloads/CarND-Project3/IMG/left_2017_03_01_13_54_14_396.jpg</text:p>
          </table:table-cell>
          <table:table-cell office:value-type="string" calcext:value-type="string">
            <text:p>/home/qchen/Downloads/CarND-Project3/IMG/right_2017_03_01_13_54_14_3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7" calcext:value-type="float">
            <text:p>30.190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477.jpg</text:p>
          </table:table-cell>
          <table:table-cell office:value-type="string" calcext:value-type="string">
            <text:p>/home/qchen/Downloads/CarND-Project3/IMG/left_2017_03_01_13_54_14_477.jpg</text:p>
          </table:table-cell>
          <table:table-cell office:value-type="string" calcext:value-type="string">
            <text:p>/home/qchen/Downloads/CarND-Project3/IMG/right_2017_03_01_13_54_14_477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4" calcext:value-type="float">
            <text:p>30.189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551.jpg</text:p>
          </table:table-cell>
          <table:table-cell office:value-type="string" calcext:value-type="string">
            <text:p>/home/qchen/Downloads/CarND-Project3/IMG/left_2017_03_01_13_54_14_551.jpg</text:p>
          </table:table-cell>
          <table:table-cell office:value-type="string" calcext:value-type="string">
            <text:p>/home/qchen/Downloads/CarND-Project3/IMG/right_2017_03_01_13_54_14_551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501" calcext:value-type="float">
            <text:p>30.175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630.jpg</text:p>
          </table:table-cell>
          <table:table-cell office:value-type="string" calcext:value-type="string">
            <text:p>/home/qchen/Downloads/CarND-Project3/IMG/left_2017_03_01_13_54_14_630.jpg</text:p>
          </table:table-cell>
          <table:table-cell office:value-type="string" calcext:value-type="string">
            <text:p>/home/qchen/Downloads/CarND-Project3/IMG/right_2017_03_01_13_54_14_630.jpg</text:p>
          </table:table-cell>
          <table:table-cell office:value-type="float" office:value="-0.1716058" calcext:value-type="float">
            <text:p>-0.1716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68" calcext:value-type="float">
            <text:p>30.1886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707.jpg</text:p>
          </table:table-cell>
          <table:table-cell office:value-type="string" calcext:value-type="string">
            <text:p>/home/qchen/Downloads/CarND-Project3/IMG/left_2017_03_01_13_54_14_707.jpg</text:p>
          </table:table-cell>
          <table:table-cell office:value-type="string" calcext:value-type="string">
            <text:p>/home/qchen/Downloads/CarND-Project3/IMG/right_2017_03_01_13_54_14_70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1" calcext:value-type="float">
            <text:p>30.1898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783.jpg</text:p>
          </table:table-cell>
          <table:table-cell office:value-type="string" calcext:value-type="string">
            <text:p>/home/qchen/Downloads/CarND-Project3/IMG/left_2017_03_01_13_54_14_783.jpg</text:p>
          </table:table-cell>
          <table:table-cell office:value-type="string" calcext:value-type="string">
            <text:p>/home/qchen/Downloads/CarND-Project3/IMG/right_2017_03_01_13_54_14_783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75" calcext:value-type="float">
            <text:p>30.1847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853.jpg</text:p>
          </table:table-cell>
          <table:table-cell office:value-type="string" calcext:value-type="string">
            <text:p>/home/qchen/Downloads/CarND-Project3/IMG/left_2017_03_01_13_54_14_853.jpg</text:p>
          </table:table-cell>
          <table:table-cell office:value-type="string" calcext:value-type="string">
            <text:p>/home/qchen/Downloads/CarND-Project3/IMG/right_2017_03_01_13_54_14_853.jpg</text:p>
          </table:table-cell>
          <table:table-cell office:value-type="float" office:value="-0.1369942" calcext:value-type="float">
            <text:p>-0.1369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8" calcext:value-type="float">
            <text:p>30.190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4_929.jpg</text:p>
          </table:table-cell>
          <table:table-cell office:value-type="string" calcext:value-type="string">
            <text:p>/home/qchen/Downloads/CarND-Project3/IMG/left_2017_03_01_13_54_14_929.jpg</text:p>
          </table:table-cell>
          <table:table-cell office:value-type="string" calcext:value-type="string">
            <text:p>/home/qchen/Downloads/CarND-Project3/IMG/right_2017_03_01_13_54_14_9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9" calcext:value-type="float">
            <text:p>30.1906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003.jpg</text:p>
          </table:table-cell>
          <table:table-cell office:value-type="string" calcext:value-type="string">
            <text:p>/home/qchen/Downloads/CarND-Project3/IMG/left_2017_03_01_13_54_15_003.jpg</text:p>
          </table:table-cell>
          <table:table-cell office:value-type="string" calcext:value-type="string">
            <text:p>/home/qchen/Downloads/CarND-Project3/IMG/right_2017_03_01_13_54_15_0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4" calcext:value-type="float">
            <text:p>30.1905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081.jpg</text:p>
          </table:table-cell>
          <table:table-cell office:value-type="string" calcext:value-type="string">
            <text:p>/home/qchen/Downloads/CarND-Project3/IMG/left_2017_03_01_13_54_15_081.jpg</text:p>
          </table:table-cell>
          <table:table-cell office:value-type="string" calcext:value-type="string">
            <text:p>/home/qchen/Downloads/CarND-Project3/IMG/right_2017_03_01_13_54_15_0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4" calcext:value-type="float">
            <text:p>30.190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160.jpg</text:p>
          </table:table-cell>
          <table:table-cell office:value-type="string" calcext:value-type="string">
            <text:p>/home/qchen/Downloads/CarND-Project3/IMG/left_2017_03_01_13_54_15_160.jpg</text:p>
          </table:table-cell>
          <table:table-cell office:value-type="string" calcext:value-type="string">
            <text:p>/home/qchen/Downloads/CarND-Project3/IMG/right_2017_03_01_13_54_15_1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6" calcext:value-type="float">
            <text:p>30.1904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238.jpg</text:p>
          </table:table-cell>
          <table:table-cell office:value-type="string" calcext:value-type="string">
            <text:p>/home/qchen/Downloads/CarND-Project3/IMG/left_2017_03_01_13_54_15_238.jpg</text:p>
          </table:table-cell>
          <table:table-cell office:value-type="string" calcext:value-type="string">
            <text:p>/home/qchen/Downloads/CarND-Project3/IMG/right_2017_03_01_13_54_15_238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03" calcext:value-type="float">
            <text:p>30.188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318.jpg</text:p>
          </table:table-cell>
          <table:table-cell office:value-type="string" calcext:value-type="string">
            <text:p>/home/qchen/Downloads/CarND-Project3/IMG/left_2017_03_01_13_54_15_318.jpg</text:p>
          </table:table-cell>
          <table:table-cell office:value-type="string" calcext:value-type="string">
            <text:p>/home/qchen/Downloads/CarND-Project3/IMG/right_2017_03_01_13_54_15_318.jpg</text:p>
          </table:table-cell>
          <table:table-cell office:value-type="float" office:value="-0.2409663" calcext:value-type="float">
            <text:p>-0.2409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682" calcext:value-type="float">
            <text:p>30.1768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395.jpg</text:p>
          </table:table-cell>
          <table:table-cell office:value-type="string" calcext:value-type="string">
            <text:p>/home/qchen/Downloads/CarND-Project3/IMG/left_2017_03_01_13_54_15_395.jpg</text:p>
          </table:table-cell>
          <table:table-cell office:value-type="string" calcext:value-type="string">
            <text:p>/home/qchen/Downloads/CarND-Project3/IMG/right_2017_03_01_13_54_15_395.jpg</text:p>
          </table:table-cell>
          <table:table-cell office:value-type="float" office:value="-0.006759835" calcext:value-type="float">
            <text:p>-0.006759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6" calcext:value-type="float">
            <text:p>30.1900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474.jpg</text:p>
          </table:table-cell>
          <table:table-cell office:value-type="string" calcext:value-type="string">
            <text:p>/home/qchen/Downloads/CarND-Project3/IMG/left_2017_03_01_13_54_15_474.jpg</text:p>
          </table:table-cell>
          <table:table-cell office:value-type="string" calcext:value-type="string">
            <text:p>/home/qchen/Downloads/CarND-Project3/IMG/right_2017_03_01_13_54_15_474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8" calcext:value-type="float">
            <text:p>30.190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554.jpg</text:p>
          </table:table-cell>
          <table:table-cell office:value-type="string" calcext:value-type="string">
            <text:p>/home/qchen/Downloads/CarND-Project3/IMG/left_2017_03_01_13_54_15_554.jpg</text:p>
          </table:table-cell>
          <table:table-cell office:value-type="string" calcext:value-type="string">
            <text:p>/home/qchen/Downloads/CarND-Project3/IMG/right_2017_03_01_13_54_15_554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788" calcext:value-type="float">
            <text:p>30.177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632.jpg</text:p>
          </table:table-cell>
          <table:table-cell office:value-type="string" calcext:value-type="string">
            <text:p>/home/qchen/Downloads/CarND-Project3/IMG/left_2017_03_01_13_54_15_632.jpg</text:p>
          </table:table-cell>
          <table:table-cell office:value-type="string" calcext:value-type="string">
            <text:p>/home/qchen/Downloads/CarND-Project3/IMG/right_2017_03_01_13_54_15_632.jpg</text:p>
          </table:table-cell>
          <table:table-cell office:value-type="float" office:value="-0.1929179" calcext:value-type="float">
            <text:p>-0.1929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37" calcext:value-type="float">
            <text:p>30.188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712.jpg</text:p>
          </table:table-cell>
          <table:table-cell office:value-type="string" calcext:value-type="string">
            <text:p>/home/qchen/Downloads/CarND-Project3/IMG/left_2017_03_01_13_54_15_712.jpg</text:p>
          </table:table-cell>
          <table:table-cell office:value-type="string" calcext:value-type="string">
            <text:p>/home/qchen/Downloads/CarND-Project3/IMG/right_2017_03_01_13_54_15_7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05" calcext:value-type="float">
            <text:p>30.189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793.jpg</text:p>
          </table:table-cell>
          <table:table-cell office:value-type="string" calcext:value-type="string">
            <text:p>/home/qchen/Downloads/CarND-Project3/IMG/left_2017_03_01_13_54_15_793.jpg</text:p>
          </table:table-cell>
          <table:table-cell office:value-type="string" calcext:value-type="string">
            <text:p>/home/qchen/Downloads/CarND-Project3/IMG/right_2017_03_01_13_54_15_793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13" calcext:value-type="float">
            <text:p>30.1881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872.jpg</text:p>
          </table:table-cell>
          <table:table-cell office:value-type="string" calcext:value-type="string">
            <text:p>/home/qchen/Downloads/CarND-Project3/IMG/left_2017_03_01_13_54_15_872.jpg</text:p>
          </table:table-cell>
          <table:table-cell office:value-type="string" calcext:value-type="string">
            <text:p>/home/qchen/Downloads/CarND-Project3/IMG/right_2017_03_01_13_54_15_872.jpg</text:p>
          </table:table-cell>
          <table:table-cell office:value-type="float" office:value="-0.07664493" calcext:value-type="float">
            <text:p>-0.07664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18" calcext:value-type="float">
            <text:p>30.191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5_952.jpg</text:p>
          </table:table-cell>
          <table:table-cell office:value-type="string" calcext:value-type="string">
            <text:p>/home/qchen/Downloads/CarND-Project3/IMG/left_2017_03_01_13_54_15_952.jpg</text:p>
          </table:table-cell>
          <table:table-cell office:value-type="string" calcext:value-type="string">
            <text:p>/home/qchen/Downloads/CarND-Project3/IMG/right_2017_03_01_13_54_15_9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032.jpg</text:p>
          </table:table-cell>
          <table:table-cell office:value-type="string" calcext:value-type="string">
            <text:p>/home/qchen/Downloads/CarND-Project3/IMG/left_2017_03_01_13_54_16_032.jpg</text:p>
          </table:table-cell>
          <table:table-cell office:value-type="string" calcext:value-type="string">
            <text:p>/home/qchen/Downloads/CarND-Project3/IMG/right_2017_03_01_13_54_16_032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255" calcext:value-type="float">
            <text:p>30.1825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113.jpg</text:p>
          </table:table-cell>
          <table:table-cell office:value-type="string" calcext:value-type="string">
            <text:p>/home/qchen/Downloads/CarND-Project3/IMG/left_2017_03_01_13_54_16_113.jpg</text:p>
          </table:table-cell>
          <table:table-cell office:value-type="string" calcext:value-type="string">
            <text:p>/home/qchen/Downloads/CarND-Project3/IMG/right_2017_03_01_13_54_16_113.jpg</text:p>
          </table:table-cell>
          <table:table-cell office:value-type="float" office:value="-0.1310966" calcext:value-type="float">
            <text:p>-0.13109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2" calcext:value-type="float">
            <text:p>30.190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194.jpg</text:p>
          </table:table-cell>
          <table:table-cell office:value-type="string" calcext:value-type="string">
            <text:p>/home/qchen/Downloads/CarND-Project3/IMG/left_2017_03_01_13_54_16_194.jpg</text:p>
          </table:table-cell>
          <table:table-cell office:value-type="string" calcext:value-type="string">
            <text:p>/home/qchen/Downloads/CarND-Project3/IMG/right_2017_03_01_13_54_16_1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9" calcext:value-type="float">
            <text:p>30.1893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270.jpg</text:p>
          </table:table-cell>
          <table:table-cell office:value-type="string" calcext:value-type="string">
            <text:p>/home/qchen/Downloads/CarND-Project3/IMG/left_2017_03_01_13_54_16_270.jpg</text:p>
          </table:table-cell>
          <table:table-cell office:value-type="string" calcext:value-type="string">
            <text:p>/home/qchen/Downloads/CarND-Project3/IMG/right_2017_03_01_13_54_16_2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5" calcext:value-type="float">
            <text:p>30.191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354.jpg</text:p>
          </table:table-cell>
          <table:table-cell office:value-type="string" calcext:value-type="string">
            <text:p>/home/qchen/Downloads/CarND-Project3/IMG/left_2017_03_01_13_54_16_354.jpg</text:p>
          </table:table-cell>
          <table:table-cell office:value-type="string" calcext:value-type="string">
            <text:p>/home/qchen/Downloads/CarND-Project3/IMG/right_2017_03_01_13_54_16_354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78" calcext:value-type="float">
            <text:p>30.1857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432.jpg</text:p>
          </table:table-cell>
          <table:table-cell office:value-type="string" calcext:value-type="string">
            <text:p>/home/qchen/Downloads/CarND-Project3/IMG/left_2017_03_01_13_54_16_432.jpg</text:p>
          </table:table-cell>
          <table:table-cell office:value-type="string" calcext:value-type="string">
            <text:p>/home/qchen/Downloads/CarND-Project3/IMG/right_2017_03_01_13_54_16_432.jpg</text:p>
          </table:table-cell>
          <table:table-cell office:value-type="float" office:value="-0.2926787" calcext:value-type="float">
            <text:p>-0.2926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263" calcext:value-type="float">
            <text:p>30.1726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511.jpg</text:p>
          </table:table-cell>
          <table:table-cell office:value-type="string" calcext:value-type="string">
            <text:p>/home/qchen/Downloads/CarND-Project3/IMG/left_2017_03_01_13_54_16_511.jpg</text:p>
          </table:table-cell>
          <table:table-cell office:value-type="string" calcext:value-type="string">
            <text:p>/home/qchen/Downloads/CarND-Project3/IMG/right_2017_03_01_13_54_16_511.jpg</text:p>
          </table:table-cell>
          <table:table-cell office:value-type="float" office:value="-0.05778654" calcext:value-type="float">
            <text:p>-0.057786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74" calcext:value-type="float">
            <text:p>30.1917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592.jpg</text:p>
          </table:table-cell>
          <table:table-cell office:value-type="string" calcext:value-type="string">
            <text:p>/home/qchen/Downloads/CarND-Project3/IMG/left_2017_03_01_13_54_16_592.jpg</text:p>
          </table:table-cell>
          <table:table-cell office:value-type="string" calcext:value-type="string">
            <text:p>/home/qchen/Downloads/CarND-Project3/IMG/right_2017_03_01_13_54_16_592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672.jpg</text:p>
          </table:table-cell>
          <table:table-cell office:value-type="string" calcext:value-type="string">
            <text:p>/home/qchen/Downloads/CarND-Project3/IMG/left_2017_03_01_13_54_16_672.jpg</text:p>
          </table:table-cell>
          <table:table-cell office:value-type="string" calcext:value-type="string">
            <text:p>/home/qchen/Downloads/CarND-Project3/IMG/right_2017_03_01_13_54_16_672.jpg</text:p>
          </table:table-cell>
          <table:table-cell office:value-type="float" office:value="-0.1185551" calcext:value-type="float">
            <text:p>-0.1185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1" calcext:value-type="float">
            <text:p>30.1898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753.jpg</text:p>
          </table:table-cell>
          <table:table-cell office:value-type="string" calcext:value-type="string">
            <text:p>/home/qchen/Downloads/CarND-Project3/IMG/left_2017_03_01_13_54_16_753.jpg</text:p>
          </table:table-cell>
          <table:table-cell office:value-type="string" calcext:value-type="string">
            <text:p>/home/qchen/Downloads/CarND-Project3/IMG/right_2017_03_01_13_54_16_75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5" calcext:value-type="float">
            <text:p>30.1897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833.jpg</text:p>
          </table:table-cell>
          <table:table-cell office:value-type="string" calcext:value-type="string">
            <text:p>/home/qchen/Downloads/CarND-Project3/IMG/left_2017_03_01_13_54_16_833.jpg</text:p>
          </table:table-cell>
          <table:table-cell office:value-type="string" calcext:value-type="string">
            <text:p>/home/qchen/Downloads/CarND-Project3/IMG/right_2017_03_01_13_54_16_8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914.jpg</text:p>
          </table:table-cell>
          <table:table-cell office:value-type="string" calcext:value-type="string">
            <text:p>/home/qchen/Downloads/CarND-Project3/IMG/left_2017_03_01_13_54_16_914.jpg</text:p>
          </table:table-cell>
          <table:table-cell office:value-type="string" calcext:value-type="string">
            <text:p>/home/qchen/Downloads/CarND-Project3/IMG/right_2017_03_01_13_54_16_9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6" calcext:value-type="float">
            <text:p>30.1900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6_994.jpg</text:p>
          </table:table-cell>
          <table:table-cell office:value-type="string" calcext:value-type="string">
            <text:p>/home/qchen/Downloads/CarND-Project3/IMG/left_2017_03_01_13_54_16_994.jpg</text:p>
          </table:table-cell>
          <table:table-cell office:value-type="string" calcext:value-type="string">
            <text:p>/home/qchen/Downloads/CarND-Project3/IMG/right_2017_03_01_13_54_16_9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6" calcext:value-type="float">
            <text:p>30.1900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074.jpg</text:p>
          </table:table-cell>
          <table:table-cell office:value-type="string" calcext:value-type="string">
            <text:p>/home/qchen/Downloads/CarND-Project3/IMG/left_2017_03_01_13_54_17_074.jpg</text:p>
          </table:table-cell>
          <table:table-cell office:value-type="string" calcext:value-type="string">
            <text:p>/home/qchen/Downloads/CarND-Project3/IMG/right_2017_03_01_13_54_17_0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4" calcext:value-type="float">
            <text:p>30.1900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154.jpg</text:p>
          </table:table-cell>
          <table:table-cell office:value-type="string" calcext:value-type="string">
            <text:p>/home/qchen/Downloads/CarND-Project3/IMG/left_2017_03_01_13_54_17_154.jpg</text:p>
          </table:table-cell>
          <table:table-cell office:value-type="string" calcext:value-type="string">
            <text:p>/home/qchen/Downloads/CarND-Project3/IMG/right_2017_03_01_13_54_17_15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5" calcext:value-type="float">
            <text:p>30.190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234.jpg</text:p>
          </table:table-cell>
          <table:table-cell office:value-type="string" calcext:value-type="string">
            <text:p>/home/qchen/Downloads/CarND-Project3/IMG/left_2017_03_01_13_54_17_234.jpg</text:p>
          </table:table-cell>
          <table:table-cell office:value-type="string" calcext:value-type="string">
            <text:p>/home/qchen/Downloads/CarND-Project3/IMG/right_2017_03_01_13_54_17_2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1" calcext:value-type="float">
            <text:p>30.190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317.jpg</text:p>
          </table:table-cell>
          <table:table-cell office:value-type="string" calcext:value-type="string">
            <text:p>/home/qchen/Downloads/CarND-Project3/IMG/left_2017_03_01_13_54_17_317.jpg</text:p>
          </table:table-cell>
          <table:table-cell office:value-type="string" calcext:value-type="string">
            <text:p>/home/qchen/Downloads/CarND-Project3/IMG/right_2017_03_01_13_54_17_3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9" calcext:value-type="float">
            <text:p>30.1898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396.jpg</text:p>
          </table:table-cell>
          <table:table-cell office:value-type="string" calcext:value-type="string">
            <text:p>/home/qchen/Downloads/CarND-Project3/IMG/left_2017_03_01_13_54_17_396.jpg</text:p>
          </table:table-cell>
          <table:table-cell office:value-type="string" calcext:value-type="string">
            <text:p>/home/qchen/Downloads/CarND-Project3/IMG/right_2017_03_01_13_54_17_396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2" calcext:value-type="float">
            <text:p>30.19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478.jpg</text:p>
          </table:table-cell>
          <table:table-cell office:value-type="string" calcext:value-type="string">
            <text:p>/home/qchen/Downloads/CarND-Project3/IMG/left_2017_03_01_13_54_17_478.jpg</text:p>
          </table:table-cell>
          <table:table-cell office:value-type="string" calcext:value-type="string">
            <text:p>/home/qchen/Downloads/CarND-Project3/IMG/right_2017_03_01_13_54_17_478.jpg</text:p>
          </table:table-cell>
          <table:table-cell office:value-type="float" office:value="-0.1786072" calcext:value-type="float">
            <text:p>-0.1786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93" calcext:value-type="float">
            <text:p>30.181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561.jpg</text:p>
          </table:table-cell>
          <table:table-cell office:value-type="string" calcext:value-type="string">
            <text:p>/home/qchen/Downloads/CarND-Project3/IMG/left_2017_03_01_13_54_17_561.jpg</text:p>
          </table:table-cell>
          <table:table-cell office:value-type="string" calcext:value-type="string">
            <text:p>/home/qchen/Downloads/CarND-Project3/IMG/right_2017_03_01_13_54_17_5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5" calcext:value-type="float">
            <text:p>30.1901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639.jpg</text:p>
          </table:table-cell>
          <table:table-cell office:value-type="string" calcext:value-type="string">
            <text:p>/home/qchen/Downloads/CarND-Project3/IMG/left_2017_03_01_13_54_17_639.jpg</text:p>
          </table:table-cell>
          <table:table-cell office:value-type="string" calcext:value-type="string">
            <text:p>/home/qchen/Downloads/CarND-Project3/IMG/right_2017_03_01_13_54_17_6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716.jpg</text:p>
          </table:table-cell>
          <table:table-cell office:value-type="string" calcext:value-type="string">
            <text:p>/home/qchen/Downloads/CarND-Project3/IMG/left_2017_03_01_13_54_17_716.jpg</text:p>
          </table:table-cell>
          <table:table-cell office:value-type="string" calcext:value-type="string">
            <text:p>/home/qchen/Downloads/CarND-Project3/IMG/right_2017_03_01_13_54_17_7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8" calcext:value-type="float">
            <text:p>30.1903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795.jpg</text:p>
          </table:table-cell>
          <table:table-cell office:value-type="string" calcext:value-type="string">
            <text:p>/home/qchen/Downloads/CarND-Project3/IMG/left_2017_03_01_13_54_17_795.jpg</text:p>
          </table:table-cell>
          <table:table-cell office:value-type="string" calcext:value-type="string">
            <text:p>/home/qchen/Downloads/CarND-Project3/IMG/right_2017_03_01_13_54_17_795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71" calcext:value-type="float">
            <text:p>30.1847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879.jpg</text:p>
          </table:table-cell>
          <table:table-cell office:value-type="string" calcext:value-type="string">
            <text:p>/home/qchen/Downloads/CarND-Project3/IMG/left_2017_03_01_13_54_17_879.jpg</text:p>
          </table:table-cell>
          <table:table-cell office:value-type="string" calcext:value-type="string">
            <text:p>/home/qchen/Downloads/CarND-Project3/IMG/right_2017_03_01_13_54_17_879.jpg</text:p>
          </table:table-cell>
          <table:table-cell office:value-type="float" office:value="-0.2917112" calcext:value-type="float">
            <text:p>-0.2917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196" calcext:value-type="float">
            <text:p>30.1719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7_959.jpg</text:p>
          </table:table-cell>
          <table:table-cell office:value-type="string" calcext:value-type="string">
            <text:p>/home/qchen/Downloads/CarND-Project3/IMG/left_2017_03_01_13_54_17_959.jpg</text:p>
          </table:table-cell>
          <table:table-cell office:value-type="string" calcext:value-type="string">
            <text:p>/home/qchen/Downloads/CarND-Project3/IMG/right_2017_03_01_13_54_17_959.jpg</text:p>
          </table:table-cell>
          <table:table-cell office:value-type="float" office:value="-0.05345099" calcext:value-type="float">
            <text:p>-0.05345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86" calcext:value-type="float">
            <text:p>30.1908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037.jpg</text:p>
          </table:table-cell>
          <table:table-cell office:value-type="string" calcext:value-type="string">
            <text:p>/home/qchen/Downloads/CarND-Project3/IMG/left_2017_03_01_13_54_18_037.jpg</text:p>
          </table:table-cell>
          <table:table-cell office:value-type="string" calcext:value-type="string">
            <text:p>/home/qchen/Downloads/CarND-Project3/IMG/right_2017_03_01_13_54_18_037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122.jpg</text:p>
          </table:table-cell>
          <table:table-cell office:value-type="string" calcext:value-type="string">
            <text:p>/home/qchen/Downloads/CarND-Project3/IMG/left_2017_03_01_13_54_18_122.jpg</text:p>
          </table:table-cell>
          <table:table-cell office:value-type="string" calcext:value-type="string">
            <text:p>/home/qchen/Downloads/CarND-Project3/IMG/right_2017_03_01_13_54_18_122.jpg</text:p>
          </table:table-cell>
          <table:table-cell office:value-type="float" office:value="-0.2367763" calcext:value-type="float">
            <text:p>-0.2367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62" calcext:value-type="float">
            <text:p>30.1816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201.jpg</text:p>
          </table:table-cell>
          <table:table-cell office:value-type="string" calcext:value-type="string">
            <text:p>/home/qchen/Downloads/CarND-Project3/IMG/left_2017_03_01_13_54_18_201.jpg</text:p>
          </table:table-cell>
          <table:table-cell office:value-type="string" calcext:value-type="string">
            <text:p>/home/qchen/Downloads/CarND-Project3/IMG/right_2017_03_01_13_54_18_201.jpg</text:p>
          </table:table-cell>
          <table:table-cell office:value-type="float" office:value="-0.001582196" calcext:value-type="float">
            <text:p>-0.001582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93" calcext:value-type="float">
            <text:p>30.1889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283.jpg</text:p>
          </table:table-cell>
          <table:table-cell office:value-type="string" calcext:value-type="string">
            <text:p>/home/qchen/Downloads/CarND-Project3/IMG/left_2017_03_01_13_54_18_283.jpg</text:p>
          </table:table-cell>
          <table:table-cell office:value-type="string" calcext:value-type="string">
            <text:p>/home/qchen/Downloads/CarND-Project3/IMG/right_2017_03_01_13_54_18_2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8" calcext:value-type="float">
            <text:p>30.1903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364.jpg</text:p>
          </table:table-cell>
          <table:table-cell office:value-type="string" calcext:value-type="string">
            <text:p>/home/qchen/Downloads/CarND-Project3/IMG/left_2017_03_01_13_54_18_364.jpg</text:p>
          </table:table-cell>
          <table:table-cell office:value-type="string" calcext:value-type="string">
            <text:p>/home/qchen/Downloads/CarND-Project3/IMG/right_2017_03_01_13_54_18_3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444.jpg</text:p>
          </table:table-cell>
          <table:table-cell office:value-type="string" calcext:value-type="string">
            <text:p>/home/qchen/Downloads/CarND-Project3/IMG/left_2017_03_01_13_54_18_444.jpg</text:p>
          </table:table-cell>
          <table:table-cell office:value-type="string" calcext:value-type="string">
            <text:p>/home/qchen/Downloads/CarND-Project3/IMG/right_2017_03_01_13_54_18_4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527.jpg</text:p>
          </table:table-cell>
          <table:table-cell office:value-type="string" calcext:value-type="string">
            <text:p>/home/qchen/Downloads/CarND-Project3/IMG/left_2017_03_01_13_54_18_527.jpg</text:p>
          </table:table-cell>
          <table:table-cell office:value-type="string" calcext:value-type="string">
            <text:p>/home/qchen/Downloads/CarND-Project3/IMG/right_2017_03_01_13_54_18_5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607.jpg</text:p>
          </table:table-cell>
          <table:table-cell office:value-type="string" calcext:value-type="string">
            <text:p>/home/qchen/Downloads/CarND-Project3/IMG/left_2017_03_01_13_54_18_607.jpg</text:p>
          </table:table-cell>
          <table:table-cell office:value-type="string" calcext:value-type="string">
            <text:p>/home/qchen/Downloads/CarND-Project3/IMG/right_2017_03_01_13_54_18_607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67" calcext:value-type="float">
            <text:p>30.1896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689.jpg</text:p>
          </table:table-cell>
          <table:table-cell office:value-type="string" calcext:value-type="string">
            <text:p>/home/qchen/Downloads/CarND-Project3/IMG/left_2017_03_01_13_54_18_689.jpg</text:p>
          </table:table-cell>
          <table:table-cell office:value-type="string" calcext:value-type="string">
            <text:p>/home/qchen/Downloads/CarND-Project3/IMG/right_2017_03_01_13_54_18_689.jpg</text:p>
          </table:table-cell>
          <table:table-cell office:value-type="float" office:value="-0.06191614" calcext:value-type="float">
            <text:p>-0.061916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65" calcext:value-type="float">
            <text:p>30.189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769.jpg</text:p>
          </table:table-cell>
          <table:table-cell office:value-type="string" calcext:value-type="string">
            <text:p>/home/qchen/Downloads/CarND-Project3/IMG/left_2017_03_01_13_54_18_769.jpg</text:p>
          </table:table-cell>
          <table:table-cell office:value-type="string" calcext:value-type="string">
            <text:p>/home/qchen/Downloads/CarND-Project3/IMG/right_2017_03_01_13_54_18_7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5" calcext:value-type="float">
            <text:p>30.1901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855.jpg</text:p>
          </table:table-cell>
          <table:table-cell office:value-type="string" calcext:value-type="string">
            <text:p>/home/qchen/Downloads/CarND-Project3/IMG/left_2017_03_01_13_54_18_855.jpg</text:p>
          </table:table-cell>
          <table:table-cell office:value-type="string" calcext:value-type="string">
            <text:p>/home/qchen/Downloads/CarND-Project3/IMG/right_2017_03_01_13_54_18_85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1" calcext:value-type="float">
            <text:p>30.190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8_937.jpg</text:p>
          </table:table-cell>
          <table:table-cell office:value-type="string" calcext:value-type="string">
            <text:p>/home/qchen/Downloads/CarND-Project3/IMG/left_2017_03_01_13_54_18_937.jpg</text:p>
          </table:table-cell>
          <table:table-cell office:value-type="string" calcext:value-type="string">
            <text:p>/home/qchen/Downloads/CarND-Project3/IMG/right_2017_03_01_13_54_18_9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018.jpg</text:p>
          </table:table-cell>
          <table:table-cell office:value-type="string" calcext:value-type="string">
            <text:p>/home/qchen/Downloads/CarND-Project3/IMG/left_2017_03_01_13_54_19_018.jpg</text:p>
          </table:table-cell>
          <table:table-cell office:value-type="string" calcext:value-type="string">
            <text:p>/home/qchen/Downloads/CarND-Project3/IMG/right_2017_03_01_13_54_19_018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22" calcext:value-type="float">
            <text:p>30.18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100.jpg</text:p>
          </table:table-cell>
          <table:table-cell office:value-type="string" calcext:value-type="string">
            <text:p>/home/qchen/Downloads/CarND-Project3/IMG/left_2017_03_01_13_54_19_100.jpg</text:p>
          </table:table-cell>
          <table:table-cell office:value-type="string" calcext:value-type="string">
            <text:p>/home/qchen/Downloads/CarND-Project3/IMG/right_2017_03_01_13_54_19_100.jpg</text:p>
          </table:table-cell>
          <table:table-cell office:value-type="float" office:value="-0.125765" calcext:value-type="float">
            <text:p>-0.125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" calcext:value-type="float">
            <text:p>30.190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168.jpg</text:p>
          </table:table-cell>
          <table:table-cell office:value-type="string" calcext:value-type="string">
            <text:p>/home/qchen/Downloads/CarND-Project3/IMG/left_2017_03_01_13_54_19_168.jpg</text:p>
          </table:table-cell>
          <table:table-cell office:value-type="string" calcext:value-type="string">
            <text:p>/home/qchen/Downloads/CarND-Project3/IMG/right_2017_03_01_13_54_19_1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66" calcext:value-type="float">
            <text:p>30.1876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247.jpg</text:p>
          </table:table-cell>
          <table:table-cell office:value-type="string" calcext:value-type="string">
            <text:p>/home/qchen/Downloads/CarND-Project3/IMG/left_2017_03_01_13_54_19_247.jpg</text:p>
          </table:table-cell>
          <table:table-cell office:value-type="string" calcext:value-type="string">
            <text:p>/home/qchen/Downloads/CarND-Project3/IMG/right_2017_03_01_13_54_19_2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57" calcext:value-type="float">
            <text:p>30.1905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330.jpg</text:p>
          </table:table-cell>
          <table:table-cell office:value-type="string" calcext:value-type="string">
            <text:p>/home/qchen/Downloads/CarND-Project3/IMG/left_2017_03_01_13_54_19_330.jpg</text:p>
          </table:table-cell>
          <table:table-cell office:value-type="string" calcext:value-type="string">
            <text:p>/home/qchen/Downloads/CarND-Project3/IMG/right_2017_03_01_13_54_19_3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5" calcext:value-type="float">
            <text:p>30.1904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410.jpg</text:p>
          </table:table-cell>
          <table:table-cell office:value-type="string" calcext:value-type="string">
            <text:p>/home/qchen/Downloads/CarND-Project3/IMG/left_2017_03_01_13_54_19_410.jpg</text:p>
          </table:table-cell>
          <table:table-cell office:value-type="string" calcext:value-type="string">
            <text:p>/home/qchen/Downloads/CarND-Project3/IMG/right_2017_03_01_13_54_19_4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67" calcext:value-type="float">
            <text:p>30.1906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494.jpg</text:p>
          </table:table-cell>
          <table:table-cell office:value-type="string" calcext:value-type="string">
            <text:p>/home/qchen/Downloads/CarND-Project3/IMG/left_2017_03_01_13_54_19_494.jpg</text:p>
          </table:table-cell>
          <table:table-cell office:value-type="string" calcext:value-type="string">
            <text:p>/home/qchen/Downloads/CarND-Project3/IMG/right_2017_03_01_13_54_19_4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5" calcext:value-type="float">
            <text:p>30.190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576.jpg</text:p>
          </table:table-cell>
          <table:table-cell office:value-type="string" calcext:value-type="string">
            <text:p>/home/qchen/Downloads/CarND-Project3/IMG/left_2017_03_01_13_54_19_576.jpg</text:p>
          </table:table-cell>
          <table:table-cell office:value-type="string" calcext:value-type="string">
            <text:p>/home/qchen/Downloads/CarND-Project3/IMG/right_2017_03_01_13_54_19_5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7" calcext:value-type="float">
            <text:p>30.190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660.jpg</text:p>
          </table:table-cell>
          <table:table-cell office:value-type="string" calcext:value-type="string">
            <text:p>/home/qchen/Downloads/CarND-Project3/IMG/left_2017_03_01_13_54_19_660.jpg</text:p>
          </table:table-cell>
          <table:table-cell office:value-type="string" calcext:value-type="string">
            <text:p>/home/qchen/Downloads/CarND-Project3/IMG/right_2017_03_01_13_54_19_6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4" calcext:value-type="float">
            <text:p>30.190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743.jpg</text:p>
          </table:table-cell>
          <table:table-cell office:value-type="string" calcext:value-type="string">
            <text:p>/home/qchen/Downloads/CarND-Project3/IMG/left_2017_03_01_13_54_19_743.jpg</text:p>
          </table:table-cell>
          <table:table-cell office:value-type="string" calcext:value-type="string">
            <text:p>/home/qchen/Downloads/CarND-Project3/IMG/right_2017_03_01_13_54_19_7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5" calcext:value-type="float">
            <text:p>30.1903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825.jpg</text:p>
          </table:table-cell>
          <table:table-cell office:value-type="string" calcext:value-type="string">
            <text:p>/home/qchen/Downloads/CarND-Project3/IMG/left_2017_03_01_13_54_19_825.jpg</text:p>
          </table:table-cell>
          <table:table-cell office:value-type="string" calcext:value-type="string">
            <text:p>/home/qchen/Downloads/CarND-Project3/IMG/right_2017_03_01_13_54_19_825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55" calcext:value-type="float">
            <text:p>30.1795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908.jpg</text:p>
          </table:table-cell>
          <table:table-cell office:value-type="string" calcext:value-type="string">
            <text:p>/home/qchen/Downloads/CarND-Project3/IMG/left_2017_03_01_13_54_19_908.jpg</text:p>
          </table:table-cell>
          <table:table-cell office:value-type="string" calcext:value-type="string">
            <text:p>/home/qchen/Downloads/CarND-Project3/IMG/right_2017_03_01_13_54_19_908.jpg</text:p>
          </table:table-cell>
          <table:table-cell office:value-type="float" office:value="-0.3706168" calcext:value-type="float">
            <text:p>-0.3706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175" calcext:value-type="float">
            <text:p>30.1617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19_990.jpg</text:p>
          </table:table-cell>
          <table:table-cell office:value-type="string" calcext:value-type="string">
            <text:p>/home/qchen/Downloads/CarND-Project3/IMG/left_2017_03_01_13_54_19_990.jpg</text:p>
          </table:table-cell>
          <table:table-cell office:value-type="string" calcext:value-type="string">
            <text:p>/home/qchen/Downloads/CarND-Project3/IMG/right_2017_03_01_13_54_19_990.jpg</text:p>
          </table:table-cell>
          <table:table-cell office:value-type="float" office:value="-0.1246091" calcext:value-type="float">
            <text:p>-0.1246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91" calcext:value-type="float">
            <text:p>30.191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070.jpg</text:p>
          </table:table-cell>
          <table:table-cell office:value-type="string" calcext:value-type="string">
            <text:p>/home/qchen/Downloads/CarND-Project3/IMG/left_2017_03_01_13_54_20_070.jpg</text:p>
          </table:table-cell>
          <table:table-cell office:value-type="string" calcext:value-type="string">
            <text:p>/home/qchen/Downloads/CarND-Project3/IMG/right_2017_03_01_13_54_20_0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13" calcext:value-type="float">
            <text:p>30.1891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152.jpg</text:p>
          </table:table-cell>
          <table:table-cell office:value-type="string" calcext:value-type="string">
            <text:p>/home/qchen/Downloads/CarND-Project3/IMG/left_2017_03_01_13_54_20_152.jpg</text:p>
          </table:table-cell>
          <table:table-cell office:value-type="string" calcext:value-type="string">
            <text:p>/home/qchen/Downloads/CarND-Project3/IMG/right_2017_03_01_13_54_20_1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95" calcext:value-type="float">
            <text:p>30.1889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239.jpg</text:p>
          </table:table-cell>
          <table:table-cell office:value-type="string" calcext:value-type="string">
            <text:p>/home/qchen/Downloads/CarND-Project3/IMG/left_2017_03_01_13_54_20_239.jpg</text:p>
          </table:table-cell>
          <table:table-cell office:value-type="string" calcext:value-type="string">
            <text:p>/home/qchen/Downloads/CarND-Project3/IMG/right_2017_03_01_13_54_20_239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41" calcext:value-type="float">
            <text:p>30.1894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316.jpg</text:p>
          </table:table-cell>
          <table:table-cell office:value-type="string" calcext:value-type="string">
            <text:p>/home/qchen/Downloads/CarND-Project3/IMG/left_2017_03_01_13_54_20_316.jpg</text:p>
          </table:table-cell>
          <table:table-cell office:value-type="string" calcext:value-type="string">
            <text:p>/home/qchen/Downloads/CarND-Project3/IMG/right_2017_03_01_13_54_20_3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400.jpg</text:p>
          </table:table-cell>
          <table:table-cell office:value-type="string" calcext:value-type="string">
            <text:p>/home/qchen/Downloads/CarND-Project3/IMG/left_2017_03_01_13_54_20_400.jpg</text:p>
          </table:table-cell>
          <table:table-cell office:value-type="string" calcext:value-type="string">
            <text:p>/home/qchen/Downloads/CarND-Project3/IMG/right_2017_03_01_13_54_20_4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2" calcext:value-type="float">
            <text:p>30.190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483.jpg</text:p>
          </table:table-cell>
          <table:table-cell office:value-type="string" calcext:value-type="string">
            <text:p>/home/qchen/Downloads/CarND-Project3/IMG/left_2017_03_01_13_54_20_483.jpg</text:p>
          </table:table-cell>
          <table:table-cell office:value-type="string" calcext:value-type="string">
            <text:p>/home/qchen/Downloads/CarND-Project3/IMG/right_2017_03_01_13_54_20_4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566.jpg</text:p>
          </table:table-cell>
          <table:table-cell office:value-type="string" calcext:value-type="string">
            <text:p>/home/qchen/Downloads/CarND-Project3/IMG/left_2017_03_01_13_54_20_566.jpg</text:p>
          </table:table-cell>
          <table:table-cell office:value-type="string" calcext:value-type="string">
            <text:p>/home/qchen/Downloads/CarND-Project3/IMG/right_2017_03_01_13_54_20_5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649.jpg</text:p>
          </table:table-cell>
          <table:table-cell office:value-type="string" calcext:value-type="string">
            <text:p>/home/qchen/Downloads/CarND-Project3/IMG/left_2017_03_01_13_54_20_649.jpg</text:p>
          </table:table-cell>
          <table:table-cell office:value-type="string" calcext:value-type="string">
            <text:p>/home/qchen/Downloads/CarND-Project3/IMG/right_2017_03_01_13_54_20_649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28" calcext:value-type="float">
            <text:p>30.184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732.jpg</text:p>
          </table:table-cell>
          <table:table-cell office:value-type="string" calcext:value-type="string">
            <text:p>/home/qchen/Downloads/CarND-Project3/IMG/left_2017_03_01_13_54_20_732.jpg</text:p>
          </table:table-cell>
          <table:table-cell office:value-type="string" calcext:value-type="string">
            <text:p>/home/qchen/Downloads/CarND-Project3/IMG/right_2017_03_01_13_54_20_7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1" calcext:value-type="float">
            <text:p>30.190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816.jpg</text:p>
          </table:table-cell>
          <table:table-cell office:value-type="string" calcext:value-type="string">
            <text:p>/home/qchen/Downloads/CarND-Project3/IMG/left_2017_03_01_13_54_20_816.jpg</text:p>
          </table:table-cell>
          <table:table-cell office:value-type="string" calcext:value-type="string">
            <text:p>/home/qchen/Downloads/CarND-Project3/IMG/right_2017_03_01_13_54_20_8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898.jpg</text:p>
          </table:table-cell>
          <table:table-cell office:value-type="string" calcext:value-type="string">
            <text:p>/home/qchen/Downloads/CarND-Project3/IMG/left_2017_03_01_13_54_20_898.jpg</text:p>
          </table:table-cell>
          <table:table-cell office:value-type="string" calcext:value-type="string">
            <text:p>/home/qchen/Downloads/CarND-Project3/IMG/right_2017_03_01_13_54_20_8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0_982.jpg</text:p>
          </table:table-cell>
          <table:table-cell office:value-type="string" calcext:value-type="string">
            <text:p>/home/qchen/Downloads/CarND-Project3/IMG/left_2017_03_01_13_54_20_982.jpg</text:p>
          </table:table-cell>
          <table:table-cell office:value-type="string" calcext:value-type="string">
            <text:p>/home/qchen/Downloads/CarND-Project3/IMG/right_2017_03_01_13_54_20_982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99" calcext:value-type="float">
            <text:p>30.187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063.jpg</text:p>
          </table:table-cell>
          <table:table-cell office:value-type="string" calcext:value-type="string">
            <text:p>/home/qchen/Downloads/CarND-Project3/IMG/left_2017_03_01_13_54_21_063.jpg</text:p>
          </table:table-cell>
          <table:table-cell office:value-type="string" calcext:value-type="string">
            <text:p>/home/qchen/Downloads/CarND-Project3/IMG/right_2017_03_01_13_54_21_063.jpg</text:p>
          </table:table-cell>
          <table:table-cell office:value-type="float" office:value="-0.001874706" calcext:value-type="float">
            <text:p>-0.00187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148.jpg</text:p>
          </table:table-cell>
          <table:table-cell office:value-type="string" calcext:value-type="string">
            <text:p>/home/qchen/Downloads/CarND-Project3/IMG/left_2017_03_01_13_54_21_148.jpg</text:p>
          </table:table-cell>
          <table:table-cell office:value-type="string" calcext:value-type="string">
            <text:p>/home/qchen/Downloads/CarND-Project3/IMG/right_2017_03_01_13_54_21_1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8" calcext:value-type="float">
            <text:p>30.1903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232.jpg</text:p>
          </table:table-cell>
          <table:table-cell office:value-type="string" calcext:value-type="string">
            <text:p>/home/qchen/Downloads/CarND-Project3/IMG/left_2017_03_01_13_54_21_232.jpg</text:p>
          </table:table-cell>
          <table:table-cell office:value-type="string" calcext:value-type="string">
            <text:p>/home/qchen/Downloads/CarND-Project3/IMG/right_2017_03_01_13_54_21_2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310.jpg</text:p>
          </table:table-cell>
          <table:table-cell office:value-type="string" calcext:value-type="string">
            <text:p>/home/qchen/Downloads/CarND-Project3/IMG/left_2017_03_01_13_54_21_310.jpg</text:p>
          </table:table-cell>
          <table:table-cell office:value-type="string" calcext:value-type="string">
            <text:p>/home/qchen/Downloads/CarND-Project3/IMG/right_2017_03_01_13_54_21_310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56" calcext:value-type="float">
            <text:p>30.1805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392.jpg</text:p>
          </table:table-cell>
          <table:table-cell office:value-type="string" calcext:value-type="string">
            <text:p>/home/qchen/Downloads/CarND-Project3/IMG/left_2017_03_01_13_54_21_392.jpg</text:p>
          </table:table-cell>
          <table:table-cell office:value-type="string" calcext:value-type="string">
            <text:p>/home/qchen/Downloads/CarND-Project3/IMG/right_2017_03_01_13_54_21_392.jpg</text:p>
          </table:table-cell>
          <table:table-cell office:value-type="float" office:value="-0.1117977" calcext:value-type="float">
            <text:p>-0.1117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7" calcext:value-type="float">
            <text:p>30.1900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472.jpg</text:p>
          </table:table-cell>
          <table:table-cell office:value-type="string" calcext:value-type="string">
            <text:p>/home/qchen/Downloads/CarND-Project3/IMG/left_2017_03_01_13_54_21_472.jpg</text:p>
          </table:table-cell>
          <table:table-cell office:value-type="string" calcext:value-type="string">
            <text:p>/home/qchen/Downloads/CarND-Project3/IMG/right_2017_03_01_13_54_21_47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3" calcext:value-type="float">
            <text:p>30.189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554.jpg</text:p>
          </table:table-cell>
          <table:table-cell office:value-type="string" calcext:value-type="string">
            <text:p>/home/qchen/Downloads/CarND-Project3/IMG/left_2017_03_01_13_54_21_554.jpg</text:p>
          </table:table-cell>
          <table:table-cell office:value-type="string" calcext:value-type="string">
            <text:p>/home/qchen/Downloads/CarND-Project3/IMG/right_2017_03_01_13_54_21_55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9" calcext:value-type="float">
            <text:p>30.190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635.jpg</text:p>
          </table:table-cell>
          <table:table-cell office:value-type="string" calcext:value-type="string">
            <text:p>/home/qchen/Downloads/CarND-Project3/IMG/left_2017_03_01_13_54_21_635.jpg</text:p>
          </table:table-cell>
          <table:table-cell office:value-type="string" calcext:value-type="string">
            <text:p>/home/qchen/Downloads/CarND-Project3/IMG/right_2017_03_01_13_54_21_63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715.jpg</text:p>
          </table:table-cell>
          <table:table-cell office:value-type="string" calcext:value-type="string">
            <text:p>/home/qchen/Downloads/CarND-Project3/IMG/left_2017_03_01_13_54_21_715.jpg</text:p>
          </table:table-cell>
          <table:table-cell office:value-type="string" calcext:value-type="string">
            <text:p>/home/qchen/Downloads/CarND-Project3/IMG/right_2017_03_01_13_54_21_715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99" calcext:value-type="float">
            <text:p>30.184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798.jpg</text:p>
          </table:table-cell>
          <table:table-cell office:value-type="string" calcext:value-type="string">
            <text:p>/home/qchen/Downloads/CarND-Project3/IMG/left_2017_03_01_13_54_21_798.jpg</text:p>
          </table:table-cell>
          <table:table-cell office:value-type="string" calcext:value-type="string">
            <text:p>/home/qchen/Downloads/CarND-Project3/IMG/right_2017_03_01_13_54_21_798.jpg</text:p>
          </table:table-cell>
          <table:table-cell office:value-type="float" office:value="-0.1859248" calcext:value-type="float">
            <text:p>-0.1859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01" calcext:value-type="float">
            <text:p>30.1850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882.jpg</text:p>
          </table:table-cell>
          <table:table-cell office:value-type="string" calcext:value-type="string">
            <text:p>/home/qchen/Downloads/CarND-Project3/IMG/left_2017_03_01_13_54_21_882.jpg</text:p>
          </table:table-cell>
          <table:table-cell office:value-type="string" calcext:value-type="string">
            <text:p>/home/qchen/Downloads/CarND-Project3/IMG/right_2017_03_01_13_54_21_8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05" calcext:value-type="float">
            <text:p>30.189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1_963.jpg</text:p>
          </table:table-cell>
          <table:table-cell office:value-type="string" calcext:value-type="string">
            <text:p>/home/qchen/Downloads/CarND-Project3/IMG/left_2017_03_01_13_54_21_963.jpg</text:p>
          </table:table-cell>
          <table:table-cell office:value-type="string" calcext:value-type="string">
            <text:p>/home/qchen/Downloads/CarND-Project3/IMG/right_2017_03_01_13_54_21_9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9" calcext:value-type="float">
            <text:p>30.1900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047.jpg</text:p>
          </table:table-cell>
          <table:table-cell office:value-type="string" calcext:value-type="string">
            <text:p>/home/qchen/Downloads/CarND-Project3/IMG/left_2017_03_01_13_54_22_047.jpg</text:p>
          </table:table-cell>
          <table:table-cell office:value-type="string" calcext:value-type="string">
            <text:p>/home/qchen/Downloads/CarND-Project3/IMG/right_2017_03_01_13_54_22_0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128.jpg</text:p>
          </table:table-cell>
          <table:table-cell office:value-type="string" calcext:value-type="string">
            <text:p>/home/qchen/Downloads/CarND-Project3/IMG/left_2017_03_01_13_54_22_128.jpg</text:p>
          </table:table-cell>
          <table:table-cell office:value-type="string" calcext:value-type="string">
            <text:p>/home/qchen/Downloads/CarND-Project3/IMG/right_2017_03_01_13_54_22_128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13" calcext:value-type="float">
            <text:p>30.1851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210.jpg</text:p>
          </table:table-cell>
          <table:table-cell office:value-type="string" calcext:value-type="string">
            <text:p>/home/qchen/Downloads/CarND-Project3/IMG/left_2017_03_01_13_54_22_210.jpg</text:p>
          </table:table-cell>
          <table:table-cell office:value-type="string" calcext:value-type="string">
            <text:p>/home/qchen/Downloads/CarND-Project3/IMG/right_2017_03_01_13_54_22_2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9" calcext:value-type="float">
            <text:p>30.190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291.jpg</text:p>
          </table:table-cell>
          <table:table-cell office:value-type="string" calcext:value-type="string">
            <text:p>/home/qchen/Downloads/CarND-Project3/IMG/left_2017_03_01_13_54_22_291.jpg</text:p>
          </table:table-cell>
          <table:table-cell office:value-type="string" calcext:value-type="string">
            <text:p>/home/qchen/Downloads/CarND-Project3/IMG/right_2017_03_01_13_54_22_2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372.jpg</text:p>
          </table:table-cell>
          <table:table-cell office:value-type="string" calcext:value-type="string">
            <text:p>/home/qchen/Downloads/CarND-Project3/IMG/left_2017_03_01_13_54_22_372.jpg</text:p>
          </table:table-cell>
          <table:table-cell office:value-type="string" calcext:value-type="string">
            <text:p>/home/qchen/Downloads/CarND-Project3/IMG/right_2017_03_01_13_54_22_37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455.jpg</text:p>
          </table:table-cell>
          <table:table-cell office:value-type="string" calcext:value-type="string">
            <text:p>/home/qchen/Downloads/CarND-Project3/IMG/left_2017_03_01_13_54_22_455.jpg</text:p>
          </table:table-cell>
          <table:table-cell office:value-type="string" calcext:value-type="string">
            <text:p>/home/qchen/Downloads/CarND-Project3/IMG/right_2017_03_01_13_54_22_45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533.jpg</text:p>
          </table:table-cell>
          <table:table-cell office:value-type="string" calcext:value-type="string">
            <text:p>/home/qchen/Downloads/CarND-Project3/IMG/left_2017_03_01_13_54_22_533.jpg</text:p>
          </table:table-cell>
          <table:table-cell office:value-type="string" calcext:value-type="string">
            <text:p>/home/qchen/Downloads/CarND-Project3/IMG/right_2017_03_01_13_54_22_533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44" calcext:value-type="float">
            <text:p>30.1844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617.jpg</text:p>
          </table:table-cell>
          <table:table-cell office:value-type="string" calcext:value-type="string">
            <text:p>/home/qchen/Downloads/CarND-Project3/IMG/left_2017_03_01_13_54_22_617.jpg</text:p>
          </table:table-cell>
          <table:table-cell office:value-type="string" calcext:value-type="string">
            <text:p>/home/qchen/Downloads/CarND-Project3/IMG/right_2017_03_01_13_54_22_617.jpg</text:p>
          </table:table-cell>
          <table:table-cell office:value-type="float" office:value="-0.302321" calcext:value-type="float">
            <text:p>-0.302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058" calcext:value-type="float">
            <text:p>30.1705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696.jpg</text:p>
          </table:table-cell>
          <table:table-cell office:value-type="string" calcext:value-type="string">
            <text:p>/home/qchen/Downloads/CarND-Project3/IMG/left_2017_03_01_13_54_22_696.jpg</text:p>
          </table:table-cell>
          <table:table-cell office:value-type="string" calcext:value-type="string">
            <text:p>/home/qchen/Downloads/CarND-Project3/IMG/right_2017_03_01_13_54_22_696.jpg</text:p>
          </table:table-cell>
          <table:table-cell office:value-type="float" office:value="-0.113747" calcext:value-type="float">
            <text:p>-0.1137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85" calcext:value-type="float">
            <text:p>30.1908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777.jpg</text:p>
          </table:table-cell>
          <table:table-cell office:value-type="string" calcext:value-type="string">
            <text:p>/home/qchen/Downloads/CarND-Project3/IMG/left_2017_03_01_13_54_22_777.jpg</text:p>
          </table:table-cell>
          <table:table-cell office:value-type="string" calcext:value-type="string">
            <text:p>/home/qchen/Downloads/CarND-Project3/IMG/right_2017_03_01_13_54_22_7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38" calcext:value-type="float">
            <text:p>30.1893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861.jpg</text:p>
          </table:table-cell>
          <table:table-cell office:value-type="string" calcext:value-type="string">
            <text:p>/home/qchen/Downloads/CarND-Project3/IMG/left_2017_03_01_13_54_22_861.jpg</text:p>
          </table:table-cell>
          <table:table-cell office:value-type="string" calcext:value-type="string">
            <text:p>/home/qchen/Downloads/CarND-Project3/IMG/right_2017_03_01_13_54_22_8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1" calcext:value-type="float">
            <text:p>30.190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2_943.jpg</text:p>
          </table:table-cell>
          <table:table-cell office:value-type="string" calcext:value-type="string">
            <text:p>/home/qchen/Downloads/CarND-Project3/IMG/left_2017_03_01_13_54_22_943.jpg</text:p>
          </table:table-cell>
          <table:table-cell office:value-type="string" calcext:value-type="string">
            <text:p>/home/qchen/Downloads/CarND-Project3/IMG/right_2017_03_01_13_54_22_9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025.jpg</text:p>
          </table:table-cell>
          <table:table-cell office:value-type="string" calcext:value-type="string">
            <text:p>/home/qchen/Downloads/CarND-Project3/IMG/left_2017_03_01_13_54_23_025.jpg</text:p>
          </table:table-cell>
          <table:table-cell office:value-type="string" calcext:value-type="string">
            <text:p>/home/qchen/Downloads/CarND-Project3/IMG/right_2017_03_01_13_54_23_0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107.jpg</text:p>
          </table:table-cell>
          <table:table-cell office:value-type="string" calcext:value-type="string">
            <text:p>/home/qchen/Downloads/CarND-Project3/IMG/left_2017_03_01_13_54_23_107.jpg</text:p>
          </table:table-cell>
          <table:table-cell office:value-type="string" calcext:value-type="string">
            <text:p>/home/qchen/Downloads/CarND-Project3/IMG/right_2017_03_01_13_54_23_107.jpg</text:p>
          </table:table-cell>
          <table:table-cell office:value-type="float" office:value="-0.1203067" calcext:value-type="float">
            <text:p>-0.1203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647" calcext:value-type="float">
            <text:p>30.1864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188.jpg</text:p>
          </table:table-cell>
          <table:table-cell office:value-type="string" calcext:value-type="string">
            <text:p>/home/qchen/Downloads/CarND-Project3/IMG/left_2017_03_01_13_54_23_188.jpg</text:p>
          </table:table-cell>
          <table:table-cell office:value-type="string" calcext:value-type="string">
            <text:p>/home/qchen/Downloads/CarND-Project3/IMG/right_2017_03_01_13_54_23_1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273.jpg</text:p>
          </table:table-cell>
          <table:table-cell office:value-type="string" calcext:value-type="string">
            <text:p>/home/qchen/Downloads/CarND-Project3/IMG/left_2017_03_01_13_54_23_273.jpg</text:p>
          </table:table-cell>
          <table:table-cell office:value-type="string" calcext:value-type="string">
            <text:p>/home/qchen/Downloads/CarND-Project3/IMG/right_2017_03_01_13_54_23_27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353.jpg</text:p>
          </table:table-cell>
          <table:table-cell office:value-type="string" calcext:value-type="string">
            <text:p>/home/qchen/Downloads/CarND-Project3/IMG/left_2017_03_01_13_54_23_353.jpg</text:p>
          </table:table-cell>
          <table:table-cell office:value-type="string" calcext:value-type="string">
            <text:p>/home/qchen/Downloads/CarND-Project3/IMG/right_2017_03_01_13_54_23_35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6" calcext:value-type="float">
            <text:p>30.1899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434.jpg</text:p>
          </table:table-cell>
          <table:table-cell office:value-type="string" calcext:value-type="string">
            <text:p>/home/qchen/Downloads/CarND-Project3/IMG/left_2017_03_01_13_54_23_434.jpg</text:p>
          </table:table-cell>
          <table:table-cell office:value-type="string" calcext:value-type="string">
            <text:p>/home/qchen/Downloads/CarND-Project3/IMG/right_2017_03_01_13_54_23_434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92" calcext:value-type="float">
            <text:p>30.1879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516.jpg</text:p>
          </table:table-cell>
          <table:table-cell office:value-type="string" calcext:value-type="string">
            <text:p>/home/qchen/Downloads/CarND-Project3/IMG/left_2017_03_01_13_54_23_516.jpg</text:p>
          </table:table-cell>
          <table:table-cell office:value-type="string" calcext:value-type="string">
            <text:p>/home/qchen/Downloads/CarND-Project3/IMG/right_2017_03_01_13_54_23_516.jpg</text:p>
          </table:table-cell>
          <table:table-cell office:value-type="float" office:value="-0.1316295" calcext:value-type="float">
            <text:p>-0.1316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43" calcext:value-type="float">
            <text:p>30.1874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598.jpg</text:p>
          </table:table-cell>
          <table:table-cell office:value-type="string" calcext:value-type="string">
            <text:p>/home/qchen/Downloads/CarND-Project3/IMG/left_2017_03_01_13_54_23_598.jpg</text:p>
          </table:table-cell>
          <table:table-cell office:value-type="string" calcext:value-type="string">
            <text:p>/home/qchen/Downloads/CarND-Project3/IMG/right_2017_03_01_13_54_23_5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2" calcext:value-type="float">
            <text:p>30.1900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681.jpg</text:p>
          </table:table-cell>
          <table:table-cell office:value-type="string" calcext:value-type="string">
            <text:p>/home/qchen/Downloads/CarND-Project3/IMG/left_2017_03_01_13_54_23_681.jpg</text:p>
          </table:table-cell>
          <table:table-cell office:value-type="string" calcext:value-type="string">
            <text:p>/home/qchen/Downloads/CarND-Project3/IMG/right_2017_03_01_13_54_23_6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6" calcext:value-type="float">
            <text:p>30.190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764.jpg</text:p>
          </table:table-cell>
          <table:table-cell office:value-type="string" calcext:value-type="string">
            <text:p>/home/qchen/Downloads/CarND-Project3/IMG/left_2017_03_01_13_54_23_764.jpg</text:p>
          </table:table-cell>
          <table:table-cell office:value-type="string" calcext:value-type="string">
            <text:p>/home/qchen/Downloads/CarND-Project3/IMG/right_2017_03_01_13_54_23_7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849.jpg</text:p>
          </table:table-cell>
          <table:table-cell office:value-type="string" calcext:value-type="string">
            <text:p>/home/qchen/Downloads/CarND-Project3/IMG/left_2017_03_01_13_54_23_849.jpg</text:p>
          </table:table-cell>
          <table:table-cell office:value-type="string" calcext:value-type="string">
            <text:p>/home/qchen/Downloads/CarND-Project3/IMG/right_2017_03_01_13_54_23_849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9" calcext:value-type="float">
            <text:p>30.189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3_929.jpg</text:p>
          </table:table-cell>
          <table:table-cell office:value-type="string" calcext:value-type="string">
            <text:p>/home/qchen/Downloads/CarND-Project3/IMG/left_2017_03_01_13_54_23_929.jpg</text:p>
          </table:table-cell>
          <table:table-cell office:value-type="string" calcext:value-type="string">
            <text:p>/home/qchen/Downloads/CarND-Project3/IMG/right_2017_03_01_13_54_23_929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516" calcext:value-type="float">
            <text:p>30.175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011.jpg</text:p>
          </table:table-cell>
          <table:table-cell office:value-type="string" calcext:value-type="string">
            <text:p>/home/qchen/Downloads/CarND-Project3/IMG/left_2017_03_01_13_54_24_011.jpg</text:p>
          </table:table-cell>
          <table:table-cell office:value-type="string" calcext:value-type="string">
            <text:p>/home/qchen/Downloads/CarND-Project3/IMG/right_2017_03_01_13_54_24_011.jpg</text:p>
          </table:table-cell>
          <table:table-cell office:value-type="float" office:value="-0.184017" calcext:value-type="float">
            <text:p>-0.184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52" calcext:value-type="float">
            <text:p>30.1885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094.jpg</text:p>
          </table:table-cell>
          <table:table-cell office:value-type="string" calcext:value-type="string">
            <text:p>/home/qchen/Downloads/CarND-Project3/IMG/left_2017_03_01_13_54_24_094.jpg</text:p>
          </table:table-cell>
          <table:table-cell office:value-type="string" calcext:value-type="string">
            <text:p>/home/qchen/Downloads/CarND-Project3/IMG/right_2017_03_01_13_54_24_0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3" calcext:value-type="float">
            <text:p>30.188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175.jpg</text:p>
          </table:table-cell>
          <table:table-cell office:value-type="string" calcext:value-type="string">
            <text:p>/home/qchen/Downloads/CarND-Project3/IMG/left_2017_03_01_13_54_24_175.jpg</text:p>
          </table:table-cell>
          <table:table-cell office:value-type="string" calcext:value-type="string">
            <text:p>/home/qchen/Downloads/CarND-Project3/IMG/right_2017_03_01_13_54_24_1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6" calcext:value-type="float">
            <text:p>30.1899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256.jpg</text:p>
          </table:table-cell>
          <table:table-cell office:value-type="string" calcext:value-type="string">
            <text:p>/home/qchen/Downloads/CarND-Project3/IMG/left_2017_03_01_13_54_24_256.jpg</text:p>
          </table:table-cell>
          <table:table-cell office:value-type="string" calcext:value-type="string">
            <text:p>/home/qchen/Downloads/CarND-Project3/IMG/right_2017_03_01_13_54_24_2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340.jpg</text:p>
          </table:table-cell>
          <table:table-cell office:value-type="string" calcext:value-type="string">
            <text:p>/home/qchen/Downloads/CarND-Project3/IMG/left_2017_03_01_13_54_24_340.jpg</text:p>
          </table:table-cell>
          <table:table-cell office:value-type="string" calcext:value-type="string">
            <text:p>/home/qchen/Downloads/CarND-Project3/IMG/right_2017_03_01_13_54_24_34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420.jpg</text:p>
          </table:table-cell>
          <table:table-cell office:value-type="string" calcext:value-type="string">
            <text:p>/home/qchen/Downloads/CarND-Project3/IMG/left_2017_03_01_13_54_24_420.jpg</text:p>
          </table:table-cell>
          <table:table-cell office:value-type="string" calcext:value-type="string">
            <text:p>/home/qchen/Downloads/CarND-Project3/IMG/right_2017_03_01_13_54_24_4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503.jpg</text:p>
          </table:table-cell>
          <table:table-cell office:value-type="string" calcext:value-type="string">
            <text:p>/home/qchen/Downloads/CarND-Project3/IMG/left_2017_03_01_13_54_24_503.jpg</text:p>
          </table:table-cell>
          <table:table-cell office:value-type="string" calcext:value-type="string">
            <text:p>/home/qchen/Downloads/CarND-Project3/IMG/right_2017_03_01_13_54_24_5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1" calcext:value-type="float">
            <text:p>30.1899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583.jpg</text:p>
          </table:table-cell>
          <table:table-cell office:value-type="string" calcext:value-type="string">
            <text:p>/home/qchen/Downloads/CarND-Project3/IMG/left_2017_03_01_13_54_24_583.jpg</text:p>
          </table:table-cell>
          <table:table-cell office:value-type="string" calcext:value-type="string">
            <text:p>/home/qchen/Downloads/CarND-Project3/IMG/right_2017_03_01_13_54_24_5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666.jpg</text:p>
          </table:table-cell>
          <table:table-cell office:value-type="string" calcext:value-type="string">
            <text:p>/home/qchen/Downloads/CarND-Project3/IMG/left_2017_03_01_13_54_24_666.jpg</text:p>
          </table:table-cell>
          <table:table-cell office:value-type="string" calcext:value-type="string">
            <text:p>/home/qchen/Downloads/CarND-Project3/IMG/right_2017_03_01_13_54_24_6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747.jpg</text:p>
          </table:table-cell>
          <table:table-cell office:value-type="string" calcext:value-type="string">
            <text:p>/home/qchen/Downloads/CarND-Project3/IMG/left_2017_03_01_13_54_24_747.jpg</text:p>
          </table:table-cell>
          <table:table-cell office:value-type="string" calcext:value-type="string">
            <text:p>/home/qchen/Downloads/CarND-Project3/IMG/right_2017_03_01_13_54_24_7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831.jpg</text:p>
          </table:table-cell>
          <table:table-cell office:value-type="string" calcext:value-type="string">
            <text:p>/home/qchen/Downloads/CarND-Project3/IMG/left_2017_03_01_13_54_24_831.jpg</text:p>
          </table:table-cell>
          <table:table-cell office:value-type="string" calcext:value-type="string">
            <text:p>/home/qchen/Downloads/CarND-Project3/IMG/right_2017_03_01_13_54_24_8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915.jpg</text:p>
          </table:table-cell>
          <table:table-cell office:value-type="string" calcext:value-type="string">
            <text:p>/home/qchen/Downloads/CarND-Project3/IMG/left_2017_03_01_13_54_24_915.jpg</text:p>
          </table:table-cell>
          <table:table-cell office:value-type="string" calcext:value-type="string">
            <text:p>/home/qchen/Downloads/CarND-Project3/IMG/right_2017_03_01_13_54_24_9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4_996.jpg</text:p>
          </table:table-cell>
          <table:table-cell office:value-type="string" calcext:value-type="string">
            <text:p>/home/qchen/Downloads/CarND-Project3/IMG/left_2017_03_01_13_54_24_996.jpg</text:p>
          </table:table-cell>
          <table:table-cell office:value-type="string" calcext:value-type="string">
            <text:p>/home/qchen/Downloads/CarND-Project3/IMG/right_2017_03_01_13_54_24_9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078.jpg</text:p>
          </table:table-cell>
          <table:table-cell office:value-type="string" calcext:value-type="string">
            <text:p>/home/qchen/Downloads/CarND-Project3/IMG/left_2017_03_01_13_54_25_078.jpg</text:p>
          </table:table-cell>
          <table:table-cell office:value-type="string" calcext:value-type="string">
            <text:p>/home/qchen/Downloads/CarND-Project3/IMG/right_2017_03_01_13_54_25_0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162.jpg</text:p>
          </table:table-cell>
          <table:table-cell office:value-type="string" calcext:value-type="string">
            <text:p>/home/qchen/Downloads/CarND-Project3/IMG/left_2017_03_01_13_54_25_162.jpg</text:p>
          </table:table-cell>
          <table:table-cell office:value-type="string" calcext:value-type="string">
            <text:p>/home/qchen/Downloads/CarND-Project3/IMG/right_2017_03_01_13_54_25_1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243.jpg</text:p>
          </table:table-cell>
          <table:table-cell office:value-type="string" calcext:value-type="string">
            <text:p>/home/qchen/Downloads/CarND-Project3/IMG/left_2017_03_01_13_54_25_243.jpg</text:p>
          </table:table-cell>
          <table:table-cell office:value-type="string" calcext:value-type="string">
            <text:p>/home/qchen/Downloads/CarND-Project3/IMG/right_2017_03_01_13_54_25_2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325.jpg</text:p>
          </table:table-cell>
          <table:table-cell office:value-type="string" calcext:value-type="string">
            <text:p>/home/qchen/Downloads/CarND-Project3/IMG/left_2017_03_01_13_54_25_325.jpg</text:p>
          </table:table-cell>
          <table:table-cell office:value-type="string" calcext:value-type="string">
            <text:p>/home/qchen/Downloads/CarND-Project3/IMG/right_2017_03_01_13_54_25_3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407.jpg</text:p>
          </table:table-cell>
          <table:table-cell office:value-type="string" calcext:value-type="string">
            <text:p>/home/qchen/Downloads/CarND-Project3/IMG/left_2017_03_01_13_54_25_407.jpg</text:p>
          </table:table-cell>
          <table:table-cell office:value-type="string" calcext:value-type="string">
            <text:p>/home/qchen/Downloads/CarND-Project3/IMG/right_2017_03_01_13_54_25_40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489.jpg</text:p>
          </table:table-cell>
          <table:table-cell office:value-type="string" calcext:value-type="string">
            <text:p>/home/qchen/Downloads/CarND-Project3/IMG/left_2017_03_01_13_54_25_489.jpg</text:p>
          </table:table-cell>
          <table:table-cell office:value-type="string" calcext:value-type="string">
            <text:p>/home/qchen/Downloads/CarND-Project3/IMG/right_2017_03_01_13_54_25_48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569.jpg</text:p>
          </table:table-cell>
          <table:table-cell office:value-type="string" calcext:value-type="string">
            <text:p>/home/qchen/Downloads/CarND-Project3/IMG/left_2017_03_01_13_54_25_569.jpg</text:p>
          </table:table-cell>
          <table:table-cell office:value-type="string" calcext:value-type="string">
            <text:p>/home/qchen/Downloads/CarND-Project3/IMG/right_2017_03_01_13_54_25_5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652.jpg</text:p>
          </table:table-cell>
          <table:table-cell office:value-type="string" calcext:value-type="string">
            <text:p>/home/qchen/Downloads/CarND-Project3/IMG/left_2017_03_01_13_54_25_652.jpg</text:p>
          </table:table-cell>
          <table:table-cell office:value-type="string" calcext:value-type="string">
            <text:p>/home/qchen/Downloads/CarND-Project3/IMG/right_2017_03_01_13_54_25_6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733.jpg</text:p>
          </table:table-cell>
          <table:table-cell office:value-type="string" calcext:value-type="string">
            <text:p>/home/qchen/Downloads/CarND-Project3/IMG/left_2017_03_01_13_54_25_733.jpg</text:p>
          </table:table-cell>
          <table:table-cell office:value-type="string" calcext:value-type="string">
            <text:p>/home/qchen/Downloads/CarND-Project3/IMG/right_2017_03_01_13_54_25_7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815.jpg</text:p>
          </table:table-cell>
          <table:table-cell office:value-type="string" calcext:value-type="string">
            <text:p>/home/qchen/Downloads/CarND-Project3/IMG/left_2017_03_01_13_54_25_815.jpg</text:p>
          </table:table-cell>
          <table:table-cell office:value-type="string" calcext:value-type="string">
            <text:p>/home/qchen/Downloads/CarND-Project3/IMG/right_2017_03_01_13_54_25_8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897.jpg</text:p>
          </table:table-cell>
          <table:table-cell office:value-type="string" calcext:value-type="string">
            <text:p>/home/qchen/Downloads/CarND-Project3/IMG/left_2017_03_01_13_54_25_897.jpg</text:p>
          </table:table-cell>
          <table:table-cell office:value-type="string" calcext:value-type="string">
            <text:p>/home/qchen/Downloads/CarND-Project3/IMG/right_2017_03_01_13_54_25_8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5_978.jpg</text:p>
          </table:table-cell>
          <table:table-cell office:value-type="string" calcext:value-type="string">
            <text:p>/home/qchen/Downloads/CarND-Project3/IMG/left_2017_03_01_13_54_25_978.jpg</text:p>
          </table:table-cell>
          <table:table-cell office:value-type="string" calcext:value-type="string">
            <text:p>/home/qchen/Downloads/CarND-Project3/IMG/right_2017_03_01_13_54_25_9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062.jpg</text:p>
          </table:table-cell>
          <table:table-cell office:value-type="string" calcext:value-type="string">
            <text:p>/home/qchen/Downloads/CarND-Project3/IMG/left_2017_03_01_13_54_26_062.jpg</text:p>
          </table:table-cell>
          <table:table-cell office:value-type="string" calcext:value-type="string">
            <text:p>/home/qchen/Downloads/CarND-Project3/IMG/right_2017_03_01_13_54_26_062.jpg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478" calcext:value-type="float">
            <text:p>30.1747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144.jpg</text:p>
          </table:table-cell>
          <table:table-cell office:value-type="string" calcext:value-type="string">
            <text:p>/home/qchen/Downloads/CarND-Project3/IMG/left_2017_03_01_13_54_26_144.jpg</text:p>
          </table:table-cell>
          <table:table-cell office:value-type="string" calcext:value-type="string">
            <text:p>/home/qchen/Downloads/CarND-Project3/IMG/right_2017_03_01_13_54_26_144.jpg</text:p>
          </table:table-cell>
          <table:table-cell office:value-type="float" office:value="-0.3642917" calcext:value-type="float">
            <text:p>-0.3642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6553" calcext:value-type="float">
            <text:p>30.1655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225.jpg</text:p>
          </table:table-cell>
          <table:table-cell office:value-type="string" calcext:value-type="string">
            <text:p>/home/qchen/Downloads/CarND-Project3/IMG/left_2017_03_01_13_54_26_225.jpg</text:p>
          </table:table-cell>
          <table:table-cell office:value-type="string" calcext:value-type="string">
            <text:p>/home/qchen/Downloads/CarND-Project3/IMG/right_2017_03_01_13_54_26_225.jpg</text:p>
          </table:table-cell>
          <table:table-cell office:value-type="float" office:value="-0.1228825" calcext:value-type="float">
            <text:p>-0.1228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188" calcext:value-type="float">
            <text:p>30.191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308.jpg</text:p>
          </table:table-cell>
          <table:table-cell office:value-type="string" calcext:value-type="string">
            <text:p>/home/qchen/Downloads/CarND-Project3/IMG/left_2017_03_01_13_54_26_308.jpg</text:p>
          </table:table-cell>
          <table:table-cell office:value-type="string" calcext:value-type="string">
            <text:p>/home/qchen/Downloads/CarND-Project3/IMG/right_2017_03_01_13_54_26_3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71" calcext:value-type="float">
            <text:p>30.1887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387.jpg</text:p>
          </table:table-cell>
          <table:table-cell office:value-type="string" calcext:value-type="string">
            <text:p>/home/qchen/Downloads/CarND-Project3/IMG/left_2017_03_01_13_54_26_387.jpg</text:p>
          </table:table-cell>
          <table:table-cell office:value-type="string" calcext:value-type="string">
            <text:p>/home/qchen/Downloads/CarND-Project3/IMG/right_2017_03_01_13_54_26_3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7" calcext:value-type="float">
            <text:p>30.189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471.jpg</text:p>
          </table:table-cell>
          <table:table-cell office:value-type="string" calcext:value-type="string">
            <text:p>/home/qchen/Downloads/CarND-Project3/IMG/left_2017_03_01_13_54_26_471.jpg</text:p>
          </table:table-cell>
          <table:table-cell office:value-type="string" calcext:value-type="string">
            <text:p>/home/qchen/Downloads/CarND-Project3/IMG/right_2017_03_01_13_54_26_47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550.jpg</text:p>
          </table:table-cell>
          <table:table-cell office:value-type="string" calcext:value-type="string">
            <text:p>/home/qchen/Downloads/CarND-Project3/IMG/left_2017_03_01_13_54_26_550.jpg</text:p>
          </table:table-cell>
          <table:table-cell office:value-type="string" calcext:value-type="string">
            <text:p>/home/qchen/Downloads/CarND-Project3/IMG/right_2017_03_01_13_54_26_5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632.jpg</text:p>
          </table:table-cell>
          <table:table-cell office:value-type="string" calcext:value-type="string">
            <text:p>/home/qchen/Downloads/CarND-Project3/IMG/left_2017_03_01_13_54_26_632.jpg</text:p>
          </table:table-cell>
          <table:table-cell office:value-type="string" calcext:value-type="string">
            <text:p>/home/qchen/Downloads/CarND-Project3/IMG/right_2017_03_01_13_54_26_6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714.jpg</text:p>
          </table:table-cell>
          <table:table-cell office:value-type="string" calcext:value-type="string">
            <text:p>/home/qchen/Downloads/CarND-Project3/IMG/left_2017_03_01_13_54_26_714.jpg</text:p>
          </table:table-cell>
          <table:table-cell office:value-type="string" calcext:value-type="string">
            <text:p>/home/qchen/Downloads/CarND-Project3/IMG/right_2017_03_01_13_54_26_7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797.jpg</text:p>
          </table:table-cell>
          <table:table-cell office:value-type="string" calcext:value-type="string">
            <text:p>/home/qchen/Downloads/CarND-Project3/IMG/left_2017_03_01_13_54_26_797.jpg</text:p>
          </table:table-cell>
          <table:table-cell office:value-type="string" calcext:value-type="string">
            <text:p>/home/qchen/Downloads/CarND-Project3/IMG/right_2017_03_01_13_54_26_7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7" calcext:value-type="float">
            <text:p>30.1903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879.jpg</text:p>
          </table:table-cell>
          <table:table-cell office:value-type="string" calcext:value-type="string">
            <text:p>/home/qchen/Downloads/CarND-Project3/IMG/left_2017_03_01_13_54_26_879.jpg</text:p>
          </table:table-cell>
          <table:table-cell office:value-type="string" calcext:value-type="string">
            <text:p>/home/qchen/Downloads/CarND-Project3/IMG/right_2017_03_01_13_54_26_87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6_961.jpg</text:p>
          </table:table-cell>
          <table:table-cell office:value-type="string" calcext:value-type="string">
            <text:p>/home/qchen/Downloads/CarND-Project3/IMG/left_2017_03_01_13_54_26_961.jpg</text:p>
          </table:table-cell>
          <table:table-cell office:value-type="string" calcext:value-type="string">
            <text:p>/home/qchen/Downloads/CarND-Project3/IMG/right_2017_03_01_13_54_26_9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041.jpg</text:p>
          </table:table-cell>
          <table:table-cell office:value-type="string" calcext:value-type="string">
            <text:p>/home/qchen/Downloads/CarND-Project3/IMG/left_2017_03_01_13_54_27_041.jpg</text:p>
          </table:table-cell>
          <table:table-cell office:value-type="string" calcext:value-type="string">
            <text:p>/home/qchen/Downloads/CarND-Project3/IMG/right_2017_03_01_13_54_27_0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121.jpg</text:p>
          </table:table-cell>
          <table:table-cell office:value-type="string" calcext:value-type="string">
            <text:p>/home/qchen/Downloads/CarND-Project3/IMG/left_2017_03_01_13_54_27_121.jpg</text:p>
          </table:table-cell>
          <table:table-cell office:value-type="string" calcext:value-type="string">
            <text:p>/home/qchen/Downloads/CarND-Project3/IMG/right_2017_03_01_13_54_27_1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201.jpg</text:p>
          </table:table-cell>
          <table:table-cell office:value-type="string" calcext:value-type="string">
            <text:p>/home/qchen/Downloads/CarND-Project3/IMG/left_2017_03_01_13_54_27_201.jpg</text:p>
          </table:table-cell>
          <table:table-cell office:value-type="string" calcext:value-type="string">
            <text:p>/home/qchen/Downloads/CarND-Project3/IMG/right_2017_03_01_13_54_27_2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280.jpg</text:p>
          </table:table-cell>
          <table:table-cell office:value-type="string" calcext:value-type="string">
            <text:p>/home/qchen/Downloads/CarND-Project3/IMG/left_2017_03_01_13_54_27_280.jpg</text:p>
          </table:table-cell>
          <table:table-cell office:value-type="string" calcext:value-type="string">
            <text:p>/home/qchen/Downloads/CarND-Project3/IMG/right_2017_03_01_13_54_27_2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363.jpg</text:p>
          </table:table-cell>
          <table:table-cell office:value-type="string" calcext:value-type="string">
            <text:p>/home/qchen/Downloads/CarND-Project3/IMG/left_2017_03_01_13_54_27_363.jpg</text:p>
          </table:table-cell>
          <table:table-cell office:value-type="string" calcext:value-type="string">
            <text:p>/home/qchen/Downloads/CarND-Project3/IMG/right_2017_03_01_13_54_27_3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446.jpg</text:p>
          </table:table-cell>
          <table:table-cell office:value-type="string" calcext:value-type="string">
            <text:p>/home/qchen/Downloads/CarND-Project3/IMG/left_2017_03_01_13_54_27_446.jpg</text:p>
          </table:table-cell>
          <table:table-cell office:value-type="string" calcext:value-type="string">
            <text:p>/home/qchen/Downloads/CarND-Project3/IMG/right_2017_03_01_13_54_27_4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525.jpg</text:p>
          </table:table-cell>
          <table:table-cell office:value-type="string" calcext:value-type="string">
            <text:p>/home/qchen/Downloads/CarND-Project3/IMG/left_2017_03_01_13_54_27_525.jpg</text:p>
          </table:table-cell>
          <table:table-cell office:value-type="string" calcext:value-type="string">
            <text:p>/home/qchen/Downloads/CarND-Project3/IMG/right_2017_03_01_13_54_27_5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606.jpg</text:p>
          </table:table-cell>
          <table:table-cell office:value-type="string" calcext:value-type="string">
            <text:p>/home/qchen/Downloads/CarND-Project3/IMG/left_2017_03_01_13_54_27_606.jpg</text:p>
          </table:table-cell>
          <table:table-cell office:value-type="string" calcext:value-type="string">
            <text:p>/home/qchen/Downloads/CarND-Project3/IMG/right_2017_03_01_13_54_27_6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690.jpg</text:p>
          </table:table-cell>
          <table:table-cell office:value-type="string" calcext:value-type="string">
            <text:p>/home/qchen/Downloads/CarND-Project3/IMG/left_2017_03_01_13_54_27_690.jpg</text:p>
          </table:table-cell>
          <table:table-cell office:value-type="string" calcext:value-type="string">
            <text:p>/home/qchen/Downloads/CarND-Project3/IMG/right_2017_03_01_13_54_27_6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770.jpg</text:p>
          </table:table-cell>
          <table:table-cell office:value-type="string" calcext:value-type="string">
            <text:p>/home/qchen/Downloads/CarND-Project3/IMG/left_2017_03_01_13_54_27_770.jpg</text:p>
          </table:table-cell>
          <table:table-cell office:value-type="string" calcext:value-type="string">
            <text:p>/home/qchen/Downloads/CarND-Project3/IMG/right_2017_03_01_13_54_27_7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850.jpg</text:p>
          </table:table-cell>
          <table:table-cell office:value-type="string" calcext:value-type="string">
            <text:p>/home/qchen/Downloads/CarND-Project3/IMG/left_2017_03_01_13_54_27_850.jpg</text:p>
          </table:table-cell>
          <table:table-cell office:value-type="string" calcext:value-type="string">
            <text:p>/home/qchen/Downloads/CarND-Project3/IMG/right_2017_03_01_13_54_27_8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7_930.jpg</text:p>
          </table:table-cell>
          <table:table-cell office:value-type="string" calcext:value-type="string">
            <text:p>/home/qchen/Downloads/CarND-Project3/IMG/left_2017_03_01_13_54_27_930.jpg</text:p>
          </table:table-cell>
          <table:table-cell office:value-type="string" calcext:value-type="string">
            <text:p>/home/qchen/Downloads/CarND-Project3/IMG/right_2017_03_01_13_54_27_9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012.jpg</text:p>
          </table:table-cell>
          <table:table-cell office:value-type="string" calcext:value-type="string">
            <text:p>/home/qchen/Downloads/CarND-Project3/IMG/left_2017_03_01_13_54_28_012.jpg</text:p>
          </table:table-cell>
          <table:table-cell office:value-type="string" calcext:value-type="string">
            <text:p>/home/qchen/Downloads/CarND-Project3/IMG/right_2017_03_01_13_54_28_0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096.jpg</text:p>
          </table:table-cell>
          <table:table-cell office:value-type="string" calcext:value-type="string">
            <text:p>/home/qchen/Downloads/CarND-Project3/IMG/left_2017_03_01_13_54_28_096.jpg</text:p>
          </table:table-cell>
          <table:table-cell office:value-type="string" calcext:value-type="string">
            <text:p>/home/qchen/Downloads/CarND-Project3/IMG/right_2017_03_01_13_54_28_0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176.jpg</text:p>
          </table:table-cell>
          <table:table-cell office:value-type="string" calcext:value-type="string">
            <text:p>/home/qchen/Downloads/CarND-Project3/IMG/left_2017_03_01_13_54_28_176.jpg</text:p>
          </table:table-cell>
          <table:table-cell office:value-type="string" calcext:value-type="string">
            <text:p>/home/qchen/Downloads/CarND-Project3/IMG/right_2017_03_01_13_54_28_1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257.jpg</text:p>
          </table:table-cell>
          <table:table-cell office:value-type="string" calcext:value-type="string">
            <text:p>/home/qchen/Downloads/CarND-Project3/IMG/left_2017_03_01_13_54_28_257.jpg</text:p>
          </table:table-cell>
          <table:table-cell office:value-type="string" calcext:value-type="string">
            <text:p>/home/qchen/Downloads/CarND-Project3/IMG/right_2017_03_01_13_54_28_2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338.jpg</text:p>
          </table:table-cell>
          <table:table-cell office:value-type="string" calcext:value-type="string">
            <text:p>/home/qchen/Downloads/CarND-Project3/IMG/left_2017_03_01_13_54_28_338.jpg</text:p>
          </table:table-cell>
          <table:table-cell office:value-type="string" calcext:value-type="string">
            <text:p>/home/qchen/Downloads/CarND-Project3/IMG/right_2017_03_01_13_54_28_3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425.jpg</text:p>
          </table:table-cell>
          <table:table-cell office:value-type="string" calcext:value-type="string">
            <text:p>/home/qchen/Downloads/CarND-Project3/IMG/left_2017_03_01_13_54_28_425.jpg</text:p>
          </table:table-cell>
          <table:table-cell office:value-type="string" calcext:value-type="string">
            <text:p>/home/qchen/Downloads/CarND-Project3/IMG/right_2017_03_01_13_54_28_4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502.jpg</text:p>
          </table:table-cell>
          <table:table-cell office:value-type="string" calcext:value-type="string">
            <text:p>/home/qchen/Downloads/CarND-Project3/IMG/left_2017_03_01_13_54_28_502.jpg</text:p>
          </table:table-cell>
          <table:table-cell office:value-type="string" calcext:value-type="string">
            <text:p>/home/qchen/Downloads/CarND-Project3/IMG/right_2017_03_01_13_54_28_5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583.jpg</text:p>
          </table:table-cell>
          <table:table-cell office:value-type="string" calcext:value-type="string">
            <text:p>/home/qchen/Downloads/CarND-Project3/IMG/left_2017_03_01_13_54_28_583.jpg</text:p>
          </table:table-cell>
          <table:table-cell office:value-type="string" calcext:value-type="string">
            <text:p>/home/qchen/Downloads/CarND-Project3/IMG/right_2017_03_01_13_54_28_5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665.jpg</text:p>
          </table:table-cell>
          <table:table-cell office:value-type="string" calcext:value-type="string">
            <text:p>/home/qchen/Downloads/CarND-Project3/IMG/left_2017_03_01_13_54_28_665.jpg</text:p>
          </table:table-cell>
          <table:table-cell office:value-type="string" calcext:value-type="string">
            <text:p>/home/qchen/Downloads/CarND-Project3/IMG/right_2017_03_01_13_54_28_6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745.jpg</text:p>
          </table:table-cell>
          <table:table-cell office:value-type="string" calcext:value-type="string">
            <text:p>/home/qchen/Downloads/CarND-Project3/IMG/left_2017_03_01_13_54_28_745.jpg</text:p>
          </table:table-cell>
          <table:table-cell office:value-type="string" calcext:value-type="string">
            <text:p>/home/qchen/Downloads/CarND-Project3/IMG/right_2017_03_01_13_54_28_74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826.jpg</text:p>
          </table:table-cell>
          <table:table-cell office:value-type="string" calcext:value-type="string">
            <text:p>/home/qchen/Downloads/CarND-Project3/IMG/left_2017_03_01_13_54_28_826.jpg</text:p>
          </table:table-cell>
          <table:table-cell office:value-type="string" calcext:value-type="string">
            <text:p>/home/qchen/Downloads/CarND-Project3/IMG/right_2017_03_01_13_54_28_8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911.jpg</text:p>
          </table:table-cell>
          <table:table-cell office:value-type="string" calcext:value-type="string">
            <text:p>/home/qchen/Downloads/CarND-Project3/IMG/left_2017_03_01_13_54_28_911.jpg</text:p>
          </table:table-cell>
          <table:table-cell office:value-type="string" calcext:value-type="string">
            <text:p>/home/qchen/Downloads/CarND-Project3/IMG/right_2017_03_01_13_54_28_9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8_991.jpg</text:p>
          </table:table-cell>
          <table:table-cell office:value-type="string" calcext:value-type="string">
            <text:p>/home/qchen/Downloads/CarND-Project3/IMG/left_2017_03_01_13_54_28_991.jpg</text:p>
          </table:table-cell>
          <table:table-cell office:value-type="string" calcext:value-type="string">
            <text:p>/home/qchen/Downloads/CarND-Project3/IMG/right_2017_03_01_13_54_28_9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073.jpg</text:p>
          </table:table-cell>
          <table:table-cell office:value-type="string" calcext:value-type="string">
            <text:p>/home/qchen/Downloads/CarND-Project3/IMG/left_2017_03_01_13_54_29_073.jpg</text:p>
          </table:table-cell>
          <table:table-cell office:value-type="string" calcext:value-type="string">
            <text:p>/home/qchen/Downloads/CarND-Project3/IMG/right_2017_03_01_13_54_29_07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155.jpg</text:p>
          </table:table-cell>
          <table:table-cell office:value-type="string" calcext:value-type="string">
            <text:p>/home/qchen/Downloads/CarND-Project3/IMG/left_2017_03_01_13_54_29_155.jpg</text:p>
          </table:table-cell>
          <table:table-cell office:value-type="string" calcext:value-type="string">
            <text:p>/home/qchen/Downloads/CarND-Project3/IMG/right_2017_03_01_13_54_29_15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236.jpg</text:p>
          </table:table-cell>
          <table:table-cell office:value-type="string" calcext:value-type="string">
            <text:p>/home/qchen/Downloads/CarND-Project3/IMG/left_2017_03_01_13_54_29_236.jpg</text:p>
          </table:table-cell>
          <table:table-cell office:value-type="string" calcext:value-type="string">
            <text:p>/home/qchen/Downloads/CarND-Project3/IMG/right_2017_03_01_13_54_29_2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322.jpg</text:p>
          </table:table-cell>
          <table:table-cell office:value-type="string" calcext:value-type="string">
            <text:p>/home/qchen/Downloads/CarND-Project3/IMG/left_2017_03_01_13_54_29_322.jpg</text:p>
          </table:table-cell>
          <table:table-cell office:value-type="string" calcext:value-type="string">
            <text:p>/home/qchen/Downloads/CarND-Project3/IMG/right_2017_03_01_13_54_29_322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68" calcext:value-type="float">
            <text:p>30.1876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401.jpg</text:p>
          </table:table-cell>
          <table:table-cell office:value-type="string" calcext:value-type="string">
            <text:p>/home/qchen/Downloads/CarND-Project3/IMG/left_2017_03_01_13_54_29_401.jpg</text:p>
          </table:table-cell>
          <table:table-cell office:value-type="string" calcext:value-type="string">
            <text:p>/home/qchen/Downloads/CarND-Project3/IMG/right_2017_03_01_13_54_29_401.jpg</text:p>
          </table:table-cell>
          <table:table-cell office:value-type="float" office:value="-0.119261" calcext:value-type="float">
            <text:p>-0.119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2" calcext:value-type="float">
            <text:p>30.188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483.jpg</text:p>
          </table:table-cell>
          <table:table-cell office:value-type="string" calcext:value-type="string">
            <text:p>/home/qchen/Downloads/CarND-Project3/IMG/left_2017_03_01_13_54_29_483.jpg</text:p>
          </table:table-cell>
          <table:table-cell office:value-type="string" calcext:value-type="string">
            <text:p>/home/qchen/Downloads/CarND-Project3/IMG/right_2017_03_01_13_54_29_4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566.jpg</text:p>
          </table:table-cell>
          <table:table-cell office:value-type="string" calcext:value-type="string">
            <text:p>/home/qchen/Downloads/CarND-Project3/IMG/left_2017_03_01_13_54_29_566.jpg</text:p>
          </table:table-cell>
          <table:table-cell office:value-type="string" calcext:value-type="string">
            <text:p>/home/qchen/Downloads/CarND-Project3/IMG/right_2017_03_01_13_54_29_5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1" calcext:value-type="float">
            <text:p>30.190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649.jpg</text:p>
          </table:table-cell>
          <table:table-cell office:value-type="string" calcext:value-type="string">
            <text:p>/home/qchen/Downloads/CarND-Project3/IMG/left_2017_03_01_13_54_29_649.jpg</text:p>
          </table:table-cell>
          <table:table-cell office:value-type="string" calcext:value-type="string">
            <text:p>/home/qchen/Downloads/CarND-Project3/IMG/right_2017_03_01_13_54_29_64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729.jpg</text:p>
          </table:table-cell>
          <table:table-cell office:value-type="string" calcext:value-type="string">
            <text:p>/home/qchen/Downloads/CarND-Project3/IMG/left_2017_03_01_13_54_29_729.jpg</text:p>
          </table:table-cell>
          <table:table-cell office:value-type="string" calcext:value-type="string">
            <text:p>/home/qchen/Downloads/CarND-Project3/IMG/right_2017_03_01_13_54_29_729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481" calcext:value-type="float">
            <text:p>30.1848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814.jpg</text:p>
          </table:table-cell>
          <table:table-cell office:value-type="string" calcext:value-type="string">
            <text:p>/home/qchen/Downloads/CarND-Project3/IMG/left_2017_03_01_13_54_29_814.jpg</text:p>
          </table:table-cell>
          <table:table-cell office:value-type="string" calcext:value-type="string">
            <text:p>/home/qchen/Downloads/CarND-Project3/IMG/right_2017_03_01_13_54_29_8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6" calcext:value-type="float">
            <text:p>30.1899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896.jpg</text:p>
          </table:table-cell>
          <table:table-cell office:value-type="string" calcext:value-type="string">
            <text:p>/home/qchen/Downloads/CarND-Project3/IMG/left_2017_03_01_13_54_29_896.jpg</text:p>
          </table:table-cell>
          <table:table-cell office:value-type="string" calcext:value-type="string">
            <text:p>/home/qchen/Downloads/CarND-Project3/IMG/right_2017_03_01_13_54_29_8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4" calcext:value-type="float">
            <text:p>30.1902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29_978.jpg</text:p>
          </table:table-cell>
          <table:table-cell office:value-type="string" calcext:value-type="string">
            <text:p>/home/qchen/Downloads/CarND-Project3/IMG/left_2017_03_01_13_54_29_978.jpg</text:p>
          </table:table-cell>
          <table:table-cell office:value-type="string" calcext:value-type="string">
            <text:p>/home/qchen/Downloads/CarND-Project3/IMG/right_2017_03_01_13_54_29_9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062.jpg</text:p>
          </table:table-cell>
          <table:table-cell office:value-type="string" calcext:value-type="string">
            <text:p>/home/qchen/Downloads/CarND-Project3/IMG/left_2017_03_01_13_54_30_062.jpg</text:p>
          </table:table-cell>
          <table:table-cell office:value-type="string" calcext:value-type="string">
            <text:p>/home/qchen/Downloads/CarND-Project3/IMG/right_2017_03_01_13_54_30_0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146.jpg</text:p>
          </table:table-cell>
          <table:table-cell office:value-type="string" calcext:value-type="string">
            <text:p>/home/qchen/Downloads/CarND-Project3/IMG/left_2017_03_01_13_54_30_146.jpg</text:p>
          </table:table-cell>
          <table:table-cell office:value-type="string" calcext:value-type="string">
            <text:p>/home/qchen/Downloads/CarND-Project3/IMG/right_2017_03_01_13_54_30_1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230.jpg</text:p>
          </table:table-cell>
          <table:table-cell office:value-type="string" calcext:value-type="string">
            <text:p>/home/qchen/Downloads/CarND-Project3/IMG/left_2017_03_01_13_54_30_230.jpg</text:p>
          </table:table-cell>
          <table:table-cell office:value-type="string" calcext:value-type="string">
            <text:p>/home/qchen/Downloads/CarND-Project3/IMG/right_2017_03_01_13_54_30_230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95" calcext:value-type="float">
            <text:p>30.1799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310.jpg</text:p>
          </table:table-cell>
          <table:table-cell office:value-type="string" calcext:value-type="string">
            <text:p>/home/qchen/Downloads/CarND-Project3/IMG/left_2017_03_01_13_54_30_310.jpg</text:p>
          </table:table-cell>
          <table:table-cell office:value-type="string" calcext:value-type="string">
            <text:p>/home/qchen/Downloads/CarND-Project3/IMG/right_2017_03_01_13_54_30_310.jpg</text:p>
          </table:table-cell>
          <table:table-cell office:value-type="float" office:value="-0.2387694" calcext:value-type="float">
            <text:p>-0.23876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097" calcext:value-type="float">
            <text:p>30.1809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392.jpg</text:p>
          </table:table-cell>
          <table:table-cell office:value-type="string" calcext:value-type="string">
            <text:p>/home/qchen/Downloads/CarND-Project3/IMG/left_2017_03_01_13_54_30_392.jpg</text:p>
          </table:table-cell>
          <table:table-cell office:value-type="string" calcext:value-type="string">
            <text:p>/home/qchen/Downloads/CarND-Project3/IMG/right_2017_03_01_13_54_30_3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88" calcext:value-type="float">
            <text:p>30.1888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474.jpg</text:p>
          </table:table-cell>
          <table:table-cell office:value-type="string" calcext:value-type="string">
            <text:p>/home/qchen/Downloads/CarND-Project3/IMG/left_2017_03_01_13_54_30_474.jpg</text:p>
          </table:table-cell>
          <table:table-cell office:value-type="string" calcext:value-type="string">
            <text:p>/home/qchen/Downloads/CarND-Project3/IMG/right_2017_03_01_13_54_30_4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4" calcext:value-type="float">
            <text:p>30.189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554.jpg</text:p>
          </table:table-cell>
          <table:table-cell office:value-type="string" calcext:value-type="string">
            <text:p>/home/qchen/Downloads/CarND-Project3/IMG/left_2017_03_01_13_54_30_554.jpg</text:p>
          </table:table-cell>
          <table:table-cell office:value-type="string" calcext:value-type="string">
            <text:p>/home/qchen/Downloads/CarND-Project3/IMG/right_2017_03_01_13_54_30_55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2" calcext:value-type="float">
            <text:p>30.1902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636.jpg</text:p>
          </table:table-cell>
          <table:table-cell office:value-type="string" calcext:value-type="string">
            <text:p>/home/qchen/Downloads/CarND-Project3/IMG/left_2017_03_01_13_54_30_636.jpg</text:p>
          </table:table-cell>
          <table:table-cell office:value-type="string" calcext:value-type="string">
            <text:p>/home/qchen/Downloads/CarND-Project3/IMG/right_2017_03_01_13_54_30_6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716.jpg</text:p>
          </table:table-cell>
          <table:table-cell office:value-type="string" calcext:value-type="string">
            <text:p>/home/qchen/Downloads/CarND-Project3/IMG/left_2017_03_01_13_54_30_716.jpg</text:p>
          </table:table-cell>
          <table:table-cell office:value-type="string" calcext:value-type="string">
            <text:p>/home/qchen/Downloads/CarND-Project3/IMG/right_2017_03_01_13_54_30_7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800.jpg</text:p>
          </table:table-cell>
          <table:table-cell office:value-type="string" calcext:value-type="string">
            <text:p>/home/qchen/Downloads/CarND-Project3/IMG/left_2017_03_01_13_54_30_800.jpg</text:p>
          </table:table-cell>
          <table:table-cell office:value-type="string" calcext:value-type="string">
            <text:p>/home/qchen/Downloads/CarND-Project3/IMG/right_2017_03_01_13_54_30_8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879.jpg</text:p>
          </table:table-cell>
          <table:table-cell office:value-type="string" calcext:value-type="string">
            <text:p>/home/qchen/Downloads/CarND-Project3/IMG/left_2017_03_01_13_54_30_879.jpg</text:p>
          </table:table-cell>
          <table:table-cell office:value-type="string" calcext:value-type="string">
            <text:p>/home/qchen/Downloads/CarND-Project3/IMG/right_2017_03_01_13_54_30_87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0_963.jpg</text:p>
          </table:table-cell>
          <table:table-cell office:value-type="string" calcext:value-type="string">
            <text:p>/home/qchen/Downloads/CarND-Project3/IMG/left_2017_03_01_13_54_30_963.jpg</text:p>
          </table:table-cell>
          <table:table-cell office:value-type="string" calcext:value-type="string">
            <text:p>/home/qchen/Downloads/CarND-Project3/IMG/right_2017_03_01_13_54_30_9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043.jpg</text:p>
          </table:table-cell>
          <table:table-cell office:value-type="string" calcext:value-type="string">
            <text:p>/home/qchen/Downloads/CarND-Project3/IMG/left_2017_03_01_13_54_31_043.jpg</text:p>
          </table:table-cell>
          <table:table-cell office:value-type="string" calcext:value-type="string">
            <text:p>/home/qchen/Downloads/CarND-Project3/IMG/right_2017_03_01_13_54_31_0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125.jpg</text:p>
          </table:table-cell>
          <table:table-cell office:value-type="string" calcext:value-type="string">
            <text:p>/home/qchen/Downloads/CarND-Project3/IMG/left_2017_03_01_13_54_31_125.jpg</text:p>
          </table:table-cell>
          <table:table-cell office:value-type="string" calcext:value-type="string">
            <text:p>/home/qchen/Downloads/CarND-Project3/IMG/right_2017_03_01_13_54_31_1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206.jpg</text:p>
          </table:table-cell>
          <table:table-cell office:value-type="string" calcext:value-type="string">
            <text:p>/home/qchen/Downloads/CarND-Project3/IMG/left_2017_03_01_13_54_31_206.jpg</text:p>
          </table:table-cell>
          <table:table-cell office:value-type="string" calcext:value-type="string">
            <text:p>/home/qchen/Downloads/CarND-Project3/IMG/right_2017_03_01_13_54_31_2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289.jpg</text:p>
          </table:table-cell>
          <table:table-cell office:value-type="string" calcext:value-type="string">
            <text:p>/home/qchen/Downloads/CarND-Project3/IMG/left_2017_03_01_13_54_31_289.jpg</text:p>
          </table:table-cell>
          <table:table-cell office:value-type="string" calcext:value-type="string">
            <text:p>/home/qchen/Downloads/CarND-Project3/IMG/right_2017_03_01_13_54_31_28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369.jpg</text:p>
          </table:table-cell>
          <table:table-cell office:value-type="string" calcext:value-type="string">
            <text:p>/home/qchen/Downloads/CarND-Project3/IMG/left_2017_03_01_13_54_31_369.jpg</text:p>
          </table:table-cell>
          <table:table-cell office:value-type="string" calcext:value-type="string">
            <text:p>/home/qchen/Downloads/CarND-Project3/IMG/right_2017_03_01_13_54_31_3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450.jpg</text:p>
          </table:table-cell>
          <table:table-cell office:value-type="string" calcext:value-type="string">
            <text:p>/home/qchen/Downloads/CarND-Project3/IMG/left_2017_03_01_13_54_31_450.jpg</text:p>
          </table:table-cell>
          <table:table-cell office:value-type="string" calcext:value-type="string">
            <text:p>/home/qchen/Downloads/CarND-Project3/IMG/right_2017_03_01_13_54_31_4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532.jpg</text:p>
          </table:table-cell>
          <table:table-cell office:value-type="string" calcext:value-type="string">
            <text:p>/home/qchen/Downloads/CarND-Project3/IMG/left_2017_03_01_13_54_31_532.jpg</text:p>
          </table:table-cell>
          <table:table-cell office:value-type="string" calcext:value-type="string">
            <text:p>/home/qchen/Downloads/CarND-Project3/IMG/right_2017_03_01_13_54_31_5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613.jpg</text:p>
          </table:table-cell>
          <table:table-cell office:value-type="string" calcext:value-type="string">
            <text:p>/home/qchen/Downloads/CarND-Project3/IMG/left_2017_03_01_13_54_31_613.jpg</text:p>
          </table:table-cell>
          <table:table-cell office:value-type="string" calcext:value-type="string">
            <text:p>/home/qchen/Downloads/CarND-Project3/IMG/right_2017_03_01_13_54_31_6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697.jpg</text:p>
          </table:table-cell>
          <table:table-cell office:value-type="string" calcext:value-type="string">
            <text:p>/home/qchen/Downloads/CarND-Project3/IMG/left_2017_03_01_13_54_31_697.jpg</text:p>
          </table:table-cell>
          <table:table-cell office:value-type="string" calcext:value-type="string">
            <text:p>/home/qchen/Downloads/CarND-Project3/IMG/right_2017_03_01_13_54_31_6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778.jpg</text:p>
          </table:table-cell>
          <table:table-cell office:value-type="string" calcext:value-type="string">
            <text:p>/home/qchen/Downloads/CarND-Project3/IMG/left_2017_03_01_13_54_31_778.jpg</text:p>
          </table:table-cell>
          <table:table-cell office:value-type="string" calcext:value-type="string">
            <text:p>/home/qchen/Downloads/CarND-Project3/IMG/right_2017_03_01_13_54_31_7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860.jpg</text:p>
          </table:table-cell>
          <table:table-cell office:value-type="string" calcext:value-type="string">
            <text:p>/home/qchen/Downloads/CarND-Project3/IMG/left_2017_03_01_13_54_31_860.jpg</text:p>
          </table:table-cell>
          <table:table-cell office:value-type="string" calcext:value-type="string">
            <text:p>/home/qchen/Downloads/CarND-Project3/IMG/right_2017_03_01_13_54_31_8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1_942.jpg</text:p>
          </table:table-cell>
          <table:table-cell office:value-type="string" calcext:value-type="string">
            <text:p>/home/qchen/Downloads/CarND-Project3/IMG/left_2017_03_01_13_54_31_942.jpg</text:p>
          </table:table-cell>
          <table:table-cell office:value-type="string" calcext:value-type="string">
            <text:p>/home/qchen/Downloads/CarND-Project3/IMG/right_2017_03_01_13_54_31_9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025.jpg</text:p>
          </table:table-cell>
          <table:table-cell office:value-type="string" calcext:value-type="string">
            <text:p>/home/qchen/Downloads/CarND-Project3/IMG/left_2017_03_01_13_54_32_025.jpg</text:p>
          </table:table-cell>
          <table:table-cell office:value-type="string" calcext:value-type="string">
            <text:p>/home/qchen/Downloads/CarND-Project3/IMG/right_2017_03_01_13_54_32_0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108.jpg</text:p>
          </table:table-cell>
          <table:table-cell office:value-type="string" calcext:value-type="string">
            <text:p>/home/qchen/Downloads/CarND-Project3/IMG/left_2017_03_01_13_54_32_108.jpg</text:p>
          </table:table-cell>
          <table:table-cell office:value-type="string" calcext:value-type="string">
            <text:p>/home/qchen/Downloads/CarND-Project3/IMG/right_2017_03_01_13_54_32_1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191.jpg</text:p>
          </table:table-cell>
          <table:table-cell office:value-type="string" calcext:value-type="string">
            <text:p>/home/qchen/Downloads/CarND-Project3/IMG/left_2017_03_01_13_54_32_191.jpg</text:p>
          </table:table-cell>
          <table:table-cell office:value-type="string" calcext:value-type="string">
            <text:p>/home/qchen/Downloads/CarND-Project3/IMG/right_2017_03_01_13_54_32_1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273.jpg</text:p>
          </table:table-cell>
          <table:table-cell office:value-type="string" calcext:value-type="string">
            <text:p>/home/qchen/Downloads/CarND-Project3/IMG/left_2017_03_01_13_54_32_273.jpg</text:p>
          </table:table-cell>
          <table:table-cell office:value-type="string" calcext:value-type="string">
            <text:p>/home/qchen/Downloads/CarND-Project3/IMG/right_2017_03_01_13_54_32_273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84" calcext:value-type="float">
            <text:p>30.179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356.jpg</text:p>
          </table:table-cell>
          <table:table-cell office:value-type="string" calcext:value-type="string">
            <text:p>/home/qchen/Downloads/CarND-Project3/IMG/left_2017_03_01_13_54_32_356.jpg</text:p>
          </table:table-cell>
          <table:table-cell office:value-type="string" calcext:value-type="string">
            <text:p>/home/qchen/Downloads/CarND-Project3/IMG/right_2017_03_01_13_54_32_3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437.jpg</text:p>
          </table:table-cell>
          <table:table-cell office:value-type="string" calcext:value-type="string">
            <text:p>/home/qchen/Downloads/CarND-Project3/IMG/left_2017_03_01_13_54_32_437.jpg</text:p>
          </table:table-cell>
          <table:table-cell office:value-type="string" calcext:value-type="string">
            <text:p>/home/qchen/Downloads/CarND-Project3/IMG/right_2017_03_01_13_54_32_4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3" calcext:value-type="float">
            <text:p>30.1901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517.jpg</text:p>
          </table:table-cell>
          <table:table-cell office:value-type="string" calcext:value-type="string">
            <text:p>/home/qchen/Downloads/CarND-Project3/IMG/left_2017_03_01_13_54_32_517.jpg</text:p>
          </table:table-cell>
          <table:table-cell office:value-type="string" calcext:value-type="string">
            <text:p>/home/qchen/Downloads/CarND-Project3/IMG/right_2017_03_01_13_54_32_5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601.jpg</text:p>
          </table:table-cell>
          <table:table-cell office:value-type="string" calcext:value-type="string">
            <text:p>/home/qchen/Downloads/CarND-Project3/IMG/left_2017_03_01_13_54_32_601.jpg</text:p>
          </table:table-cell>
          <table:table-cell office:value-type="string" calcext:value-type="string">
            <text:p>/home/qchen/Downloads/CarND-Project3/IMG/right_2017_03_01_13_54_32_6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683.jpg</text:p>
          </table:table-cell>
          <table:table-cell office:value-type="string" calcext:value-type="string">
            <text:p>/home/qchen/Downloads/CarND-Project3/IMG/left_2017_03_01_13_54_32_683.jpg</text:p>
          </table:table-cell>
          <table:table-cell office:value-type="string" calcext:value-type="string">
            <text:p>/home/qchen/Downloads/CarND-Project3/IMG/right_2017_03_01_13_54_32_6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767.jpg</text:p>
          </table:table-cell>
          <table:table-cell office:value-type="string" calcext:value-type="string">
            <text:p>/home/qchen/Downloads/CarND-Project3/IMG/left_2017_03_01_13_54_32_767.jpg</text:p>
          </table:table-cell>
          <table:table-cell office:value-type="string" calcext:value-type="string">
            <text:p>/home/qchen/Downloads/CarND-Project3/IMG/right_2017_03_01_13_54_32_7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848.jpg</text:p>
          </table:table-cell>
          <table:table-cell office:value-type="string" calcext:value-type="string">
            <text:p>/home/qchen/Downloads/CarND-Project3/IMG/left_2017_03_01_13_54_32_848.jpg</text:p>
          </table:table-cell>
          <table:table-cell office:value-type="string" calcext:value-type="string">
            <text:p>/home/qchen/Downloads/CarND-Project3/IMG/right_2017_03_01_13_54_32_8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2_930.jpg</text:p>
          </table:table-cell>
          <table:table-cell office:value-type="string" calcext:value-type="string">
            <text:p>/home/qchen/Downloads/CarND-Project3/IMG/left_2017_03_01_13_54_32_930.jpg</text:p>
          </table:table-cell>
          <table:table-cell office:value-type="string" calcext:value-type="string">
            <text:p>/home/qchen/Downloads/CarND-Project3/IMG/right_2017_03_01_13_54_32_9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014.jpg</text:p>
          </table:table-cell>
          <table:table-cell office:value-type="string" calcext:value-type="string">
            <text:p>/home/qchen/Downloads/CarND-Project3/IMG/left_2017_03_01_13_54_33_014.jpg</text:p>
          </table:table-cell>
          <table:table-cell office:value-type="string" calcext:value-type="string">
            <text:p>/home/qchen/Downloads/CarND-Project3/IMG/right_2017_03_01_13_54_33_0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095.jpg</text:p>
          </table:table-cell>
          <table:table-cell office:value-type="string" calcext:value-type="string">
            <text:p>/home/qchen/Downloads/CarND-Project3/IMG/left_2017_03_01_13_54_33_095.jpg</text:p>
          </table:table-cell>
          <table:table-cell office:value-type="string" calcext:value-type="string">
            <text:p>/home/qchen/Downloads/CarND-Project3/IMG/right_2017_03_01_13_54_33_0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180.jpg</text:p>
          </table:table-cell>
          <table:table-cell office:value-type="string" calcext:value-type="string">
            <text:p>/home/qchen/Downloads/CarND-Project3/IMG/left_2017_03_01_13_54_33_180.jpg</text:p>
          </table:table-cell>
          <table:table-cell office:value-type="string" calcext:value-type="string">
            <text:p>/home/qchen/Downloads/CarND-Project3/IMG/right_2017_03_01_13_54_33_1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264.jpg</text:p>
          </table:table-cell>
          <table:table-cell office:value-type="string" calcext:value-type="string">
            <text:p>/home/qchen/Downloads/CarND-Project3/IMG/left_2017_03_01_13_54_33_264.jpg</text:p>
          </table:table-cell>
          <table:table-cell office:value-type="string" calcext:value-type="string">
            <text:p>/home/qchen/Downloads/CarND-Project3/IMG/right_2017_03_01_13_54_33_2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344.jpg</text:p>
          </table:table-cell>
          <table:table-cell office:value-type="string" calcext:value-type="string">
            <text:p>/home/qchen/Downloads/CarND-Project3/IMG/left_2017_03_01_13_54_33_344.jpg</text:p>
          </table:table-cell>
          <table:table-cell office:value-type="string" calcext:value-type="string">
            <text:p>/home/qchen/Downloads/CarND-Project3/IMG/right_2017_03_01_13_54_33_3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428.jpg</text:p>
          </table:table-cell>
          <table:table-cell office:value-type="string" calcext:value-type="string">
            <text:p>/home/qchen/Downloads/CarND-Project3/IMG/left_2017_03_01_13_54_33_428.jpg</text:p>
          </table:table-cell>
          <table:table-cell office:value-type="string" calcext:value-type="string">
            <text:p>/home/qchen/Downloads/CarND-Project3/IMG/right_2017_03_01_13_54_33_4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510.jpg</text:p>
          </table:table-cell>
          <table:table-cell office:value-type="string" calcext:value-type="string">
            <text:p>/home/qchen/Downloads/CarND-Project3/IMG/left_2017_03_01_13_54_33_510.jpg</text:p>
          </table:table-cell>
          <table:table-cell office:value-type="string" calcext:value-type="string">
            <text:p>/home/qchen/Downloads/CarND-Project3/IMG/right_2017_03_01_13_54_33_5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593.jpg</text:p>
          </table:table-cell>
          <table:table-cell office:value-type="string" calcext:value-type="string">
            <text:p>/home/qchen/Downloads/CarND-Project3/IMG/left_2017_03_01_13_54_33_593.jpg</text:p>
          </table:table-cell>
          <table:table-cell office:value-type="string" calcext:value-type="string">
            <text:p>/home/qchen/Downloads/CarND-Project3/IMG/right_2017_03_01_13_54_33_59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675.jpg</text:p>
          </table:table-cell>
          <table:table-cell office:value-type="string" calcext:value-type="string">
            <text:p>/home/qchen/Downloads/CarND-Project3/IMG/left_2017_03_01_13_54_33_675.jpg</text:p>
          </table:table-cell>
          <table:table-cell office:value-type="string" calcext:value-type="string">
            <text:p>/home/qchen/Downloads/CarND-Project3/IMG/right_2017_03_01_13_54_33_6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759.jpg</text:p>
          </table:table-cell>
          <table:table-cell office:value-type="string" calcext:value-type="string">
            <text:p>/home/qchen/Downloads/CarND-Project3/IMG/left_2017_03_01_13_54_33_759.jpg</text:p>
          </table:table-cell>
          <table:table-cell office:value-type="string" calcext:value-type="string">
            <text:p>/home/qchen/Downloads/CarND-Project3/IMG/right_2017_03_01_13_54_33_75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1" calcext:value-type="float">
            <text:p>30.190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842.jpg</text:p>
          </table:table-cell>
          <table:table-cell office:value-type="string" calcext:value-type="string">
            <text:p>/home/qchen/Downloads/CarND-Project3/IMG/left_2017_03_01_13_54_33_842.jpg</text:p>
          </table:table-cell>
          <table:table-cell office:value-type="string" calcext:value-type="string">
            <text:p>/home/qchen/Downloads/CarND-Project3/IMG/right_2017_03_01_13_54_33_8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3_924.jpg</text:p>
          </table:table-cell>
          <table:table-cell office:value-type="string" calcext:value-type="string">
            <text:p>/home/qchen/Downloads/CarND-Project3/IMG/left_2017_03_01_13_54_33_924.jpg</text:p>
          </table:table-cell>
          <table:table-cell office:value-type="string" calcext:value-type="string">
            <text:p>/home/qchen/Downloads/CarND-Project3/IMG/right_2017_03_01_13_54_33_9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007.jpg</text:p>
          </table:table-cell>
          <table:table-cell office:value-type="string" calcext:value-type="string">
            <text:p>/home/qchen/Downloads/CarND-Project3/IMG/left_2017_03_01_13_54_34_007.jpg</text:p>
          </table:table-cell>
          <table:table-cell office:value-type="string" calcext:value-type="string">
            <text:p>/home/qchen/Downloads/CarND-Project3/IMG/right_2017_03_01_13_54_34_007.jpg</text:p>
          </table:table-cell>
          <table:table-cell office:value-type="float" office:value="-0.1240348" calcext:value-type="float">
            <text:p>-0.1240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79" calcext:value-type="float">
            <text:p>30.1857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094.jpg</text:p>
          </table:table-cell>
          <table:table-cell office:value-type="string" calcext:value-type="string">
            <text:p>/home/qchen/Downloads/CarND-Project3/IMG/left_2017_03_01_13_54_34_094.jpg</text:p>
          </table:table-cell>
          <table:table-cell office:value-type="string" calcext:value-type="string">
            <text:p>/home/qchen/Downloads/CarND-Project3/IMG/right_2017_03_01_13_54_34_0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8" calcext:value-type="float">
            <text:p>30.190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179.jpg</text:p>
          </table:table-cell>
          <table:table-cell office:value-type="string" calcext:value-type="string">
            <text:p>/home/qchen/Downloads/CarND-Project3/IMG/left_2017_03_01_13_54_34_179.jpg</text:p>
          </table:table-cell>
          <table:table-cell office:value-type="string" calcext:value-type="string">
            <text:p>/home/qchen/Downloads/CarND-Project3/IMG/right_2017_03_01_13_54_34_17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5" calcext:value-type="float">
            <text:p>30.1902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264.jpg</text:p>
          </table:table-cell>
          <table:table-cell office:value-type="string" calcext:value-type="string">
            <text:p>/home/qchen/Downloads/CarND-Project3/IMG/left_2017_03_01_13_54_34_264.jpg</text:p>
          </table:table-cell>
          <table:table-cell office:value-type="string" calcext:value-type="string">
            <text:p>/home/qchen/Downloads/CarND-Project3/IMG/right_2017_03_01_13_54_34_2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346.jpg</text:p>
          </table:table-cell>
          <table:table-cell office:value-type="string" calcext:value-type="string">
            <text:p>/home/qchen/Downloads/CarND-Project3/IMG/left_2017_03_01_13_54_34_346.jpg</text:p>
          </table:table-cell>
          <table:table-cell office:value-type="string" calcext:value-type="string">
            <text:p>/home/qchen/Downloads/CarND-Project3/IMG/right_2017_03_01_13_54_34_3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428.jpg</text:p>
          </table:table-cell>
          <table:table-cell office:value-type="string" calcext:value-type="string">
            <text:p>/home/qchen/Downloads/CarND-Project3/IMG/left_2017_03_01_13_54_34_428.jpg</text:p>
          </table:table-cell>
          <table:table-cell office:value-type="string" calcext:value-type="string">
            <text:p>/home/qchen/Downloads/CarND-Project3/IMG/right_2017_03_01_13_54_34_4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513.jpg</text:p>
          </table:table-cell>
          <table:table-cell office:value-type="string" calcext:value-type="string">
            <text:p>/home/qchen/Downloads/CarND-Project3/IMG/left_2017_03_01_13_54_34_513.jpg</text:p>
          </table:table-cell>
          <table:table-cell office:value-type="string" calcext:value-type="string">
            <text:p>/home/qchen/Downloads/CarND-Project3/IMG/right_2017_03_01_13_54_34_5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595.jpg</text:p>
          </table:table-cell>
          <table:table-cell office:value-type="string" calcext:value-type="string">
            <text:p>/home/qchen/Downloads/CarND-Project3/IMG/left_2017_03_01_13_54_34_595.jpg</text:p>
          </table:table-cell>
          <table:table-cell office:value-type="string" calcext:value-type="string">
            <text:p>/home/qchen/Downloads/CarND-Project3/IMG/right_2017_03_01_13_54_34_5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677.jpg</text:p>
          </table:table-cell>
          <table:table-cell office:value-type="string" calcext:value-type="string">
            <text:p>/home/qchen/Downloads/CarND-Project3/IMG/left_2017_03_01_13_54_34_677.jpg</text:p>
          </table:table-cell>
          <table:table-cell office:value-type="string" calcext:value-type="string">
            <text:p>/home/qchen/Downloads/CarND-Project3/IMG/right_2017_03_01_13_54_34_6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761.jpg</text:p>
          </table:table-cell>
          <table:table-cell office:value-type="string" calcext:value-type="string">
            <text:p>/home/qchen/Downloads/CarND-Project3/IMG/left_2017_03_01_13_54_34_761.jpg</text:p>
          </table:table-cell>
          <table:table-cell office:value-type="string" calcext:value-type="string">
            <text:p>/home/qchen/Downloads/CarND-Project3/IMG/right_2017_03_01_13_54_34_7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849.jpg</text:p>
          </table:table-cell>
          <table:table-cell office:value-type="string" calcext:value-type="string">
            <text:p>/home/qchen/Downloads/CarND-Project3/IMG/left_2017_03_01_13_54_34_849.jpg</text:p>
          </table:table-cell>
          <table:table-cell office:value-type="string" calcext:value-type="string">
            <text:p>/home/qchen/Downloads/CarND-Project3/IMG/right_2017_03_01_13_54_34_849.jpg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7984" calcext:value-type="float">
            <text:p>30.1798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4_928.jpg</text:p>
          </table:table-cell>
          <table:table-cell office:value-type="string" calcext:value-type="string">
            <text:p>/home/qchen/Downloads/CarND-Project3/IMG/left_2017_03_01_13_54_34_928.jpg</text:p>
          </table:table-cell>
          <table:table-cell office:value-type="string" calcext:value-type="string">
            <text:p>/home/qchen/Downloads/CarND-Project3/IMG/right_2017_03_01_13_54_34_928.jpg</text:p>
          </table:table-cell>
          <table:table-cell office:value-type="float" office:value="-0.02303649" calcext:value-type="float">
            <text:p>-0.02303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6" calcext:value-type="float">
            <text:p>30.190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017.jpg</text:p>
          </table:table-cell>
          <table:table-cell office:value-type="string" calcext:value-type="string">
            <text:p>/home/qchen/Downloads/CarND-Project3/IMG/left_2017_03_01_13_54_35_017.jpg</text:p>
          </table:table-cell>
          <table:table-cell office:value-type="string" calcext:value-type="string">
            <text:p>/home/qchen/Downloads/CarND-Project3/IMG/right_2017_03_01_13_54_35_0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4" calcext:value-type="float">
            <text:p>30.1900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097.jpg</text:p>
          </table:table-cell>
          <table:table-cell office:value-type="string" calcext:value-type="string">
            <text:p>/home/qchen/Downloads/CarND-Project3/IMG/left_2017_03_01_13_54_35_097.jpg</text:p>
          </table:table-cell>
          <table:table-cell office:value-type="string" calcext:value-type="string">
            <text:p>/home/qchen/Downloads/CarND-Project3/IMG/right_2017_03_01_13_54_35_0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3" calcext:value-type="float">
            <text:p>30.1902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180.jpg</text:p>
          </table:table-cell>
          <table:table-cell office:value-type="string" calcext:value-type="string">
            <text:p>/home/qchen/Downloads/CarND-Project3/IMG/left_2017_03_01_13_54_35_180.jpg</text:p>
          </table:table-cell>
          <table:table-cell office:value-type="string" calcext:value-type="string">
            <text:p>/home/qchen/Downloads/CarND-Project3/IMG/right_2017_03_01_13_54_35_1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264.jpg</text:p>
          </table:table-cell>
          <table:table-cell office:value-type="string" calcext:value-type="string">
            <text:p>/home/qchen/Downloads/CarND-Project3/IMG/left_2017_03_01_13_54_35_264.jpg</text:p>
          </table:table-cell>
          <table:table-cell office:value-type="string" calcext:value-type="string">
            <text:p>/home/qchen/Downloads/CarND-Project3/IMG/right_2017_03_01_13_54_35_2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346.jpg</text:p>
          </table:table-cell>
          <table:table-cell office:value-type="string" calcext:value-type="string">
            <text:p>/home/qchen/Downloads/CarND-Project3/IMG/left_2017_03_01_13_54_35_346.jpg</text:p>
          </table:table-cell>
          <table:table-cell office:value-type="string" calcext:value-type="string">
            <text:p>/home/qchen/Downloads/CarND-Project3/IMG/right_2017_03_01_13_54_35_3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428.jpg</text:p>
          </table:table-cell>
          <table:table-cell office:value-type="string" calcext:value-type="string">
            <text:p>/home/qchen/Downloads/CarND-Project3/IMG/left_2017_03_01_13_54_35_428.jpg</text:p>
          </table:table-cell>
          <table:table-cell office:value-type="string" calcext:value-type="string">
            <text:p>/home/qchen/Downloads/CarND-Project3/IMG/right_2017_03_01_13_54_35_4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513.jpg</text:p>
          </table:table-cell>
          <table:table-cell office:value-type="string" calcext:value-type="string">
            <text:p>/home/qchen/Downloads/CarND-Project3/IMG/left_2017_03_01_13_54_35_513.jpg</text:p>
          </table:table-cell>
          <table:table-cell office:value-type="string" calcext:value-type="string">
            <text:p>/home/qchen/Downloads/CarND-Project3/IMG/right_2017_03_01_13_54_35_5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594.jpg</text:p>
          </table:table-cell>
          <table:table-cell office:value-type="string" calcext:value-type="string">
            <text:p>/home/qchen/Downloads/CarND-Project3/IMG/left_2017_03_01_13_54_35_594.jpg</text:p>
          </table:table-cell>
          <table:table-cell office:value-type="string" calcext:value-type="string">
            <text:p>/home/qchen/Downloads/CarND-Project3/IMG/right_2017_03_01_13_54_35_5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677.jpg</text:p>
          </table:table-cell>
          <table:table-cell office:value-type="string" calcext:value-type="string">
            <text:p>/home/qchen/Downloads/CarND-Project3/IMG/left_2017_03_01_13_54_35_677.jpg</text:p>
          </table:table-cell>
          <table:table-cell office:value-type="string" calcext:value-type="string">
            <text:p>/home/qchen/Downloads/CarND-Project3/IMG/right_2017_03_01_13_54_35_6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761.jpg</text:p>
          </table:table-cell>
          <table:table-cell office:value-type="string" calcext:value-type="string">
            <text:p>/home/qchen/Downloads/CarND-Project3/IMG/left_2017_03_01_13_54_35_761.jpg</text:p>
          </table:table-cell>
          <table:table-cell office:value-type="string" calcext:value-type="string">
            <text:p>/home/qchen/Downloads/CarND-Project3/IMG/right_2017_03_01_13_54_35_7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844.jpg</text:p>
          </table:table-cell>
          <table:table-cell office:value-type="string" calcext:value-type="string">
            <text:p>/home/qchen/Downloads/CarND-Project3/IMG/left_2017_03_01_13_54_35_844.jpg</text:p>
          </table:table-cell>
          <table:table-cell office:value-type="string" calcext:value-type="string">
            <text:p>/home/qchen/Downloads/CarND-Project3/IMG/right_2017_03_01_13_54_35_8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5_927.jpg</text:p>
          </table:table-cell>
          <table:table-cell office:value-type="string" calcext:value-type="string">
            <text:p>/home/qchen/Downloads/CarND-Project3/IMG/left_2017_03_01_13_54_35_927.jpg</text:p>
          </table:table-cell>
          <table:table-cell office:value-type="string" calcext:value-type="string">
            <text:p>/home/qchen/Downloads/CarND-Project3/IMG/right_2017_03_01_13_54_35_9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010.jpg</text:p>
          </table:table-cell>
          <table:table-cell office:value-type="string" calcext:value-type="string">
            <text:p>/home/qchen/Downloads/CarND-Project3/IMG/left_2017_03_01_13_54_36_010.jpg</text:p>
          </table:table-cell>
          <table:table-cell office:value-type="string" calcext:value-type="string">
            <text:p>/home/qchen/Downloads/CarND-Project3/IMG/right_2017_03_01_13_54_36_0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094.jpg</text:p>
          </table:table-cell>
          <table:table-cell office:value-type="string" calcext:value-type="string">
            <text:p>/home/qchen/Downloads/CarND-Project3/IMG/left_2017_03_01_13_54_36_094.jpg</text:p>
          </table:table-cell>
          <table:table-cell office:value-type="string" calcext:value-type="string">
            <text:p>/home/qchen/Downloads/CarND-Project3/IMG/right_2017_03_01_13_54_36_0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177.jpg</text:p>
          </table:table-cell>
          <table:table-cell office:value-type="string" calcext:value-type="string">
            <text:p>/home/qchen/Downloads/CarND-Project3/IMG/left_2017_03_01_13_54_36_177.jpg</text:p>
          </table:table-cell>
          <table:table-cell office:value-type="string" calcext:value-type="string">
            <text:p>/home/qchen/Downloads/CarND-Project3/IMG/right_2017_03_01_13_54_36_1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261.jpg</text:p>
          </table:table-cell>
          <table:table-cell office:value-type="string" calcext:value-type="string">
            <text:p>/home/qchen/Downloads/CarND-Project3/IMG/left_2017_03_01_13_54_36_261.jpg</text:p>
          </table:table-cell>
          <table:table-cell office:value-type="string" calcext:value-type="string">
            <text:p>/home/qchen/Downloads/CarND-Project3/IMG/right_2017_03_01_13_54_36_2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344.jpg</text:p>
          </table:table-cell>
          <table:table-cell office:value-type="string" calcext:value-type="string">
            <text:p>/home/qchen/Downloads/CarND-Project3/IMG/left_2017_03_01_13_54_36_344.jpg</text:p>
          </table:table-cell>
          <table:table-cell office:value-type="string" calcext:value-type="string">
            <text:p>/home/qchen/Downloads/CarND-Project3/IMG/right_2017_03_01_13_54_36_3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7" calcext:value-type="float">
            <text:p>30.1901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429.jpg</text:p>
          </table:table-cell>
          <table:table-cell office:value-type="string" calcext:value-type="string">
            <text:p>/home/qchen/Downloads/CarND-Project3/IMG/left_2017_03_01_13_54_36_429.jpg</text:p>
          </table:table-cell>
          <table:table-cell office:value-type="string" calcext:value-type="string">
            <text:p>/home/qchen/Downloads/CarND-Project3/IMG/right_2017_03_01_13_54_36_4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513.jpg</text:p>
          </table:table-cell>
          <table:table-cell office:value-type="string" calcext:value-type="string">
            <text:p>/home/qchen/Downloads/CarND-Project3/IMG/left_2017_03_01_13_54_36_513.jpg</text:p>
          </table:table-cell>
          <table:table-cell office:value-type="string" calcext:value-type="string">
            <text:p>/home/qchen/Downloads/CarND-Project3/IMG/right_2017_03_01_13_54_36_5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603.jpg</text:p>
          </table:table-cell>
          <table:table-cell office:value-type="string" calcext:value-type="string">
            <text:p>/home/qchen/Downloads/CarND-Project3/IMG/left_2017_03_01_13_54_36_603.jpg</text:p>
          </table:table-cell>
          <table:table-cell office:value-type="string" calcext:value-type="string">
            <text:p>/home/qchen/Downloads/CarND-Project3/IMG/right_2017_03_01_13_54_36_6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681.jpg</text:p>
          </table:table-cell>
          <table:table-cell office:value-type="string" calcext:value-type="string">
            <text:p>/home/qchen/Downloads/CarND-Project3/IMG/left_2017_03_01_13_54_36_681.jpg</text:p>
          </table:table-cell>
          <table:table-cell office:value-type="string" calcext:value-type="string">
            <text:p>/home/qchen/Downloads/CarND-Project3/IMG/right_2017_03_01_13_54_36_6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764.jpg</text:p>
          </table:table-cell>
          <table:table-cell office:value-type="string" calcext:value-type="string">
            <text:p>/home/qchen/Downloads/CarND-Project3/IMG/left_2017_03_01_13_54_36_764.jpg</text:p>
          </table:table-cell>
          <table:table-cell office:value-type="string" calcext:value-type="string">
            <text:p>/home/qchen/Downloads/CarND-Project3/IMG/right_2017_03_01_13_54_36_764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765" calcext:value-type="float">
            <text:p>30.187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852.jpg</text:p>
          </table:table-cell>
          <table:table-cell office:value-type="string" calcext:value-type="string">
            <text:p>/home/qchen/Downloads/CarND-Project3/IMG/left_2017_03_01_13_54_36_852.jpg</text:p>
          </table:table-cell>
          <table:table-cell office:value-type="string" calcext:value-type="string">
            <text:p>/home/qchen/Downloads/CarND-Project3/IMG/right_2017_03_01_13_54_36_852.jpg</text:p>
          </table:table-cell>
          <table:table-cell office:value-type="float" office:value="-0.1142586" calcext:value-type="float">
            <text:p>-0.1142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26" calcext:value-type="float">
            <text:p>30.1882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6_932.jpg</text:p>
          </table:table-cell>
          <table:table-cell office:value-type="string" calcext:value-type="string">
            <text:p>/home/qchen/Downloads/CarND-Project3/IMG/left_2017_03_01_13_54_36_932.jpg</text:p>
          </table:table-cell>
          <table:table-cell office:value-type="string" calcext:value-type="string">
            <text:p>/home/qchen/Downloads/CarND-Project3/IMG/right_2017_03_01_13_54_36_9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99" calcext:value-type="float">
            <text:p>30.1899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017.jpg</text:p>
          </table:table-cell>
          <table:table-cell office:value-type="string" calcext:value-type="string">
            <text:p>/home/qchen/Downloads/CarND-Project3/IMG/left_2017_03_01_13_54_37_017.jpg</text:p>
          </table:table-cell>
          <table:table-cell office:value-type="string" calcext:value-type="string">
            <text:p>/home/qchen/Downloads/CarND-Project3/IMG/right_2017_03_01_13_54_37_0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1" calcext:value-type="float">
            <text:p>30.190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107.jpg</text:p>
          </table:table-cell>
          <table:table-cell office:value-type="string" calcext:value-type="string">
            <text:p>/home/qchen/Downloads/CarND-Project3/IMG/left_2017_03_01_13_54_37_107.jpg</text:p>
          </table:table-cell>
          <table:table-cell office:value-type="string" calcext:value-type="string">
            <text:p>/home/qchen/Downloads/CarND-Project3/IMG/right_2017_03_01_13_54_37_107.jpg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512" calcext:value-type="float">
            <text:p>30.1851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184.jpg</text:p>
          </table:table-cell>
          <table:table-cell office:value-type="string" calcext:value-type="string">
            <text:p>/home/qchen/Downloads/CarND-Project3/IMG/left_2017_03_01_13_54_37_184.jpg</text:p>
          </table:table-cell>
          <table:table-cell office:value-type="string" calcext:value-type="string">
            <text:p>/home/qchen/Downloads/CarND-Project3/IMG/right_2017_03_01_13_54_37_184.jpg</text:p>
          </table:table-cell>
          <table:table-cell office:value-type="float" office:value="-0.1342941" calcext:value-type="float">
            <text:p>-0.1342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21" calcext:value-type="float">
            <text:p>30.189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271.jpg</text:p>
          </table:table-cell>
          <table:table-cell office:value-type="string" calcext:value-type="string">
            <text:p>/home/qchen/Downloads/CarND-Project3/IMG/left_2017_03_01_13_54_37_271.jpg</text:p>
          </table:table-cell>
          <table:table-cell office:value-type="string" calcext:value-type="string">
            <text:p>/home/qchen/Downloads/CarND-Project3/IMG/right_2017_03_01_13_54_37_27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8" calcext:value-type="float">
            <text:p>30.189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353.jpg</text:p>
          </table:table-cell>
          <table:table-cell office:value-type="string" calcext:value-type="string">
            <text:p>/home/qchen/Downloads/CarND-Project3/IMG/left_2017_03_01_13_54_37_353.jpg</text:p>
          </table:table-cell>
          <table:table-cell office:value-type="string" calcext:value-type="string">
            <text:p>/home/qchen/Downloads/CarND-Project3/IMG/right_2017_03_01_13_54_37_35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8" calcext:value-type="float">
            <text:p>30.190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435.jpg</text:p>
          </table:table-cell>
          <table:table-cell office:value-type="string" calcext:value-type="string">
            <text:p>/home/qchen/Downloads/CarND-Project3/IMG/left_2017_03_01_13_54_37_435.jpg</text:p>
          </table:table-cell>
          <table:table-cell office:value-type="string" calcext:value-type="string">
            <text:p>/home/qchen/Downloads/CarND-Project3/IMG/right_2017_03_01_13_54_37_43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523.jpg</text:p>
          </table:table-cell>
          <table:table-cell office:value-type="string" calcext:value-type="string">
            <text:p>/home/qchen/Downloads/CarND-Project3/IMG/left_2017_03_01_13_54_37_523.jpg</text:p>
          </table:table-cell>
          <table:table-cell office:value-type="string" calcext:value-type="string">
            <text:p>/home/qchen/Downloads/CarND-Project3/IMG/right_2017_03_01_13_54_37_523.jpg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805" calcext:value-type="float">
            <text:p>30.1880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607.jpg</text:p>
          </table:table-cell>
          <table:table-cell office:value-type="string" calcext:value-type="string">
            <text:p>/home/qchen/Downloads/CarND-Project3/IMG/left_2017_03_01_13_54_37_607.jpg</text:p>
          </table:table-cell>
          <table:table-cell office:value-type="string" calcext:value-type="string">
            <text:p>/home/qchen/Downloads/CarND-Project3/IMG/right_2017_03_01_13_54_37_607.jpg</text:p>
          </table:table-cell>
          <table:table-cell office:value-type="float" office:value="-0.06524393" calcext:value-type="float">
            <text:p>-0.065243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76" calcext:value-type="float">
            <text:p>30.1907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693.jpg</text:p>
          </table:table-cell>
          <table:table-cell office:value-type="string" calcext:value-type="string">
            <text:p>/home/qchen/Downloads/CarND-Project3/IMG/left_2017_03_01_13_54_37_693.jpg</text:p>
          </table:table-cell>
          <table:table-cell office:value-type="string" calcext:value-type="string">
            <text:p>/home/qchen/Downloads/CarND-Project3/IMG/right_2017_03_01_13_54_37_69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08" calcext:value-type="float">
            <text:p>30.1900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777.jpg</text:p>
          </table:table-cell>
          <table:table-cell office:value-type="string" calcext:value-type="string">
            <text:p>/home/qchen/Downloads/CarND-Project3/IMG/left_2017_03_01_13_54_37_777.jpg</text:p>
          </table:table-cell>
          <table:table-cell office:value-type="string" calcext:value-type="string">
            <text:p>/home/qchen/Downloads/CarND-Project3/IMG/right_2017_03_01_13_54_37_7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6" calcext:value-type="float">
            <text:p>30.1903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863.jpg</text:p>
          </table:table-cell>
          <table:table-cell office:value-type="string" calcext:value-type="string">
            <text:p>/home/qchen/Downloads/CarND-Project3/IMG/left_2017_03_01_13_54_37_863.jpg</text:p>
          </table:table-cell>
          <table:table-cell office:value-type="string" calcext:value-type="string">
            <text:p>/home/qchen/Downloads/CarND-Project3/IMG/right_2017_03_01_13_54_37_8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7_948.jpg</text:p>
          </table:table-cell>
          <table:table-cell office:value-type="string" calcext:value-type="string">
            <text:p>/home/qchen/Downloads/CarND-Project3/IMG/left_2017_03_01_13_54_37_948.jpg</text:p>
          </table:table-cell>
          <table:table-cell office:value-type="string" calcext:value-type="string">
            <text:p>/home/qchen/Downloads/CarND-Project3/IMG/right_2017_03_01_13_54_37_9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034.jpg</text:p>
          </table:table-cell>
          <table:table-cell office:value-type="string" calcext:value-type="string">
            <text:p>/home/qchen/Downloads/CarND-Project3/IMG/left_2017_03_01_13_54_38_034.jpg</text:p>
          </table:table-cell>
          <table:table-cell office:value-type="string" calcext:value-type="string">
            <text:p>/home/qchen/Downloads/CarND-Project3/IMG/right_2017_03_01_13_54_38_0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122.jpg</text:p>
          </table:table-cell>
          <table:table-cell office:value-type="string" calcext:value-type="string">
            <text:p>/home/qchen/Downloads/CarND-Project3/IMG/left_2017_03_01_13_54_38_122.jpg</text:p>
          </table:table-cell>
          <table:table-cell office:value-type="string" calcext:value-type="string">
            <text:p>/home/qchen/Downloads/CarND-Project3/IMG/right_2017_03_01_13_54_38_1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205.jpg</text:p>
          </table:table-cell>
          <table:table-cell office:value-type="string" calcext:value-type="string">
            <text:p>/home/qchen/Downloads/CarND-Project3/IMG/left_2017_03_01_13_54_38_205.jpg</text:p>
          </table:table-cell>
          <table:table-cell office:value-type="string" calcext:value-type="string">
            <text:p>/home/qchen/Downloads/CarND-Project3/IMG/right_2017_03_01_13_54_38_2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292.jpg</text:p>
          </table:table-cell>
          <table:table-cell office:value-type="string" calcext:value-type="string">
            <text:p>/home/qchen/Downloads/CarND-Project3/IMG/left_2017_03_01_13_54_38_292.jpg</text:p>
          </table:table-cell>
          <table:table-cell office:value-type="string" calcext:value-type="string">
            <text:p>/home/qchen/Downloads/CarND-Project3/IMG/right_2017_03_01_13_54_38_2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382.jpg</text:p>
          </table:table-cell>
          <table:table-cell office:value-type="string" calcext:value-type="string">
            <text:p>/home/qchen/Downloads/CarND-Project3/IMG/left_2017_03_01_13_54_38_382.jpg</text:p>
          </table:table-cell>
          <table:table-cell office:value-type="string" calcext:value-type="string">
            <text:p>/home/qchen/Downloads/CarND-Project3/IMG/right_2017_03_01_13_54_38_3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467.jpg</text:p>
          </table:table-cell>
          <table:table-cell office:value-type="string" calcext:value-type="string">
            <text:p>/home/qchen/Downloads/CarND-Project3/IMG/left_2017_03_01_13_54_38_467.jpg</text:p>
          </table:table-cell>
          <table:table-cell office:value-type="string" calcext:value-type="string">
            <text:p>/home/qchen/Downloads/CarND-Project3/IMG/right_2017_03_01_13_54_38_4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556.jpg</text:p>
          </table:table-cell>
          <table:table-cell office:value-type="string" calcext:value-type="string">
            <text:p>/home/qchen/Downloads/CarND-Project3/IMG/left_2017_03_01_13_54_38_556.jpg</text:p>
          </table:table-cell>
          <table:table-cell office:value-type="string" calcext:value-type="string">
            <text:p>/home/qchen/Downloads/CarND-Project3/IMG/right_2017_03_01_13_54_38_5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622.jpg</text:p>
          </table:table-cell>
          <table:table-cell office:value-type="string" calcext:value-type="string">
            <text:p>/home/qchen/Downloads/CarND-Project3/IMG/left_2017_03_01_13_54_38_622.jpg</text:p>
          </table:table-cell>
          <table:table-cell office:value-type="string" calcext:value-type="string">
            <text:p>/home/qchen/Downloads/CarND-Project3/IMG/right_2017_03_01_13_54_38_6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692.jpg</text:p>
          </table:table-cell>
          <table:table-cell office:value-type="string" calcext:value-type="string">
            <text:p>/home/qchen/Downloads/CarND-Project3/IMG/left_2017_03_01_13_54_38_692.jpg</text:p>
          </table:table-cell>
          <table:table-cell office:value-type="string" calcext:value-type="string">
            <text:p>/home/qchen/Downloads/CarND-Project3/IMG/right_2017_03_01_13_54_38_6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777.jpg</text:p>
          </table:table-cell>
          <table:table-cell office:value-type="string" calcext:value-type="string">
            <text:p>/home/qchen/Downloads/CarND-Project3/IMG/left_2017_03_01_13_54_38_777.jpg</text:p>
          </table:table-cell>
          <table:table-cell office:value-type="string" calcext:value-type="string">
            <text:p>/home/qchen/Downloads/CarND-Project3/IMG/right_2017_03_01_13_54_38_7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864.jpg</text:p>
          </table:table-cell>
          <table:table-cell office:value-type="string" calcext:value-type="string">
            <text:p>/home/qchen/Downloads/CarND-Project3/IMG/left_2017_03_01_13_54_38_864.jpg</text:p>
          </table:table-cell>
          <table:table-cell office:value-type="string" calcext:value-type="string">
            <text:p>/home/qchen/Downloads/CarND-Project3/IMG/right_2017_03_01_13_54_38_8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8_950.jpg</text:p>
          </table:table-cell>
          <table:table-cell office:value-type="string" calcext:value-type="string">
            <text:p>/home/qchen/Downloads/CarND-Project3/IMG/left_2017_03_01_13_54_38_950.jpg</text:p>
          </table:table-cell>
          <table:table-cell office:value-type="string" calcext:value-type="string">
            <text:p>/home/qchen/Downloads/CarND-Project3/IMG/right_2017_03_01_13_54_38_9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018.jpg</text:p>
          </table:table-cell>
          <table:table-cell office:value-type="string" calcext:value-type="string">
            <text:p>/home/qchen/Downloads/CarND-Project3/IMG/left_2017_03_01_13_54_39_018.jpg</text:p>
          </table:table-cell>
          <table:table-cell office:value-type="string" calcext:value-type="string">
            <text:p>/home/qchen/Downloads/CarND-Project3/IMG/right_2017_03_01_13_54_39_0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104.jpg</text:p>
          </table:table-cell>
          <table:table-cell office:value-type="string" calcext:value-type="string">
            <text:p>/home/qchen/Downloads/CarND-Project3/IMG/left_2017_03_01_13_54_39_104.jpg</text:p>
          </table:table-cell>
          <table:table-cell office:value-type="string" calcext:value-type="string">
            <text:p>/home/qchen/Downloads/CarND-Project3/IMG/right_2017_03_01_13_54_39_1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191.jpg</text:p>
          </table:table-cell>
          <table:table-cell office:value-type="string" calcext:value-type="string">
            <text:p>/home/qchen/Downloads/CarND-Project3/IMG/left_2017_03_01_13_54_39_191.jpg</text:p>
          </table:table-cell>
          <table:table-cell office:value-type="string" calcext:value-type="string">
            <text:p>/home/qchen/Downloads/CarND-Project3/IMG/right_2017_03_01_13_54_39_1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4" calcext:value-type="float">
            <text:p>30.1903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277.jpg</text:p>
          </table:table-cell>
          <table:table-cell office:value-type="string" calcext:value-type="string">
            <text:p>/home/qchen/Downloads/CarND-Project3/IMG/left_2017_03_01_13_54_39_277.jpg</text:p>
          </table:table-cell>
          <table:table-cell office:value-type="string" calcext:value-type="string">
            <text:p>/home/qchen/Downloads/CarND-Project3/IMG/right_2017_03_01_13_54_39_2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362.jpg</text:p>
          </table:table-cell>
          <table:table-cell office:value-type="string" calcext:value-type="string">
            <text:p>/home/qchen/Downloads/CarND-Project3/IMG/left_2017_03_01_13_54_39_362.jpg</text:p>
          </table:table-cell>
          <table:table-cell office:value-type="string" calcext:value-type="string">
            <text:p>/home/qchen/Downloads/CarND-Project3/IMG/right_2017_03_01_13_54_39_3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7" calcext:value-type="float">
            <text:p>30.19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448.jpg</text:p>
          </table:table-cell>
          <table:table-cell office:value-type="string" calcext:value-type="string">
            <text:p>/home/qchen/Downloads/CarND-Project3/IMG/left_2017_03_01_13_54_39_448.jpg</text:p>
          </table:table-cell>
          <table:table-cell office:value-type="string" calcext:value-type="string">
            <text:p>/home/qchen/Downloads/CarND-Project3/IMG/right_2017_03_01_13_54_39_4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533.jpg</text:p>
          </table:table-cell>
          <table:table-cell office:value-type="string" calcext:value-type="string">
            <text:p>/home/qchen/Downloads/CarND-Project3/IMG/left_2017_03_01_13_54_39_533.jpg</text:p>
          </table:table-cell>
          <table:table-cell office:value-type="string" calcext:value-type="string">
            <text:p>/home/qchen/Downloads/CarND-Project3/IMG/right_2017_03_01_13_54_39_5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617.jpg</text:p>
          </table:table-cell>
          <table:table-cell office:value-type="string" calcext:value-type="string">
            <text:p>/home/qchen/Downloads/CarND-Project3/IMG/left_2017_03_01_13_54_39_617.jpg</text:p>
          </table:table-cell>
          <table:table-cell office:value-type="string" calcext:value-type="string">
            <text:p>/home/qchen/Downloads/CarND-Project3/IMG/right_2017_03_01_13_54_39_6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3" calcext:value-type="float">
            <text:p>30.190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704.jpg</text:p>
          </table:table-cell>
          <table:table-cell office:value-type="string" calcext:value-type="string">
            <text:p>/home/qchen/Downloads/CarND-Project3/IMG/left_2017_03_01_13_54_39_704.jpg</text:p>
          </table:table-cell>
          <table:table-cell office:value-type="string" calcext:value-type="string">
            <text:p>/home/qchen/Downloads/CarND-Project3/IMG/right_2017_03_01_13_54_39_7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787.jpg</text:p>
          </table:table-cell>
          <table:table-cell office:value-type="string" calcext:value-type="string">
            <text:p>/home/qchen/Downloads/CarND-Project3/IMG/left_2017_03_01_13_54_39_787.jpg</text:p>
          </table:table-cell>
          <table:table-cell office:value-type="string" calcext:value-type="string">
            <text:p>/home/qchen/Downloads/CarND-Project3/IMG/right_2017_03_01_13_54_39_7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2" calcext:value-type="float">
            <text:p>30.1903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873.jpg</text:p>
          </table:table-cell>
          <table:table-cell office:value-type="string" calcext:value-type="string">
            <text:p>/home/qchen/Downloads/CarND-Project3/IMG/left_2017_03_01_13_54_39_873.jpg</text:p>
          </table:table-cell>
          <table:table-cell office:value-type="string" calcext:value-type="string">
            <text:p>/home/qchen/Downloads/CarND-Project3/IMG/right_2017_03_01_13_54_39_87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39_957.jpg</text:p>
          </table:table-cell>
          <table:table-cell office:value-type="string" calcext:value-type="string">
            <text:p>/home/qchen/Downloads/CarND-Project3/IMG/left_2017_03_01_13_54_39_957.jpg</text:p>
          </table:table-cell>
          <table:table-cell office:value-type="string" calcext:value-type="string">
            <text:p>/home/qchen/Downloads/CarND-Project3/IMG/right_2017_03_01_13_54_39_9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" calcext:value-type="float">
            <text:p>30.19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043.jpg</text:p>
          </table:table-cell>
          <table:table-cell office:value-type="string" calcext:value-type="string">
            <text:p>/home/qchen/Downloads/CarND-Project3/IMG/left_2017_03_01_13_54_40_043.jpg</text:p>
          </table:table-cell>
          <table:table-cell office:value-type="string" calcext:value-type="string">
            <text:p>/home/qchen/Downloads/CarND-Project3/IMG/right_2017_03_01_13_54_40_0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126.jpg</text:p>
          </table:table-cell>
          <table:table-cell office:value-type="string" calcext:value-type="string">
            <text:p>/home/qchen/Downloads/CarND-Project3/IMG/left_2017_03_01_13_54_40_126.jpg</text:p>
          </table:table-cell>
          <table:table-cell office:value-type="string" calcext:value-type="string">
            <text:p>/home/qchen/Downloads/CarND-Project3/IMG/right_2017_03_01_13_54_40_1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9" calcext:value-type="float">
            <text:p>30.1902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211.jpg</text:p>
          </table:table-cell>
          <table:table-cell office:value-type="string" calcext:value-type="string">
            <text:p>/home/qchen/Downloads/CarND-Project3/IMG/left_2017_03_01_13_54_40_211.jpg</text:p>
          </table:table-cell>
          <table:table-cell office:value-type="string" calcext:value-type="string">
            <text:p>/home/qchen/Downloads/CarND-Project3/IMG/right_2017_03_01_13_54_40_2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28" calcext:value-type="float">
            <text:p>30.1902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296.jpg</text:p>
          </table:table-cell>
          <table:table-cell office:value-type="string" calcext:value-type="string">
            <text:p>/home/qchen/Downloads/CarND-Project3/IMG/left_2017_03_01_13_54_40_296.jpg</text:p>
          </table:table-cell>
          <table:table-cell office:value-type="string" calcext:value-type="string">
            <text:p>/home/qchen/Downloads/CarND-Project3/IMG/right_2017_03_01_13_54_40_2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31" calcext:value-type="float">
            <text:p>30.1903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381.jpg</text:p>
          </table:table-cell>
          <table:table-cell office:value-type="string" calcext:value-type="string">
            <text:p>/home/qchen/Downloads/CarND-Project3/IMG/left_2017_03_01_13_54_40_381.jpg</text:p>
          </table:table-cell>
          <table:table-cell office:value-type="string" calcext:value-type="string">
            <text:p>/home/qchen/Downloads/CarND-Project3/IMG/right_2017_03_01_13_54_40_381.jpg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73" calcext:value-type="float">
            <text:p>30.1897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465.jpg</text:p>
          </table:table-cell>
          <table:table-cell office:value-type="string" calcext:value-type="string">
            <text:p>/home/qchen/Downloads/CarND-Project3/IMG/left_2017_03_01_13_54_40_465.jpg</text:p>
          </table:table-cell>
          <table:table-cell office:value-type="string" calcext:value-type="string">
            <text:p>/home/qchen/Downloads/CarND-Project3/IMG/right_2017_03_01_13_54_40_465.jpg</text:p>
          </table:table-cell>
          <table:table-cell office:value-type="float" office:value="-0.1846731" calcext:value-type="float">
            <text:p>-0.18467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139" calcext:value-type="float">
            <text:p>30.1813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548.jpg</text:p>
          </table:table-cell>
          <table:table-cell office:value-type="string" calcext:value-type="string">
            <text:p>/home/qchen/Downloads/CarND-Project3/IMG/left_2017_03_01_13_54_40_548.jpg</text:p>
          </table:table-cell>
          <table:table-cell office:value-type="string" calcext:value-type="string">
            <text:p>/home/qchen/Downloads/CarND-Project3/IMG/right_2017_03_01_13_54_40_5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8957" calcext:value-type="float">
            <text:p>30.1895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632.jpg</text:p>
          </table:table-cell>
          <table:table-cell office:value-type="string" calcext:value-type="string">
            <text:p>/home/qchen/Downloads/CarND-Project3/IMG/left_2017_03_01_13_54_40_632.jpg</text:p>
          </table:table-cell>
          <table:table-cell office:value-type="string" calcext:value-type="string">
            <text:p>/home/qchen/Downloads/CarND-Project3/IMG/right_2017_03_01_13_54_40_6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16" calcext:value-type="float">
            <text:p>30.1901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716.jpg</text:p>
          </table:table-cell>
          <table:table-cell office:value-type="string" calcext:value-type="string">
            <text:p>/home/qchen/Downloads/CarND-Project3/IMG/left_2017_03_01_13_54_40_716.jpg</text:p>
          </table:table-cell>
          <table:table-cell office:value-type="string" calcext:value-type="string">
            <text:p>/home/qchen/Downloads/CarND-Project3/IMG/right_2017_03_01_13_54_40_7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046" calcext:value-type="float">
            <text:p>30.1904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797.jpg</text:p>
          </table:table-cell>
          <table:table-cell office:value-type="string" calcext:value-type="string">
            <text:p>/home/qchen/Downloads/CarND-Project3/IMG/left_2017_03_01_13_54_40_797.jpg</text:p>
          </table:table-cell>
          <table:table-cell office:value-type="string" calcext:value-type="string">
            <text:p>/home/qchen/Downloads/CarND-Project3/IMG/right_2017_03_01_13_54_40_797.jpg</text:p>
          </table:table-cell>
          <table:table-cell office:value-type="float" office:value="0" calcext:value-type="float">
            <text:p>0</text:p>
          </table:table-cell>
          <table:table-cell office:value-type="float" office:value="0.8206207" calcext:value-type="float">
            <text:p>0.8206207</text:p>
          </table:table-cell>
          <table:table-cell office:value-type="float" office:value="0" calcext:value-type="float">
            <text:p>0</text:p>
          </table:table-cell>
          <table:table-cell office:value-type="float" office:value="30.15565" calcext:value-type="float">
            <text:p>30.1556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882.jpg</text:p>
          </table:table-cell>
          <table:table-cell office:value-type="string" calcext:value-type="string">
            <text:p>/home/qchen/Downloads/CarND-Project3/IMG/left_2017_03_01_13_54_40_882.jpg</text:p>
          </table:table-cell>
          <table:table-cell office:value-type="string" calcext:value-type="string">
            <text:p>/home/qchen/Downloads/CarND-Project3/IMG/right_2017_03_01_13_54_40_882.jpg</text:p>
          </table:table-cell>
          <table:table-cell office:value-type="float" office:value="0" calcext:value-type="float">
            <text:p>0</text:p>
          </table:table-cell>
          <table:table-cell office:value-type="float" office:value="0.5658019" calcext:value-type="float">
            <text:p>0.5658019</text:p>
          </table:table-cell>
          <table:table-cell office:value-type="float" office:value="0" calcext:value-type="float">
            <text:p>0</text:p>
          </table:table-cell>
          <table:table-cell office:value-type="float" office:value="30.08921" calcext:value-type="float">
            <text:p>30.0892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0_966.jpg</text:p>
          </table:table-cell>
          <table:table-cell office:value-type="string" calcext:value-type="string">
            <text:p>/home/qchen/Downloads/CarND-Project3/IMG/left_2017_03_01_13_54_40_966.jpg</text:p>
          </table:table-cell>
          <table:table-cell office:value-type="string" calcext:value-type="string">
            <text:p>/home/qchen/Downloads/CarND-Project3/IMG/right_2017_03_01_13_54_40_966.jpg</text:p>
          </table:table-cell>
          <table:table-cell office:value-type="float" office:value="0" calcext:value-type="float">
            <text:p>0</text:p>
          </table:table-cell>
          <table:table-cell office:value-type="float" office:value="0.3140789" calcext:value-type="float">
            <text:p>0.3140789</text:p>
          </table:table-cell>
          <table:table-cell office:value-type="float" office:value="0" calcext:value-type="float">
            <text:p>0</text:p>
          </table:table-cell>
          <table:table-cell office:value-type="float" office:value="30.02703" calcext:value-type="float">
            <text:p>30.0270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049.jpg</text:p>
          </table:table-cell>
          <table:table-cell office:value-type="string" calcext:value-type="string">
            <text:p>/home/qchen/Downloads/CarND-Project3/IMG/left_2017_03_01_13_54_41_049.jpg</text:p>
          </table:table-cell>
          <table:table-cell office:value-type="string" calcext:value-type="string">
            <text:p>/home/qchen/Downloads/CarND-Project3/IMG/right_2017_03_01_13_54_41_049.jpg</text:p>
          </table:table-cell>
          <table:table-cell office:value-type="float" office:value="0" calcext:value-type="float">
            <text:p>0</text:p>
          </table:table-cell>
          <table:table-cell office:value-type="float" office:value="0.0634158" calcext:value-type="float">
            <text:p>0.0634158</text:p>
          </table:table-cell>
          <table:table-cell office:value-type="float" office:value="0" calcext:value-type="float">
            <text:p>0</text:p>
          </table:table-cell>
          <table:table-cell office:value-type="float" office:value="29.94086" calcext:value-type="float">
            <text:p>29.9408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133.jpg</text:p>
          </table:table-cell>
          <table:table-cell office:value-type="string" calcext:value-type="string">
            <text:p>/home/qchen/Downloads/CarND-Project3/IMG/left_2017_03_01_13_54_41_133.jpg</text:p>
          </table:table-cell>
          <table:table-cell office:value-type="string" calcext:value-type="string">
            <text:p>/home/qchen/Downloads/CarND-Project3/IMG/right_2017_03_01_13_54_41_133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1066" calcext:value-type="float">
            <text:p>29.7106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219.jpg</text:p>
          </table:table-cell>
          <table:table-cell office:value-type="string" calcext:value-type="string">
            <text:p>/home/qchen/Downloads/CarND-Project3/IMG/left_2017_03_01_13_54_41_219.jpg</text:p>
          </table:table-cell>
          <table:table-cell office:value-type="string" calcext:value-type="string">
            <text:p>/home/qchen/Downloads/CarND-Project3/IMG/right_2017_03_01_13_54_41_219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7187" calcext:value-type="float">
            <text:p>29.4718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300.jpg</text:p>
          </table:table-cell>
          <table:table-cell office:value-type="string" calcext:value-type="string">
            <text:p>/home/qchen/Downloads/CarND-Project3/IMG/left_2017_03_01_13_54_41_300.jpg</text:p>
          </table:table-cell>
          <table:table-cell office:value-type="string" calcext:value-type="string">
            <text:p>/home/qchen/Downloads/CarND-Project3/IMG/right_2017_03_01_13_54_41_300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17594" calcext:value-type="float">
            <text:p>29.17594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386.jpg</text:p>
          </table:table-cell>
          <table:table-cell office:value-type="string" calcext:value-type="string">
            <text:p>/home/qchen/Downloads/CarND-Project3/IMG/left_2017_03_01_13_54_41_386.jpg</text:p>
          </table:table-cell>
          <table:table-cell office:value-type="string" calcext:value-type="string">
            <text:p>/home/qchen/Downloads/CarND-Project3/IMG/right_2017_03_01_13_54_41_386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94133" calcext:value-type="float">
            <text:p>28.94133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474.jpg</text:p>
          </table:table-cell>
          <table:table-cell office:value-type="string" calcext:value-type="string">
            <text:p>/home/qchen/Downloads/CarND-Project3/IMG/left_2017_03_01_13_54_41_474.jpg</text:p>
          </table:table-cell>
          <table:table-cell office:value-type="string" calcext:value-type="string">
            <text:p>/home/qchen/Downloads/CarND-Project3/IMG/right_2017_03_01_13_54_41_474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7086" calcext:value-type="float">
            <text:p>28.7086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558.jpg</text:p>
          </table:table-cell>
          <table:table-cell office:value-type="string" calcext:value-type="string">
            <text:p>/home/qchen/Downloads/CarND-Project3/IMG/left_2017_03_01_13_54_41_558.jpg</text:p>
          </table:table-cell>
          <table:table-cell office:value-type="string" calcext:value-type="string">
            <text:p>/home/qchen/Downloads/CarND-Project3/IMG/right_2017_03_01_13_54_41_558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7775" calcext:value-type="float">
            <text:p>28.47775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645.jpg</text:p>
          </table:table-cell>
          <table:table-cell office:value-type="string" calcext:value-type="string">
            <text:p>/home/qchen/Downloads/CarND-Project3/IMG/left_2017_03_01_13_54_41_645.jpg</text:p>
          </table:table-cell>
          <table:table-cell office:value-type="string" calcext:value-type="string">
            <text:p>/home/qchen/Downloads/CarND-Project3/IMG/right_2017_03_01_13_54_41_645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1918" calcext:value-type="float">
            <text:p>28.1918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728.jpg</text:p>
          </table:table-cell>
          <table:table-cell office:value-type="string" calcext:value-type="string">
            <text:p>/home/qchen/Downloads/CarND-Project3/IMG/left_2017_03_01_13_54_41_728.jpg</text:p>
          </table:table-cell>
          <table:table-cell office:value-type="string" calcext:value-type="string">
            <text:p>/home/qchen/Downloads/CarND-Project3/IMG/right_2017_03_01_13_54_41_728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96511" calcext:value-type="float">
            <text:p>27.96511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813.jpg</text:p>
          </table:table-cell>
          <table:table-cell office:value-type="string" calcext:value-type="string">
            <text:p>/home/qchen/Downloads/CarND-Project3/IMG/left_2017_03_01_13_54_41_813.jpg</text:p>
          </table:table-cell>
          <table:table-cell office:value-type="string" calcext:value-type="string">
            <text:p>/home/qchen/Downloads/CarND-Project3/IMG/right_2017_03_01_13_54_41_813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74027" calcext:value-type="float">
            <text:p>27.74027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900.jpg</text:p>
          </table:table-cell>
          <table:table-cell office:value-type="string" calcext:value-type="string">
            <text:p>/home/qchen/Downloads/CarND-Project3/IMG/left_2017_03_01_13_54_41_900.jpg</text:p>
          </table:table-cell>
          <table:table-cell office:value-type="string" calcext:value-type="string">
            <text:p>/home/qchen/Downloads/CarND-Project3/IMG/right_2017_03_01_13_54_41_900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172" calcext:value-type="float">
            <text:p>27.5172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1_984.jpg</text:p>
          </table:table-cell>
          <table:table-cell office:value-type="string" calcext:value-type="string">
            <text:p>/home/qchen/Downloads/CarND-Project3/IMG/left_2017_03_01_13_54_41_984.jpg</text:p>
          </table:table-cell>
          <table:table-cell office:value-type="string" calcext:value-type="string">
            <text:p>/home/qchen/Downloads/CarND-Project3/IMG/right_2017_03_01_13_54_41_984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2409" calcext:value-type="float">
            <text:p>27.2409</text:p>
          </table:table-cell>
        </table:table-row>
        <table:table-row table:style-name="ro1">
          <table:table-cell office:value-type="string" calcext:value-type="string">
            <text:p>/home/qchen/Downloads/CarND-Project3/IMG/center_2017_03_01_13_54_42_191.jpg</text:p>
          </table:table-cell>
          <table:table-cell office:value-type="string" calcext:value-type="string">
            <text:p>/home/qchen/Downloads/CarND-Project3/IMG/left_2017_03_01_13_54_42_191.jpg</text:p>
          </table:table-cell>
          <table:table-cell office:value-type="string" calcext:value-type="string">
            <text:p>/home/qchen/Downloads/CarND-Project3/IMG/right_2017_03_01_13_54_42_191.jp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07609" calcext:value-type="float">
            <text:p>27.07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2T15:13:27.497425974</dc:date>
    <meta:editing-duration>PT1M51S</meta:editing-duration>
    <meta:editing-cycles>1</meta:editing-cycles>
    <meta:document-statistic meta:table-count="1" meta:cell-count="7819" meta:object-count="0"/>
    <meta:generator>LibreOffice/5.0.3.2$Linux_X86_64 LibreOffice_project/00m0$Build-2</meta:generator>
  </office:meta>
</office:document-meta>
</file>